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Times New Roman', Helvetica"/>
    <style:font-face style:name="EB Garamond" svg:font-family="'EB Garamond'"/>
    <style:font-face style:name="Lato Black" svg:font-family="'Lato Black'"/>
    <style:font-face style:name="Times New Roman" svg:font-family="'Times New Roman', Times, serif"/>
    <style:font-face style:name="FreeSans" svg:font-family="FreeSans" style:font-family-generic="swiss"/>
    <style:font-face style:name="Noto Sans CJK SC Regular" svg:font-family="'Noto Sans CJK SC Regular'" style:font-family-generic="swiss"/>
    <style:font-face style:name="Liberation Serif" svg:font-family="'Liberation Serif'" style:font-family-generic="roman" style:font-pitch="variable"/>
  </office:font-face-decls>
  <office:automatic-styles>
    <style:style style:name="Table1" style:family="table">
      <style:table-properties style:width="2.1583in" table:align="left"/>
    </style:style>
    <style:style style:name="Table1.A" style:family="table-column">
      <style:table-column-properties style:column-width="0.2194in"/>
    </style:style>
    <style:style style:name="Table1.B" style:family="table-column">
      <style:table-column-properties style:column-width="0.9694in"/>
    </style:style>
    <style:style style:name="Table1.A1" style:family="table-cell">
      <style:table-cell-properties style:vertical-align="middle" fo:padding="0in" fo:border="none"/>
    </style:style>
    <style:style style:name="Table2" style:family="table">
      <style:table-properties style:width="3.3306in" table:align="left"/>
    </style:style>
    <style:style style:name="Table2.A" style:family="table-column">
      <style:table-column-properties style:column-width="3.3306in"/>
    </style:style>
    <style:style style:name="Table2.A1" style:family="table-cell">
      <style:table-cell-properties style:vertical-align="middle" fo:padding="0in" fo:border="none"/>
    </style:style>
    <style:style style:name="Table3" style:family="table">
      <style:table-properties style:width="3.5389in" table:align="left"/>
    </style:style>
    <style:style style:name="Table3.A" style:family="table-column">
      <style:table-column-properties style:column-width="3.5389in"/>
    </style:style>
    <style:style style:name="Table3.A1" style:family="table-cell">
      <style:table-cell-properties style:vertical-align="middle" fo:padding="0in" fo:border="none"/>
    </style:style>
    <style:style style:name="Table4" style:family="table">
      <style:table-properties style:width="7.0868in" table:align="left"/>
    </style:style>
    <style:style style:name="Table4.A" style:family="table-column">
      <style:table-column-properties style:column-width="0.2889in"/>
    </style:style>
    <style:style style:name="Table4.B" style:family="table-column">
      <style:table-column-properties style:column-width="6.7979in"/>
    </style:style>
    <style:style style:name="Table4.A1" style:family="table-cell">
      <style:table-cell-properties style:vertical-align="middle" fo:padding="0in" fo:border="none"/>
    </style:style>
    <style:style style:name="Table4.A2" style:family="table-cell">
      <style:table-cell-properties fo:padding="0in" fo:border="none"/>
    </style:style>
    <style:style style:name="Table4.B2" style:family="table-cell">
      <style:table-cell-properties fo:padding="0in" fo:border="none"/>
    </style:style>
    <style:style style:name="Table5" style:family="table">
      <style:table-properties style:width="7.0868in" table:align="left"/>
    </style:style>
    <style:style style:name="Table5.A" style:family="table-column">
      <style:table-column-properties style:column-width="0.2889in"/>
    </style:style>
    <style:style style:name="Table5.B" style:family="table-column">
      <style:table-column-properties style:column-width="6.7979in"/>
    </style:style>
    <style:style style:name="Table5.A1" style:family="table-cell">
      <style:table-cell-properties style:vertical-align="middle" fo:padding="0in" fo:border="none"/>
    </style:style>
    <style:style style:name="Table5.A4" style:family="table-cell">
      <style:table-cell-properties fo:padding="0in" fo:border="none"/>
    </style:style>
    <style:style style:name="Table5.B4" style:family="table-cell">
      <style:table-cell-properties fo:padding="0in" fo:border="none"/>
    </style:style>
    <style:style style:name="Table6" style:family="table">
      <style:table-properties style:width="7.0868in" table:align="left"/>
    </style:style>
    <style:style style:name="Table6.A" style:family="table-column">
      <style:table-column-properties style:column-width="0.2903in"/>
    </style:style>
    <style:style style:name="Table6.B" style:family="table-column">
      <style:table-column-properties style:column-width="6.7965in"/>
    </style:style>
    <style:style style:name="Table6.A1" style:family="table-cell">
      <style:table-cell-properties style:vertical-align="middle" fo:padding="0in" fo:border="none"/>
    </style:style>
    <style:style style:name="Table7" style:family="table">
      <style:table-properties style:width="7.0868in" table:align="left"/>
    </style:style>
    <style:style style:name="Table7.A" style:family="table-column">
      <style:table-column-properties style:column-width="0.2889in"/>
    </style:style>
    <style:style style:name="Table7.B" style:family="table-column">
      <style:table-column-properties style:column-width="6.7979in"/>
    </style:style>
    <style:style style:name="Table7.A1" style:family="table-cell">
      <style:table-cell-properties style:vertical-align="middle" fo:padding="0in" fo:border="none"/>
    </style:style>
    <style:style style:name="Table8" style:family="table">
      <style:table-properties style:width="7.0868in" table:align="left"/>
    </style:style>
    <style:style style:name="Table8.A" style:family="table-column">
      <style:table-column-properties style:column-width="0.1917in"/>
    </style:style>
    <style:style style:name="Table8.B" style:family="table-column">
      <style:table-column-properties style:column-width="6.8951in"/>
    </style:style>
    <style:style style:name="Table8.A1" style:family="table-cell">
      <style:table-cell-properties style:vertical-align="middle" fo:padding="0in" fo:border="none"/>
    </style:style>
    <style:style style:name="Table9" style:family="table">
      <style:table-properties style:width="7.0868in" table:align="left"/>
    </style:style>
    <style:style style:name="Table9.A" style:family="table-column">
      <style:table-column-properties style:column-width="0.2889in"/>
    </style:style>
    <style:style style:name="Table9.B" style:family="table-column">
      <style:table-column-properties style:column-width="6.7979in"/>
    </style:style>
    <style:style style:name="Table9.A1" style:family="table-cell">
      <style:table-cell-properties style:vertical-align="middle" fo:padding="0in" fo:border="none"/>
    </style:style>
    <style:style style:name="Table9.A4" style:family="table-cell">
      <style:table-cell-properties fo:padding="0in" fo:border="none"/>
    </style:style>
    <style:style style:name="Table9.B4" style:family="table-cell">
      <style:table-cell-properties fo:padding="0in" fo:border="none"/>
    </style:style>
    <style:style style:name="Table9.A6" style:family="table-cell">
      <style:table-cell-properties style:vertical-align="bottom" fo:padding="0in" fo:border="none"/>
    </style:style>
    <style:style style:name="Table10" style:family="table">
      <style:table-properties style:width="2.8993in" table:align="center"/>
    </style:style>
    <style:style style:name="Table10.A" style:family="table-column">
      <style:table-column-properties style:column-width="0.0965in"/>
    </style:style>
    <style:style style:name="Table10.B" style:family="table-column">
      <style:table-column-properties style:column-width="2.8028in"/>
    </style:style>
    <style:style style:name="Table10.A1" style:family="table-cell">
      <style:table-cell-properties style:vertical-align="middle" fo:padding="0in" fo:border="none"/>
    </style:style>
    <style:style style:name="Table11" style:family="table">
      <style:table-properties style:width="7.0868in" table:align="left"/>
    </style:style>
    <style:style style:name="Table11.A" style:family="table-column">
      <style:table-column-properties style:column-width="0.2889in"/>
    </style:style>
    <style:style style:name="Table11.B" style:family="table-column">
      <style:table-column-properties style:column-width="6.7979in"/>
    </style:style>
    <style:style style:name="Table11.A1" style:family="table-cell">
      <style:table-cell-properties style:vertical-align="middle" fo:padding="0in" fo:border="none"/>
    </style:style>
    <style:style style:name="Table11.A4" style:family="table-cell">
      <style:table-cell-properties fo:padding="0in" fo:border="none"/>
    </style:style>
    <style:style style:name="Table11.B4" style:family="table-cell">
      <style:table-cell-properties fo:padding="0in" fo:border="none"/>
    </style:style>
    <style:style style:name="Table11.A5" style:family="table-cell">
      <style:table-cell-properties fo:padding="0in" fo:border="none"/>
    </style:style>
    <style:style style:name="Table11.B5" style:family="table-cell">
      <style:table-cell-properties fo:padding="0in" fo:border="none"/>
    </style:style>
    <style:style style:name="Table12" style:family="table">
      <style:table-properties style:width="3.6354in" table:align="center"/>
    </style:style>
    <style:style style:name="Table12.A" style:family="table-column">
      <style:table-column-properties style:column-width="0.0965in"/>
    </style:style>
    <style:style style:name="Table12.B" style:family="table-column">
      <style:table-column-properties style:column-width="3.5389in"/>
    </style:style>
    <style:style style:name="Table12.A1" style:family="table-cell">
      <style:table-cell-properties style:vertical-align="middle" fo:padding="0in" fo:border="none"/>
    </style:style>
    <style:style style:name="Table13" style:family="table">
      <style:table-properties style:width="7.0868in" table:align="left"/>
    </style:style>
    <style:style style:name="Table13.A" style:family="table-column">
      <style:table-column-properties style:column-width="0.2889in"/>
    </style:style>
    <style:style style:name="Table13.B" style:family="table-column">
      <style:table-column-properties style:column-width="6.7979in"/>
    </style:style>
    <style:style style:name="Table13.A1" style:family="table-cell">
      <style:table-cell-properties style:vertical-align="middle" fo:padding="0in" fo:border="none"/>
    </style:style>
    <style:style style:name="Table13.A2" style:family="table-cell">
      <style:table-cell-properties fo:padding="0in" fo:border="none"/>
    </style:style>
    <style:style style:name="Table13.B2" style:family="table-cell">
      <style:table-cell-properties fo:padding="0in" fo:border="none"/>
    </style:style>
    <style:style style:name="Table14" style:family="table">
      <style:table-properties style:width="7.0868in" table:align="left"/>
    </style:style>
    <style:style style:name="Table14.A" style:family="table-column">
      <style:table-column-properties style:column-width="0.2889in"/>
    </style:style>
    <style:style style:name="Table14.B" style:family="table-column">
      <style:table-column-properties style:column-width="6.7979in"/>
    </style:style>
    <style:style style:name="Table14.A1" style:family="table-cell">
      <style:table-cell-properties style:vertical-align="middle" fo:padding="0in" fo:border="none"/>
    </style:style>
    <style:style style:name="Table15" style:family="table">
      <style:table-properties style:width="4.0521in" table:align="center"/>
    </style:style>
    <style:style style:name="Table15.A" style:family="table-column">
      <style:table-column-properties style:column-width="0.0965in"/>
    </style:style>
    <style:style style:name="Table15.B" style:family="table-column">
      <style:table-column-properties style:column-width="3.9556in"/>
    </style:style>
    <style:style style:name="Table15.A1" style:family="table-cell">
      <style:table-cell-properties style:vertical-align="middle" fo:padding="0in" fo:border="none"/>
    </style:style>
    <style:style style:name="Table16" style:family="table">
      <style:table-properties style:width="7.0868in" table:align="left"/>
    </style:style>
    <style:style style:name="Table16.A" style:family="table-column">
      <style:table-column-properties style:column-width="0.2889in"/>
    </style:style>
    <style:style style:name="Table16.B" style:family="table-column">
      <style:table-column-properties style:column-width="6.7979in"/>
    </style:style>
    <style:style style:name="Table16.A1" style:family="table-cell">
      <style:table-cell-properties style:vertical-align="middle" fo:padding="0in" fo:border="none"/>
    </style:style>
    <style:style style:name="Table16.A6" style:family="table-cell">
      <style:table-cell-properties style:vertical-align="bottom" fo:padding="0in" fo:border="none"/>
    </style:style>
    <style:style style:name="Table17" style:family="table">
      <style:table-properties style:width="3.6632in" table:align="center"/>
    </style:style>
    <style:style style:name="Table17.A" style:family="table-column">
      <style:table-column-properties style:column-width="0.0965in"/>
    </style:style>
    <style:style style:name="Table17.B" style:family="table-column">
      <style:table-column-properties style:column-width="3.5667in"/>
    </style:style>
    <style:style style:name="Table17.A1" style:family="table-cell">
      <style:table-cell-properties style:vertical-align="middle" fo:padding="0in" fo:border="none"/>
    </style:style>
    <style:style style:name="Table18" style:family="table">
      <style:table-properties style:width="7.0868in" table:align="left"/>
    </style:style>
    <style:style style:name="Table18.A" style:family="table-column">
      <style:table-column-properties style:column-width="0.2889in"/>
    </style:style>
    <style:style style:name="Table18.B" style:family="table-column">
      <style:table-column-properties style:column-width="6.7979in"/>
    </style:style>
    <style:style style:name="Table18.A1" style:family="table-cell">
      <style:table-cell-properties style:vertical-align="middle" fo:padding="0in" fo:border="none"/>
    </style:style>
    <style:style style:name="Table19" style:family="table">
      <style:table-properties style:width="7.0868in" table:align="left"/>
    </style:style>
    <style:style style:name="Table19.A" style:family="table-column">
      <style:table-column-properties style:column-width="0.2889in"/>
    </style:style>
    <style:style style:name="Table19.B" style:family="table-column">
      <style:table-column-properties style:column-width="6.7979in"/>
    </style:style>
    <style:style style:name="Table19.A1" style:family="table-cell">
      <style:table-cell-properties style:vertical-align="middle" fo:padding="0in" fo:border="none"/>
    </style:style>
    <style:style style:name="Table19.A4" style:family="table-cell">
      <style:table-cell-properties style:vertical-align="bottom" fo:padding="0in" fo:border="none"/>
    </style:style>
    <style:style style:name="Table20" style:family="table">
      <style:table-properties style:width="7.0868in" table:align="left"/>
    </style:style>
    <style:style style:name="Table20.A" style:family="table-column">
      <style:table-column-properties style:column-width="0.1917in"/>
    </style:style>
    <style:style style:name="Table20.B" style:family="table-column">
      <style:table-column-properties style:column-width="6.8951in"/>
    </style:style>
    <style:style style:name="Table20.A1" style:family="table-cell">
      <style:table-cell-properties style:vertical-align="middle" fo:padding="0in" fo:border="none"/>
    </style:style>
    <style:style style:name="Table20.A2" style:family="table-cell">
      <style:table-cell-properties style:vertical-align="bottom" fo:padding="0in" fo:border="none"/>
    </style:style>
    <style:style style:name="Table21" style:family="table">
      <style:table-properties style:width="7.0868in" table:align="left"/>
    </style:style>
    <style:style style:name="Table21.A" style:family="table-column">
      <style:table-column-properties style:column-width="0.2889in"/>
    </style:style>
    <style:style style:name="Table21.B" style:family="table-column">
      <style:table-column-properties style:column-width="6.7979in"/>
    </style:style>
    <style:style style:name="Table21.A1" style:family="table-cell">
      <style:table-cell-properties style:vertical-align="middle" fo:padding="0in" fo:border="none"/>
    </style:style>
    <style:style style:name="Table22" style:family="table">
      <style:table-properties style:width="3.1639in" table:align="left"/>
    </style:style>
    <style:style style:name="Table22.A" style:family="table-column">
      <style:table-column-properties style:column-width="3.1639in"/>
    </style:style>
    <style:style style:name="Table22.A1" style:family="table-cell">
      <style:table-cell-properties style:vertical-align="middle" fo:padding="0in" fo:border="none"/>
    </style:style>
    <style:style style:name="Table23" style:family="table">
      <style:table-properties style:width="1.7889in" table:align="left"/>
    </style:style>
    <style:style style:name="Table23.A" style:family="table-column">
      <style:table-column-properties style:column-width="1.7889in"/>
    </style:style>
    <style:style style:name="Table23.A1" style:family="table-cell">
      <style:table-cell-properties style:vertical-align="middle" fo:padding="0in" fo:border="none"/>
    </style:style>
    <style:style style:name="Table24" style:family="table">
      <style:table-properties style:width="2.7472in" table:align="left"/>
    </style:style>
    <style:style style:name="Table24.A" style:family="table-column">
      <style:table-column-properties style:column-width="2.7472in"/>
    </style:style>
    <style:style style:name="Table24.A1" style:family="table-cell">
      <style:table-cell-properties style:vertical-align="middle" fo:padding="0in" fo:border="none"/>
    </style:style>
    <style:style style:name="Table25" style:family="table">
      <style:table-properties style:width="3.1083in" table:align="left"/>
    </style:style>
    <style:style style:name="Table25.A" style:family="table-column">
      <style:table-column-properties style:column-width="3.1083in"/>
    </style:style>
    <style:style style:name="Table25.A1" style:family="table-cell">
      <style:table-cell-properties style:vertical-align="middle" fo:padding="0in" fo:border="none"/>
    </style:style>
    <style:style style:name="Table26" style:family="table">
      <style:table-properties style:width="3.1361in" table:align="left"/>
    </style:style>
    <style:style style:name="Table26.A" style:family="table-column">
      <style:table-column-properties style:column-width="3.1361in"/>
    </style:style>
    <style:style style:name="Table26.A1" style:family="table-cell">
      <style:table-cell-properties style:vertical-align="middle" fo:padding="0in" fo:border="none"/>
    </style:style>
    <style:style style:name="Table27" style:family="table">
      <style:table-properties style:width="2.7889in" table:align="left"/>
    </style:style>
    <style:style style:name="Table27.A" style:family="table-column">
      <style:table-column-properties style:column-width="2.7889in"/>
    </style:style>
    <style:style style:name="Table27.A1" style:family="table-cell">
      <style:table-cell-properties style:vertical-align="middle" fo:padding="0in" fo:border="none"/>
    </style:style>
    <style:style style:name="Table28" style:family="table">
      <style:table-properties style:width="2.9139in" table:align="left"/>
    </style:style>
    <style:style style:name="Table28.A" style:family="table-column">
      <style:table-column-properties style:column-width="2.9139in"/>
    </style:style>
    <style:style style:name="Table28.A1" style:family="table-cell">
      <style:table-cell-properties style:vertical-align="middle" fo:padding="0in" fo:border="none"/>
    </style:style>
    <style:style style:name="Table29" style:family="table">
      <style:table-properties style:width="2.7889in" table:align="left"/>
    </style:style>
    <style:style style:name="Table29.A" style:family="table-column">
      <style:table-column-properties style:column-width="2.7889in"/>
    </style:style>
    <style:style style:name="Table29.A1" style:family="table-cell">
      <style:table-cell-properties style:vertical-align="middle" fo:padding="0in" fo:border="none"/>
    </style:style>
    <style:style style:name="Table30" style:family="table">
      <style:table-properties style:width="2.9417in" table:align="left"/>
    </style:style>
    <style:style style:name="Table30.A" style:family="table-column">
      <style:table-column-properties style:column-width="2.9417in"/>
    </style:style>
    <style:style style:name="Table30.A1" style:family="table-cell">
      <style:table-cell-properties style:vertical-align="middle" fo:padding="0in" fo:border="none"/>
    </style:style>
    <style:style style:name="Table31" style:family="table">
      <style:table-properties style:width="2.6639in" table:align="left"/>
    </style:style>
    <style:style style:name="Table31.A" style:family="table-column">
      <style:table-column-properties style:column-width="2.6639in"/>
    </style:style>
    <style:style style:name="Table31.A1" style:family="table-cell">
      <style:table-cell-properties style:vertical-align="middle" fo:padding="0in" fo:border="none"/>
    </style:style>
    <style:style style:name="Table32" style:family="table">
      <style:table-properties style:width="1.7889in" table:align="left"/>
    </style:style>
    <style:style style:name="Table32.A" style:family="table-column">
      <style:table-column-properties style:column-width="1.7889in"/>
    </style:style>
    <style:style style:name="Table32.A1" style:family="table-cell">
      <style:table-cell-properties style:vertical-align="middle" fo:padding="0in" fo:border="none"/>
    </style:style>
    <style:style style:name="Table33" style:family="table">
      <style:table-properties style:width="3.0389in" table:align="left"/>
    </style:style>
    <style:style style:name="Table33.A" style:family="table-column">
      <style:table-column-properties style:column-width="3.0389in"/>
    </style:style>
    <style:style style:name="Table33.A1" style:family="table-cell">
      <style:table-cell-properties style:vertical-align="middle" fo:padding="0in" fo:border="none"/>
    </style:style>
    <style:style style:name="Table34" style:family="table">
      <style:table-properties style:width="2.4in" table:align="left"/>
    </style:style>
    <style:style style:name="Table34.A" style:family="table-column">
      <style:table-column-properties style:column-width="2.4in"/>
    </style:style>
    <style:style style:name="Table34.A1" style:family="table-cell">
      <style:table-cell-properties style:vertical-align="middle" fo:padding="0in" fo:border="none"/>
    </style:style>
    <style:style style:name="Table35" style:family="table">
      <style:table-properties style:width="2.4417in" table:align="left"/>
    </style:style>
    <style:style style:name="Table35.A" style:family="table-column">
      <style:table-column-properties style:column-width="2.4417in"/>
    </style:style>
    <style:style style:name="Table35.A1" style:family="table-cell">
      <style:table-cell-properties style:vertical-align="middle" fo:padding="0in" fo:border="none"/>
    </style:style>
    <style:style style:name="Table36" style:family="table">
      <style:table-properties style:width="3.1083in" table:align="left"/>
    </style:style>
    <style:style style:name="Table36.A" style:family="table-column">
      <style:table-column-properties style:column-width="3.1083in"/>
    </style:style>
    <style:style style:name="Table36.A1" style:family="table-cell">
      <style:table-cell-properties style:vertical-align="middle" fo:padding="0in" fo:border="none"/>
    </style:style>
    <style:style style:name="Table37" style:family="table">
      <style:table-properties style:width="2.7333in" table:align="left"/>
    </style:style>
    <style:style style:name="Table37.A" style:family="table-column">
      <style:table-column-properties style:column-width="2.7333in"/>
    </style:style>
    <style:style style:name="Table37.A1" style:family="table-cell">
      <style:table-cell-properties style:vertical-align="middle" fo:padding="0in" fo:border="none"/>
    </style:style>
    <style:style style:name="Table38" style:family="table">
      <style:table-properties style:width="3.1083in" table:align="left"/>
    </style:style>
    <style:style style:name="Table38.A" style:family="table-column">
      <style:table-column-properties style:column-width="3.1083in"/>
    </style:style>
    <style:style style:name="Table38.A1" style:family="table-cell">
      <style:table-cell-properties style:vertical-align="middle" fo:padding="0in" fo:border="none"/>
    </style:style>
    <style:style style:name="Table39" style:family="table">
      <style:table-properties style:width="3.2194in" table:align="left"/>
    </style:style>
    <style:style style:name="Table39.A" style:family="table-column">
      <style:table-column-properties style:column-width="3.2194in"/>
    </style:style>
    <style:style style:name="Table39.A1" style:family="table-cell">
      <style:table-cell-properties style:vertical-align="middle" fo:padding="0in" fo:border="none"/>
    </style:style>
    <style:style style:name="Table40" style:family="table">
      <style:table-properties style:width="3.0806in" table:align="left"/>
    </style:style>
    <style:style style:name="Table40.A" style:family="table-column">
      <style:table-column-properties style:column-width="3.0806in"/>
    </style:style>
    <style:style style:name="Table40.A1" style:family="table-cell">
      <style:table-cell-properties style:vertical-align="middle" fo:padding="0in" fo:border="none"/>
    </style:style>
    <style:style style:name="Table41" style:family="table">
      <style:table-properties style:width="3.4694in" table:align="left"/>
    </style:style>
    <style:style style:name="Table41.A" style:family="table-column">
      <style:table-column-properties style:column-width="3.4694in"/>
    </style:style>
    <style:style style:name="Table41.A1" style:family="table-cell">
      <style:table-cell-properties style:vertical-align="middle" fo:padding="0in" fo:border="none"/>
    </style:style>
    <style:style style:name="Table42" style:family="table">
      <style:table-properties style:width="3.6083in" table:align="left"/>
    </style:style>
    <style:style style:name="Table42.A" style:family="table-column">
      <style:table-column-properties style:column-width="3.6083in"/>
    </style:style>
    <style:style style:name="Table42.A1" style:family="table-cell">
      <style:table-cell-properties style:vertical-align="middle" fo:padding="0in" fo:border="none"/>
    </style:style>
    <style:style style:name="Table43" style:family="table">
      <style:table-properties style:width="2.7889in" table:align="left"/>
    </style:style>
    <style:style style:name="Table43.A" style:family="table-column">
      <style:table-column-properties style:column-width="2.7889in"/>
    </style:style>
    <style:style style:name="Table43.A1" style:family="table-cell">
      <style:table-cell-properties style:vertical-align="middle" fo:padding="0in" fo:border="none"/>
    </style:style>
    <style:style style:name="Table44" style:family="table">
      <style:table-properties style:width="3.4694in" table:align="left"/>
    </style:style>
    <style:style style:name="Table44.A" style:family="table-column">
      <style:table-column-properties style:column-width="3.4694in"/>
    </style:style>
    <style:style style:name="Table44.A1" style:family="table-cell">
      <style:table-cell-properties style:vertical-align="middle" fo:padding="0in" fo:border="none"/>
    </style:style>
    <style:style style:name="Table45" style:family="table">
      <style:table-properties style:width="3.4417in" table:align="left"/>
    </style:style>
    <style:style style:name="Table45.A" style:family="table-column">
      <style:table-column-properties style:column-width="3.4417in"/>
    </style:style>
    <style:style style:name="Table45.A1" style:family="table-cell">
      <style:table-cell-properties style:vertical-align="middle" fo:padding="0in" fo:border="none"/>
    </style:style>
    <style:style style:name="Table46" style:family="table">
      <style:table-properties style:width="3.3444in" table:align="left"/>
    </style:style>
    <style:style style:name="Table46.A" style:family="table-column">
      <style:table-column-properties style:column-width="3.3444in"/>
    </style:style>
    <style:style style:name="Table46.A1" style:family="table-cell">
      <style:table-cell-properties style:vertical-align="middle" fo:padding="0in" fo:border="none"/>
    </style:style>
    <style:style style:name="Table47" style:family="table">
      <style:table-properties style:width="3.525in" table:align="left"/>
    </style:style>
    <style:style style:name="Table47.A" style:family="table-column">
      <style:table-column-properties style:column-width="3.525in"/>
    </style:style>
    <style:style style:name="Table47.A1" style:family="table-cell">
      <style:table-cell-properties style:vertical-align="middle" fo:padding="0in" fo:border="none"/>
    </style:style>
    <style:style style:name="Table48" style:family="table">
      <style:table-properties style:width="3.6917in" table:align="left"/>
    </style:style>
    <style:style style:name="Table48.A" style:family="table-column">
      <style:table-column-properties style:column-width="3.6917in"/>
    </style:style>
    <style:style style:name="Table48.A1" style:family="table-cell">
      <style:table-cell-properties style:vertical-align="middle" fo:padding="0in" fo:border="none"/>
    </style:style>
    <style:style style:name="Table49" style:family="table">
      <style:table-properties style:width="2.7056in" table:align="left"/>
    </style:style>
    <style:style style:name="Table49.A" style:family="table-column">
      <style:table-column-properties style:column-width="2.7056in"/>
    </style:style>
    <style:style style:name="Table49.A1" style:family="table-cell">
      <style:table-cell-properties style:vertical-align="middle" fo:padding="0in" fo:border="none"/>
    </style:style>
    <style:style style:name="Table50" style:family="table">
      <style:table-properties style:width="3.3722in" table:align="left"/>
    </style:style>
    <style:style style:name="Table50.A" style:family="table-column">
      <style:table-column-properties style:column-width="3.3722in"/>
    </style:style>
    <style:style style:name="Table50.A1" style:family="table-cell">
      <style:table-cell-properties style:vertical-align="middle" fo:padding="0in" fo:border="none"/>
    </style:style>
    <style:style style:name="Table51" style:family="table">
      <style:table-properties style:width="3.6639in" table:align="left"/>
    </style:style>
    <style:style style:name="Table51.A" style:family="table-column">
      <style:table-column-properties style:column-width="3.6639in"/>
    </style:style>
    <style:style style:name="Table51.A1" style:family="table-cell">
      <style:table-cell-properties style:vertical-align="middle" fo:padding="0in" fo:border="none"/>
    </style:style>
    <style:style style:name="Table52" style:family="table">
      <style:table-properties style:width="3.7056in" table:align="left"/>
    </style:style>
    <style:style style:name="Table52.A" style:family="table-column">
      <style:table-column-properties style:column-width="3.7056in"/>
    </style:style>
    <style:style style:name="Table52.A1" style:family="table-cell">
      <style:table-cell-properties style:vertical-align="middle" fo:padding="0in" fo:border="none"/>
    </style:style>
    <style:style style:name="Table53" style:family="table">
      <style:table-properties style:width="2.5528in" table:align="left"/>
    </style:style>
    <style:style style:name="Table53.A" style:family="table-column">
      <style:table-column-properties style:column-width="2.5528in"/>
    </style:style>
    <style:style style:name="Table53.A1" style:family="table-cell">
      <style:table-cell-properties style:vertical-align="middle" fo:padding="0in" fo:border="none"/>
    </style:style>
    <style:style style:name="Table54" style:family="table">
      <style:table-properties style:width="3.5528in" table:align="left"/>
    </style:style>
    <style:style style:name="Table54.A" style:family="table-column">
      <style:table-column-properties style:column-width="3.5528in"/>
    </style:style>
    <style:style style:name="Table54.A1" style:family="table-cell">
      <style:table-cell-properties style:vertical-align="middle" fo:padding="0in" fo:border="none"/>
    </style:style>
    <style:style style:name="Table55" style:family="table">
      <style:table-properties style:width="2.9278in" table:align="left"/>
    </style:style>
    <style:style style:name="Table55.A" style:family="table-column">
      <style:table-column-properties style:column-width="2.9278in"/>
    </style:style>
    <style:style style:name="Table55.A1" style:family="table-cell">
      <style:table-cell-properties style:vertical-align="middle" fo:padding="0in" fo:border="none"/>
    </style:style>
    <style:style style:name="Table56" style:family="table">
      <style:table-properties style:width="3.2889in" table:align="left"/>
    </style:style>
    <style:style style:name="Table56.A" style:family="table-column">
      <style:table-column-properties style:column-width="3.2889in"/>
    </style:style>
    <style:style style:name="Table56.A1" style:family="table-cell">
      <style:table-cell-properties style:vertical-align="middle" fo:padding="0in" fo:border="none"/>
    </style:style>
    <style:style style:name="Table57" style:family="table">
      <style:table-properties style:width="3.4417in" table:align="left"/>
    </style:style>
    <style:style style:name="Table57.A" style:family="table-column">
      <style:table-column-properties style:column-width="3.4417in"/>
    </style:style>
    <style:style style:name="Table57.A1" style:family="table-cell">
      <style:table-cell-properties style:vertical-align="middle" fo:padding="0in" fo:border="none"/>
    </style:style>
    <style:style style:name="Table58" style:family="table">
      <style:table-properties style:width="3.3306in" table:align="left"/>
    </style:style>
    <style:style style:name="Table58.A" style:family="table-column">
      <style:table-column-properties style:column-width="3.3306in"/>
    </style:style>
    <style:style style:name="Table58.A1" style:family="table-cell">
      <style:table-cell-properties style:vertical-align="middle" fo:padding="0in" fo:border="none"/>
    </style:style>
    <style:style style:name="Table59" style:family="table">
      <style:table-properties style:width="3.4in" table:align="left"/>
    </style:style>
    <style:style style:name="Table59.A" style:family="table-column">
      <style:table-column-properties style:column-width="3.4in"/>
    </style:style>
    <style:style style:name="Table59.A1" style:family="table-cell">
      <style:table-cell-properties style:vertical-align="middle" fo:padding="0in" fo:border="none"/>
    </style:style>
    <style:style style:name="Table60" style:family="table">
      <style:table-properties style:width="2.7194in" table:align="left"/>
    </style:style>
    <style:style style:name="Table60.A" style:family="table-column">
      <style:table-column-properties style:column-width="2.7194in"/>
    </style:style>
    <style:style style:name="Table60.A1" style:family="table-cell">
      <style:table-cell-properties style:vertical-align="middle" fo:padding="0in" fo:border="none"/>
    </style:style>
    <style:style style:name="Table61" style:family="table">
      <style:table-properties style:width="3.5389in" table:align="left"/>
    </style:style>
    <style:style style:name="Table61.A" style:family="table-column">
      <style:table-column-properties style:column-width="3.5389in"/>
    </style:style>
    <style:style style:name="Table61.A1" style:family="table-cell">
      <style:table-cell-properties style:vertical-align="middle" fo:padding="0in" fo:border="none"/>
    </style:style>
    <style:style style:name="Table62" style:family="table">
      <style:table-properties style:width="2.9in" table:align="left"/>
    </style:style>
    <style:style style:name="Table62.A" style:family="table-column">
      <style:table-column-properties style:column-width="2.9in"/>
    </style:style>
    <style:style style:name="Table62.A1" style:family="table-cell">
      <style:table-cell-properties style:vertical-align="middle" fo:padding="0in" fo:border="none"/>
    </style:style>
    <style:style style:name="Table63" style:family="table">
      <style:table-properties style:width="3.5528in" table:align="left"/>
    </style:style>
    <style:style style:name="Table63.A" style:family="table-column">
      <style:table-column-properties style:column-width="3.5528in"/>
    </style:style>
    <style:style style:name="Table63.A1" style:family="table-cell">
      <style:table-cell-properties style:vertical-align="middle" fo:padding="0in" fo:border="none"/>
    </style:style>
    <style:style style:name="Table64" style:family="table">
      <style:table-properties style:width="3.5528in" table:align="left"/>
    </style:style>
    <style:style style:name="Table64.A" style:family="table-column">
      <style:table-column-properties style:column-width="3.5528in"/>
    </style:style>
    <style:style style:name="Table64.A1" style:family="table-cell">
      <style:table-cell-properties style:vertical-align="middle" fo:padding="0in" fo:border="none"/>
    </style:style>
    <style:style style:name="Table65" style:family="table">
      <style:table-properties style:width="3.4139in" table:align="left"/>
    </style:style>
    <style:style style:name="Table65.A" style:family="table-column">
      <style:table-column-properties style:column-width="3.4139in"/>
    </style:style>
    <style:style style:name="Table65.A1" style:family="table-cell">
      <style:table-cell-properties style:vertical-align="middle" fo:padding="0in" fo:border="none"/>
    </style:style>
    <style:style style:name="Table66" style:family="table">
      <style:table-properties style:width="3.4278in" table:align="left"/>
    </style:style>
    <style:style style:name="Table66.A" style:family="table-column">
      <style:table-column-properties style:column-width="3.4278in"/>
    </style:style>
    <style:style style:name="Table66.A1" style:family="table-cell">
      <style:table-cell-properties style:vertical-align="middle" fo:padding="0in" fo:border="none"/>
    </style:style>
    <style:style style:name="Table67" style:family="table">
      <style:table-properties style:width="3.0667in" table:align="left"/>
    </style:style>
    <style:style style:name="Table67.A" style:family="table-column">
      <style:table-column-properties style:column-width="3.0667in"/>
    </style:style>
    <style:style style:name="Table67.A1" style:family="table-cell">
      <style:table-cell-properties style:vertical-align="middle" fo:padding="0in" fo:border="none"/>
    </style:style>
    <style:style style:name="Table68" style:family="table">
      <style:table-properties style:width="3.0389in" table:align="left"/>
    </style:style>
    <style:style style:name="Table68.A" style:family="table-column">
      <style:table-column-properties style:column-width="3.0389in"/>
    </style:style>
    <style:style style:name="Table68.A1" style:family="table-cell">
      <style:table-cell-properties style:vertical-align="middle" fo:padding="0in" fo:border="none"/>
    </style:style>
    <style:style style:name="Table69" style:family="table">
      <style:table-properties style:width="3.3583in" table:align="left"/>
    </style:style>
    <style:style style:name="Table69.A" style:family="table-column">
      <style:table-column-properties style:column-width="3.3583in"/>
    </style:style>
    <style:style style:name="Table69.A1" style:family="table-cell">
      <style:table-cell-properties style:vertical-align="middle" fo:padding="0in" fo:border="none"/>
    </style:style>
    <style:style style:name="Table70" style:family="table">
      <style:table-properties style:width="3.6917in" table:align="left"/>
    </style:style>
    <style:style style:name="Table70.A" style:family="table-column">
      <style:table-column-properties style:column-width="3.6917in"/>
    </style:style>
    <style:style style:name="Table70.A1" style:family="table-cell">
      <style:table-cell-properties style:vertical-align="middle" fo:padding="0in" fo:border="none"/>
    </style:style>
    <style:style style:name="Table71" style:family="table">
      <style:table-properties style:width="3.2472in" table:align="left"/>
    </style:style>
    <style:style style:name="Table71.A" style:family="table-column">
      <style:table-column-properties style:column-width="3.2472in"/>
    </style:style>
    <style:style style:name="Table71.A1" style:family="table-cell">
      <style:table-cell-properties style:vertical-align="middle" fo:padding="0in" fo:border="none"/>
    </style:style>
    <style:style style:name="Table72" style:family="table">
      <style:table-properties style:width="3.3028in" table:align="left"/>
    </style:style>
    <style:style style:name="Table72.A" style:family="table-column">
      <style:table-column-properties style:column-width="3.3028in"/>
    </style:style>
    <style:style style:name="Table72.A1" style:family="table-cell">
      <style:table-cell-properties style:vertical-align="middle" fo:padding="0in" fo:border="none"/>
    </style:style>
    <style:style style:name="Table73" style:family="table">
      <style:table-properties style:width="3.3722in" table:align="left"/>
    </style:style>
    <style:style style:name="Table73.A" style:family="table-column">
      <style:table-column-properties style:column-width="3.3722in"/>
    </style:style>
    <style:style style:name="Table73.A1" style:family="table-cell">
      <style:table-cell-properties style:vertical-align="middle" fo:padding="0in" fo:border="none"/>
    </style:style>
    <style:style style:name="Table74" style:family="table">
      <style:table-properties style:width="3.4417in" table:align="left"/>
    </style:style>
    <style:style style:name="Table74.A" style:family="table-column">
      <style:table-column-properties style:column-width="3.4417in"/>
    </style:style>
    <style:style style:name="Table74.A1" style:family="table-cell">
      <style:table-cell-properties style:vertical-align="middle" fo:padding="0in" fo:border="none"/>
    </style:style>
    <style:style style:name="Table75" style:family="table">
      <style:table-properties style:width="3.4694in" table:align="left"/>
    </style:style>
    <style:style style:name="Table75.A" style:family="table-column">
      <style:table-column-properties style:column-width="3.4694in"/>
    </style:style>
    <style:style style:name="Table75.A1" style:family="table-cell">
      <style:table-cell-properties style:vertical-align="middle" fo:padding="0in" fo:border="none"/>
    </style:style>
    <style:style style:name="Table76" style:family="table">
      <style:table-properties style:width="3.2889in" table:align="left"/>
    </style:style>
    <style:style style:name="Table76.A" style:family="table-column">
      <style:table-column-properties style:column-width="3.2889in"/>
    </style:style>
    <style:style style:name="Table76.A1" style:family="table-cell">
      <style:table-cell-properties style:vertical-align="middle" fo:padding="0in" fo:border="none"/>
    </style:style>
    <style:style style:name="Table77" style:family="table">
      <style:table-properties style:width="3.025in" table:align="left"/>
    </style:style>
    <style:style style:name="Table77.A" style:family="table-column">
      <style:table-column-properties style:column-width="3.025in"/>
    </style:style>
    <style:style style:name="Table77.A1" style:family="table-cell">
      <style:table-cell-properties style:vertical-align="middle" fo:padding="0in" fo:border="none"/>
    </style:style>
    <style:style style:name="Table78" style:family="table">
      <style:table-properties style:width="3.3444in" table:align="left"/>
    </style:style>
    <style:style style:name="Table78.A" style:family="table-column">
      <style:table-column-properties style:column-width="3.3444in"/>
    </style:style>
    <style:style style:name="Table78.A1" style:family="table-cell">
      <style:table-cell-properties style:vertical-align="middle" fo:padding="0in" fo:border="none"/>
    </style:style>
    <style:style style:name="Table79" style:family="table">
      <style:table-properties style:width="3.4972in" table:align="left"/>
    </style:style>
    <style:style style:name="Table79.A" style:family="table-column">
      <style:table-column-properties style:column-width="3.4972in"/>
    </style:style>
    <style:style style:name="Table79.A1" style:family="table-cell">
      <style:table-cell-properties style:vertical-align="middle" fo:padding="0in" fo:border="none"/>
    </style:style>
    <style:style style:name="Table80" style:family="table">
      <style:table-properties style:width="3.7194in" table:align="left"/>
    </style:style>
    <style:style style:name="Table80.A" style:family="table-column">
      <style:table-column-properties style:column-width="3.7194in"/>
    </style:style>
    <style:style style:name="Table80.A1" style:family="table-cell">
      <style:table-cell-properties style:vertical-align="middle" fo:padding="0in" fo:border="none"/>
    </style:style>
    <style:style style:name="Table81" style:family="table">
      <style:table-properties style:width="3.6639in" table:align="left"/>
    </style:style>
    <style:style style:name="Table81.A" style:family="table-column">
      <style:table-column-properties style:column-width="3.6639in"/>
    </style:style>
    <style:style style:name="Table81.A1" style:family="table-cell">
      <style:table-cell-properties style:vertical-align="middle" fo:padding="0in" fo:border="none"/>
    </style:style>
    <style:style style:name="Table82" style:family="table">
      <style:table-properties style:width="3.4833in" table:align="left"/>
    </style:style>
    <style:style style:name="Table82.A" style:family="table-column">
      <style:table-column-properties style:column-width="3.4833in"/>
    </style:style>
    <style:style style:name="Table82.A1" style:family="table-cell">
      <style:table-cell-properties style:vertical-align="middle" fo:padding="0in" fo:border="none"/>
    </style:style>
    <style:style style:name="Table83" style:family="table">
      <style:table-properties style:width="3.2333in" table:align="left"/>
    </style:style>
    <style:style style:name="Table83.A" style:family="table-column">
      <style:table-column-properties style:column-width="3.2333in"/>
    </style:style>
    <style:style style:name="Table83.A1" style:family="table-cell">
      <style:table-cell-properties style:vertical-align="middle" fo:padding="0in" fo:border="none"/>
    </style:style>
    <style:style style:name="Table84" style:family="table">
      <style:table-properties style:width="3.7472in" table:align="left"/>
    </style:style>
    <style:style style:name="Table84.A" style:family="table-column">
      <style:table-column-properties style:column-width="3.7472in"/>
    </style:style>
    <style:style style:name="Table84.A1" style:family="table-cell">
      <style:table-cell-properties style:vertical-align="middle" fo:padding="0in" fo:border="none"/>
    </style:style>
    <style:style style:name="Table85" style:family="table">
      <style:table-properties style:width="3.6917in" table:align="left"/>
    </style:style>
    <style:style style:name="Table85.A" style:family="table-column">
      <style:table-column-properties style:column-width="3.6917in"/>
    </style:style>
    <style:style style:name="Table85.A1" style:family="table-cell">
      <style:table-cell-properties style:vertical-align="middle" fo:padding="0in" fo:border="none"/>
    </style:style>
    <style:style style:name="Table86" style:family="table">
      <style:table-properties style:width="3.0111in" table:align="left"/>
    </style:style>
    <style:style style:name="Table86.A" style:family="table-column">
      <style:table-column-properties style:column-width="3.0111in"/>
    </style:style>
    <style:style style:name="Table86.A1" style:family="table-cell">
      <style:table-cell-properties style:vertical-align="middle" fo:padding="0in" fo:border="none"/>
    </style:style>
    <style:style style:name="Table87" style:family="table">
      <style:table-properties style:width="3.1361in" table:align="left"/>
    </style:style>
    <style:style style:name="Table87.A" style:family="table-column">
      <style:table-column-properties style:column-width="3.1361in"/>
    </style:style>
    <style:style style:name="Table87.A1" style:family="table-cell">
      <style:table-cell-properties style:vertical-align="middle" fo:padding="0in" fo:border="none"/>
    </style:style>
    <style:style style:name="Table88" style:family="table">
      <style:table-properties style:width="3.15in" table:align="left"/>
    </style:style>
    <style:style style:name="Table88.A" style:family="table-column">
      <style:table-column-properties style:column-width="3.15in"/>
    </style:style>
    <style:style style:name="Table88.A1" style:family="table-cell">
      <style:table-cell-properties style:vertical-align="middle" fo:padding="0in" fo:border="none"/>
    </style:style>
    <style:style style:name="Table89" style:family="table">
      <style:table-properties style:width="3.7333in" table:align="left"/>
    </style:style>
    <style:style style:name="Table89.A" style:family="table-column">
      <style:table-column-properties style:column-width="3.7333in"/>
    </style:style>
    <style:style style:name="Table89.A1" style:family="table-cell">
      <style:table-cell-properties style:vertical-align="middle" fo:padding="0in" fo:border="none"/>
    </style:style>
    <style:style style:name="Table90" style:family="table">
      <style:table-properties style:width="3.025in" table:align="left"/>
    </style:style>
    <style:style style:name="Table90.A" style:family="table-column">
      <style:table-column-properties style:column-width="3.025in"/>
    </style:style>
    <style:style style:name="Table90.A1" style:family="table-cell">
      <style:table-cell-properties style:vertical-align="middle" fo:padding="0in" fo:border="none"/>
    </style:style>
    <style:style style:name="Table91" style:family="table">
      <style:table-properties style:width="2.9694in" table:align="left"/>
    </style:style>
    <style:style style:name="Table91.A" style:family="table-column">
      <style:table-column-properties style:column-width="2.9694in"/>
    </style:style>
    <style:style style:name="Table91.A1" style:family="table-cell">
      <style:table-cell-properties style:vertical-align="middle" fo:padding="0in" fo:border="none"/>
    </style:style>
    <style:style style:name="Table92" style:family="table">
      <style:table-properties style:width="3.5389in" table:align="left"/>
    </style:style>
    <style:style style:name="Table92.A" style:family="table-column">
      <style:table-column-properties style:column-width="3.5389in"/>
    </style:style>
    <style:style style:name="Table92.A1" style:family="table-cell">
      <style:table-cell-properties style:vertical-align="middle" fo:padding="0in" fo:border="none"/>
    </style:style>
    <style:style style:name="Table93" style:family="table">
      <style:table-properties style:width="3.8028in" table:align="left"/>
    </style:style>
    <style:style style:name="Table93.A" style:family="table-column">
      <style:table-column-properties style:column-width="3.8028in"/>
    </style:style>
    <style:style style:name="Table93.A1" style:family="table-cell">
      <style:table-cell-properties style:vertical-align="middle" fo:padding="0in" fo:border="none"/>
    </style:style>
    <style:style style:name="Table94" style:family="table">
      <style:table-properties style:width="3.1639in" table:align="left"/>
    </style:style>
    <style:style style:name="Table94.A" style:family="table-column">
      <style:table-column-properties style:column-width="3.1639in"/>
    </style:style>
    <style:style style:name="Table94.A1" style:family="table-cell">
      <style:table-cell-properties style:vertical-align="middle" fo:padding="0in" fo:border="none"/>
    </style:style>
    <style:style style:name="Table95" style:family="table">
      <style:table-properties style:width="3.3861in" table:align="left"/>
    </style:style>
    <style:style style:name="Table95.A" style:family="table-column">
      <style:table-column-properties style:column-width="3.3861in"/>
    </style:style>
    <style:style style:name="Table95.A1" style:family="table-cell">
      <style:table-cell-properties style:vertical-align="middle" fo:padding="0in" fo:border="none"/>
    </style:style>
    <style:style style:name="Table96" style:family="table">
      <style:table-properties style:width="3.4278in" table:align="left"/>
    </style:style>
    <style:style style:name="Table96.A" style:family="table-column">
      <style:table-column-properties style:column-width="3.4278in"/>
    </style:style>
    <style:style style:name="Table96.A1" style:family="table-cell">
      <style:table-cell-properties style:vertical-align="middle" fo:padding="0in" fo:border="none"/>
    </style:style>
    <style:style style:name="Table97" style:family="table">
      <style:table-properties style:width="3.5111in" table:align="left"/>
    </style:style>
    <style:style style:name="Table97.A" style:family="table-column">
      <style:table-column-properties style:column-width="3.5111in"/>
    </style:style>
    <style:style style:name="Table97.A1" style:family="table-cell">
      <style:table-cell-properties style:vertical-align="middle" fo:padding="0in" fo:border="none"/>
    </style:style>
    <style:style style:name="Table98" style:family="table">
      <style:table-properties style:width="3.3722in" table:align="left"/>
    </style:style>
    <style:style style:name="Table98.A" style:family="table-column">
      <style:table-column-properties style:column-width="3.3722in"/>
    </style:style>
    <style:style style:name="Table98.A1" style:family="table-cell">
      <style:table-cell-properties style:vertical-align="middle" fo:padding="0in" fo:border="none"/>
    </style:style>
    <style:style style:name="Table99" style:family="table">
      <style:table-properties style:width="3.1639in" table:align="left"/>
    </style:style>
    <style:style style:name="Table99.A" style:family="table-column">
      <style:table-column-properties style:column-width="3.1639in"/>
    </style:style>
    <style:style style:name="Table99.A1" style:family="table-cell">
      <style:table-cell-properties style:vertical-align="middle" fo:padding="0in" fo:border="none"/>
    </style:style>
    <style:style style:name="Table100" style:family="table">
      <style:table-properties style:width="3.1222in" table:align="left"/>
    </style:style>
    <style:style style:name="Table100.A" style:family="table-column">
      <style:table-column-properties style:column-width="3.1222in"/>
    </style:style>
    <style:style style:name="Table100.A1" style:family="table-cell">
      <style:table-cell-properties style:vertical-align="middle" fo:padding="0in" fo:border="none"/>
    </style:style>
    <style:style style:name="Table101" style:family="table">
      <style:table-properties style:width="3.3028in" table:align="left"/>
    </style:style>
    <style:style style:name="Table101.A" style:family="table-column">
      <style:table-column-properties style:column-width="3.3028in"/>
    </style:style>
    <style:style style:name="Table101.A1" style:family="table-cell">
      <style:table-cell-properties style:vertical-align="middle" fo:padding="0in" fo:border="none"/>
    </style:style>
    <style:style style:name="Table102" style:family="table">
      <style:table-properties style:width="2.8583in" table:align="left"/>
    </style:style>
    <style:style style:name="Table102.A" style:family="table-column">
      <style:table-column-properties style:column-width="2.8583in"/>
    </style:style>
    <style:style style:name="Table102.A1" style:family="table-cell">
      <style:table-cell-properties style:vertical-align="middle" fo:padding="0in" fo:border="none"/>
    </style:style>
    <style:style style:name="Table103" style:family="table">
      <style:table-properties style:width="3.4139in" table:align="left"/>
    </style:style>
    <style:style style:name="Table103.A" style:family="table-column">
      <style:table-column-properties style:column-width="3.4139in"/>
    </style:style>
    <style:style style:name="Table103.A1" style:family="table-cell">
      <style:table-cell-properties style:vertical-align="middle" fo:padding="0in" fo:border="none"/>
    </style:style>
    <style:style style:name="Table104" style:family="table">
      <style:table-properties style:width="3.1639in" table:align="left"/>
    </style:style>
    <style:style style:name="Table104.A" style:family="table-column">
      <style:table-column-properties style:column-width="3.1639in"/>
    </style:style>
    <style:style style:name="Table104.A1" style:family="table-cell">
      <style:table-cell-properties style:vertical-align="middle" fo:padding="0in" fo:border="none"/>
    </style:style>
    <style:style style:name="Table105" style:family="table">
      <style:table-properties style:width="2.7889in" table:align="left"/>
    </style:style>
    <style:style style:name="Table105.A" style:family="table-column">
      <style:table-column-properties style:column-width="2.7889in"/>
    </style:style>
    <style:style style:name="Table105.A1" style:family="table-cell">
      <style:table-cell-properties style:vertical-align="middle" fo:padding="0in" fo:border="none"/>
    </style:style>
    <style:style style:name="Table106" style:family="table">
      <style:table-properties style:width="3.3306in" table:align="left"/>
    </style:style>
    <style:style style:name="Table106.A" style:family="table-column">
      <style:table-column-properties style:column-width="3.3306in"/>
    </style:style>
    <style:style style:name="Table106.A1" style:family="table-cell">
      <style:table-cell-properties style:vertical-align="middle" fo:padding="0in" fo:border="none"/>
    </style:style>
    <style:style style:name="Table107" style:family="table">
      <style:table-properties style:width="3.4833in" table:align="left"/>
    </style:style>
    <style:style style:name="Table107.A" style:family="table-column">
      <style:table-column-properties style:column-width="3.4833in"/>
    </style:style>
    <style:style style:name="Table107.A1" style:family="table-cell">
      <style:table-cell-properties style:vertical-align="middle" fo:padding="0in" fo:border="none"/>
    </style:style>
    <style:style style:name="Table108" style:family="table">
      <style:table-properties style:width="3.65in" table:align="left"/>
    </style:style>
    <style:style style:name="Table108.A" style:family="table-column">
      <style:table-column-properties style:column-width="3.65in"/>
    </style:style>
    <style:style style:name="Table108.A1" style:family="table-cell">
      <style:table-cell-properties style:vertical-align="middle" fo:padding="0in" fo:border="none"/>
    </style:style>
    <style:style style:name="Table109" style:family="table">
      <style:table-properties style:width="3.5389in" table:align="left"/>
    </style:style>
    <style:style style:name="Table109.A" style:family="table-column">
      <style:table-column-properties style:column-width="3.5389in"/>
    </style:style>
    <style:style style:name="Table109.A1" style:family="table-cell">
      <style:table-cell-properties style:vertical-align="middle" fo:padding="0in" fo:border="none"/>
    </style:style>
    <style:style style:name="Table110" style:family="table">
      <style:table-properties style:width="3.4278in" table:align="left"/>
    </style:style>
    <style:style style:name="Table110.A" style:family="table-column">
      <style:table-column-properties style:column-width="3.4278in"/>
    </style:style>
    <style:style style:name="Table110.A1" style:family="table-cell">
      <style:table-cell-properties style:vertical-align="middle" fo:padding="0in" fo:border="none"/>
    </style:style>
    <style:style style:name="Table111" style:family="table">
      <style:table-properties style:width="3.6917in" table:align="left"/>
    </style:style>
    <style:style style:name="Table111.A" style:family="table-column">
      <style:table-column-properties style:column-width="3.6917in"/>
    </style:style>
    <style:style style:name="Table111.A1" style:family="table-cell">
      <style:table-cell-properties style:vertical-align="middle" fo:padding="0in" fo:border="none"/>
    </style:style>
    <style:style style:name="Table112" style:family="table">
      <style:table-properties style:width="2.8722in" table:align="left"/>
    </style:style>
    <style:style style:name="Table112.A" style:family="table-column">
      <style:table-column-properties style:column-width="2.8722in"/>
    </style:style>
    <style:style style:name="Table112.A1" style:family="table-cell">
      <style:table-cell-properties style:vertical-align="middle" fo:padding="0in" fo:border="none"/>
    </style:style>
    <style:style style:name="Table113" style:family="table">
      <style:table-properties style:width="3.5528in" table:align="left"/>
    </style:style>
    <style:style style:name="Table113.A" style:family="table-column">
      <style:table-column-properties style:column-width="3.5528in"/>
    </style:style>
    <style:style style:name="Table113.A1" style:family="table-cell">
      <style:table-cell-properties style:vertical-align="middle" fo:padding="0in" fo:border="none"/>
    </style:style>
    <style:style style:name="Table114" style:family="table">
      <style:table-properties style:width="3.4556in" table:align="left"/>
    </style:style>
    <style:style style:name="Table114.A" style:family="table-column">
      <style:table-column-properties style:column-width="3.4556in"/>
    </style:style>
    <style:style style:name="Table114.A1" style:family="table-cell">
      <style:table-cell-properties style:vertical-align="middle" fo:padding="0in" fo:border="none"/>
    </style:style>
    <style:style style:name="Table115" style:family="table">
      <style:table-properties style:width="3.4139in" table:align="left"/>
    </style:style>
    <style:style style:name="Table115.A" style:family="table-column">
      <style:table-column-properties style:column-width="3.4139in"/>
    </style:style>
    <style:style style:name="Table115.A1" style:family="table-cell">
      <style:table-cell-properties style:vertical-align="middle" fo:padding="0in" fo:border="none"/>
    </style:style>
    <style:style style:name="Table116" style:family="table">
      <style:table-properties style:width="3.3861in" table:align="left"/>
    </style:style>
    <style:style style:name="Table116.A" style:family="table-column">
      <style:table-column-properties style:column-width="3.3861in"/>
    </style:style>
    <style:style style:name="Table116.A1" style:family="table-cell">
      <style:table-cell-properties style:vertical-align="middle" fo:padding="0in" fo:border="none"/>
    </style:style>
    <style:style style:name="Table117" style:family="table">
      <style:table-properties style:width="3.4278in" table:align="left"/>
    </style:style>
    <style:style style:name="Table117.A" style:family="table-column">
      <style:table-column-properties style:column-width="3.4278in"/>
    </style:style>
    <style:style style:name="Table117.A1" style:family="table-cell">
      <style:table-cell-properties style:vertical-align="middle" fo:padding="0in" fo:border="none"/>
    </style:style>
    <style:style style:name="Table118" style:family="table">
      <style:table-properties style:width="3.1778in" table:align="left"/>
    </style:style>
    <style:style style:name="Table118.A" style:family="table-column">
      <style:table-column-properties style:column-width="3.1778in"/>
    </style:style>
    <style:style style:name="Table118.A1" style:family="table-cell">
      <style:table-cell-properties style:vertical-align="middle" fo:padding="0in" fo:border="none"/>
    </style:style>
    <style:style style:name="Table119" style:family="table">
      <style:table-properties style:width="3.5528in" table:align="left"/>
    </style:style>
    <style:style style:name="Table119.A" style:family="table-column">
      <style:table-column-properties style:column-width="3.5528in"/>
    </style:style>
    <style:style style:name="Table119.A1" style:family="table-cell">
      <style:table-cell-properties style:vertical-align="middle" fo:padding="0in" fo:border="none"/>
    </style:style>
    <style:style style:name="Table120" style:family="table">
      <style:table-properties style:width="3.3167in" table:align="left"/>
    </style:style>
    <style:style style:name="Table120.A" style:family="table-column">
      <style:table-column-properties style:column-width="3.3167in"/>
    </style:style>
    <style:style style:name="Table120.A1" style:family="table-cell">
      <style:table-cell-properties style:vertical-align="middle" fo:padding="0in" fo:border="none"/>
    </style:style>
    <style:style style:name="Table121" style:family="table">
      <style:table-properties style:width="3.3861in" table:align="left"/>
    </style:style>
    <style:style style:name="Table121.A" style:family="table-column">
      <style:table-column-properties style:column-width="3.3861in"/>
    </style:style>
    <style:style style:name="Table121.A1" style:family="table-cell">
      <style:table-cell-properties style:vertical-align="middle" fo:padding="0in" fo:border="none"/>
    </style:style>
    <style:style style:name="Table122" style:family="table">
      <style:table-properties style:width="3.3861in" table:align="left"/>
    </style:style>
    <style:style style:name="Table122.A" style:family="table-column">
      <style:table-column-properties style:column-width="3.3861in"/>
    </style:style>
    <style:style style:name="Table122.A1" style:family="table-cell">
      <style:table-cell-properties style:vertical-align="middle" fo:padding="0in" fo:border="none"/>
    </style:style>
    <style:style style:name="Table123" style:family="table">
      <style:table-properties style:width="3.2889in" table:align="left"/>
    </style:style>
    <style:style style:name="Table123.A" style:family="table-column">
      <style:table-column-properties style:column-width="3.2889in"/>
    </style:style>
    <style:style style:name="Table123.A1" style:family="table-cell">
      <style:table-cell-properties style:vertical-align="middle" fo:padding="0in" fo:border="none"/>
    </style:style>
    <style:style style:name="Table124" style:family="table">
      <style:table-properties style:width="3.3583in" table:align="left"/>
    </style:style>
    <style:style style:name="Table124.A" style:family="table-column">
      <style:table-column-properties style:column-width="3.3583in"/>
    </style:style>
    <style:style style:name="Table124.A1" style:family="table-cell">
      <style:table-cell-properties style:vertical-align="middle" fo:padding="0in" fo:border="none"/>
    </style:style>
    <style:style style:name="Table125" style:family="table">
      <style:table-properties style:width="3.4694in" table:align="left"/>
    </style:style>
    <style:style style:name="Table125.A" style:family="table-column">
      <style:table-column-properties style:column-width="3.4694in"/>
    </style:style>
    <style:style style:name="Table125.A1" style:family="table-cell">
      <style:table-cell-properties style:vertical-align="middle" fo:padding="0in" fo:border="none"/>
    </style:style>
    <style:style style:name="Table126" style:family="table">
      <style:table-properties style:width="3.2056in" table:align="left"/>
    </style:style>
    <style:style style:name="Table126.A" style:family="table-column">
      <style:table-column-properties style:column-width="3.2056in"/>
    </style:style>
    <style:style style:name="Table126.A1" style:family="table-cell">
      <style:table-cell-properties style:vertical-align="middle" fo:padding="0in" fo:border="none"/>
    </style:style>
    <style:style style:name="Table127" style:family="table">
      <style:table-properties style:width="3.4972in" table:align="left"/>
    </style:style>
    <style:style style:name="Table127.A" style:family="table-column">
      <style:table-column-properties style:column-width="3.4972in"/>
    </style:style>
    <style:style style:name="Table127.A1" style:family="table-cell">
      <style:table-cell-properties style:vertical-align="middle" fo:padding="0in" fo:border="none"/>
    </style:style>
    <style:style style:name="Table128" style:family="table">
      <style:table-properties style:width="3.3528in" table:align="left"/>
    </style:style>
    <style:style style:name="Table128.A" style:family="table-column">
      <style:table-column-properties style:column-width="0.1917in"/>
    </style:style>
    <style:style style:name="Table128.B" style:family="table-column">
      <style:table-column-properties style:column-width="0.2472in"/>
    </style:style>
    <style:style style:name="Table128.C" style:family="table-column">
      <style:table-column-properties style:column-width="2.9139in"/>
    </style:style>
    <style:style style:name="Table128.A1" style:family="table-cell">
      <style:table-cell-properties style:vertical-align="middle" fo:padding="0in" fo:border="none"/>
    </style:style>
    <style:style style:name="Table128.B5" style:family="table-cell">
      <style:table-cell-properties fo:padding="0in" fo:border="none"/>
    </style:style>
    <style:style style:name="Table129" style:family="table">
      <style:table-properties style:width="4.0472in" table:align="left"/>
    </style:style>
    <style:style style:name="Table129.A" style:family="table-column">
      <style:table-column-properties style:column-width="0.2889in"/>
    </style:style>
    <style:style style:name="Table129.B" style:family="table-column">
      <style:table-column-properties style:column-width="0.2472in"/>
    </style:style>
    <style:style style:name="Table129.C" style:family="table-column">
      <style:table-column-properties style:column-width="3.5111in"/>
    </style:style>
    <style:style style:name="Table129.A1" style:family="table-cell">
      <style:table-cell-properties style:vertical-align="middle" fo:padding="0in" fo:border="none"/>
    </style:style>
    <style:style style:name="Table130" style:family="table">
      <style:table-properties style:width="3.6028in" table:align="left"/>
    </style:style>
    <style:style style:name="Table130.A" style:family="table-column">
      <style:table-column-properties style:column-width="0.2889in"/>
    </style:style>
    <style:style style:name="Table130.B" style:family="table-column">
      <style:table-column-properties style:column-width="0.2472in"/>
    </style:style>
    <style:style style:name="Table130.C" style:family="table-column">
      <style:table-column-properties style:column-width="3.0667in"/>
    </style:style>
    <style:style style:name="Table130.A1" style:family="table-cell">
      <style:table-cell-properties style:vertical-align="middle" fo:padding="0in" fo:border="none"/>
    </style:style>
    <style:style style:name="Table131" style:family="table">
      <style:table-properties style:width="3.7278in" table:align="left"/>
    </style:style>
    <style:style style:name="Table131.A" style:family="table-column">
      <style:table-column-properties style:column-width="0.2889in"/>
    </style:style>
    <style:style style:name="Table131.B" style:family="table-column">
      <style:table-column-properties style:column-width="0.2472in"/>
    </style:style>
    <style:style style:name="Table131.C" style:family="table-column">
      <style:table-column-properties style:column-width="3.1917in"/>
    </style:style>
    <style:style style:name="Table131.A1" style:family="table-cell">
      <style:table-cell-properties style:vertical-align="middle" fo:padding="0in" fo:border="none"/>
    </style:style>
    <style:style style:name="Table132" style:family="table">
      <style:table-properties style:width="3.7417in" table:align="left"/>
    </style:style>
    <style:style style:name="Table132.A" style:family="table-column">
      <style:table-column-properties style:column-width="0.1917in"/>
    </style:style>
    <style:style style:name="Table132.B" style:family="table-column">
      <style:table-column-properties style:column-width="0.2472in"/>
    </style:style>
    <style:style style:name="Table132.C" style:family="table-column">
      <style:table-column-properties style:column-width="3.3028in"/>
    </style:style>
    <style:style style:name="Table132.A1" style:family="table-cell">
      <style:table-cell-properties style:vertical-align="middle" fo:padding="0in" fo:border="none"/>
    </style:style>
    <style:style style:name="Table133" style:family="table">
      <style:table-properties style:width="4.3111in" table:align="left"/>
    </style:style>
    <style:style style:name="Table133.A" style:family="table-column">
      <style:table-column-properties style:column-width="0.2889in"/>
    </style:style>
    <style:style style:name="Table133.B" style:family="table-column">
      <style:table-column-properties style:column-width="0.2472in"/>
    </style:style>
    <style:style style:name="Table133.C" style:family="table-column">
      <style:table-column-properties style:column-width="3.775in"/>
    </style:style>
    <style:style style:name="Table133.A1" style:family="table-cell">
      <style:table-cell-properties style:vertical-align="middle" fo:padding="0in" fo:border="none"/>
    </style:style>
    <style:style style:name="Table134" style:family="table">
      <style:table-properties style:width="4.7438in" table:align="left"/>
    </style:style>
    <style:style style:name="Table134.A" style:family="table-column">
      <style:table-column-properties style:column-width="0.2889in"/>
    </style:style>
    <style:style style:name="Table134.B" style:family="table-column">
      <style:table-column-properties style:column-width="0.2681in"/>
    </style:style>
    <style:style style:name="Table134.C" style:family="table-column">
      <style:table-column-properties style:column-width="4.1868in"/>
    </style:style>
    <style:style style:name="Table134.A1" style:family="table-cell">
      <style:table-cell-properties style:vertical-align="middle" fo:padding="0in" fo:border="none"/>
    </style:style>
    <style:style style:name="Table135" style:family="table">
      <style:table-properties style:width="4.4361in" table:align="left"/>
    </style:style>
    <style:style style:name="Table135.A" style:family="table-column">
      <style:table-column-properties style:column-width="0.4694in"/>
    </style:style>
    <style:style style:name="Table135.B" style:family="table-column">
      <style:table-column-properties style:column-width="0.2472in"/>
    </style:style>
    <style:style style:name="Table135.C" style:family="table-column">
      <style:table-column-properties style:column-width="3.7194in"/>
    </style:style>
    <style:style style:name="Table135.A1" style:family="table-cell">
      <style:table-cell-properties style:vertical-align="middle" fo:padding="0in" fo:border="none"/>
    </style:style>
    <style:style style:name="Table136" style:family="table">
      <style:table-properties style:width="3.8111in" table:align="left"/>
    </style:style>
    <style:style style:name="Table136.A" style:family="table-column">
      <style:table-column-properties style:column-width="0.2889in"/>
    </style:style>
    <style:style style:name="Table136.B" style:family="table-column">
      <style:table-column-properties style:column-width="0.2472in"/>
    </style:style>
    <style:style style:name="Table136.C" style:family="table-column">
      <style:table-column-properties style:column-width="3.275in"/>
    </style:style>
    <style:style style:name="Table136.A1" style:family="table-cell">
      <style:table-cell-properties style:vertical-align="middle" fo:padding="0in" fo:border="none"/>
    </style:style>
    <style:style style:name="Table137" style:family="table">
      <style:table-properties style:width="3.8111in" table:align="left"/>
    </style:style>
    <style:style style:name="Table137.A" style:family="table-column">
      <style:table-column-properties style:column-width="0.2889in"/>
    </style:style>
    <style:style style:name="Table137.B" style:family="table-column">
      <style:table-column-properties style:column-width="0.2472in"/>
    </style:style>
    <style:style style:name="Table137.C" style:family="table-column">
      <style:table-column-properties style:column-width="3.275in"/>
    </style:style>
    <style:style style:name="Table137.A1" style:family="table-cell">
      <style:table-cell-properties style:vertical-align="middle" fo:padding="0in" fo:border="none"/>
    </style:style>
    <style:style style:name="Table138" style:family="table">
      <style:table-properties style:width="3.9778in" table:align="left"/>
    </style:style>
    <style:style style:name="Table138.A" style:family="table-column">
      <style:table-column-properties style:column-width="0.5806in"/>
    </style:style>
    <style:style style:name="Table138.B" style:family="table-column">
      <style:table-column-properties style:column-width="0.2472in"/>
    </style:style>
    <style:style style:name="Table138.C" style:family="table-column">
      <style:table-column-properties style:column-width="3.15in"/>
    </style:style>
    <style:style style:name="Table138.A1" style:family="table-cell">
      <style:table-cell-properties style:vertical-align="middle" fo:padding="0in" fo:border="none"/>
    </style:style>
    <style:style style:name="Table139" style:family="table">
      <style:table-properties style:width="3.8667in" table:align="left"/>
    </style:style>
    <style:style style:name="Table139.A" style:family="table-column">
      <style:table-column-properties style:column-width="0.2889in"/>
    </style:style>
    <style:style style:name="Table139.B" style:family="table-column">
      <style:table-column-properties style:column-width="0.2472in"/>
    </style:style>
    <style:style style:name="Table139.C" style:family="table-column">
      <style:table-column-properties style:column-width="3.3306in"/>
    </style:style>
    <style:style style:name="Table139.A1" style:family="table-cell">
      <style:table-cell-properties style:vertical-align="middle" fo:padding="0in" fo:border="none"/>
    </style:style>
    <style:style style:name="Table140" style:family="table">
      <style:table-properties style:width="4.1167in" table:align="left"/>
    </style:style>
    <style:style style:name="Table140.A" style:family="table-column">
      <style:table-column-properties style:column-width="0.2889in"/>
    </style:style>
    <style:style style:name="Table140.B" style:family="table-column">
      <style:table-column-properties style:column-width="0.2472in"/>
    </style:style>
    <style:style style:name="Table140.C" style:family="table-column">
      <style:table-column-properties style:column-width="3.5806in"/>
    </style:style>
    <style:style style:name="Table140.A1" style:family="table-cell">
      <style:table-cell-properties style:vertical-align="middle" fo:padding="0in" fo:border="none"/>
    </style:style>
    <style:style style:name="Table141" style:family="table">
      <style:table-properties style:width="2.7278in" table:align="left"/>
    </style:style>
    <style:style style:name="Table141.A" style:family="table-column">
      <style:table-column-properties style:column-width="0.2889in"/>
    </style:style>
    <style:style style:name="Table141.B" style:family="table-column">
      <style:table-column-properties style:column-width="0.2472in"/>
    </style:style>
    <style:style style:name="Table141.C" style:family="table-column">
      <style:table-column-properties style:column-width="2.1917in"/>
    </style:style>
    <style:style style:name="Table141.A1" style:family="table-cell">
      <style:table-cell-properties style:vertical-align="middle" fo:padding="0in" fo:border="none"/>
    </style:style>
    <style:style style:name="Table142" style:family="table">
      <style:table-properties style:width="6.3556in" table:align="left"/>
    </style:style>
    <style:style style:name="Table142.A" style:family="table-column">
      <style:table-column-properties style:column-width="0.2889in"/>
    </style:style>
    <style:style style:name="Table142.B" style:family="table-column">
      <style:table-column-properties style:column-width="6.0667in"/>
    </style:style>
    <style:style style:name="Table142.A1" style:family="table-cell">
      <style:table-cell-properties fo:padding="0in" fo:border="none"/>
    </style:style>
    <style:style style:name="Table142.A2" style:family="table-cell">
      <style:table-cell-properties style:vertical-align="middle" fo:padding="0in" fo:border="none"/>
    </style:style>
    <style:style style:name="Table143" style:family="table">
      <style:table-properties style:width="7.0868in" table:align="left"/>
    </style:style>
    <style:style style:name="Table143.A" style:family="table-column">
      <style:table-column-properties style:column-width="0.2889in"/>
    </style:style>
    <style:style style:name="Table143.B" style:family="table-column">
      <style:table-column-properties style:column-width="6.7979in"/>
    </style:style>
    <style:style style:name="Table143.A1" style:family="table-cell">
      <style:table-cell-properties fo:padding="0in" fo:border="none"/>
    </style:style>
    <style:style style:name="Table143.A3" style:family="table-cell">
      <style:table-cell-properties style:vertical-align="middle" fo:padding="0in" fo:border="none"/>
    </style:style>
    <style:style style:name="Table144" style:family="table">
      <style:table-properties style:width="6.1056in" table:align="left"/>
    </style:style>
    <style:style style:name="Table144.A" style:family="table-column">
      <style:table-column-properties style:column-width="0.2889in"/>
    </style:style>
    <style:style style:name="Table144.B" style:family="table-column">
      <style:table-column-properties style:column-width="5.8167in"/>
    </style:style>
    <style:style style:name="Table144.A1" style:family="table-cell">
      <style:table-cell-properties fo:padding="0in" fo:border="none"/>
    </style:style>
    <style:style style:name="Table144.A2" style:family="table-cell">
      <style:table-cell-properties style:vertical-align="middle" fo:padding="0in" fo:border="none"/>
    </style:style>
    <style:style style:name="Table145" style:family="table">
      <style:table-properties style:width="7.0868in" table:align="left"/>
    </style:style>
    <style:style style:name="Table145.A" style:family="table-column">
      <style:table-column-properties style:column-width="0.2889in"/>
    </style:style>
    <style:style style:name="Table145.B" style:family="table-column">
      <style:table-column-properties style:column-width="6.7979in"/>
    </style:style>
    <style:style style:name="Table145.A1" style:family="table-cell">
      <style:table-cell-properties style:vertical-align="middle" fo:padding="0in" fo:border="none"/>
    </style:style>
    <style:style style:name="Table145.A2" style:family="table-cell">
      <style:table-cell-properties fo:padding="0in" fo:border="none"/>
    </style:style>
    <style:style style:name="Table145.B2" style:family="table-cell">
      <style:table-cell-properties fo:padding="0in" fo:border="none"/>
    </style:style>
    <style:style style:name="Table145.A3" style:family="table-cell">
      <style:table-cell-properties fo:padding="0in" fo:border="none"/>
    </style:style>
    <style:style style:name="Table145.B3" style:family="table-cell">
      <style:table-cell-properties fo:padding="0in" fo:border="none"/>
    </style:style>
    <style:style style:name="Table145.A4" style:family="table-cell">
      <style:table-cell-properties fo:padding="0in" fo:border="none"/>
    </style:style>
    <style:style style:name="Table145.B4" style:family="table-cell">
      <style:table-cell-properties fo:padding="0in" fo:border="none"/>
    </style:style>
    <style:style style:name="Table145.A5" style:family="table-cell">
      <style:table-cell-properties fo:padding="0in" fo:border="none"/>
    </style:style>
    <style:style style:name="Table145.B5" style:family="table-cell">
      <style:table-cell-properties fo:padding="0in" fo:border="none"/>
    </style:style>
    <style:style style:name="Table145.A7" style:family="table-cell">
      <style:table-cell-properties fo:padding="0in" fo:border="none"/>
    </style:style>
    <style:style style:name="Table145.B7" style:family="table-cell">
      <style:table-cell-properties fo:padding="0in" fo:border="none"/>
    </style:style>
    <style:style style:name="Table145.A9" style:family="table-cell">
      <style:table-cell-properties fo:padding="0in" fo:border="none"/>
    </style:style>
    <style:style style:name="Table145.B9" style:family="table-cell">
      <style:table-cell-properties fo:padding="0in" fo:border="none"/>
    </style:style>
    <style:style style:name="Table145.A10" style:family="table-cell">
      <style:table-cell-properties fo:padding="0in" fo:border="none"/>
    </style:style>
    <style:style style:name="Table145.B10" style:family="table-cell">
      <style:table-cell-properties fo:padding="0in" fo:border="none"/>
    </style:style>
    <style:style style:name="Table145.A12" style:family="table-cell">
      <style:table-cell-properties fo:padding="0in" fo:border="none"/>
    </style:style>
    <style:style style:name="Table145.B12" style:family="table-cell">
      <style:table-cell-properties fo:padding="0in" fo:border="none"/>
    </style:style>
    <style:style style:name="Table145.A13" style:family="table-cell">
      <style:table-cell-properties fo:padding="0in" fo:border="none"/>
    </style:style>
    <style:style style:name="Table145.B13" style:family="table-cell">
      <style:table-cell-properties fo:padding="0in" fo:border="none"/>
    </style:style>
    <style:style style:name="Table145.A15" style:family="table-cell">
      <style:table-cell-properties fo:padding="0in" fo:border="none"/>
    </style:style>
    <style:style style:name="Table145.B15" style:family="table-cell">
      <style:table-cell-properties fo:padding="0in" fo:border="none"/>
    </style:style>
    <style:style style:name="Table145.A17" style:family="table-cell">
      <style:table-cell-properties fo:padding="0in" fo:border="none"/>
    </style:style>
    <style:style style:name="Table145.B17" style:family="table-cell">
      <style:table-cell-properties fo:padding="0in" fo:border="none"/>
    </style:style>
    <style:style style:name="Table145.A19" style:family="table-cell">
      <style:table-cell-properties fo:padding="0in" fo:border="none"/>
    </style:style>
    <style:style style:name="Table145.B19" style:family="table-cell">
      <style:table-cell-properties fo:padding="0in" fo:border="none"/>
    </style:style>
    <style:style style:name="Table145.A21" style:family="table-cell">
      <style:table-cell-properties fo:padding="0in" fo:border="none"/>
    </style:style>
    <style:style style:name="Table145.B21" style:family="table-cell">
      <style:table-cell-properties fo:padding="0in" fo:border="none"/>
    </style:style>
    <style:style style:name="Table145.A23" style:family="table-cell">
      <style:table-cell-properties fo:padding="0in" fo:border="none"/>
    </style:style>
    <style:style style:name="Table145.B23" style:family="table-cell">
      <style:table-cell-properties fo:padding="0in" fo:border="none"/>
    </style:style>
    <style:style style:name="Table146" style:family="table">
      <style:table-properties style:width="5.6889in" table:align="left"/>
    </style:style>
    <style:style style:name="Table146.A" style:family="table-column">
      <style:table-column-properties style:column-width="0.2889in"/>
    </style:style>
    <style:style style:name="Table146.B" style:family="table-column">
      <style:table-column-properties style:column-width="5.4in"/>
    </style:style>
    <style:style style:name="Table146.A1" style:family="table-cell">
      <style:table-cell-properties fo:padding="0in" fo:border="none"/>
    </style:style>
    <style:style style:name="Table147" style:family="table">
      <style:table-properties style:width="4.9944in" table:align="left"/>
    </style:style>
    <style:style style:name="Table147.A" style:family="table-column">
      <style:table-column-properties style:column-width="0.2889in"/>
    </style:style>
    <style:style style:name="Table147.B" style:family="table-column">
      <style:table-column-properties style:column-width="4.7056in"/>
    </style:style>
    <style:style style:name="Table147.A1" style:family="table-cell">
      <style:table-cell-properties fo:padding="0in" fo:border="none"/>
    </style:style>
    <style:style style:name="Table147.A3" style:family="table-cell">
      <style:table-cell-properties style:vertical-align="middle" fo:padding="0in" fo:border="none"/>
    </style:style>
    <style:style style:name="Table148" style:family="table">
      <style:table-properties style:width="5.2167in" table:align="left"/>
    </style:style>
    <style:style style:name="Table148.A" style:family="table-column">
      <style:table-column-properties style:column-width="0.2889in"/>
    </style:style>
    <style:style style:name="Table148.B" style:family="table-column">
      <style:table-column-properties style:column-width="4.9278in"/>
    </style:style>
    <style:style style:name="Table148.A1" style:family="table-cell">
      <style:table-cell-properties style:vertical-align="middle" fo:padding="0in" fo:border="none"/>
    </style:style>
    <style:style style:name="Table148.A2" style:family="table-cell">
      <style:table-cell-properties fo:padding="0in" fo:border="none"/>
    </style:style>
    <style:style style:name="Table148.B2" style:family="table-cell">
      <style:table-cell-properties fo:padding="0in" fo:border="none"/>
    </style:style>
    <style:style style:name="Table148.A4" style:family="table-cell">
      <style:table-cell-properties fo:padding="0in" fo:border="none"/>
    </style:style>
    <style:style style:name="Table148.B4" style:family="table-cell">
      <style:table-cell-properties fo:padding="0in" fo:border="none"/>
    </style:style>
    <style:style style:name="Table148.A6" style:family="table-cell">
      <style:table-cell-properties fo:padding="0in" fo:border="none"/>
    </style:style>
    <style:style style:name="Table148.B6" style:family="table-cell">
      <style:table-cell-properties fo:padding="0in" fo:border="none"/>
    </style:style>
    <style:style style:name="Table148.A8" style:family="table-cell">
      <style:table-cell-properties fo:padding="0in" fo:border="none"/>
    </style:style>
    <style:style style:name="Table148.B8" style:family="table-cell">
      <style:table-cell-properties fo:padding="0in" fo:border="none"/>
    </style:style>
    <style:style style:name="Table148.A10" style:family="table-cell">
      <style:table-cell-properties fo:padding="0in" fo:border="none"/>
    </style:style>
    <style:style style:name="Table148.B10" style:family="table-cell">
      <style:table-cell-properties fo:padding="0in" fo:border="none"/>
    </style:style>
    <style:style style:name="Table149" style:family="table">
      <style:table-properties style:width="6.1333in" table:align="left"/>
    </style:style>
    <style:style style:name="Table149.A" style:family="table-column">
      <style:table-column-properties style:column-width="0.2889in"/>
    </style:style>
    <style:style style:name="Table149.B" style:family="table-column">
      <style:table-column-properties style:column-width="5.8444in"/>
    </style:style>
    <style:style style:name="Table149.A1" style:family="table-cell">
      <style:table-cell-properties fo:padding="0in" fo:border="none"/>
    </style:style>
    <style:style style:name="Table149.A2" style:family="table-cell">
      <style:table-cell-properties style:vertical-align="middle" fo:padding="0in" fo:border="none"/>
    </style:style>
    <style:style style:name="Table150" style:family="table">
      <style:table-properties style:width="5.9111in" table:align="left"/>
    </style:style>
    <style:style style:name="Table150.A" style:family="table-column">
      <style:table-column-properties style:column-width="0.2889in"/>
    </style:style>
    <style:style style:name="Table150.B" style:family="table-column">
      <style:table-column-properties style:column-width="5.6222in"/>
    </style:style>
    <style:style style:name="Table150.A1" style:family="table-cell">
      <style:table-cell-properties fo:padding="0in" fo:border="none"/>
    </style:style>
    <style:style style:name="Table150.A2" style:family="table-cell">
      <style:table-cell-properties style:vertical-align="middle" fo:padding="0in" fo:border="none"/>
    </style:style>
    <style:style style:name="Table151" style:family="table">
      <style:table-properties style:width="7.0868in" table:align="left"/>
    </style:style>
    <style:style style:name="Table151.A" style:family="table-column">
      <style:table-column-properties style:column-width="0.1917in"/>
    </style:style>
    <style:style style:name="Table151.B" style:family="table-column">
      <style:table-column-properties style:column-width="6.8951in"/>
    </style:style>
    <style:style style:name="Table151.A1" style:family="table-cell">
      <style:table-cell-properties fo:padding="0in" fo:border="none"/>
    </style:style>
    <style:style style:name="Table151.A2" style:family="table-cell">
      <style:table-cell-properties style:vertical-align="middle" fo:padding="0in" fo:border="none"/>
    </style:style>
    <style:style style:name="Table152" style:family="table">
      <style:table-properties style:width="5.1472in" table:align="left"/>
    </style:style>
    <style:style style:name="Table152.A" style:family="table-column">
      <style:table-column-properties style:column-width="0.2889in"/>
    </style:style>
    <style:style style:name="Table152.B" style:family="table-column">
      <style:table-column-properties style:column-width="4.8583in"/>
    </style:style>
    <style:style style:name="Table152.A1" style:family="table-cell">
      <style:table-cell-properties fo:padding="0in" fo:border="none"/>
    </style:style>
    <style:style style:name="Table152.A2" style:family="table-cell">
      <style:table-cell-properties style:vertical-align="middle" fo:padding="0in" fo:border="none"/>
    </style:style>
    <style:style style:name="Table153" style:family="table">
      <style:table-properties style:width="4.9944in" table:align="left"/>
    </style:style>
    <style:style style:name="Table153.A" style:family="table-column">
      <style:table-column-properties style:column-width="0.1917in"/>
    </style:style>
    <style:style style:name="Table153.B" style:family="table-column">
      <style:table-column-properties style:column-width="4.8028in"/>
    </style:style>
    <style:style style:name="Table153.A1" style:family="table-cell">
      <style:table-cell-properties fo:padding="0in" fo:border="none"/>
    </style:style>
    <style:style style:name="Table153.A3" style:family="table-cell">
      <style:table-cell-properties style:vertical-align="middle" fo:padding="0in" fo:border="none"/>
    </style:style>
    <style:style style:name="Table154" style:family="table">
      <style:table-properties style:width="4.8in" table:align="left"/>
    </style:style>
    <style:style style:name="Table154.A" style:family="table-column">
      <style:table-column-properties style:column-width="0.2889in"/>
    </style:style>
    <style:style style:name="Table154.B" style:family="table-column">
      <style:table-column-properties style:column-width="4.5111in"/>
    </style:style>
    <style:style style:name="Table154.A1" style:family="table-cell">
      <style:table-cell-properties style:vertical-align="middle" fo:padding="0in" fo:border="none"/>
    </style:style>
    <style:style style:name="Table154.A2" style:family="table-cell">
      <style:table-cell-properties fo:padding="0in" fo:border="none"/>
    </style:style>
    <style:style style:name="Table154.B2" style:family="table-cell">
      <style:table-cell-properties fo:padding="0in" fo:border="none"/>
    </style:style>
    <style:style style:name="Table154.A3" style:family="table-cell">
      <style:table-cell-properties fo:padding="0in" fo:border="none"/>
    </style:style>
    <style:style style:name="Table154.B3" style:family="table-cell">
      <style:table-cell-properties fo:padding="0in" fo:border="none"/>
    </style:style>
    <style:style style:name="Table154.A4" style:family="table-cell">
      <style:table-cell-properties fo:padding="0in" fo:border="none"/>
    </style:style>
    <style:style style:name="Table154.B4" style:family="table-cell">
      <style:table-cell-properties fo:padding="0in" fo:border="none"/>
    </style:style>
    <style:style style:name="Table154.A6" style:family="table-cell">
      <style:table-cell-properties fo:padding="0in" fo:border="none"/>
    </style:style>
    <style:style style:name="Table154.B6" style:family="table-cell">
      <style:table-cell-properties fo:padding="0in" fo:border="none"/>
    </style:style>
    <style:style style:name="Table154.A7" style:family="table-cell">
      <style:table-cell-properties fo:padding="0in" fo:border="none"/>
    </style:style>
    <style:style style:name="Table154.B7" style:family="table-cell">
      <style:table-cell-properties fo:padding="0in" fo:border="none"/>
    </style:style>
    <style:style style:name="Table154.A9" style:family="table-cell">
      <style:table-cell-properties fo:padding="0in" fo:border="none"/>
    </style:style>
    <style:style style:name="Table154.B9" style:family="table-cell">
      <style:table-cell-properties fo:padding="0in" fo:border="none"/>
    </style:style>
    <style:style style:name="Table154.A10" style:family="table-cell">
      <style:table-cell-properties fo:padding="0in" fo:border="none"/>
    </style:style>
    <style:style style:name="Table154.B10" style:family="table-cell">
      <style:table-cell-properties fo:padding="0in" fo:border="none"/>
    </style:style>
    <style:style style:name="Table154.A13" style:family="table-cell">
      <style:table-cell-properties fo:padding="0in" fo:border="none"/>
    </style:style>
    <style:style style:name="Table154.B13" style:family="table-cell">
      <style:table-cell-properties fo:padding="0in" fo:border="none"/>
    </style:style>
    <style:style style:name="Table154.A15" style:family="table-cell">
      <style:table-cell-properties fo:padding="0in" fo:border="none"/>
    </style:style>
    <style:style style:name="Table154.B15" style:family="table-cell">
      <style:table-cell-properties fo:padding="0in" fo:border="none"/>
    </style:style>
    <style:style style:name="Table155" style:family="table">
      <style:table-properties style:width="5.3694in" table:align="left"/>
    </style:style>
    <style:style style:name="Table155.A" style:family="table-column">
      <style:table-column-properties style:column-width="0.1917in"/>
    </style:style>
    <style:style style:name="Table155.B" style:family="table-column">
      <style:table-column-properties style:column-width="5.1778in"/>
    </style:style>
    <style:style style:name="Table155.A1" style:family="table-cell">
      <style:table-cell-properties fo:padding="0in" fo:border="none"/>
    </style:style>
    <style:style style:name="Table156" style:family="table">
      <style:table-properties style:width="5.7861in" table:align="left"/>
    </style:style>
    <style:style style:name="Table156.A" style:family="table-column">
      <style:table-column-properties style:column-width="0.2889in"/>
    </style:style>
    <style:style style:name="Table156.B" style:family="table-column">
      <style:table-column-properties style:column-width="5.4972in"/>
    </style:style>
    <style:style style:name="Table156.A1" style:family="table-cell">
      <style:table-cell-properties fo:padding="0in" fo:border="none"/>
    </style:style>
    <style:style style:name="Table156.A4" style:family="table-cell">
      <style:table-cell-properties style:vertical-align="middle" fo:padding="0in" fo:border="none"/>
    </style:style>
    <style:style style:name="Table157" style:family="table">
      <style:table-properties style:width="4.9667in" table:align="left"/>
    </style:style>
    <style:style style:name="Table157.A" style:family="table-column">
      <style:table-column-properties style:column-width="0.2889in"/>
    </style:style>
    <style:style style:name="Table157.B" style:family="table-column">
      <style:table-column-properties style:column-width="4.6778in"/>
    </style:style>
    <style:style style:name="Table157.A1" style:family="table-cell">
      <style:table-cell-properties fo:padding="0in" fo:border="none"/>
    </style:style>
    <style:style style:name="Table157.A2" style:family="table-cell">
      <style:table-cell-properties style:vertical-align="middle" fo:padding="0in" fo:border="none"/>
    </style:style>
    <style:style style:name="Table158" style:family="table">
      <style:table-properties style:width="5.5361in" table:align="left"/>
    </style:style>
    <style:style style:name="Table158.A" style:family="table-column">
      <style:table-column-properties style:column-width="0.2889in"/>
    </style:style>
    <style:style style:name="Table158.B" style:family="table-column">
      <style:table-column-properties style:column-width="5.2472in"/>
    </style:style>
    <style:style style:name="Table158.A1" style:family="table-cell">
      <style:table-cell-properties fo:padding="0in" fo:border="none"/>
    </style:style>
    <style:style style:name="Table158.A3" style:family="table-cell">
      <style:table-cell-properties style:vertical-align="middle" fo:padding="0in" fo:border="none"/>
    </style:style>
    <style:style style:name="Table159" style:family="table">
      <style:table-properties style:width="5.8417in" table:align="left"/>
    </style:style>
    <style:style style:name="Table159.A" style:family="table-column">
      <style:table-column-properties style:column-width="0.2889in"/>
    </style:style>
    <style:style style:name="Table159.B" style:family="table-column">
      <style:table-column-properties style:column-width="5.5528in"/>
    </style:style>
    <style:style style:name="Table159.A1" style:family="table-cell">
      <style:table-cell-properties fo:padding="0in" fo:border="none"/>
    </style:style>
    <style:style style:name="Table159.A2" style:family="table-cell">
      <style:table-cell-properties style:vertical-align="middle" fo:padding="0in" fo:border="none"/>
    </style:style>
    <style:style style:name="Table160" style:family="table">
      <style:table-properties style:width="5.175in" table:align="left"/>
    </style:style>
    <style:style style:name="Table160.A" style:family="table-column">
      <style:table-column-properties style:column-width="0.1917in"/>
    </style:style>
    <style:style style:name="Table160.B" style:family="table-column">
      <style:table-column-properties style:column-width="4.9833in"/>
    </style:style>
    <style:style style:name="Table160.A1" style:family="table-cell">
      <style:table-cell-properties fo:padding="0in" fo:border="none"/>
    </style:style>
    <style:style style:name="Table160.A2" style:family="table-cell">
      <style:table-cell-properties style:vertical-align="middle" fo:padding="0in" fo:border="none"/>
    </style:style>
    <style:style style:name="Table161" style:family="table">
      <style:table-properties style:width="5.1333in" table:align="left"/>
    </style:style>
    <style:style style:name="Table161.A" style:family="table-column">
      <style:table-column-properties style:column-width="0.2889in"/>
    </style:style>
    <style:style style:name="Table161.B" style:family="table-column">
      <style:table-column-properties style:column-width="4.8444in"/>
    </style:style>
    <style:style style:name="Table161.A1" style:family="table-cell">
      <style:table-cell-properties fo:padding="0in" fo:border="none"/>
    </style:style>
    <style:style style:name="Table161.A2" style:family="table-cell">
      <style:table-cell-properties style:vertical-align="middle" fo:padding="0in" fo:border="none"/>
    </style:style>
    <style:style style:name="Table162" style:family="table">
      <style:table-properties style:width="5.175in" table:align="left"/>
    </style:style>
    <style:style style:name="Table162.A" style:family="table-column">
      <style:table-column-properties style:column-width="0.1917in"/>
    </style:style>
    <style:style style:name="Table162.B" style:family="table-column">
      <style:table-column-properties style:column-width="4.9833in"/>
    </style:style>
    <style:style style:name="Table162.A1" style:family="table-cell">
      <style:table-cell-properties fo:padding="0in" fo:border="none"/>
    </style:style>
    <style:style style:name="Table163" style:family="table">
      <style:table-properties style:width="5.5361in" table:align="left"/>
    </style:style>
    <style:style style:name="Table163.A" style:family="table-column">
      <style:table-column-properties style:column-width="0.2889in"/>
    </style:style>
    <style:style style:name="Table163.B" style:family="table-column">
      <style:table-column-properties style:column-width="5.2472in"/>
    </style:style>
    <style:style style:name="Table163.A1" style:family="table-cell">
      <style:table-cell-properties fo:padding="0in" fo:border="none"/>
    </style:style>
    <style:style style:name="Table163.A3" style:family="table-cell">
      <style:table-cell-properties style:vertical-align="middle" fo:padding="0in" fo:border="none"/>
    </style:style>
    <style:style style:name="Table164" style:family="table">
      <style:table-properties style:width="4.9806in" table:align="left"/>
    </style:style>
    <style:style style:name="Table164.A" style:family="table-column">
      <style:table-column-properties style:column-width="0.2889in"/>
    </style:style>
    <style:style style:name="Table164.B" style:family="table-column">
      <style:table-column-properties style:column-width="4.6917in"/>
    </style:style>
    <style:style style:name="Table164.A1" style:family="table-cell">
      <style:table-cell-properties fo:padding="0in" fo:border="none"/>
    </style:style>
    <style:style style:name="Table164.A2" style:family="table-cell">
      <style:table-cell-properties style:vertical-align="middle" fo:padding="0in" fo:border="none"/>
    </style:style>
    <style:style style:name="Table165" style:family="table">
      <style:table-properties style:width="5.2306in" table:align="left"/>
    </style:style>
    <style:style style:name="Table165.A" style:family="table-column">
      <style:table-column-properties style:column-width="0.1917in"/>
    </style:style>
    <style:style style:name="Table165.B" style:family="table-column">
      <style:table-column-properties style:column-width="5.0389in"/>
    </style:style>
    <style:style style:name="Table165.A1" style:family="table-cell">
      <style:table-cell-properties fo:padding="0in" fo:border="none"/>
    </style:style>
    <style:style style:name="Table165.A4" style:family="table-cell">
      <style:table-cell-properties style:vertical-align="middle" fo:padding="0in" fo:border="none"/>
    </style:style>
    <style:style style:name="Table166" style:family="table">
      <style:table-properties style:width="5.5361in" table:align="left"/>
    </style:style>
    <style:style style:name="Table166.A" style:family="table-column">
      <style:table-column-properties style:column-width="0.1917in"/>
    </style:style>
    <style:style style:name="Table166.B" style:family="table-column">
      <style:table-column-properties style:column-width="5.3444in"/>
    </style:style>
    <style:style style:name="Table166.A1" style:family="table-cell">
      <style:table-cell-properties fo:padding="0in" fo:border="none"/>
    </style:style>
    <style:style style:name="Table166.A2" style:family="table-cell">
      <style:table-cell-properties style:vertical-align="middle" fo:padding="0in" fo:border="none"/>
    </style:style>
    <style:style style:name="Table167" style:family="table">
      <style:table-properties style:width="4.3278in" table:align="left"/>
    </style:style>
    <style:style style:name="Table167.A" style:family="table-column">
      <style:table-column-properties style:column-width="0.2889in"/>
    </style:style>
    <style:style style:name="Table167.B" style:family="table-column">
      <style:table-column-properties style:column-width="4.0389in"/>
    </style:style>
    <style:style style:name="Table167.A1" style:family="table-cell">
      <style:table-cell-properties fo:padding="0in" fo:border="none"/>
    </style:style>
    <style:style style:name="Table168" style:family="table">
      <style:table-properties style:width="3.5944in" table:align="left"/>
    </style:style>
    <style:style style:name="Table168.A" style:family="table-column">
      <style:table-column-properties style:column-width="3.5944in"/>
    </style:style>
    <style:style style:name="Table168.A1" style:family="table-cell">
      <style:table-cell-properties style:vertical-align="middle" fo:padding="0in" fo:border="none"/>
    </style:style>
    <style:style style:name="Table169" style:family="table">
      <style:table-properties style:width="6.7319in" style:rel-width="95%" table:align="left"/>
    </style:style>
    <style:style style:name="Table169.A" style:family="table-column">
      <style:table-column-properties style:column-width="6.3111in" style:rel-column-width="58364*"/>
    </style:style>
    <style:style style:name="Table169.B" style:family="table-column">
      <style:table-column-properties style:column-width="0.4201in" style:rel-column-width="3888*"/>
    </style:style>
    <style:style style:name="Table169.A1" style:family="table-cell">
      <style:table-cell-properties style:vertical-align="middle" fo:padding="0in" fo:border="none"/>
    </style:style>
    <style:style style:name="Table169.B1" style:family="table-cell">
      <style:table-cell-properties fo:padding="0in" fo:border="none"/>
    </style:style>
    <style:style style:name="Table169.B7" style:family="table-cell">
      <style:table-cell-properties fo:padding="0in" fo:border="none"/>
    </style:style>
    <style:style style:name="Table169.B16" style:family="table-cell">
      <style:table-cell-properties fo:padding="0in" fo:border="none"/>
    </style:style>
    <style:style style:name="Table170" style:family="table">
      <style:table-properties style:width="4.1667in" table:align="left"/>
    </style:style>
    <style:style style:name="Table170.A" style:family="table-column">
      <style:table-column-properties style:column-width="4.1667in"/>
    </style:style>
    <style:style style:name="Table170.A1" style:family="table-cell">
      <style:table-cell-properties style:vertical-align="middle" fo:padding="0in" fo:border="none"/>
    </style:style>
    <style:style style:name="P1" style:family="paragraph" style:parent-style-name="Heading_20_3">
      <style:paragraph-properties fo:text-align="center" style:justify-single-word="false"/>
    </style:style>
    <style:style style:name="P2" style:family="paragraph" style:parent-style-name="Text_20_body" style:master-page-name="HTML">
      <style:paragraph-properties fo:text-align="center" style:justify-single-word="false" style:page-number="auto"/>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end" style:justify-single-word="false"/>
    </style:style>
    <style:style style:name="P5" style:family="paragraph" style:parent-style-name="Text_20_body">
      <style:paragraph-properties fo:text-align="end" style:justify-single-word="false"/>
      <style:text-properties fo:font-size="10pt"/>
    </style:style>
    <style:style style:name="P6" style:family="paragraph" style:parent-style-name="Text_20_Body.nrp">
      <style:text-properties fo:font-size="10pt"/>
    </style:style>
    <style:style style:name="P7" style:family="paragraph" style:parent-style-name="Table_20_Contents">
      <style:text-properties fo:font-size="2pt" style:font-size-asian="2pt" style:font-size-complex="2pt"/>
    </style:style>
    <style:style style:name="P8" style:family="paragraph" style:parent-style-name="Table_20_Contents">
      <style:paragraph-properties fo:margin-top="0in" fo:margin-bottom="0.1965in" loext:contextual-spacing="false"/>
    </style:style>
    <style:style style:name="P9" style:family="paragraph" style:parent-style-name="Table_20_Contents">
      <style:paragraph-properties fo:margin-top="0in" fo:margin-bottom="0.1965in" loext:contextual-spacing="false" fo:text-align="center" style:justify-single-word="false"/>
    </style:style>
    <style:style style:name="P10" style:family="paragraph" style:parent-style-name="Table_20_Contents">
      <style:paragraph-properties fo:margin-top="0in" fo:margin-bottom="0.1965in" loext:contextual-spacing="false" fo:text-align="end" style:justify-single-word="false"/>
    </style:style>
    <style:style style:name="P11" style:family="paragraph" style:parent-style-name="Table_20_Contents">
      <style:paragraph-properties fo:margin-top="0in" fo:margin-bottom="0.1965in" loext:contextual-spacing="false"/>
      <style:text-properties fo:font-style="italic"/>
    </style:style>
    <style:style style:name="P12" style:family="paragraph" style:parent-style-name="Table_20_Contents">
      <style:paragraph-properties fo:margin-top="0in" fo:margin-bottom="0.2in" loext:contextual-spacing="false"/>
    </style:style>
    <style:style style:name="P13" style:family="paragraph" style:parent-style-name="Table_20_Contents">
      <style:paragraph-properties fo:margin-top="0in" fo:margin-bottom="0.2in" loext:contextual-spacing="false" fo:text-align="center" style:justify-single-word="false"/>
    </style:style>
    <style:style style:name="P14" style:family="paragraph" style:parent-style-name="Text_20_Body.nrm">
      <style:text-properties fo:font-size="10pt"/>
    </style:style>
    <style:style style:name="P15" style:family="paragraph" style:parent-style-name="Standard">
      <style:paragraph-properties fo:margin-top="0in" fo:margin-bottom="0in" loext:contextual-spacing="false"/>
      <style:text-properties fo:font-size="2pt" style:font-size-asian="2pt" style:font-size-complex="2pt"/>
    </style:style>
    <style:style style:name="P16" style:family="paragraph" style:parent-style-name="Text_20_Body.sma">
      <style:paragraph-properties fo:text-align="end" style:justify-single-word="false"/>
    </style:style>
    <style:style style:name="P17" style:family="paragraph" style:parent-style-name="Text_20_Body.sma">
      <style:text-properties fo:font-size="10pt"/>
    </style:style>
    <style:style style:name="P18" style:family="paragraph" style:parent-style-name="Heading_20_2">
      <style:paragraph-properties fo:text-align="end" style:justify-single-word="false"/>
    </style:style>
    <style:style style:name="P19" style:family="paragraph" style:parent-style-name="Heading_20_4">
      <style:paragraph-properties fo:text-align="center" style:justify-single-word="false"/>
    </style:style>
    <style:style style:name="T1" style:family="text">
      <style:text-properties fo:color="#000080"/>
    </style:style>
    <style:style style:name="T2" style:family="text">
      <style:text-properties style:text-underline-style="solid" style:text-underline-width="auto" style:text-underline-color="font-color"/>
    </style:style>
    <style:style style:name="T3" style:family="text">
      <style:text-properties style:text-position="33% 80%"/>
    </style:style>
    <style:style style:name="T4" style:family="text">
      <style:text-properties style:text-position="33% 80%" fo:font-style="italic"/>
    </style:style>
    <style:style style:name="T5" style:family="text">
      <style:text-properties fo:font-style="italic"/>
    </style:style>
    <style:style style:name="T6" style:family="text">
      <style:text-properties style:text-position="-33% 80%"/>
    </style:style>
    <style:style style:name="fr1" style:family="graphic" style:parent-style-name="Graphics">
      <style:graphic-properties style:vertical-pos="top" style:vertical-rel="baseline" fo:padding="0in" fo:border="0.99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office:annotation><dc:date>2020-09-06T23:05:57.900001116</dc:date><text:p>HTML: &lt;meta name="created" content="00:00:00"&gt;</text:p></office:annotation><text:a xlink:type="simple" xlink:href="http://bse.uaio.ru/333/index.htm" text:style-name="Internet_20_link" text:visited-style-name="Visited_20_Internet_20_Link">Список книг</text:a> <text:line-break/><text:a xlink:type="simple" xlink:href="http://bse.uaio.ru/333/1.htm#psod" text:style-name="Internet_20_link" text:visited-style-name="Visited_20_Internet_20_Link">Содержание книги</text:a> </text:p>
      <text:p text:style-name="Horizontal_20_Line"/>
      <text:p text:style-name="P3"><text:a xlink:type="simple" xlink:href="http://bse.uaio.ru/333/sup1.jpg" office:target-frame-name="_BLANK" xlink:show="replace" text:style-name="Internet_20_link" text:visited-style-name="Visited_20_Internet_20_Link">Суперобложка тома 1</text:a> </text:p>
      <text:p text:style-name="P3"><text:a xlink:type="simple" xlink:href="http://bse.uaio.ru/333/bvli.htm" office:target-frame-name="_BLANK" xlink:show="replace" text:style-name="Internet_20_link" text:visited-style-name="Visited_20_Internet_20_Link">Форзацы суперобложки</text:a> </text:p>
      <text:p text:style-name="P3"><text:soft-page-break/><text:span text:style-name="T1"><draw:a xlink:type="simple" xlink:href="http://bse.uaio.ru/333/obl1g.jpg" office:target-frame-name="_BLANK" xlink:show="replace"><draw:frame draw:style-name="fr1" draw:name="Image1" text:anchor-type="as-char" svg:width="8.0417in" svg:height="9.4307in" draw:z-index="0"><draw:image xlink:href="../БВЛ%20№%201.%20Поэзия%20и%20проза%20Древнего%20Востока_files/obl1.jpg" xlink:type="simple" xlink:show="embed" xlink:actuate="onLoad" loext:mime-type="image/jpeg"/></draw:frame></draw:a></text:span><text:a xlink:type="simple" xlink:href="http://bse.uaio.ru/333/obl1g.jpg" office:target-frame-name="_BLANK" xlink:show="replace" text:style-name="Internet_20_link" text:visited-style-name="Visited_20_Internet_20_Link"><text:span text:style-name="T1"><text:s/></text:span></text:a></text:p>
      <text:p text:style-name="Horizontal_20_Line"/>
      <text:p text:style-name="P4"><text:bookmark text:name="s1"/><text:soft-page-break/><draw:frame draw:style-name="fr2" draw:name="Image2" text:anchor-type="as-char" svg:width="0.9307in" svg:height="0.9583in" draw:z-index="1"><draw:image xlink:href="../БВЛ%20№%201.%20Поэзия%20и%20проза%20Древнего%20Востока_files/1-1.jpg" xlink:type="simple" xlink:show="embed" xlink:actuate="onLoad" loext:mime-type="image/jpeg"/></draw:frame><text:s/>    Библиотека <text:line-break/><text:span text:style-name="T2">        всемирной литературы</text:span> </text:p>
      <text:p text:style-name="P3"> <text:line-break/> <text:line-break/>  </text:p>
      <text:p text:style-name="P16">Серия первая * <text:line-break/>————————— <text:line-break/>Литература Древнего Востока <text:line-break/>Античного мира <text:line-break/>Средних веков <text:line-break/>Возрождения <text:line-break/>XVII и XVIII веков </text:p>
      <text:p text:style-name="Horizontal_20_Line"/>
      <text:p text:style-name="Text_20_body"><text:bookmark text:name="s2"/>РЕДАКЦИОННЫЙ СОВЕТ <text:line-break/>БИБЛИОТЕКИ <text:line-break/>ВСЕМИРНОЙ ЛИТЕРАТУРЫ </text:p>
      <text:p text:style-name="Text_20_Body.sma"><text:soft-page-break/>Абашидзе И. В. <text:line-break/>Айтматов Ч. <text:line-break/>Алексеев М. П. <text:line-break/>Бажан М. П. <text:line-break/>Благой Д. Д. <text:line-break/>Брагинский И. С. <text:line-break/>Бровка П. У. <text:line-break/>Бурсов Б. И. <text:line-break/>Бээкман В. Э. <text:line-break/>Ванаг Ю. П. <text:line-break/>Гамзатов Р. <text:line-break/>Гафуров Б. Г. <text:line-break/>Грабарь-Пассек М. Е. <text:line-break/>Грибанов Б. Т. <text:line-break/>Егоров А. Г. <text:line-break/>Елистратова А. А. <text:line-break/>Ибрагимов М. <text:line-break/>Иванько С. С. <text:line-break/>Кербабаев Б. М. <text:line-break/>Косолапов В. А. <text:line-break/>Лупан А. И. <text:line-break/>Любимов Н. М. <text:line-break/>Марков Г. М. <text:line-break/>Межелайтис Э. Б. <text:line-break/>Неупокоева И. Г. <text:line-break/>Нечкина М. В. <text:line-break/>Новиченко Л. Н. <text:line-break/>Нурпеисов А. К. <text:line-break/>Пузиков А. И. <text:line-break/>Рашидов Ш. Р. <text:line-break/>Реизов Б. Г. <text:line-break/>Самарин Р. М. <text:line-break/>Сомов В. С. <text:line-break/>Сучков Б. Л. <text:line-break/>Тихонов Н. С. <text:line-break/>Турсун-заде М. <text:line-break/>Федин К. А. <text:line-break/>Федоренко Н. Т. <text:line-break/>Федосеев П. Н. <text:line-break/>Ханзадян С. Н. <text:line-break/>Храпченко М. Б. <text:line-break/>Черноуцан И. С. <text:line-break/>Шамота Н. 3. </text:p>
      <text:p text:style-name="Horizontal_20_Line"/>
      <text:h text:style-name="Heading_20_1" text:outline-level="1"><text:bookmark text:name="s3"/><text:soft-page-break/>ПОЭЗИЯ И ПРОЗА <text:line-break/>ДРЕВНЕГО ВОСТОКА</text:h>
      <text:p text:style-name="P3"> <text:line-break/> <text:line-break/>  </text:p>
      <text:p text:style-name="Text_20_Body.nrm"><draw:frame draw:style-name="fr2" draw:name="Image3" text:anchor-type="as-char" svg:width="0.722in" svg:height="0.722in" draw:z-index="2"><draw:image xlink:href="../БВЛ%20№%201.%20Поэзия%20и%20проза%20Древнего%20Востока_files/1-2.jpg" xlink:type="simple" xlink:show="embed" xlink:actuate="onLoad" loext:mime-type="image/jpeg"/></draw:frame><text:s/><text:line-break/>————————— <text:line-break/>ИЗДАТЕЛЬСТВО <text:line-break/>«ХУДОЖЕСТВЕННАЯ ЛИТЕРАТУРА» <text:line-break/>МОСКВА • 1973 </text:p>
      <text:p text:style-name="P3">  </text:p>
      <text:p text:style-name="Horizontal_20_Line"/>
      <text:p text:style-name="P4"><text:bookmark text:name="s4"/>А <text:line-break/>П 67 </text:p>
      <text:p text:style-name="Text_20_Body.sma">Общая редакция и вступительная статья <text:line-break/>И. Брагинского </text:p>
      <text:p text:style-name="P3"> <text:line-break/> <text:line-break/>  </text:p>
      <text:p text:style-name="Text_20_Body.sma">© Издательство «Художественная литература», 1973 </text:p>
      <table:table table:name="Table1" table:style-name="Table1">
        <table:table-column table:style-name="Table1.A"/>
        <table:table-column table:style-name="Table1.B" table:number-columns-repeated="2"/>
        <table:table-row>
          <table:table-cell table:style-name="Table1.A1" office:value-type="string">
            <text:p text:style-name="P8">П</text:p>
          </table:table-cell>
          <table:table-cell table:style-name="Table1.A1" office:value-type="string">
            <text:p text:style-name="P8"><text:span text:style-name="T2">0744-197 </text:span><text:line-break/>028(01 )-73</text:p>
          </table:table-cell>
          <table:table-cell table:style-name="Table1.A1" office:value-type="string">
            <text:p text:style-name="P8">Подп. изд. </text:p>
          </table:table-cell>
        </table:table-row>
      </table:table>
      <text:p text:style-name="P3">  </text:p>
      <text:p text:style-name="Horizontal_20_Line"/>
      <text:h text:style-name="P1" text:outline-level="3"/>
      <text:p text:style-name="P3">  </text:p>
      <text:p text:style-name="Horizontal_20_Line"/>
      <text:h text:style-name="P18" text:outline-level="2"><text:bookmark text:name="s535"/>ДРЕВНЕЕВРЕЙСКАЯ ЛИТЕРАТУРА</text:h>
      <text:p text:style-name="P3">  </text:p>
      <text:p text:style-name="Horizontal_20_Line"/>
      <text:p text:style-name="Text_20_Body.sma"><text:bookmark text:name="s536"/>ВСТУПИТЕЛЬНАЯ СТАТЬЯ И. ДЬЯКОНОВА </text:p>
      <text:p text:style-name="P3">  </text:p>
      <text:p text:style-name="Horizontal_20_Line"/>
      <text:h text:style-name="P1" text:outline-level="3"><text:bookmark text:name="s537"/><text:soft-page-break/>ДРЕВНЕЕВРЕЙСКАЯ ЛИТЕРАТУРА</text:h>
      <text:p text:style-name="P3">I </text:p>
      <text:p text:style-name="Text_20_Body.nrm">Для своего понимания всякая литература требует знакомства с историей народа; из-за очень специфичных условий сохранения памятников древнееврейской литературы это требование является в данном случае особенно необходимым. </text:p>
      <text:p text:style-name="P14">В древности евреями<text:span text:style-name="T3">1</text:span> первоначально называлась группа западносемитских племен, по-видимому, выселившихся в XVI — XIV вв. до н. э. из север-номесопотамских степей в Сирийско-Аравийскую полупустыню. Часть из них, отделившись от прочих, не позже начала XIII в. до н. э. осела к востоку и югу от Мертвого моря и, смешавшись с местным населением, создала здесь свои государства; перейдя к оседлости, жители этих государств (аммонитяне, моавитяне и эдомитяне, или идумеи) перестали причислять себя к евреям, а так продолжали называть себя обычно лишь люди из тех племен той же группы, которые долее других сохраняли образ жизни неоседлых скотоводов, — может быть, лишь с подсобным земледелием, игравшим незначительную роль. Эти племена пользовались самообозначением <text:span text:style-name="T5">'ибри́,</text:span> «еврей», главным образом в общении с иноплеменниками, между собой же чаще называли себя различными — более дробными или же сравнительно широкими — родо-племенными обозначениями. Среди потомков этих племен прочно держалось предание о том, что предки их переселились из Месопотамии через Палестину на территорию, контролировавшуюся египетскими фараонами, и должны были исполнять египетские строительные и другие повинности, пока не были выведе- </text:p>
      <text:p text:style-name="Horizontal_20_Line"/>
      <text:p text:style-name="P14"><text:span text:style-name="T3">1</text:span> Древнееврейск. <text:span text:style-name="T5">'ибрим</text:span> — дословно, вероятно: «происходящие из-за реки» (Евфрата?). </text:p>
      <text:p text:style-name="P3">537 </text:p>
      <text:p text:style-name="Horizontal_20_Line"/>
      <text:p text:style-name="Text_20_Body.nrp"><text:bookmark text:name="s538"/>ны в Синайскую пустыню вождем Моисеем. Поскольку такое предание пока не нашло ни древних письменных, ни археологических подтверждений, постольку мы должны считать его легендарным. Во всяком случае, к XIII в. до н. э. к югу и юго-востоку от Палестины из еврейских скотоводческих племен образовался племенной союз с общим культом бога Яхве, принявший название «Израиль» («бог сражается»)<text:span text:style-name="T3">1</text:span> и начавший вторжение в Палестину с востока через реку Иордан (а может быть, также и с юга, от Синая). Впервые в письменных источниках этот племенной союз упомянут в победной надписи фараона Мернептаха (конец XIII в. до н. э.); он обозначен как уничтоженный, по-видимому, уже к западу от Иордана. </text:p>
      <text:p text:style-name="Text_20_Body.nrm"><text:soft-page-break/>Археологически доказано, что в XIII — XII вв. до н. э. имели место войны между вторгшимися с востока племенами и городами-государствами местных, тоже западносемитских жителей Палестины — ханаанеев. Как об этом рассказывало и древнееврейское предание, многие ханаанейские города (например, Иерихон, Хацор и др.) были разрушены. По-видимому, завоеватели встретили здесь и некоторые племена, близко родственные им по языку и традиционным родословиям и сходные по своему социально-хозяйственному строю, но поселившиеся в стране уже раньше; их они вобрали в свой племенной союз. Последний и сложился в своем традиционном составе, видимо, уже внутри Палестины, в XII — начале XI вв. до н. э. (он состоял из «двенадцати колен Израиля» или, вернее, из одиннадцати племен и одной специально посвященной культу союзного бога Яхве родоплеменной группы — левитов). В ходе первых войн и разрушения городов одна часть оседлых местных жителей — горожан и крестьян — погибла, другая — подчинилась вторгшимся племенам под условием дани и повинностей; но несомненно, что после первоначального периода непримиримой вражды наступил мир, и немалая часть тех же местных жителей (ханаанеев) влилась путем браков, усыновлений и иначе в состав племен-завоевателей, постепенно перешедших к оседлости. Классический древнееврейский язык I тыс. до н. э. являет черты смешения западносемитских говоров двух разных групп, из которых один можно отождествить как язык скотоводов Сирийско-Аравийской полупустыни II тыс. до н. э., а другой — как язык ханаанеев. Процесс слияния был ускорен тем, что с XII века всему палестинскому оседлому населению без различия приходилось обороняться от набегов других семитских племен из пустыни, с востока и с юга, — кочевников, одомашнивших верблюда, а потому более подвижных, чем были до них еврейские племена. Но, несмотря на постепенное этническое смешение, еще долго население городов и долин слыло по преимуществу ханаанейским, а население, осевшее на Палестинском нагорье и освоившее его под земледелие, — по преимуществу израильским. </text:p>
      <text:p text:style-name="P14">Но и перейдя к оседлости, израильтяне в Палестине все еще продолжали </text:p>
      <text:p text:style-name="Horizontal_20_Line"/>
      <text:p text:style-name="P14"><text:span text:style-name="T3">1</text:span> Богу Яхве, вероятно, поклонялись также идумеи; аммонитяне и моавитяне имели своих собственных богов-покровителей. </text:p>
      <text:p text:style-name="P3">538 </text:p>
      <text:p text:style-name="Horizontal_20_Line"/>
      <text:p text:style-name="Text_20_Body.nrp"><text:bookmark text:name="s539"/>жить родовым строем и управляться вождями — «судьями» (шофети́м). Лишь к концу XI в. до н. э. создается Израильское царство в ходе борьбы с попытками завоевания всей страны заморским народом филистимлян, осевшим в начале XII в. до н. э. на побережье, от района севернее нынешнего Тель-Авива и вплоть до Газы на юге. </text:p>
      <text:p text:style-name="Text_20_Body.nrm">Первые попытки создания царства были сделаны Гидеоном, затем Саулом; но прочная государственность на рабовладельческой основе была создана Давидом и его сыном Соломоном (конец XI — первая половина X в. до н. э.). Соломон впервые построил богу израильского племенного союза, Яхве, храм в Иерусалиме: ранее ему был посвящен лишь шатер — «скиния», содержавшая особый ларец — «ковчег завета», который считался земным местопребыванием незримо присутствующего во всем мире божества. </text:p>
      <text:p text:style-name="Text_20_Body.nrm"><text:soft-page-break/>Однако уже при преемнике Соломона новое государство в результате народного восстания распалось на два царства — Израильское на севере Палестины и в Заиорданье и Иудейское на юге Палестины. Из «двенадцати колен Израиля» в составе Иудейского царства осталось племя Иуда, часть левитов и небольшие группы из еще двух племен; в то же время в племя Иуда влились значительные местные иноплеменные группы. Между тем в 722 г. до н. э. Израильское царство было завоевано и уничтожено Ассирией, жители его были выселены и навсегда бесследно растаяли среди разноязычного населения Ближнего Востока; таким образом, единственными представителями древнего еврейского народа того времени остались иудеи — в это время так стало обозначаться все вообще население южного, Иудейского царства, каково бы ни было его происхождение. </text:p>
      <text:p text:style-name="Text_20_Body.nrm">Период X — VII вв. до н. э. был в Израильском, а затем Иудейском царстве порой бурного развития классовых отношений, обогащения аристократии — «мужей достойных» (гибборе хайил) и одновременно порой обнищания, а затем и закабаления рядовых земледельцев. Это вызвало к жизни так называемое пророческое движение. «Пророками» первоначально назывались неофициальные жрецы или волхвы, составлявшие особую корпорацию; их наименование перешло к новым религиозно-политическим проповедникам. </text:p>
      <text:p text:style-name="P14">«Пророки», полностью оставаясь на почве безраздельно господствовавшего в древности рабовладельческого мировоззрения, идеализировали родовое прошлое, как это характерно для социальных движений эпохи рабства; поэтому они осуждали угнетение лишь массы рядовых свободных (но не рабов) и сопутствовавшие ему общественные бедствия — долговую кабалу, обращение в рабство полноправных членов иудейско-израпльских общин и принудительную скупку земли у должников кредиторами; так, в одной из проповедей «пророка» Исайи (5 : 8, 15) говорится; </text:p>
      <table:table table:name="Table2" table:style-name="Table2">
        <table:table-column table:style-name="Table2.A"/>
        <table:table-row>
          <table:table-cell table:style-name="Table2.A1" office:value-type="string">
            <text:p text:style-name="P8">«Горе прибавляющим к дому дом, <text:line-break/>Тем, кто поле соединяет с полем, — <text:line-break/>Пока вовсе не станет места, <text:line-break/>Чтоб они одни остались посреди земли! </text:p>
          </table:table-cell>
        </table:table-row>
      </table:table>
      <text:p text:style-name="P3">539 </text:p>
      <text:p text:style-name="Horizontal_20_Line"/>
      <text:p text:style-name="P15"><text:bookmark text:name="s540"/></text:p>
      <table:table table:name="Table3" table:style-name="Table3">
        <table:table-column table:style-name="Table3.A"/>
        <table:table-row>
          <table:table-cell table:style-name="Table3.A1" office:value-type="string">
            <text:p text:style-name="P8">И унижен был человек, и низко пал муж, — <text:line-break/>Но будут опущены очи гордецов!»<text:span text:style-name="T3">1</text:span> </text:p>
          </table:table-cell>
        </table:table-row>
      </table:table>
      <text:p text:style-name="P14">Поскольку и в завоеванных, и в окружавших Палестину ханаанейских городах-государствах (в частности, в Финикии) классовый антагонизм развился гораздо раньше, чем у недавно перешедших к оседлости племен, постольку «пророкам» и их сторонникам представлялось, что социальное угнетение явилось лишь следствием культурного смешения израильтян с местным населением; в их религиозно-окрашенном мировоззрении это смешение вопринималось прежде всего как поклонение «чужим богам», помимо главного бога племенного союза — Яхве (это имя рано — хотя точно не известно, когда именно, — было табуировано, и было предписано заменять его словом «Господь»), Под «чужими богами» понимались прежде всего ханаанейские боги, в том числе финикийские, но также боги аммонитян и моавитян и восточных семитов — ассирийцев и вавилонян. Однако при очень близком этническом и языковом родстве евреев с другими семитскими народами вряд ли в то время было на самом деле возможно установить, каких божеств следовало считать исконно ханаанейскими и культы их — нововведением у евреев. Во всяком случае, не подлежит сомнению, что евреи искони и, по крайней мере, до V в. до н. э. поклонялись не только Яхве, но и другим божествам, и эти божества не обязательно были заимствованными у какого-либо иного народа. </text:p>
      <text:p text:style-name="P14"><text:soft-page-break/>Пока существовало северное, Израильское царство, «пророческое движение» имело в нем мало практических успехов <text:span text:style-name="T3">2</text:span>. Между тем борьба, начатая против сельской аристократии, — а она главным образом и пыталась эксплуатировать своих более бедных соплеменников, — естественно, выливалась в борьбу против местных святилищ, которые были идеологической опорой аристократии. Поэтому «пророки» стали выступать против местных центров богослужения, даже если они были посвящены самому богу Яхве: законным был признан только культ в Иерусалимском храме. Это обеспечило «пророческому движению» поддержку царей Иудейской монархии, сидевших в Иерусалиме и увидевших в «пророках» союзников в борьбе с аристократией местных общин: находясь вне влияния дворца и столичных властей, аристократия! видимо, стремилась к максимальной независимости. </text:p>
      <text:p text:style-name="P14">Вначале в Израильском и Иудейском царстве не отрицалось само бытие других божеств, помимо Яхве, однако «пророки» настаивали на обязательно- </text:p>
      <text:p text:style-name="Horizontal_20_Line"/>
      <text:p text:style-name="Text_20_Body.nrm"><text:span text:style-name="T3">1</text:span> Ср. также: «Так говорит Яхве: <text:line-break/>«Из-за трех прегрешений Израиля, из-за четырех <text:line-break/>Я не стану отвращать его беду: <text:line-break/>Из-за продажи праведника за серебро <text:line-break/>И бедняка — за пару сандалий!» <text:line-break/>(«Книга Амоса», гл. 2:6). </text:p>
      <text:p text:style-name="P14"><text:span text:style-name="T3">2</text:span> Из сохранившихся произведений к северному царству относятся, по-видимому, «Книга Осии» и часть источников Пятикнижия и исторических книг; возможно северное (израильское) происхождение «Книги Наума», части стихов «Песни песней» и т. п. См. об этих сочинениях ниже, </text:p>
      <text:p text:style-name="P3">540 </text:p>
      <text:p text:style-name="Horizontal_20_Line"/>
      <text:p text:style-name="Text_20_Body.nrp"><text:bookmark text:name="s541"/>сти «договора* («завета»), якобы заключенного между Яхве и израильским племенным союзом; по этому «завету» Яхве обязался будто бы вручить израильским племенам «землю обетованную» в Палестине, а члены племенного союза были за это обязаны поклоняться исключительно одному Яхве, богу «ревнивому», жестокому и свирепому, и выполнять ею предначертания, переданные через легендарного Моисея и пророков. Логика спора и борьбы с противниками очень скоро привела «пророков» к провозглашению Яхве вообще единственным настоящим богом и, таким образом, — к монотеизму. </text:p>
      <text:p text:style-name="Text_20_Body.nrm">Движение «пророков» было в высшей степени противоречивым. Выступая против главнейших социальных зол эпохи, разоблачая многие отталкивающие суеверия и впервые пытаясь внести этическую струю в примитивные магически-ритуалистические верования древности (например, именно Исайе принадлежит знаменитый призыв «перековать мечи на орала»), они в то же время принимали как нечто раз навсегда данное антагонизм рабовладельцев и рабов, поддерживали своим авторитетом монархию, все более стремившуюся к деспотизму, фактически проповедовали изоляцию своего народа от окружающих культур и явились едва ли не первыми в древности поборниками нетерпимости. Некоторые из книг, ставших идеологическим орудием движения на его позднем этапе — как, например, «Книга Чисел», «Второзаконие», — объявляли жесточайшее истребление ханаанеев религиозным долгом народа Яхве, — правда, задним числом, так как к VIII — VII вв. до н. э. ханаанеев, как особой от евреев народности, в стране, видимо, уже не было. Тем не менее именно это служило потом оправданием средневековых религиозных войн в христианском мире и образцом для учения о «священной войне» в мусульманстве. </text:p>
      <text:p text:style-name="P14"><text:soft-page-break/>Начиная со второй половины VIII в. до н. э. религиозно-политические речи «пророков» стали записываться. Из более ранних памятников древнееврейской устной и письменной литературы, о былом существовании которых мы иногда знаем, а иногда догадываемся, до нас дошло немногое. КIX—VIII вв, до н. э. восходят компилированные из нескольких более ранних источников книги «Бытия», «Исход», «Л евит»и«Чисел», излагающие мифическую и легендарную историю мира и израильских племен в духе концепции «завета» израильтян с богом Яхве и содержащие также юридические и религиозно-этические законы и правила, — например, знаменитые «десять заповедей»; эти книги приписаны легендарному Моисею, но предполагают уже оседлое существование народа, которому адресованы их поучения. Примерно к VII и отчасти к началу VI в. до н. э. относятся исторические книги («Иисуса Навина», «Судей», «I— IV Книги Царств», — иначе «I — II Книги Самуила» и «I — II Книги Царей»), излагающие историю Палестины с XIII по начало VI в. до н. э. главным образом с точки зрения выполнения или невыполнения народом и царями предполагаемых предписаний Яхве. В 622 г. до н. э. при перестройке Иерусалимского храма при царе Иосии, была «найдена» «Книга Второзаконие», подытоживавшая учение «пророков»; она была тоже приписана Моисею и вместе с первыми четырьмя «Книгами Моисеевыми» составила Пятикнижие, или </text:p>
      <text:p text:style-name="P3">541 </text:p>
      <text:p text:style-name="Horizontal_20_Line"/>
      <text:p text:style-name="Text_20_Body.nrp"><text:bookmark text:name="s542"/>Тору, наиболее почитаемую часть иудейского Священного писания, получившую значение свода религиозных догматов. </text:p>
      <text:p text:style-name="Text_20_Body.nrm">К периоду «царств» (X — начало VI вв. до н. э.) относится часть дошедшей до нас древнееврейской культовой лирики (псалмы); все они без разбору позже приписывались царю Давиду. Еще старше некоторые сохраненные в прозаических книгах отрывки дружинного эпоса и других песнопений времени племенного союза; самым древним считается эпический отрывок «Песнь Деборы» («Книга Судей», гл. 5) конца XII в. до н. э. </text:p>
      <text:p text:style-name="Text_20_Body.nrm">В 597 г.дон. э. Иудейское царство было завоевано Навуходоносором Псарем Вавилона; значительная часть иудеев была переселена в 586 г. до н. э. в Вавилонию, но здесь они не были обращены в рабство и сохранили между собой идеологические связи. Здесь продолжалась деятельность «пророков»; наиболее значительный из них, Езекиил, выдвинул религиозно-утопическую идею восстановления Израиля как теократического государства с центром в Иерусалиме. В конце VI в. до н. э. персидские цари Ахемениды, завладевшие Вавилонией и всем Ближним Востоком, из стратегических соображений решили восстановить и укрепить разрушенный Иерусалим и позволили пленным иудеям вернуться туда и отстроить храм Яхве. Создалась самоуправляющаяся храмово-городская иудейская община, для членов которой догма Торы и учения пророков были обязательными; но в эту общину не были приняты многие из остававшихся после «вавилонского пленения» в Палестине, а также новые поселенцы, успевшие здесь появиться; они составили отдельную общину самаритян. Все социальные бедствия, выпадавшие до тех пор или впоследствии на долю иудеев, отныне приписывались каким-либо их отступлениям от буквы Торы в этическом и особенно в ритуальном отношении, что явилось причиной ритуалитически-буквалистского характера, который приняла иудейская религия. В то же время, во избежание подобных отступлений в будущем, всему мужскому населению было вменено повседневное изучение Торы. Грамотность среди народов древности была вообще распространена значительно шире, чем в эпоху средневековья, евреи же пронесли традицию грамотности, как часть предписанной религиозной догмы, даже и сквозь средневековье. </text:p>
      <text:p text:style-name="P14"><text:soft-page-break/>К периоду «вавилонского пленения» и последовавшему затем периоду «второго храма» относятся, помимо поздних пророческих книг («Книга Езекиил а» и несколько более мелких<text:span text:style-name="T3">1</text:span>), также целый ряд литературных произведений различных других жанров: «Плач» о падении Иерусалима, приписанный пророку Иеремии, исторические «Книга Эзры» и «Книга Неемии», а также новый, идеологически сильно переработанный вариант истории Израильского и Иудейского царств («I — II Книги Хроник», иначе «Паралипбменон»), дальнейшие образцы религиозной и религиозно-публицистической лирики и богослужебных текстов (псалмы), несколько прозаических повестей (не исключено что древнейшая из них — «Книга Руфь» — может относиться еще </text:p>
      <text:p text:style-name="Horizontal_20_Line"/>
      <text:p text:style-name="P14"><text:span text:style-name="T3">1</text:span> Из них «Книга Ионы» и, видимо, «Книга Иоиля» приписываются деятелям пророческого движения, в действительности жившим еще в VIII в. до н. э. в северном царстве. </text:p>
      <text:p text:style-name="P3">542 </text:p>
      <text:p text:style-name="Horizontal_20_Line"/>
      <text:p text:style-name="Text_20_Body.nrp"><text:bookmark text:name="s543"/>к концу доплеиной эпохи), собрание религиозно-политических аллегорий («Книга Даниила»), собрание пословиц и афоризмов, нравоучительная поэма — «Книга Иова», замечательный образец древневосточного философствования — «Книга Экклесиаст»; в это же время был составлен сборник любовной и свадебной лирики — «Песнь песней», хотя отдельные части его восходят, видимо, еще к IX — VII вв. до н. э. </text:p>
      <text:p text:style-name="Text_20_Body.nrm">Иудейская храмово-городская община в Иерусалиме была вовлечена в бурные события, последовавшие за покорением Востока Александром Македонским в конце IV в. до н. э. и созданием великих эллинистических держав Птолемеев и Селевкидов. В течение III — II вв. большие группы иудеев подверглись выселению в Египет (Александрию), Сирию и Армению. В борьбе с Селевкидской монархией во II — I вв. до н. э. создалось новое Иудейское царство, основанное династией Маккавеев, или Хасмонеев, но их преемники были вынуждены отдаться под власть римлян; II в. до н. э. — II в. н. э. были в Палестине периодом острейшей классовой борьбы и новых идеологических исканий; возникают различные иудейские секты, например, секта ессеев, осуждавшая официальное иудаистическое учение (фарисеев) и проповедовавшая аскетизм и имущественное равенство; эта секта теперь хорошо известна по знаменитой находке ее рукописей в пустыне у Мертвого моря. Иудейской сектой было вначале и христианство, лишь позднее отделившееся от иудаизма и противопоставившее себя ему. </text:p>
      <text:p text:style-name="Text_20_Body.nrm">Два восстания против римского владычества (66—70 гг. н. э. и затем — 132—135 гг. н. э.) привели к разрушению «второго» Иерусалимского храма и к окончательному выселению иудеев из Иерусалима; многие переселились в различные концы Римской империи или бежали в Месопотамию, в царство парфян; началась пора «Диаспоры», или рассеяния; хотя начальный период диаспоры все еще относится к эпохе древности, однако сочинения, созданные в это время, ближе уже к средневековой литературе и в настоящем томе не представлены. </text:p>
      <text:p text:style-name="P3">II </text:p>
      <text:p text:style-name="P14"><text:soft-page-break/>Начиная с эпохи «второго храма» духовная жизнь евреев стала регулироваться и направляться знатоками Писания — книжниками, представленными в специальном духовно-административном органе (великом совете, позже — в синедрионе). Богослужение совершалось только в Иерусалимском храме, а в других местах существовали лишь молитвенные собрания (синагоги); они получили особое значение после падения «второго жрама»: ведь, согласно религиозной догме иудаизма, впредь до восстановления единственно законного Иерусалимского храма подлинное богослужение считалось невозможным. Тогда же власть синедриона была заменена авторитетом отдельных вероучителей — раввинов. К этому времени превращение религии иудеев в веру, основанную на письменной догме и официально регулируемую, привело к созданию канона Священного писания. Это чрезвычайно затрудняет объективное изучение памятников древнееврейской литературы: споры </text:p>
      <text:p text:style-name="P3">543 </text:p>
      <text:p text:style-name="Horizontal_20_Line"/>
      <text:p text:style-name="Text_20_Body.nrp"><text:bookmark text:name="s544"/>вокруг них слишком легко превращаются из научных во вненаучные; одни настаивают на достоверности и неповторимой ценности каждого «боговдохно-венного слова Писания», другие столь же решительно в полемическом рвении отрицают за этими памятниками какие бы то ни было исторические и художественные достоинства. Для более ясного изложения этого трудного вопроса необходимо остановиться на составе канона. </text:p>
      <text:p text:style-name="Text_20_Body.nrm">Явление циклизации и канонизации памятников письменной литературы было уже и раньше известно Древнему Востоку и не обязательно связывалось с религиозной догмой. Так, вавилонские писцовые школы тоже имели свои своды рекомендуемых к чтению произведений; эти своды составлялись не только исходя из идеологической ценности данных произведений с позиции господствовавшего мировоззрения, но и из чисто практических и педагогических соображений; вавилонский «канон» не был, однако, вполне замкнутым. Иудейские книжники эпохи «второго храма» и более позднего времени, конечно, подходили более строго к отбору круга чтения верующих (то есть, в условиях того времени, всего населения). Отбирались в первую очередь такие книги, где излагаемые идеи позволяли объявить, что автор был вдохновлен богом, — такие, где прямо пропагандировалась монотеистическая религиозная догма иудаизма, в том виде, как она сложилась ко времени поздних «пророков»; во вторую очередь отбирались книги, по крайней мере, не противоречащие догматам иудаизма и, с точки зрения иудейских книжников, достаточно нравоучительные. Однако догматический авторитет признавался только за пятью книгами Торы. </text:p>
      <text:p text:style-name="Text_20_Body.nrm">Все литературные произведения хотя и подвергались благочестивому редактированию, однако не до такой степени, чтобы любой ценой достигать устранения противоречий; так, несмотря на то, что версия истории Израильского и Иудейского царств, излагаемая в художественно слабых, но значительно более благочестивых по духу «Книгах Паралипоменон», с фактической стороны серьезно расходится с версией более древних «Книг Царств», однако в канон попали и те и другие. </text:p>
      <text:p text:style-name="P14">Круг одобренного чтения в основном сложился к концу III в. до н. э.; евреи Александрии, сохранившие иудейскую религию, но утерявшие древнееврейский язык, сочли необходимым перевести соответствующие произведения на греческий; этот перевод (II в. до н. э.), так называемая «Септуагинта», или «Библия семидесяти толковников», впоследствии воспринятая православным христианством, полностью включает и весь позднейший иудейский древнееврейский канон, окончательно установленный лишь в I в. н. э., но содержит также некоторые сочинения, впоследствии исключенные из еврейской Библии, главным образом из-за их поздней даты: действительная или (как в случае, например, «Книги Ионы», «Экклесиаста» и «Песни песней») мнимая древность произведения казалась гарантией их мудрости и боговдохновенностн; книги, явно более близкие к тогдашней современности, могли скорее казаться делом рук человеческих. Так из канона были исключены заведомо поздние книги: «Премудрость Иисуса, сына Сирахова», историческое сочинение •<text:span text:style-name="T5">**.</text:span> </text:p>
      <text:p text:style-name="P3">544 </text:p>
      <text:p text:style-name="Horizontal_20_Line"><text:soft-page-break/></text:p>
      <text:p text:style-name="P3"><draw:frame draw:style-name="fr2" draw:name="Image17" text:anchor-type="as-char" svg:width="8.722in" svg:height="8.9307in" draw:z-index="3"><draw:image xlink:href="../БВЛ%20№%201.%20Поэзия%20и%20проза%20Древнего%20Востока_files/1-16.jpg" xlink:type="simple" xlink:show="embed" xlink:actuate="onLoad" loext:mime-type="image/jpeg"/></draw:frame><text:s/></text:p>
      <text:p text:style-name="Horizontal_20_Line"/>
      <text:p text:style-name="Text_20_Body.sma">Состязание. <text:line-break/>Изображение Пируза Сасанида на позолоченном блюде. V в. <text:line-break/>Музей «Метрополитен». Нью-Йорк. </text:p>
      <text:p text:style-name="Horizontal_20_Line"/>
      <text:p text:style-name="Text_20_Body.nrm"><text:bookmark text:name="s545"/><text:soft-page-break/>«I Книга Маккавеев», повести — «Книга Юдифь» и «Книга Товита» (хотя обе они выдавали себя за древние, но их эллинистическая дата очевидна), отрывки «Сусанна и старцы», «Бел и дракон» и др., введенные в «Книгу Даниила», и т. п.<text:span text:style-name="T3">1</text:span>. </text:p>
      <text:p text:style-name="Text_20_Body.nrm">В окончательном виде иудейский канон, или Библия (греч. «Книги») делится на три части, различные по приписываемой им «святости»: 1) «Пятикнижие Моисея», или Тора («Закон»): книги «Бытия», «Исход», «Левит», «Чисел» и «Второзаконие»; 2) «Пророки», куда входят исторические книги: «Иисуса Навина», «Судей», «I — IV Царств» (иначе «I — II Книги Самуила» и «I — II Книги Царей») и сборники речей «великих» пророков — Исайи, Иеремии, Езекиила (в православной Библии сюда присоединяется и «Книга Даниила») и «малых» пророков — Осии, Иоиля, Амоса, Овадии, Ионы<text:span text:style-name="T3">2</text:span>, Михея, Наума, Аввакума (Хабаккука), Софонии, Аггея, Захариип Малахии<text:span text:style-name="T3">3</text:span>; и, наконец, 3) «Писания»<text:span text:style-name="T3">4</text:span>, куда относятся «Псалмы», «Притчи», поэмы «Книга Иова» и «Плач» (так называемый «Плач Иеремии»), сборник свадебной лирики — «Песнь песней», исторические «I — II Книги Хроник (Паралипоменон)», а также «Книга Эзры» и «Книга Неемии», посвященные построению «второго храма», повести — «Книга Руфь» и «Книга Эефирь», аллегорическая «Книга Даниила» и поэтические мудрствования «Экклесиаста». Не вошедшие в иудейское Священное писание книги не обязательно запрещались для чтения: они лишь были объявлены не «боговдохновенными», причем это качество еще долго не признавалось частью раввинов и за книгами «Экклесиаст» и «Песнь песней». Но на практике исключение некоторых книг из канона привело к тому, что их перестали читать и переписывать в среде верующих евреев, и они сохранились только в составе христианской Библии, в греческих и других переводах. </text:p>
      <text:p text:style-name="P14">Как уже упоминалось, все книги иудейской Библии входят также и в Библию христиан — в качестве Ветхого завета (то есть «древнего договора»), в отличие от Евангелий и других собственно христианских книг, как бы составляющих заключенный верующими с Христом Новый договор, или Новый завет <text:span text:style-name="T3">5</text:span>. </text:p>
      <text:p text:style-name="Horizontal_20_Line"/>
      <text:p text:style-name="Text_20_Body.nrm"><text:span text:style-name="T3">1</text:span> К александрийской традиции восходят также некоторые другие дохристианские книги, иногда включавшиеся в христианскую Библию, но чаше относившиеся к числу апокрифов («Откровение Эзры», «Книга премудрости Соломоновой», «Книга Варуха», «II Книга Маккавеев» и др.); большинство из них было написано александрийскими и другими эллинизованными евреями по-гречески и относится, собственно, уже к греческой литературе. </text:p>
      <text:p text:style-name="Text_20_Body.nrm"><text:span text:style-name="T3">2</text:span> «Книга Ионы» — не сборник речей, а повесть; см. о ней ниже. </text:p>
      <text:p text:style-name="Text_20_Body.nrm"><text:span text:style-name="T3">3</text:span> Такого пророка на самом деле никогда не существовало; автор этой книги так же, как частей «Книги Исайи» и «Книги Захарии», неизвестен. </text:p>
      <text:p text:style-name="Text_20_Body.nrm"><text:span text:style-name="T3">4</text:span> В разных Библиях (иудейской, православной, католической, англиканской, лютеранской и т. д.) они размещены в различном порядке; мы перечислили их произвольно. </text:p>
      <text:p text:style-name="P14"><text:span text:style-name="T3">5</text:span> Новозаветные книги написаны по-гречески и принадлежат к греческой литературе. </text:p>
      <text:p text:style-name="Text_20_Body.sma">18 Поэзия и проза Древнего Востока </text:p>
      <text:p text:style-name="P3">545 </text:p>
      <text:p text:style-name="Horizontal_20_Line"/>
      <text:p text:style-name="Text_20_Body.nrm"><text:bookmark text:name="s546"/><text:soft-page-break/>Само собой понятно, что книги древнееврейской литературы, исключенные из канона, а тем более — доканояические, не соответствовавшие учениям «пророческого движения» или предшествовавшие ему, имели мало шансов сохраниться: в древней Палестине писали не клинописью на глиняных плитках, почти не разрушимых временем, а алфавитным письмом на папирусе или коже, для сохранения которых через тысячелетия требуются условия особой сухости климата и отсутствия существенных температурных изменений. </text:p>
      <text:p text:style-name="Text_20_Body.nrm">Так получилось, что почти все сохранившиеся памятники древнееврейской литературы дошли до нас только в составе тщательно отобранного религиозного канона Библии. Исключение составляют «Премудрость Иисуса, сына Сирахова», рукопись которой на древнееврейском языке была случайно найдена в начале нашего столетия, и сочинения бежавшей от мира секты ессеев, чудом сохранившиеся в тайниках сухих пещер пустыни у Мертвого моря; но эти сочинения, имеющие громадную ценность как памятники истории идеологии, как произведения публицистические и морально-этические, не относят-ся к области собственно художественной литературы. Книги же первоначально иудейской секты христиан почти с самого начала писались по-гречески. </text:p>
      <text:p text:style-name="Text_20_Body.nrm">Но принадлежность памятников древнееврейской литературы к определенному религиозному своду — Библии, к Священному писанию, — совершенно не означает, что они все целиком носят культовый характер, (Уже из нашего изложения истории образования библейского канона видно, что он составлялся постепенно, из весьма разнородных элементов; и хотя каждое литературное произведение, получившее место в каноне, несет определенную идеологическую нагрузку, однако не каждое создавалось с самого начала в религиозных целях. Разумеется, многие произведения имели и изначально религиозный замысел; но если мы учтем, что на Древнем Востоке вообще никакой иной идеологии, кроме религиозной, еще не существовало, нам будет понятно, что и в такое произведение могли быть вложены весьма разнообраз- * ные социальные, политические и этические идеи, вплоть до идей самого широкого, общечеловеческого диапазона. Уже основные, имеющие догматическое значение религиозные книги Библии очень пестры по содержанию. Создавая свою историю мира и историю своего народа, неизвестные нам авторы Пятикнижия и исторических книг (особенно тех, которые, как, например, «Книга Судей», описывали ранний, догосударственный период) неизбежно должны были, назависимо от идеологической, религиозной задачи, которую они себе ставили, черпать из главного, почти единственного существовавшего в то время источника исторических или миимоисторических сведений. Этим источником могла быть только память народная, народный эпос, фольклор. Точно так же народная мудрость и народная песенная лирика лежат в основе таких книг, как «Притчи Соломоновы», «Песнь песней» и т. п. Народ три тысячи лет назад весь поголовно был верующим — стоит ли удивляться, что остатки народного творчества дошли до нас в составе религиозного канона? </text:p>
      <text:p text:style-name="P14">Мы говорили сейчас об остатках устного народного творчества; но и литература чисто письменного происхождения, сохраненная в Библии, очень </text:p>
      <text:p text:style-name="P3">546 </text:p>
      <text:p text:style-name="Horizontal_20_Line"/>
      <text:p text:style-name="Text_20_Body.nrp"><text:bookmark text:name="s547"/><text:soft-page-break/>неоднородна. Здесь наряду с вещами, малохудожественными, на наш современный взгляд, вроде «Книги Чисел» или «Книг Паралипоменон», наряду с некоторыми частями «Книги Бытия» или «Книги Исход», — на тот же наш современный взгляд, не только архаичными, но и примитивно-бесчеловечными, — паряду с фанатической нетерпимостью книг Эзры и Неемии, — мы встречаемся с некоторыми произведениями замечательных мастеров мысли й слова, оставивших неизгладимый след на всей европейской, а отчасти и мусульманской литературе и культуре. </text:p>
      <text:p text:style-name="Text_20_Body.nrm">В XX веке много внимания в науке было уделено вопросу о внешних влияниях на древнееврейскую литературу. В настоящее время наука пришла к тому выводу, что прямых заимствований в ней мало. Классическим примером является миф о потопе, несомненно, месопотамского происхождения; назвать другие столь же явственные примеры труднее; сейчас ясно, что либеральное немецкое протестантское богословие, видевшее повсюду заимствования из Вавилонии и Египта и в своем гиперкритицизме бравшее под сомнение даже подлинность чуть ли не каждой фразы в Библии (не говоря уж об ее оригинальности), допускало сильные преувеличения. Конечно, есть схождения формально-жанрового характера с вавилонской литературой («Плач Иеремии», «Книга Иова») и с египетской литературой («Песнь песней»), есть схождения отдельных мифологических мотивов и образов с засвидетельствованными для других культур Древнего Востока, особенно Финикии, Уга-рита (тот же «Иов», некоторые псалмы, некоторые мотивы «пророческих» книг); есть даже дословные совпадения отдельных речений, сравнений, афоризмов; но все это лучше всего объясняется не заимствованиями, а тем, что и вавилонская, и финикийская, и древнееврейская, и древнеегипетская литературы черпали из одного общего фонда народной мудрости — фольклора народов древнего Ближнего Востока. Мы лучше всего поймем древнееврейскую («библейскую») литературу, если раз навсегда откажемся расценивать ее — в позитивном или негативном смысле — как какое-то особое, уникальное, то ли боговдохновенное, то ли созданное намеренно для одурачивания народных масс «Писание», а будем рассматривать ее как то, чем она является, — одной из целого ряда литератур Древнего Востока, типологически с ними сходной, не более и не менее религиозной, чем другие, и в це-лом не более и не менее реакционной или прогрессивной, чем другие. Речь сейчас идет не о той политической и идеологической роли, какую Библия играла или играет в руках позднейших поколений (а роль ветхозаветных библейских книг была разной — от революционной в эпоху Крестьянской войны в Германии и нидерландской и английской революций, до крайне реакционной во многих других исторических ситуациях); мы говорим сейчас об одной из <text:span text:style-name="T5">древних</text:span> литератур в контексте истории <text:span text:style-name="T5">древнего</text:span> человечества, — времени, когда развитию производительных сил и мировой культуры соответствовал рост рабовладения и рабовладельческой идеологии, смотревшей еще вперед, в то время как народные массы оглядывались только назад, на мнимый «золотой век» первобытности. </text:p>
      <text:p text:style-name="P17">18* </text:p>
      <text:p text:style-name="P3">547 </text:p>
      <text:p text:style-name="Horizontal_20_Line"/>
      <text:p text:style-name="Text_20_Body.nrm"><text:bookmark text:name="s548"/><text:soft-page-break/>Идейное содержание древнееврейской литературы эпохи царств и «пророческого движения» не имеет <text:span text:style-name="T5">близких</text:span> аналогий в современных ей соседних литературах, и о заимствовании здесь говорить не приходится; но в более <text:span text:style-name="T5">общем</text:span> смысле эта литература укладывается в рамки <text:span text:style-name="T5">общей</text:span> социально-этической проблематики древнего Ближнего Востока первой половины I тыс. до и. э. Относительно более близкие идейные переклички наблюдаются между древнееврейской литературой времени «вавилонского пленения» и послеплен-ного периода — и кругом древнеиранских религиозно-философских идей. В эпоху «мировой» персидской державы Ахеменидов (VI — IV вв. до н. э.) иудейский Яхве стал полуофициально (под названием «Бога небесного») отождествляться с иранским Ахурамаздой; не без влияния иранского зороастризма нарождались у евреев такие идеологические явления, как идея мессианизма (ожидания грядущего Спасителя; иранцы ожидали потомка Зарату-штры, евреи — потомка царя Давида, который восстановит их государство), и как концепция дуализма и борьбы доброго и злого начал (у иранцев это была борьба Ахурамазды и Ангхроманью, у евреев — Господа и Сатаны). Эллинистическая и вообще греческая философия и литература не оказали никакого заметного влияния на древнееврейскую литературу, — по крайней мере, поскольку речь идет о книгах, успевших попасть в библейский канон. </text:p>
      <text:p text:style-name="Text_20_Body.nrm">По своей форме дошедшие до нас произведения древнееврейской литературы можно отнести к числу стихотворных, ритмизованных прозаических, и прозаических в собственном смысле слова. </text:p>
      <text:p text:style-name="Text_20_Body.nrm">Древнееврейское стихосложение принципиально не отличалось от стихосложения других северносемитских народов (аккадцев, угаритян, финикийцев), а также древних египтян: оно было чисто тоническим, основанным на счете только логических ударений. Эпический стих «Песни Деборы» практически не отличается от стиха вавилонского эпоса (четыре ударения на стих с цезурой после второй стопы; число логически неударных слогов в принципе безразлично, но от него зависит убыстрение или замедление дикции сказителя: эпизодически появляются аллитерация и рифма). В связи с процессами языкового развития, протекавшими внутри древнееврейского языка, древнееврейское стихосложение отказалось от обязательного женского окончания стихов и полустиший; это сделало стих как ритмическую единицу менее устойчивым, более рыхлым; поэтому в древнееврейской поэзии гораздо чаще, чем в аккадской, применяются неравностопные размеры, а грань между стихом и ритмизованной прозой становится еще более условной, чем у вавилонян. Стихами написаны, помимо уже упоминавшейся «Песни Деборы», некоторые отрывки в Пятикнижии и в исторических книгах (например, «Благословение Иакова», «Прощальная песнь Моисея», «Оплакивание царя Саула»), бблыпая часть псалмов, в том числе и введенные в ткань других произведений (например, во «II Книге Царств», гл. 22, в «Книге Ионы»), вся «Песнь песней», важнейшие части «Книги Иова» и т. ш Последние два произведения приводятся ниже в нашем собрании образцов древнееврейской литературы. </text:p>
      <text:p text:style-name="P14">Из разделов нашего тома, посвященных литературе шумеров и аккадцев, </text:p>
      <text:p text:style-name="P3">548 </text:p>
      <text:p text:style-name="Horizontal_20_Line"/>
      <text:p text:style-name="Text_20_Body.nrp"><text:bookmark text:name="s549"/><text:soft-page-break/>читатель знает: на Древнем Востоке в течение III и II тыс. до н. э. признаком того, что автор словесного (устного или письменного) произведения ставил себе художественные задачи, была ритмизация его текста. И в древнееврейской литературе ритмическая проза долго занимала главное место. Важнейшие произведения ритмической прозы принадлежат к ораторскому искусству, — это проповеди «пророков». Речь «пророка» может спускаться до простой «разговорной» прозы, или, на вершине вдохновения, включать чисто стихотворные отрывки, или, наконец, быть почти чистыми стихами, — таковы экстатические проклятия североизраильского пророка Наума гибнущей Ниневии, гнезду ассирийских завоевателей Ближнего Востока, таковы многие отрывки у Исайи, Иеремии, Езекиила, Софонии и других; но в основном эти речи — ритмическая проза. Из не-«пророческой» литературы «Книга Эккле-еиаст», также приведенная у нас, написана в ритмической форме, воспринимающейся как свободный стих. </text:p>
      <text:p text:style-name="Text_20_Body.nrm">Современному читателю речи «пророков» кажутся темными в своей богатой метафоричности, витиеватыми, порою мистическими; но своими первыми слушателями они так не воспринимались. Каждая «пророческая» проповедь была произнесена на политическую злобу дня и содержала прямые и часто грубые намеки на людей и события; сейчас, имея в своем расторжении многочисленные египетские, ассирийские и вавилонские источники, современные этим проповедям, мы можем часто, — а если проповедь касалась международных событий, то почти в каждом случае, — указать и соответственное событие, и его точную дату, и ту конкретную политическую обстановку на Ближнем Востоке, на которую «пророк» намекает. Так выяснилось, между прочим, что в сборнике речей, называемом по традиции «Книгой Исайи», соединены проповеди, по крайней мере, двух, а скорее трех различных политических деятелей: первый жил в VIII — VII вв. до н. э., второй— в последней трети VI в. до н. э,, третий (?), — может быть, еще позже. </text:p>
      <text:p text:style-name="P14">Но, пожалуй, наибольшим художественным достижением древнееврейской литературы явилось создание художественной прозы в собственном смысле этого слова. Ее не знала ни вавилонская литература, ни древнеегипетская (последняя, вероятно, до середины I тыс. до н. э.)<text:span text:style-name="T3">1</text:span>. Неритмизованную художественную прозу впервые создали авторы древнееврейских исторических повествований. По строгому лаконизму художественных средств, по характерному приему скрытой передачи эмоции героев, только через их действия и лишь изредка в кратких афоризмах, — проза «Книги Судей» или «Книг </text:p>
      <text:p text:style-name="Horizontal_20_Line"/>
      <text:p text:style-name="P14"><text:span text:style-name="T3">1</text:span> Если египтологи обычно передают в переводе художественные произведения древних египтян обыкновенной прозой, то это объясняется тем, что письменность этого древнего народа была лишена средств для передачи гласных, а тем более ударений. Это скрадывает ритмический или стихотворный характер художественных произведений. Однако, как убедительно доказал Г. Фехт, вся египетская «проза» вплоть до первых веков I тыс. до н. э. — это либо чистые стихи, либо проза ритмизованная. То же, как мы видели, верно в отношении художественной литературы шумеров и вавилонян. </text:p>
      <text:p text:style-name="P3">549 </text:p>
      <text:p text:style-name="Horizontal_20_Line"/>
      <text:p text:style-name="Text_20_Body.nrp"><text:bookmark text:name="s550"/><text:soft-page-break/>Царств» напоминает исландские саги; и это не удивительно: перед нами типологически тот же этап развития литературы на грани родового и классового обществ, когда люди еще полны острых воспоминаний о героических фигурах догосударственного прошлого. Лучшими образцами древнееврейской прозы нам представляется рассказ о дружбе Давида и Ионафана, и особенно — великолепное лаконичное повествование о возвышении и гибели высокомерного североизраильского царя Ахава и его жены Иезавели, попиравших человеческие права своих подданных. Как и в исландских сагах, и в этих книгах художественное сюжетное повествование перебивается длинными родословиями, а на вершине напряжения — стихами или ритмизованными отрывками. В нашем сборнике исторический и мнимоисторический жанр в древнееврейской литературе представлен повествованием о потопе из «Книги Бытия». Но, помимо исторических повествований, древнееврейская литература создала и еще один вполне оригинальный жанр <text:span text:style-name="T3">г</text:span> — это жанр короткой <text:span text:style-name="T3">2</text:span> сюжетной назидательной повести; сюжет их прямо или косвенно связывается с отечественной историей создавшего их народа. Сюда относится в канонической еврейской Библии приведенная ниже «Книга Руфь», а также «Книга Эсфирь» и из неканонических произведений — «Книга Юдифь» и «Книга Товиа». Сюда же относится и «Книга Ионы». В библейском каноне она отнесена к «пророческим» по тому лишь формальному признаку, что ее герой выведен в качестве профессионального «пророка»: ораторских речей эта книга не содержит. </text:p>
      <text:p text:style-name="P5"><text:span text:style-name="T5">И. ДЬЯКОНОВ</text:span> </text:p>
      <text:p text:style-name="Horizontal_20_Line"/>
      <text:p text:style-name="Text_20_Body.nrm"><text:span text:style-name="T3">1</text:span> Аналогию ему представляет, но лишь до известной степени, египетская повесть I тыс. до н. э. типа цикла повестей о Петубасте, однако в Египте этот жанр, по-видимому, возник позже и вообще во многом отличен от древнееврейской повести; что касается более ранней египетской повествовательной литературы, как, например, «сказок» папируса Весткар, «Рассказа Синухе», «Речи красноречивого крестьянина», повести «Два брата» и т. п., то все они, несомненно, либо стихотворные, либо принадлежат к ритмизованной прозе. К ней же Г. Фехт относит и произведения автобиографического жанра в древнеегипетской литературе. </text:p>
      <text:p text:style-name="P14"><text:span text:style-name="T3">2</text:span> Объем повести соответствовал нормальной величине одного папирусного или пергаментного свитка; отсюда общее название «свитки» (Мегиллот), применявшееся к «Книге Руфь», «Книге Эсфирь», а также «Книге Экклесиаст», «Плачу» и «Песни песней». </text:p>
      <text:p text:style-name="P3">550 </text:p>
      <text:p text:style-name="Horizontal_20_Line"/>
      <text:h text:style-name="P1" text:outline-level="3"><text:bookmark text:name="s551"/>ИЗ «КНИГИ БЫТИЯ» (ГЛАВЫ 6—8)</text:h>
      <text:h text:style-name="P1" text:outline-level="3">[ПОТОП]</text:h>
      <text:h text:style-name="P19" text:outline-level="4">ГЛАВА 6</text:h>
      <table:table table:name="Table4" table:style-name="Table4">
        <table:table-column table:style-name="Table4.A"/>
        <table:table-column table:style-name="Table4.B"/>
        <table:table-row>
          <table:table-cell table:style-name="Table4.A1" office:value-type="string">
            <text:p text:style-name="P7"/>
          </table:table-cell>
          <table:table-cell table:style-name="Table4.A1" office:value-type="string">
            <text:p text:style-name="Text_20_Body.nrm">Случилось это, когда люди начали множиться на земле и стали у них рождаться дочери. И увидели красоту дочерей человеческих сыновья Бога и взяли их себе в жены, какую кто выбрал. И Господь сказал: </text:p>
            <text:p text:style-name="Text_20_Body.nrm">— Не останется дух мой в этих людях навечно, потому что они плоть. Пусть длятся дни их сто двадцать лет. </text:p>
            <text:p text:style-name="Text_20_Body.nrm">А еще на земле были исполины в то время. Ведь когда сыновья Бога стали входить к <text:soft-page-break/>дочерям человеческим, у тех пошли дети, и они-то испокон века были сильными, именитыми людьми. </text:p>
          </table:table-cell>
        </table:table-row>
        <table:table-row>
          <table:table-cell table:style-name="Table4.A2" office:value-type="string">
            <text:p text:style-name="P8">5</text:p>
          </table:table-cell>
          <table:table-cell table:style-name="Table4.B2" office:value-type="string">
            <text:p text:style-name="Text_20_Body.nrm">И вот, увидев, как много на земле зла человеческого и что все помыслы человеческие — одно лишь каждодневное зло, Господь пожалел, что сотворил на земле человека, и опечалился в сердце своем, и сказал: </text:p>
          </table:table-cell>
        </table:table-row>
        <table:table-row>
          <table:table-cell table:style-name="Table4.A1" office:value-type="string">
            <text:p text:style-name="P7"/>
          </table:table-cell>
          <table:table-cell table:style-name="Table4.A1" office:value-type="string">
            <text:p text:style-name="Text_20_Body.nrm">— Сотру я с лица земли человека, которого сотворил, всех сотру, от людей до скотов, до гадов ползучих и птиц небесных, потому что мне жаль, что я сотворил их. </text:p>
          </table:table-cell>
        </table:table-row>
        <table:table-row>
          <table:table-cell table:style-name="Table4.A1" office:value-type="string">
            <text:p text:style-name="P8">10</text:p>
          </table:table-cell>
          <table:table-cell table:style-name="Table4.A1" office:value-type="string">
            <text:p text:style-name="Text_20_Body.nrm">А Ной нашел милость у Господа. Вот родословие Ноя: Ной был в своем поколенье человек праведный, беспорочный, о боге ю помнящий, и родил трех сыновей — Сима, Хама и Яфета. Но земля стала в глазах Бога растленна и полна кривды. И вот, увидав, что земля растленна, потому что всякая плоть извратила свой путь на земле, Бог сказал Ною: </text:p>
          </table:table-cell>
        </table:table-row>
        <table:table-row>
          <table:table-cell table:style-name="Table4.A1" office:value-type="string">
            <text:p text:style-name="P7"/>
          </table:table-cell>
          <table:table-cell table:style-name="Table4.A1" office:value-type="string">
            <text:p text:style-name="Text_20_Body.nrm">— Пришел для меня конец всякой плоти, потому что из-за них земля наполнилась кривдой. Что ж, я погублю их вместе </text:p>
          </table:table-cell>
        </table:table-row>
      </table:table>
      <text:p text:style-name="P3">551 </text:p>
      <text:p text:style-name="Horizontal_20_Line"/>
      <text:p text:style-name="P15"><text:bookmark text:name="s552"/></text:p>
      <table:table table:name="Table5" table:style-name="Table5">
        <table:table-column table:style-name="Table5.A"/>
        <table:table-column table:style-name="Table5.B"/>
        <table:table-row>
          <table:table-cell table:style-name="Table5.A1" office:value-type="string">
            <text:p text:style-name="P8">15<text:line-break/> <text:line-break/> <text:line-break/> <text:line-break/> <text:line-break/> <text:line-break/> <text:line-break/>20</text:p>
          </table:table-cell>
          <table:table-cell table:style-name="Table5.A1" office:value-type="string">
            <text:p text:style-name="Text_20_Body.nrp">с землей. Сделай себе ковчег из крепкого дерева, устрой в нем 15 отсеки и осмоли его внутри и снаружи. И ковчег сделай вот какой: длиной в триста локтей, шириной в пятьдесят локтей, а высотой в тридцать локтей. И сделай его сводчатым, с отверстием в один локоть вверху. И дверь в ковчег сделай сбоку, и сделай в нем три яруса: нижний, средний и верхний. А я напущу на землю воды потопа, чтобы истребить под небесами всякую плоть, в какой только ни есть дыхание жизни, и погибнет все, что есть на земле. Но с тобой заключу я союз, и ты войдешь в ковчег, и с тобою войдут в него твои сыновья, твоя жена и жены твоих сыновей. И в ковчег ты возьмешь по паре от всяких животных и от всяческой плоти, чтобы они уцелели вместе с тобой, и пусть будут они мужского пола и 20 женского. Ты возьмешь с собою по паре от каждого рода птиц, и от каждого рода скота, и от каждого рода гадов, что ползают по земле, чтобы они уцелели вместе с тобой. И всяческой пищи, какую только ни едят, возьмешь ты с собой и сложишь ее у себя, чтобы было чем кормиться тебе и им. </text:p>
          </table:table-cell>
        </table:table-row>
        <table:table-row>
          <table:table-cell table:style-name="Table5.A1" office:value-type="string">
            <text:p text:style-name="P8">22</text:p>
          </table:table-cell>
          <table:table-cell table:style-name="Table5.A1" office:value-type="string">
            <text:p text:style-name="P8">И Ной сделал все; как велел ему Бог, так он и сделал. </text:p>
          </table:table-cell>
        </table:table-row>
        <table:table-row>
          <table:table-cell table:style-name="Table5.A1" office:value-type="string">
            <text:p text:style-name="P7"/>
          </table:table-cell>
          <table:table-cell table:style-name="Table5.A1" office:value-type="string">
            <text:p text:style-name="P13">  </text:p>
            <text:h text:style-name="P19" text:outline-level="4">ГЛАВА 7</text:h>
            <text:p text:style-name="Text_20_Body.nrm">И Господь сказал ему: </text:p>
            <text:p text:style-name="Text_20_Body.nrm">— Ты и твои домочадцы — войдите в ковчег, потому что тебя я нашел праведным передо мной в этом поколении. Из всякого чистого скота возьми с собой по семи голов мужского и по семи женского пола, а из нечистого по две мужского и по две женского. Так же из птиц небесных чистых возьми по семи, а из нечистых по две, самцов и самок, чтобы сохранить семя для всей земли, потому что ровно через семь дней я буду лить на землю дождь сорок дней и сорок ночей и сотру с лица земли все сущее, что я создал. </text:p>
          </table:table-cell>
        </table:table-row>
        <table:table-row>
          <table:table-cell table:style-name="Table5.A4" office:value-type="string">
            <text:p text:style-name="P8">5<text:line-break/> <text:line-break/> <text:line-break/><text:soft-page-break/> <text:line-break/>10</text:p>
          </table:table-cell>
          <table:table-cell table:style-name="Table5.B4" office:value-type="string">
            <text:p text:style-name="Text_20_Body.nrm">И Ной сделал все, что ему наказал Господь. А было Ною шестьсот лет, когда полились на землю воды потопа. И, спасаясь от вод потопа, Ной вошел в ковчег с <text:soft-page-break/>сыновьями, женой и женами сыновей. И парами чистый скот и нечистый, и птицы, и всякие твари, что ползают по земле, мужского пола и женского, ю вошли к Ною в ковчег, как велел ему Бог. И когда миновали семь дней, полились на землю воды потопа. </text:p>
          </table:table-cell>
        </table:table-row>
        <table:table-row>
          <table:table-cell table:style-name="Table5.A1" office:value-type="string">
            <text:p text:style-name="P7"/>
          </table:table-cell>
          <table:table-cell table:style-name="Table5.A1" office:value-type="string">
            <text:p text:style-name="Text_20_Body.nrm">На шестисотом году жизни Ноя, в семнадцатый день второго месяца отворились все колодцы великой бездны и ставни неба открылись, и был на земле ливень сорок дней и сорок ночей. В тот самый день и вошел в ковчег Ной, и Сим, и Хам, и Яфет, сыновья Ноя, и три жены его сыновей. Они и всякого рода </text:p>
          </table:table-cell>
        </table:table-row>
      </table:table>
      <text:p text:style-name="P3">552 </text:p>
      <text:p text:style-name="Horizontal_20_Line"/>
      <text:p text:style-name="P15"><text:bookmark text:name="s553"/></text:p>
      <table:table table:name="Table6" table:style-name="Table6">
        <table:table-column table:style-name="Table6.A"/>
        <table:table-column table:style-name="Table6.B"/>
        <table:table-row>
          <table:table-cell table:style-name="Table6.A1" office:value-type="string">
            <text:p text:style-name="P8">15<text:line-break/> <text:line-break/> <text:line-break/> <text:line-break/> <text:line-break/>20 <text:line-break/> <text:line-break/> <text:line-break/> <text:line-break/> <text:line-break/>24 </text:p>
          </table:table-cell>
          <table:table-cell table:style-name="Table6.A1" office:value-type="string">
            <text:p text:style-name="Text_20_Body.nrp">звери, всякого рода скот, всякого рода гады, что ползают по земле, всякого рода птицы и всякая тварь летучая и крылатая — по паре, самец и самка, от всякой плоти, в какой только ни есть дыхание жизни, вошли к Ною в ковчег, как наказал ему бог. И Господь затворил за ними ковчег снаружи. И сорок дней был потоп на земле, и вода, прибывая, подняла ковчег высоко над землей. И вода все прибывала и так поднялась на земле, что ковчег поплыл по воде. И вода поднялась на земле так, что покрыла все высокие горы подо всем небом. На пятнадцать локтей поднялась она над горами, покрыв их. И погибла всякая плоть, какая движется по земле, — и птицы, и скот, и звери, и все гады, что ползают по земле, и все люди. Умерло все, в чем было на суше дыхание жизни. Так стер он все сущее на земле. От человека до скота, до гадов ползучих, до птиц небесных — все было стерто с лица земли, и остался лишь Ной и те, что с ним были в ковчеге. И поднималась вода на земле сто пятьдесят дней. </text:p>
          </table:table-cell>
        </table:table-row>
        <table:table-row>
          <table:table-cell table:style-name="Table6.A1" office:value-type="string">
            <text:p text:style-name="P7"/>
          </table:table-cell>
          <table:table-cell table:style-name="Table6.A1" office:value-type="string">
            <text:h text:style-name="P19" text:outline-level="4">ГЛАВА 8</text:h>
          </table:table-cell>
        </table:table-row>
        <table:table-row>
          <table:table-cell table:style-name="Table6.A1" office:value-type="string">
            <text:p text:style-name="P8">5<text:line-break/> <text:line-break/> <text:line-break/> <text:line-break/> <text:line-break/> <text:line-break/>10</text:p>
          </table:table-cell>
          <table:table-cell table:style-name="Table6.A1" office:value-type="string">
            <text:p text:style-name="Text_20_Body.nrm">Но вспомнил Бог о Ное и обо всем зверье и скоте, обо всех птицах и гадах ползучих, какие с ним были в ковчеге, и пустил ветер на землю, и вода стала спадать. И затворились колодцы бездны и ставни неба, и перестал ливень с небес. И стали воды уходить и возвращаться с земли, и когда миновало сто пятьдесят дней, схлынули воды. И в седьмом месяце в семнадцатый день месяца остановился ковчег на горах Араратских. А вода 5 все уходила и спадала до десятого месяца. А в десятом месяце в первый день месяца стали видны вершины гор. А когда прошло сорок дней, Ной открыл окно ковчега, которое он сделал, и выпустил ворона, и тот вылетел и летал туда и обратно, покуда не высохла вода на земле. И он выпустил голубя от себя, чтобы узнать, сошла ли вода с земли. И голубь, не найдя опоры, на которую он мог бы ступить, возвратился к нему в ковчег, потому что вода покрывала еще всю землю. И он протянул руку, взял голубя и внес его к себе в ковчег. И, подождав еще семь дней, он снова выпустил голубя из ковчега. И голубь вернулся к нему под вечер, и вот — в клюве его свежая ветка маслины. И Ной узнал, что воды сошли с земли. И, подождав еще семь дней, он снова выпустил голубя, но тот больше не вернулся к нему. Итак, на шестьсот первом году жизни Ноя, в первый день первого месяца спала вода с земли. И Ной открыл крышку ковчега и видит: обсохло лицо земли. А во втором месяце, в двадцать седьмой день месяца земля высохла вовсе. </text:p>
          </table:table-cell>
        </table:table-row>
        <table:table-row>
          <table:table-cell table:style-name="Table6.A1" office:value-type="string">
            <text:p text:style-name="P8">15</text:p>
          </table:table-cell>
          <table:table-cell table:style-name="Table6.A1" office:value-type="string">
            <text:p text:style-name="P8">И тогда Бог сказал Ною такие слова: </text:p>
          </table:table-cell>
        </table:table-row>
      </table:table>
      <text:p text:style-name="P3">553 </text:p>
      <text:p text:style-name="Horizontal_20_Line"/>
      <text:p text:style-name="P15"><text:bookmark text:name="s554"/></text:p>
      <table:table table:name="Table7" table:style-name="Table7">
        <table:table-column table:style-name="Table7.A"/>
        <table:table-column table:style-name="Table7.B"/>
        <table:table-row>
          <table:table-cell table:style-name="Table7.A1" office:value-type="string">
            <text:p text:style-name="P7"/>
          </table:table-cell>
          <table:table-cell table:style-name="Table7.A1" office:value-type="string">
            <text:p text:style-name="Text_20_Body.nrm">— Выйди из ковчега — ты, и твоя жена, и твои сыновья, и жены твоих сыновей вместе <text:soft-page-break/>с тобой. Всех зверей, какие с тобой, и всякую плоть из птиц и скота, и всяческих гадов, что ползают по земле, выведи вместе с собою, и пусть кишат по земле, и пусть плодятся и размножаются. </text:p>
          </table:table-cell>
        </table:table-row>
        <table:table-row>
          <table:table-cell table:style-name="Table7.A1" office:value-type="string">
            <text:p text:style-name="P8">20</text:p>
          </table:table-cell>
          <table:table-cell table:style-name="Table7.A1" office:value-type="string">
            <text:p text:style-name="Text_20_Body.nrm">И Ной вышел, и его жена, и его сыновья, и жены его сыновей вместе с ним. И все звери, весь скот, все птицы и всякие гады, что ползают по земле, вышли из ковчега, все по родам 20 своим. А Ной построил жертвенник Господу, взял по толике от всякого чистого скота и от всех чистых птиц и сотворил всесожжение на жертвеннике. И Господь почуял приятный запах, и сказал Господь про себя: </text:p>
          </table:table-cell>
        </table:table-row>
        <table:table-row>
          <table:table-cell table:style-name="Table7.A1" office:value-type="string">
            <text:p text:style-name="P8">22</text:p>
          </table:table-cell>
          <table:table-cell table:style-name="Table7.A1" office:value-type="string">
            <text:p text:style-name="Text_20_Body.nrm">— Не буду я больше проклинать землю из-за человека, потому что помыслы человека с юности его злы. Не стану я больше поражать все живое, что я сотворил. Покуда земля стоит, не прекратятся посев и жатва, холод и зной, лето и зима, день и ночь. </text:p>
          </table:table-cell>
        </table:table-row>
      </table:table>
      <text:h text:style-name="P1" text:outline-level="3">КНИГА ИОНЫ</text:h>
      <text:h text:style-name="P19" text:outline-level="4">ГЛАВА 1</text:h>
      <table:table table:name="Table8" table:style-name="Table8">
        <table:table-column table:style-name="Table8.A"/>
        <table:table-column table:style-name="Table8.B"/>
        <table:table-row>
          <table:table-cell table:style-name="Table8.A1" office:value-type="string">
            <text:p text:style-name="P8">5</text:p>
          </table:table-cell>
          <table:table-cell table:style-name="Table8.A1" office:value-type="string">
            <text:p text:style-name="Text_20_Body.nrm">Привелось Ионе, Амиттаеву сыну, услыхать такое слово Господне: </text:p>
            <text:p text:style-name="Text_20_Body.nrm">— Собирайся, ступай в Ниневию, великий город, и возвести там, что их дурная слава дошла до меня. </text:p>
            <text:p text:style-name="Text_20_Body.nrm">Но Иона собрался бежать от Господа в Таршиш, спустился в Яфо, нашел корабль, который уходил в Таршиш, и сел на него, заплатив за провоз, чтобы уплыть с ними в Таршиш от Господа. </text:p>
            <text:p text:style-name="Text_20_Body.nrm">Тогда Господь напустил на море большой ветер, и поднялась на море большая буря, и была опасность, что корабль <text:span text:style-name="T5">ь</text:span> разобьется. И моряки испугались, и каждый стал звать своего бога и бросать в море всякую утварь, какая была на корабле, чтобы он сделался легче. А Иона, спустившись внутрь корабля, улегся и уснул себе крепким сном. И тогда начальник моряков подошел к нему и сказал: </text:p>
            <text:p text:style-name="Text_20_Body.nrm">— Что ты тут разоспался? Вставай, зови своего Бога, вдруг Бог выручит нас и мы не погибнем. </text:p>
            <text:p text:style-name="Text_20_Body.nrm">И все сказали друг другу: </text:p>
            <text:p text:style-name="Text_20_Body.nrm">— Давайте метнем жребий и узнаем, из-за кого нам эта беда. И они метнули жребий, и жребий пал на Иону. Тогда они сказали ему: </text:p>
          </table:table-cell>
        </table:table-row>
      </table:table>
      <text:p text:style-name="P3">554 </text:p>
      <text:p text:style-name="Horizontal_20_Line"/>
      <text:p text:style-name="P15"><text:bookmark text:name="s555"/></text:p>
      <table:table table:name="Table9" table:style-name="Table9">
        <table:table-column table:style-name="Table9.A"/>
        <table:table-column table:style-name="Table9.B"/>
        <table:table-row>
          <table:table-cell table:style-name="Table9.A1" office:value-type="string">
            <text:p text:style-name="P7"/>
          </table:table-cell>
          <table:table-cell table:style-name="Table9.A1" office:value-type="string">
            <text:p text:style-name="Text_20_Body.nrm">— Скажи нам, из-за кого нам эта беда, какое твое занятие, откуда ты держишь путь, из какой ты страны, из какого народа. </text:p>
            <text:p text:style-name="Text_20_Body.nrm">И он сказал им: </text:p>
            <text:p text:style-name="Text_20_Body.nrm">— Я еврей и страшусь Господа, Бога небес, который сотворил море и сушу. </text:p>
          </table:table-cell>
        </table:table-row>
        <table:table-row>
          <table:table-cell table:style-name="Table9.A1" office:value-type="string">
            <text:p text:style-name="P8">10</text:p>
          </table:table-cell>
          <table:table-cell table:style-name="Table9.A1" office:value-type="string">
            <text:p text:style-name="Text_20_Body.nrm">Тогда они устрашились донельзя и сказали ему: </text:p>
          </table:table-cell>
        </table:table-row>
        <table:table-row>
          <table:table-cell table:style-name="Table9.A1" office:value-type="string">
            <text:p text:style-name="P7"/>
          </table:table-cell>
          <table:table-cell table:style-name="Table9.A1" office:value-type="string">
            <text:p text:style-name="Text_20_Body.nrm">— Зачем ты это сделал? (Ведь они узнали, что он бежит от Господа, потому что Иона сказал им это.) </text:p>
            <text:p text:style-name="Text_20_Body.nrm">И они сказали ему: </text:p>
            <text:p text:style-name="Text_20_Body.nrm">— Что же нам сделать с тобой, чтобы море отступилось от нас? (Ведь море <text:soft-page-break/>бушевало, не унимаясь.) </text:p>
            <text:p text:style-name="Text_20_Body.nrm">И он сказал им: </text:p>
            <text:p text:style-name="Text_20_Body.nrm">— Возьмите меня и выбросьте в море, и море от вас отступится. Ведь я же знаю, что застигла вас такая большая буря из-за меня. </text:p>
            <text:p text:style-name="Text_20_Body.nrm">Тогда они принялись грести изо всех сил, чтобы повернуть к берету, но это им не удавалось, потому что море, бушуя, наступало на них. И тогда они стали звать Господа, говоря: </text:p>
            <text:p text:style-name="Text_20_Body.nrm">— Господи, не дай нам погибнуть из-за этого человека, но не взваливай на нас крови невинного! Ведь ты — Господь и поступаешь так, как захочешь. </text:p>
          </table:table-cell>
        </table:table-row>
        <table:table-row>
          <table:table-cell table:style-name="Table9.A4" office:value-type="string">
            <text:p text:style-name="P8">15<text:line-break/>16</text:p>
          </table:table-cell>
          <table:table-cell table:style-name="Table9.B4" office:value-type="string">
            <text:p text:style-name="Text_20_Body.nrm">И они взяли Иону и выбросили его в море, и море перестало бурлить. И они устрашились донельзя Господа, и принесли Господу жертвы, и дали обеты. </text:p>
          </table:table-cell>
        </table:table-row>
        <table:table-row>
          <table:table-cell table:style-name="Table9.A1" office:value-type="string">
            <text:p text:style-name="P7"/>
          </table:table-cell>
          <table:table-cell table:style-name="Table9.A1" office:value-type="string">
            <text:p text:style-name="P13">  </text:p>
            <text:h text:style-name="P19" text:outline-level="4">ГЛАВА 2</text:h>
            <text:p text:style-name="Text_20_Body.nrm">А Господь устроил так, что Иону проглотила большая рыба. И был Иона в брюхе этой рыбы три дня и три ночи. И в брюхе рыбы Иона помолился Господу, своему Богу, и сказал: </text:p>
          </table:table-cell>
        </table:table-row>
        <table:table-row>
          <table:table-cell table:style-name="Table9.A6" office:value-type="string">
            <text:p text:style-name="P8">5</text:p>
          </table:table-cell>
          <table:table-cell table:style-name="Table9.A6" office:value-type="string">
            <table:table table:name="Table10" table:style-name="Table10">
              <table:table-column table:style-name="Table10.A"/>
              <table:table-column table:style-name="Table10.B"/>
              <table:table-row>
                <table:table-cell table:style-name="Table10.A1" office:value-type="string">
                  <text:p text:style-name="P7"/>
                </table:table-cell>
                <table:table-cell table:style-name="Table10.A1" office:value-type="string">
                  <text:p text:style-name="P8">— Я в злосчастье Бога позвал, <text:line-break/>И Господь меня услыхал, <text:line-break/>Я из недр преисподней вскричал, <text:line-break/>И ты голос мой услыхал. <text:line-break/>Ты в пучину бросил меня, <text:line-break/>В сердце моря меня метнул, <text:line-break/>И потоки — вокруг меня, <text:line-break/>И валы твои — надо мной. <text:line-break/>И подумал я, и сказал: <text:line-break/>«Вот и убран я с глаз твоих! <text:line-break/>Разве храм твой увидеть вновь <text:line-break/>Доведется мне? <text:line-break/>Я до самой души своей </text:p>
                </table:table-cell>
              </table:table-row>
            </table:table>
            <text:p text:style-name="P8"/>
          </table:table-cell>
        </table:table-row>
      </table:table>
      <text:p text:style-name="P3">555 </text:p>
      <text:p text:style-name="Horizontal_20_Line"/>
      <text:p text:style-name="P15"><text:bookmark text:name="s556"/></text:p>
      <table:table table:name="Table11" table:style-name="Table11">
        <table:table-column table:style-name="Table11.A"/>
        <table:table-column table:style-name="Table11.B"/>
        <table:table-row>
          <table:table-cell table:style-name="Table11.A1" office:value-type="string">
            <text:p text:style-name="P7"/>
          </table:table-cell>
          <table:table-cell table:style-name="Table11.A1" office:value-type="string">
            <table:table table:name="Table12" table:style-name="Table12">
              <table:table-column table:style-name="Table12.A"/>
              <table:table-column table:style-name="Table12.B"/>
              <table:table-row>
                <table:table-cell table:style-name="Table12.A1" office:value-type="string">
                  <text:p text:style-name="P7"/>
                </table:table-cell>
                <table:table-cell table:style-name="Table12.A1" office:value-type="string">
                  <text:p text:style-name="P8">Влагой бездны объят, гляди, <text:line-break/>Я травою морской, гляди! — <text:line-break/>С головой укрыт! <text:line-break/>Я спустился до низа гор, <text:line-break/>Я навеки заперт землей. <text:line-break/>Погаси же теперь во мне <text:line-break/>Жизнь мою, Господи!» <text:line-break/>Да, о Господе вспомнил я, <text:line-break/>Расставаясь с душой своей, <text:line-break/>И молитва моя дошла <text:line-break/>До тебя в твой святой храм. <text:line-break/>Тот, кто суетный вздор чтит, <text:line-break/>Где он милость к себе найдет? <text:line-break/>Так прими же мою хвалу <text:line-break/>В дар за то, что ты спас меня! <text:line-break/><text:soft-page-break/>Все, что Господу обещал, Совершу теперь. </text:p>
                </table:table-cell>
              </table:table-row>
            </table:table>
            <text:p text:style-name="P8"/>
          </table:table-cell>
        </table:table-row>
        <table:table-row>
          <table:table-cell table:style-name="Table11.A1" office:value-type="string">
            <text:p text:style-name="P8">10</text:p>
          </table:table-cell>
          <table:table-cell table:style-name="Table11.A1" office:value-type="string">
            <text:p text:style-name="Text_20_Body.nrm">И Господь устроил так, что рыба извергла Иону на сушу. </text:p>
          </table:table-cell>
        </table:table-row>
        <table:table-row>
          <table:table-cell table:style-name="Table11.A1" office:value-type="string">
            <text:p text:style-name="P7"/>
          </table:table-cell>
          <table:table-cell table:style-name="Table11.A1" office:value-type="string">
            <text:p text:style-name="P13">  </text:p>
            <text:h text:style-name="P19" text:outline-level="4">ГЛАВА 3</text:h>
            <text:p text:style-name="Text_20_Body.nrm">И привелось Ионе во второй раз услыхать слово Господне: </text:p>
            <text:p text:style-name="Text_20_Body.nrm">— Собирайся, ступай в Ниневию, великий город, и возвести там о том, о чем я сказал тебе прежде! </text:p>
            <text:p text:style-name="Text_20_Body.nrm">И тут Иона собрался и пошел в Ниневию, как ему велел Господь. А Ниневия была у Бога великим городом, на три дня пешего хода. И, проходя по городу, сколько за день можно пройти, Иона возвещал и говорил: </text:p>
            <text:p text:style-name="Text_20_Body.nrm">— Еще сорок дней, и Ниневия будет разрушена. </text:p>
          </table:table-cell>
        </table:table-row>
        <table:table-row>
          <table:table-cell table:style-name="Table11.A4" office:value-type="string">
            <text:p text:style-name="P8">5</text:p>
          </table:table-cell>
          <table:table-cell table:style-name="Table11.B4" office:value-type="string">
            <text:p text:style-name="Text_20_Body.nrm">И поверили люди Ниневии Богу, и объявили пост, и все, от знатных до убогих, оделись в рубище. И дошла та весть до царя Ниневии, и он встал с престола, снял с себя свое одеяние, надел на себя рубище и сел на золу. И велел объявить в Ниневии такой наказ царя и его сановников: «Пусть ни люди, ни скот, ни крупный, ни мелкий, не принимают пищи, не ходят на пастбища и не пьют воды. И рубищем пусть будут покрыты люди и скот, и пусть изо всех сил взывают к Богу, и пусть отвернется каждый от своего дурного пути и от зла, которое творит своими руками. Кто знает, вдруг Бог и раздумает, и сменит на милость свой пылкий гнев, и мы не погибнем». </text:p>
          </table:table-cell>
        </table:table-row>
        <table:table-row>
          <table:table-cell table:style-name="Table11.A5" office:value-type="string">
            <text:p text:style-name="P8">10</text:p>
          </table:table-cell>
          <table:table-cell table:style-name="Table11.B5" office:value-type="string">
            <text:p text:style-name="Text_20_Body.nrm">И Бог увидал по делам их, что они отвернулись от своего злого пути, и ему стало жаль учинять им бедствие, о котором он говорил, и он не учинил им его. </text:p>
          </table:table-cell>
        </table:table-row>
      </table:table>
      <text:p text:style-name="P3">556 </text:p>
      <text:p text:style-name="Horizontal_20_Line"/>
      <text:p text:style-name="P15"><text:bookmark text:name="s557"/></text:p>
      <table:table table:name="Table13" table:style-name="Table13">
        <table:table-column table:style-name="Table13.A"/>
        <table:table-column table:style-name="Table13.B"/>
        <table:table-row>
          <table:table-cell table:style-name="Table13.A1" office:value-type="string">
            <text:p text:style-name="P7"/>
          </table:table-cell>
          <table:table-cell table:style-name="Table13.A1" office:value-type="string">
            <text:h text:style-name="P19" text:outline-level="4">ГЛАВА 4</text:h>
            <text:p text:style-name="Text_20_Body.nrm">А Иона огорчился этим донельзя и возмутился. И он взмолился к Господу и сказал: </text:p>
            <text:p text:style-name="Text_20_Body.nrm">— Ах, Господи, не это ли я и говорил, когда еще был в своей стороне? Потому-то я и бежал заранее в Таршиш! Ведь я же знаю, что ты Бог добрый и кроткий, долготерпеливый и многомилостивый, что ты полон жалости и отходчив. А теперь, Господи, отними у меня душу мою, потому что лучше умереть мне, чем жить. </text:p>
            <text:p text:style-name="Text_20_Body.nrm">Но Господь сказал Ионе: </text:p>
            <text:p text:style-name="Text_20_Body.nrm">— Сильно ли ты огорчен? </text:p>
          </table:table-cell>
        </table:table-row>
        <table:table-row>
          <table:table-cell table:style-name="Table13.A2" office:value-type="string">
            <text:p text:style-name="P8">5</text:p>
          </table:table-cell>
          <table:table-cell table:style-name="Table13.B2" office:value-type="string">
            <text:p text:style-name="Text_20_Body.nrm">Тогда Иона вышел из города, остановился восточнее города, сделал себе там навес и сел под него в тени, ожидая увидеть, что станет с городом. А Господь устроил так, что выросла тыква, которая поднялась выше Ионы, чтобы тень над его головой остудила его недовольство. И тыкве этой обрадовался Иона донельзя. Но Бог устроил так, что на другой день на рассвете червь подточил тыкву, и она засохла. А когда взошло солнце, Господь послал жгучий восточный ветер, и солнце било в голову Ионы так, что он изнемог и пожелал себе смерти. </text:p>
          </table:table-cell>
        </table:table-row>
        <table:table-row>
          <table:table-cell table:style-name="Table13.A1" office:value-type="string">
            <text:p text:style-name="P7"/>
          </table:table-cell>
          <table:table-cell table:style-name="Table13.A1" office:value-type="string">
            <text:p text:style-name="Text_20_Body.nrm">— Лучше, — сказал он, — умереть мне, чем жить. </text:p>
            <text:p text:style-name="Text_20_Body.nrm"><text:soft-page-break/>И тогда Бог сказал Ионе: </text:p>
            <text:p text:style-name="Text_20_Body.nrm">— Сильно ли ты огорчен из-за этой тыквы? </text:p>
            <text:p text:style-name="Text_20_Body.nrm">— Я прямо-таки до смерти огорчен, — сказал Иона. </text:p>
          </table:table-cell>
        </table:table-row>
        <table:table-row>
          <table:table-cell table:style-name="Table13.A1" office:value-type="string">
            <text:p text:style-name="P8">10</text:p>
          </table:table-cell>
          <table:table-cell table:style-name="Table13.A1" office:value-type="string">
            <text:p text:style-name="Text_20_Body.nrm">И тогда сказал Господь: </text:p>
          </table:table-cell>
        </table:table-row>
        <table:table-row>
          <table:table-cell table:style-name="Table13.A1" office:value-type="string">
            <text:p text:style-name="P8">11</text:p>
          </table:table-cell>
          <table:table-cell table:style-name="Table13.A1" office:value-type="string">
            <text:p text:style-name="Text_20_Body.nrm">— Тебе жаль тыквы, над которой ты не трудился, которой ты не растил, которая за ночь родилась и за ночь погибла. Так как же мне-то не пожалеть Ниневии, такого великого города, где больше ста двадцати тысяч жителей, которые не умеют отличить правды от кривды, и где столько скота? </text:p>
          </table:table-cell>
        </table:table-row>
        <table:table-row>
          <table:table-cell table:style-name="Table13.A1" office:value-type="string">
            <text:p text:style-name="P7"/>
          </table:table-cell>
          <table:table-cell table:style-name="Table13.A1" office:value-type="string">
            <text:p text:style-name="P13">  </text:p>
            <text:h text:style-name="P1" text:outline-level="3">КНИГА РУФЬ</text:h>
            <text:h text:style-name="P19" text:outline-level="4">ГЛАВА 1</text:h>
            <text:p text:style-name="Text_20_Body.nrm">Во времена, когда правили Судьи, случился на земле голод, и некий человек из Вифлеема Иудейского ушел жить на полях Моава — он, и его жена, и двое сыновей- Звали его Элимёлех, а его жену звали Ноомй, сыновей — Махлон и Кильон, все — эфратийцы из Вифлеема Иудейского. Пришли они на поля Моава и зажили там. </text:p>
          </table:table-cell>
        </table:table-row>
      </table:table>
      <text:p text:style-name="P3">557 </text:p>
      <text:p text:style-name="Horizontal_20_Line"/>
      <text:p text:style-name="P15"><text:bookmark text:name="s558"/></text:p>
      <table:table table:name="Table14" table:style-name="Table14">
        <table:table-column table:style-name="Table14.A"/>
        <table:table-column table:style-name="Table14.B"/>
        <table:table-row>
          <table:table-cell table:style-name="Table14.A1" office:value-type="string">
            <text:p text:style-name="P8">5</text:p>
          </table:table-cell>
          <table:table-cell table:style-name="Table14.A1" office:value-type="string">
            <text:p text:style-name="Text_20_Body.nrm">Вот Элимелех умер и осталась Нооми с двумя сыновьями. Взяли они за себя дочерей Моава, одну звали Орпа, а другую — Руфь. Прожили там еще лет десять. Но умерли и они оба — Махлон и Кильон, и осталась Нооми одна — после обоих детей и после мужа. Собрались тогда она и ее невестки покинуть поля Моава, потому что достигла до полей Моава весть, что Господь оказал милость своему народу и дал ему урожай. </text:p>
          </table:table-cell>
        </table:table-row>
        <table:table-row>
          <table:table-cell table:style-name="Table14.A1" office:value-type="string">
            <text:p text:style-name="P7"/>
          </table:table-cell>
          <table:table-cell table:style-name="Table14.A1" office:value-type="string">
            <text:p text:style-name="Text_20_Body.nrm">Вышла Нооми из округи, где жила прежде, и невестки с нею, и пустилась в обратный путь к селениям Иегудиным. А обеим невесткам сказала: </text:p>
            <text:p text:style-name="Text_20_Body.nrm">— Ступайте, возвращайтесь в дома своих матерей. Пусть Господь будет милостив к вам, как вы добры были к умершим и ко мне. И пусть вознаградит Он вас, чтобы каждая нашла приют в доме мужа! </text:p>
          </table:table-cell>
        </table:table-row>
        <table:table-row>
          <table:table-cell table:style-name="Table14.A1" office:value-type="string">
            <text:p text:style-name="P8">10</text:p>
          </table:table-cell>
          <table:table-cell table:style-name="Table14.A1" office:value-type="string">
            <text:p text:style-name="Text_20_Body.nrm">Она их поцеловала, а они заплакали в голос. Сказали они: </text:p>
          </table:table-cell>
        </table:table-row>
        <table:table-row>
          <table:table-cell table:style-name="Table14.A1" office:value-type="string">
            <text:p text:style-name="P7"/>
          </table:table-cell>
          <table:table-cell table:style-name="Table14.A1" office:value-type="string">
            <text:p text:style-name="Text_20_Body.nrm">— Нет, мы пойдем с тобой, к твоему народу. </text:p>
            <text:p text:style-name="Text_20_Body.nrm">А Нооми сказала: </text:p>
            <text:p text:style-name="Text_20_Body.nrm">— Возвращайтесь, дочери мои! Зачем вам со мной уходить? Как будто в моем чреве родятся еще сыновья и станут вам мужьями? Возвращайтесь, идите, ведь стара я и уж больше не быть мне замужем. А если я и скажу вам, что не лишилась надежды, что вот сойдусь с мужем и рожу сыновей, неужели будете вы сохнуть, пока они вырастут, неужели протомитесь взаперти, без мужа? Нет, не нужно, дочери мои. И так-то мне горько за вас, потому что тяготеет на мне Господня десница. </text:p>
            <text:p text:style-name="Text_20_Body.nrm">И опять они заплакали в голос. Орпа поцеловала свекровь и ушла, но Руфь от нее не отстала. </text:p>
          </table:table-cell>
        </table:table-row>
        <table:table-row>
          <table:table-cell table:style-name="Table14.A1" office:value-type="string">
            <text:p text:style-name="P8">15</text:p>
          </table:table-cell>
          <table:table-cell table:style-name="Table14.A1" office:value-type="string">
            <text:p text:style-name="P8">Нооми сказала: </text:p>
          </table:table-cell>
        </table:table-row>
        <text:soft-page-break/>
        <table:table-row>
          <table:table-cell table:style-name="Table14.A1" office:value-type="string">
            <text:p text:style-name="P7"/>
          </table:table-cell>
          <table:table-cell table:style-name="Table14.A1" office:value-type="string">
            <text:p text:style-name="Text_20_Body.nrm">— Вот и вернулась подружка твоя к своему народу и к своим богам. Возвращайся и ты. </text:p>
            <text:p text:style-name="Text_20_Body.nrm">Руфь сказала: </text:p>
            <table:table table:name="Table15" table:style-name="Table15">
              <table:table-column table:style-name="Table15.A"/>
              <table:table-column table:style-name="Table15.B"/>
              <table:table-row>
                <table:table-cell table:style-name="Table15.A1" office:value-type="string">
                  <text:p text:style-name="P7"/>
                </table:table-cell>
                <table:table-cell table:style-name="Table15.A1" office:value-type="string">
                  <text:p text:style-name="P8">— Не вели покинуть тебя <text:line-break/>И не идти за тобой! <text:line-break/>Ты пойдешь — и я за тобой пойду, <text:line-break/>Где ты заночуешь, — там и мой ночлег, <text:line-break/>Твой народ — мой народ, твои боги — мои боги! <text:line-break/>Где ты умрешь — там я умру, <text:line-break/>И с тобой погребут! <text:line-break/>Да совершит Господь по воле своей — <text:line-break/>И сверх того! <text:line-break/>Разлукой нам — одна смерть! </text:p>
                </table:table-cell>
              </table:table-row>
            </table:table>
            <text:p text:style-name="Text_20_Body.nrm">Тогда Нооми поняла, что Руфь решила идти с нею, и больше не говорила. Пустились они в путь и достигли Вифлеема Иудей- </text:p>
          </table:table-cell>
        </table:table-row>
      </table:table>
      <text:p text:style-name="P3">558 </text:p>
      <text:p text:style-name="Horizontal_20_Line"/>
      <text:p text:style-name="P15"><text:bookmark text:name="s559"/></text:p>
      <table:table table:name="Table16" table:style-name="Table16">
        <table:table-column table:style-name="Table16.A"/>
        <table:table-column table:style-name="Table16.B"/>
        <table:table-row>
          <table:table-cell table:style-name="Table16.A1" office:value-type="string">
            <text:p text:style-name="P7"/>
          </table:table-cell>
          <table:table-cell table:style-name="Table16.A1" office:value-type="string">
            <text:p text:style-name="Text_20_Body.nrp">ского. Вошли в Вифлеем, и весь город всполошился из-за них. Женщины спрашивали наперебой: </text:p>
            <text:p text:style-name="Text_20_Body.nrm">— Это ли Нооми? Это ли — сладкая? </text:p>
          </table:table-cell>
        </table:table-row>
        <table:table-row>
          <table:table-cell table:style-name="Table16.A1" office:value-type="string">
            <text:p text:style-name="P8">20</text:p>
          </table:table-cell>
          <table:table-cell table:style-name="Table16.A1" office:value-type="string">
            <text:p text:style-name="Text_20_Body.nrm">И Нооми сказала: </text:p>
          </table:table-cell>
        </table:table-row>
        <table:table-row>
          <table:table-cell table:style-name="Table16.A1" office:value-type="string">
            <text:p text:style-name="P7"/>
          </table:table-cell>
          <table:table-cell table:style-name="Table16.A1" office:value-type="string">
            <table:table table:name="Table17" table:style-name="Table17">
              <table:table-column table:style-name="Table17.A"/>
              <table:table-column table:style-name="Table17.B"/>
              <table:table-row>
                <table:table-cell table:style-name="Table17.A1" office:value-type="string">
                  <text:p text:style-name="P7"/>
                </table:table-cell>
                <table:table-cell table:style-name="Table17.A1" office:value-type="string">
                  <text:p text:style-name="P8">— Не зовите меня Нооми — сладкая, <text:line-break/>А зовите меня Мара — горькая: <text:line-break/>Так-то сильно Господь меня огорчил. <text:line-break/>Отсюда вышла — руки полны добра, <text:line-break/>Господь возвернул сюда — руки пусты мои. <text:line-break/>А вы зовете меня Нооми, <text:line-break/>Когда решил Господь против меня, <text:line-break/>Крепкий беду наслал на меня! </text:p>
                </table:table-cell>
              </table:table-row>
            </table:table>
            <text:p text:style-name="Text_20_Body.nrm">Так и воротилась Нооми домой — и с нею Руфь моавитянка, невестка ее, что пришла с полей Моава. А пришли они в Вифлеем к началу жатвы ячменя. </text:p>
            <text:h text:style-name="P19" text:outline-level="4">ГЛАВА 2</text:h>
            <text:p text:style-name="Text_20_Body.nrm">У Нооми был свойственник по мужу, человек достойный из Элимелехова рода. Звали его Боаз. А Руфь моавитянка сказала Нооми: </text:p>
            <text:p text:style-name="Text_20_Body.nrm">— Дозволь мне пойти в поле? Буду подбирать колосья за кем-нибудь, кто окажется добр ко мне. </text:p>
            <text:p text:style-name="Text_20_Body.nrm">Нооми сказала: </text:p>
            <text:p text:style-name="Text_20_Body.nrm">— Иди, дочь моя. </text:p>
            <text:p text:style-name="Text_20_Body.nrm">Она отправилась в поле и стала подбирать за жнецами колосья. И случилось так, что попала она на Боазов надел. Вот пришел из Вифлеема Боаз и сказал жнецам; </text:p>
            <text:p text:style-name="Text_20_Body.nrm">— Господь вам в помощь! Сказали они: </text:p>
            <text:p text:style-name="Text_20_Body.nrm">— Благослови тебя Господь! </text:p>
          </table:table-cell>
        </table:table-row>
        <text:soft-page-break/>
        <table:table-row>
          <table:table-cell table:style-name="Table16.A1" office:value-type="string">
            <text:p text:style-name="P8">5</text:p>
          </table:table-cell>
          <table:table-cell table:style-name="Table16.A1" office:value-type="string">
            <text:p text:style-name="Text_20_Body.nrm">Тут Боаз спрашивает у отрока, надзиравшего за жнецами: </text:p>
          </table:table-cell>
        </table:table-row>
        <table:table-row>
          <table:table-cell table:style-name="Table16.A1" office:value-type="string">
            <text:p text:style-name="P7"/>
          </table:table-cell>
          <table:table-cell table:style-name="Table16.A1" office:value-type="string">
            <text:p text:style-name="Text_20_Body.nrm">— Чья это молодка? </text:p>
            <text:p text:style-name="Text_20_Body.nrm">Отрок сказал: </text:p>
            <text:p text:style-name="Text_20_Body.nrm">— Моавитянка она и пришла вместе с Нооми с полей Моава. Она сказала: «Дозволь, я буду подбирать колосья? Может, и наберу за жнецами сколько-нибудь среди копен». С утра она пришла и по сей час здесь; совсем недолго побыла она дома без дела. </text:p>
            <text:p text:style-name="Text_20_Body.nrm">И сказал Боаз Руфи: </text:p>
          </table:table-cell>
        </table:table-row>
        <table:table-row>
          <table:table-cell table:style-name="Table16.A6" office:value-type="string">
            <text:p text:style-name="P8">10</text:p>
          </table:table-cell>
          <table:table-cell table:style-name="Table16.A6" office:value-type="string">
            <text:p text:style-name="Text_20_Body.nrm">— Выслушай и запомни, дочь моя. Не ходи подбирать на других наделах и не уходи отсель, а будь вместе с моими жницами. Смотри все время за полем, где они жнут, и следуй за ними. А я приказал отрокам не трогать тебя. А когда захочешь пить, то иди к сосудам, откуда они черпают, и утоли жажду. </text:p>
          </table:table-cell>
        </table:table-row>
      </table:table>
      <text:p text:style-name="P3">559 </text:p>
      <text:p text:style-name="Horizontal_20_Line"/>
      <text:p text:style-name="P15"><text:bookmark text:name="s560"/></text:p>
      <table:table table:name="Table18" table:style-name="Table18">
        <table:table-column table:style-name="Table18.A"/>
        <table:table-column table:style-name="Table18.B"/>
        <table:table-row>
          <table:table-cell table:style-name="Table18.A1" office:value-type="string">
            <text:p text:style-name="P7"/>
          </table:table-cell>
          <table:table-cell table:style-name="Table18.A1" office:value-type="string">
            <text:p text:style-name="Text_20_Body.nrm">Руфь поверглась ниц, и поклонилась ему до земли, и сказала: </text:p>
            <text:p text:style-name="Text_20_Body.nrm">— Да чем же заслужила я милость в глазах твоих, что ты приветил меня? Ведь я — чужеземка! </text:p>
            <text:p text:style-name="Text_20_Body.nrm">И Боаз ответил: </text:p>
            <text:p text:style-name="Text_20_Body.nrm">— Много наслышан я о том, как поступила ты со своей свекровью после смерти мужа, как оставила ты отца и мать и родную землю и пришла к народу, которого ни вчера не знала, ни третьего дня. Пусть же воздаст тебе Господь за твои дела, пусть сполна наградит тебя наградою Господь, бог Израиля, потому что пришла ты под Его крыла искать приюта. </text:p>
            <text:p text:style-name="Text_20_Body.nrm">Тогда Руфь сказала: </text:p>
            <text:p text:style-name="Text_20_Body.nrm">— Да найду я милость в твоих глазах, господин, потому что ты утешил меня и ласково говорил со своей служанкой, а ведь не стою я ни одной из твоих служанок. </text:p>
            <text:p text:style-name="Text_20_Body.nrm">В час еды Боаз сказал ей; </text:p>
            <text:p text:style-name="Text_20_Body.nrm">— Иди сюда, ешь с нами хлеб, обмакивай свой ломоть в уксус. </text:p>
          </table:table-cell>
        </table:table-row>
        <table:table-row>
          <table:table-cell table:style-name="Table18.A1" office:value-type="string">
            <text:p text:style-name="P8">15</text:p>
          </table:table-cell>
          <table:table-cell table:style-name="Table18.A1" office:value-type="string">
            <text:p text:style-name="Text_20_Body.nrm">И Руфь села рядом со жнецами, и Боз дал ей поджаренных зерен, иона поела досыта, и даже осталось у нее впрок. Она поднялась и снова пошла подбирать колосья. И тут Боаз приказал отрокам: </text:p>
          </table:table-cell>
        </table:table-row>
        <table:table-row>
          <table:table-cell table:style-name="Table18.A1" office:value-type="string">
            <text:p text:style-name="P7"/>
          </table:table-cell>
          <table:table-cell table:style-name="Table18.A1" office:value-type="string">
            <text:p text:style-name="Text_20_Body.nrm">— Пусть она подбирает и между копнами, а вы не обижайте ее. И из снопов надергайте для нее колосьев, пусть подберет, не укоряйте ее. </text:p>
            <text:p text:style-name="Text_20_Body.nrm">Она подбирала в поле до вечера и обмолотила все собранное. Вышло у нее ячменя около меры. Она взяла зерно и вернулась в город. Увидела свекровь ее Нооми, сколько та насобирала, да еще Руфь отдала ей то, что осталось у нее от еды. И свекровь сказала: </text:p>
            <text:p text:style-name="Text_20_Body.nrm">— Где же ты сегодня подбирала колосья и где работала, благослови Господь твоего доброхота! </text:p>
            <text:p text:style-name="Text_20_Body.nrm">И Руфь моавитянка рассказала свекрови, как повела себя с тем человеком, а потом говорит: </text:p>
            <text:p text:style-name="Text_20_Body.nrm"><text:soft-page-break/>— Человека, у которого я работала сегодня, зовут Боаз. </text:p>
          </table:table-cell>
        </table:table-row>
        <table:table-row>
          <table:table-cell table:style-name="Table18.A1" office:value-type="string">
            <text:p text:style-name="P8">20</text:p>
          </table:table-cell>
          <table:table-cell table:style-name="Table18.A1" office:value-type="string">
            <text:p text:style-name="Text_20_Body.nrm">И Нооми сказала невестке: </text:p>
          </table:table-cell>
        </table:table-row>
        <table:table-row>
          <table:table-cell table:style-name="Table18.A1" office:value-type="string">
            <text:p text:style-name="P7"/>
          </table:table-cell>
          <table:table-cell table:style-name="Table18.A1" office:value-type="string">
            <text:p text:style-name="Text_20_Body.nrm">— Благослови его Господь, что он не оставил своей добротой ни живых, ни умерших. </text:p>
            <text:p text:style-name="Text_20_Body.nrm">И еще Нооми сказала ей: </text:p>
            <text:p text:style-name="Text_20_Body.nrm">— Этот человек — нам кровный и близкий. Он вызволит нас вызволением. </text:p>
            <text:p text:style-name="Text_20_Body.nrm">А Руфь моавитянка сказала: </text:p>
            <text:p text:style-name="Text_20_Body.nrm">— Он еще сказал мне: «Держись возле моих отроков, пока они не закончат работу». </text:p>
            <text:p text:style-name="Text_20_Body.nrm">Но свекровь сказала Руфи, своей невестке: </text:p>
          </table:table-cell>
        </table:table-row>
      </table:table>
      <text:p text:style-name="P3">560 </text:p>
      <text:p text:style-name="Horizontal_20_Line"/>
      <text:p text:style-name="P15"><text:bookmark text:name="s561"/></text:p>
      <table:table table:name="Table19" table:style-name="Table19">
        <table:table-column table:style-name="Table19.A"/>
        <table:table-column table:style-name="Table19.B"/>
        <table:table-row>
          <table:table-cell table:style-name="Table19.A1" office:value-type="string">
            <text:p text:style-name="P7"/>
          </table:table-cell>
          <table:table-cell table:style-name="Table19.A1" office:value-type="string">
            <text:p text:style-name="Text_20_Body.nrm">— Лучше бы, дочь моя, ты выходила в поле со жницами его, тогда никто не заденет тебя на другом поле. </text:p>
            <text:p text:style-name="Text_20_Body.nrm">И Руфь держалась возле жниц, работавших у Боаза. Она подбирала колосья, пока не кончилась жатва ячменя и жатва пшеницы. А жила она со свекровью. </text:p>
            <text:h text:style-name="P19" text:outline-level="4">ГЛАВА 3</text:h>
            <text:p text:style-name="Text_20_Body.nrm">Как-то свекровь ее Нооми ей сказала: </text:p>
            <text:p text:style-name="Text_20_Body.nrm">— Что, дочь моя, не найти ли мне приют для тебя, чтобы было тебе хорошо? Ведь вот Боаз, с чьими жницами ты работала, он — кровный и близкий нам! Нынче ночью он станет провеивать ячмень на гумне. Умойся, умастись умащением, оденься и спустись к гумну, но до времени не показывайся — прежде чем кончит Боаз есть и пить. А как отойдет он ко сну, приметь, где он ляжет. Тогда приди к нему, открой его изножье и ляг, а он скажет тебе, что делать. </text:p>
          </table:table-cell>
        </table:table-row>
        <table:table-row>
          <table:table-cell table:style-name="Table19.A1" office:value-type="string">
            <text:p text:style-name="P8">5</text:p>
          </table:table-cell>
          <table:table-cell table:style-name="Table19.A1" office:value-type="string">
            <text:p text:style-name="Text_20_Body.nrm">И Руфь сказала ей: </text:p>
          </table:table-cell>
        </table:table-row>
        <table:table-row>
          <table:table-cell table:style-name="Table19.A1" office:value-type="string">
            <text:p text:style-name="P7"/>
          </table:table-cell>
          <table:table-cell table:style-name="Table19.A1" office:value-type="string">
            <text:p text:style-name="Text_20_Body.nrm">— Сделаю все, как ты сказала. </text:p>
            <text:p text:style-name="Text_20_Body.nrm">Она спустилась к гумну и сделала, как сказала ей свекровь. А Боаз поел, попил и ублажил свое сердце и улегся спать подле вороха зерна. Руфь подошла украдкой, открыла его изножье и легла. Среди ночи он вздрогнул, повернулся, и вот — женщина у его ног! </text:p>
            <text:p text:style-name="Text_20_Body.nrm">Он сказал: </text:p>
            <text:p text:style-name="Text_20_Body.nrm">— Кто ты? </text:p>
            <text:p text:style-name="Text_20_Body.nrm">Она сказала: </text:p>
            <text:p text:style-name="Text_20_Body.nrm">— Руфь, раба твоя. Простри крыла над твоей рабой, ведь ты — кровный и близкий и вызволишь меня вызволением. </text:p>
          </table:table-cell>
        </table:table-row>
        <table:table-row>
          <table:table-cell table:style-name="Table19.A4" office:value-type="string">
            <text:p text:style-name="P8">10</text:p>
          </table:table-cell>
          <table:table-cell table:style-name="Table19.A4" office:value-type="string">
            <text:p text:style-name="Text_20_Body.nrm">И Боаз сказал Руфи: </text:p>
          </table:table-cell>
        </table:table-row>
        <table:table-row>
          <table:table-cell table:style-name="Table19.A1" office:value-type="string">
            <text:p text:style-name="P7"/>
          </table:table-cell>
          <table:table-cell table:style-name="Table19.A1" office:value-type="string">
            <text:p text:style-name="Text_20_Body.nrm">— Благослови тебя Господь, дочь моя! Этот твой добрый поступок еще добрее прежнего, ведь ты не пошла за юношами, ни за бедными, ни за богатыми. Но теперь, дочь моя, не бойся; о чем попросишь, то и сделаю для тебя, — ведь все у ворот моего народа ведают, что ты достойная женщина! Но хоть и родич я твой, но есть родич еще <text:soft-page-break/>ближе, чем я. Поспи-ка ночь тут, а утром, если он согласится вызволить тебя выкупом, что ж, хорошо, пусть выкупает, если нет, тогда я, как жив Господь, тебя выкуплю! Спи до утра. </text:p>
            <text:p text:style-name="Text_20_Body.nrm">И Руфь проспала у его ног до утра и встала на рассвете, пока нельзя еще отличить одного человека от другого. Сказал ей Боаз: </text:p>
            <text:p text:style-name="Text_20_Body.nrm">— Пусть не знают, что сюда приходила женщина. </text:p>
          </table:table-cell>
        </table:table-row>
        <table:table-row>
          <table:table-cell table:style-name="Table19.A4" office:value-type="string">
            <text:p text:style-name="P8">15</text:p>
          </table:table-cell>
          <table:table-cell table:style-name="Table19.A4" office:value-type="string">
            <text:p text:style-name="Text_20_Body.nrm">И еще он сказал: </text:p>
          </table:table-cell>
        </table:table-row>
      </table:table>
      <text:p text:style-name="P3">561 </text:p>
      <text:p text:style-name="Horizontal_20_Line"/>
      <text:p text:style-name="P15"><text:bookmark text:name="s562"/></text:p>
      <table:table table:name="Table20" table:style-name="Table20">
        <table:table-column table:style-name="Table20.A"/>
        <table:table-column table:style-name="Table20.B"/>
        <table:table-row>
          <table:table-cell table:style-name="Table20.A1" office:value-type="string">
            <text:p text:style-name="P7"/>
          </table:table-cell>
          <table:table-cell table:style-name="Table20.A1" office:value-type="string">
            <text:p text:style-name="Text_20_Body.nrm">— Возьми-ка свой плат и держи. </text:p>
            <text:p text:style-name="Text_20_Body.nrm">И она взяла плат за свой край, а он отмерил в плат шесть мер ячменя и положил ей на плечи, а потом вернулся в город. Вернулась и она к свекрови, а та сказала ей: </text:p>
            <text:p text:style-name="Text_20_Body.nrm">— Кто ты, дочь моя? </text:p>
            <text:p text:style-name="Text_20_Body.nrm">И Руфь рассказала, что сделал для нее тот человек. И еще сказала: </text:p>
            <text:p text:style-name="Text_20_Body.nrm">— Отсыпал он мне эти шесть мер ячменя и сказал:• «Не возвращайся к свекрови с пустыми руками!» </text:p>
            <text:p text:style-name="Text_20_Body.nrm">Нооми сказала: </text:p>
            <text:p text:style-name="Text_20_Body.nrm">— Посиди дома, дочь моя, пока не узнаешь, как обернется дело, а он не успокоится, пока сегодня же его не закончит, </text:p>
            <text:h text:style-name="P19" text:outline-level="4">ГЛАВА 4</text:h>
            <text:p text:style-name="Text_20_Body.nrm">Поднялся Боаз к городским воротам и сел там. Вот проходит мимо него родич, о котором он говорил. Боаз окликнул его по имени и сказал: </text:p>
            <text:p text:style-name="Text_20_Body.nrm">— Послушай-ка, заверни сюда и присядь со мной. </text:p>
            <text:p text:style-name="Text_20_Body.nrm">Тот завернул к нему и присел с ним рядом. Затем Боаз призвал десятерых мужей из старейшин города и сказал им: </text:p>
            <text:p text:style-name="Text_20_Body.nrm">— Присядьте со мной. </text:p>
            <text:p text:style-name="Text_20_Body.nrm">Они сели. Он сказал родичу: </text:p>
          </table:table-cell>
        </table:table-row>
        <table:table-row>
          <table:table-cell table:style-name="Table20.A2" office:value-type="string">
            <text:p text:style-name="P8">5</text:p>
          </table:table-cell>
          <table:table-cell table:style-name="Table20.A2" office:value-type="string">
            <text:p text:style-name="Text_20_Body.nrm">— Нооми, та, что вернулась с полей Моава, продает надел, что прежде был у нашего брата Элимелеха. И я извещаю тебя при всех, кто здесь, и при старейшинах нашего города. Если ты согласен выкупить ее, то выкупай, а если не будешь — скажи, чтобы я ведал, что, кроме тебя, некому, а, значит, я — за тобой. </text:p>
          </table:table-cell>
        </table:table-row>
        <table:table-row>
          <table:table-cell table:style-name="Table20.A1" office:value-type="string">
            <text:p text:style-name="P7"/>
          </table:table-cell>
          <table:table-cell table:style-name="Table20.A1" office:value-type="string">
            <text:p text:style-name="Text_20_Body.nrm">Тот сказал: </text:p>
            <text:p text:style-name="Text_20_Body.nrm">— Я выкупаю. </text:p>
            <text:p text:style-name="Text_20_Body.nrm">Сказал Боаз: </text:p>
            <text:p text:style-name="Text_20_Body.nrm">— Как только ты купишь это поле у Нооми, ты покупаешь и у Руфи, оставшейся после умершего, и должен взять ее в замужество, чтобы восстановить его имя над его наследием. </text:p>
            <text:p text:style-name="Text_20_Body.nrm">— Нет, тогда я не могу выкупить, ведь так и мое наследие расстроится. Вызволяй <text:soft-page-break/>выкупом ты, что мне положено, потому что мне не под силу. </text:p>
            <text:p text:style-name="Text_20_Body.nrm">А так издревле повелось у Израиля при выкупе и при мене: ради закрепления дела снимал человек сандалию с ноги и передавал другому. Таков был порядок сделки у Израиля. И сказал родич Боазу: </text:p>
            <text:p text:style-name="Text_20_Body.nrm">— Ты выкупай, — и снял сандалию с ноги. </text:p>
            <text:p text:style-name="Text_20_Body.nrm">Тогда Боаз сказал старейшинам и всему народу: </text:p>
            <text:p text:style-name="Text_20_Body.nrm">— Вы свидетельствуете ныне, что я выкупил у Нооми все, </text:p>
          </table:table-cell>
        </table:table-row>
      </table:table>
      <text:p text:style-name="P3">562 </text:p>
      <text:p text:style-name="Horizontal_20_Line"/>
      <text:p text:style-name="P15"><text:bookmark text:name="s563"/></text:p>
      <table:table table:name="Table21" table:style-name="Table21">
        <table:table-column table:style-name="Table21.A"/>
        <table:table-column table:style-name="Table21.B"/>
        <table:table-row>
          <table:table-cell table:style-name="Table21.A1" office:value-type="string">
            <text:p text:style-name="P8">10</text:p>
          </table:table-cell>
          <table:table-cell table:style-name="Table21.A1" office:value-type="string">
            <text:p text:style-name="Text_20_Body.nrp">что было Элимелеха и что принадлежало Кильону и Махлону. ю А также и Руфь моавитянку, жену Мах лона, взял себе в жены, чтобы восстановить имя умершего над его наследием. И пусть не исчезнет имя умершего среди братьев его и из ворот его родного города. А вы ныне свидетельствуете это! </text:p>
          </table:table-cell>
        </table:table-row>
        <table:table-row>
          <table:table-cell table:style-name="Table21.A1" office:value-type="string">
            <text:p text:style-name="P7"/>
          </table:table-cell>
          <table:table-cell table:style-name="Table21.A1" office:value-type="string">
            <text:p text:style-name="Text_20_Body.nrm">И весь народ в городских воротах и старейшины сказали: </text:p>
            <text:p text:style-name="Text_20_Body.nrm">— Свидетельствуем! И да уподобит Господь жену, входящую в твой дом, Рахили и Лии, что воздвигли вдвоем дом Иакова, а ты процветай и величайся в Эфрате, и да восславится имя твое в Вифлееме. И да будет твой дом подобен дому Переца, которого родила Иегуде Тамар, — благодаря потомству, которое даст тебе Господь от этой молодой женщины. </text:p>
            <text:p text:style-name="Text_20_Body.nrm">Взял себе Боаз Руфь, и она была ему женой, и он вошел к ней, и Господь одарил ее беременностью, и она родила сына. Тогда женщины сказали Нооми, ее свекрови: </text:p>
          </table:table-cell>
        </table:table-row>
        <table:table-row>
          <table:table-cell table:style-name="Table21.A1" office:value-type="string">
            <text:p text:style-name="P8">15</text:p>
          </table:table-cell>
          <table:table-cell table:style-name="Table21.A1" office:value-type="string">
            <text:p text:style-name="Text_20_Body.nrm">— Благословен Господь, который не лишил тебя ныне наследника, и пусть прославится его имя навеки. И пусть он оживит твою жизнь и будет тебе кормильцем к старости, потому что родила его невестка, которая полюбила тебя, а она для тебя лучше семи сыновей! </text:p>
          </table:table-cell>
        </table:table-row>
        <table:table-row>
          <table:table-cell table:style-name="Table21.A1" office:value-type="string">
            <text:p text:style-name="P7"/>
          </table:table-cell>
          <table:table-cell table:style-name="Table21.A1" office:value-type="string">
            <text:p text:style-name="Text_20_Body.nrm">Нооми взяла ребенка, приложила его к своей груди и стала пестовать. И нарекли ему соседки имя, говоря: </text:p>
            <text:p text:style-name="Text_20_Body.nrm">— Сын родился у Нооми. </text:p>
            <text:p text:style-name="Text_20_Body.nrm">И они назвали его Обэд, а был он отцом Ишаю, отцу Давидову. </text:p>
          </table:table-cell>
        </table:table-row>
        <table:table-row>
          <table:table-cell table:style-name="Table21.A1" office:value-type="string">
            <text:p text:style-name="P8">20</text:p>
          </table:table-cell>
          <table:table-cell table:style-name="Table21.A1" office:value-type="string">
            <text:p text:style-name="Text_20_Body.nrm">Вот родословие Переца: Перец породил Хецрона, Хецрон 20 породил Рама, а Рам породил Амминадаба. Амминадаб породил Нахшона, а Нахшон породил Салмона; Салмон породил Боаза, а Боаз породил Обэда; Обэд породил Ишая, а Ишай породил Давида. </text:p>
          </table:table-cell>
        </table:table-row>
      </table:table>
      <text:h text:style-name="P1" text:outline-level="3">КНИГА ИОВА</text:h>
      <text:h text:style-name="P19" text:outline-level="4">ГЛАВА 1</text:h>
      <text:p text:style-name="Text_20_Body.nrm">Был человек в земле Уц, и звался он Иов; и человек этот был прост, и праведен, и богобоязнен, и далек от зла. </text:p>
      <text:p text:style-name="Text_20_Body.nrm">И родилось у него семеро сыновей и трое дочерей; имения же было у него семь тысяч овец, и три тысячи верблюдов, и пятьсот пар волов подъяремных, и пятьсот ослиц, и челяди весьма много. И был человек этот велик между всеми сынами земли восточной. </text:p>
      <text:p text:style-name="Text_20_Body.nrm"><text:soft-page-break/>И сыновья его имели обыкновение сходиться, и каждый в день свой давал пир в доме своем; и посылали они за тремя сестрами </text:p>
      <text:p text:style-name="P3">563 </text:p>
      <text:p text:style-name="Horizontal_20_Line"/>
      <text:p text:style-name="Text_20_Body.nrp"><text:bookmark text:name="s564"/>своими, и звали их есть и пить вместе. Но когда дни пира совершали круг свой, тогда посылал Иов за сынами своими и творил над ними очищение; рано утром вставал он и возжигал искупительную жертву по числу их. Ибо говорил Иов: </text:p>
      <table:table table:name="Table22" table:style-name="Table22">
        <table:table-column table:style-name="Table22.A"/>
        <table:table-row>
          <table:table-cell table:style-name="Table22.A1" office:value-type="string">
            <text:p text:style-name="P8">«Может статься, погрешили сыны мои <text:line-break/>и похулили Бога в сердце своем?» </text:p>
          </table:table-cell>
        </table:table-row>
      </table:table>
      <text:p text:style-name="Text_20_Body.nrp">И так делал Иов во все дни. </text:p>
      <text:p text:style-name="Text_20_Body.nrm">И был день, когда пришли Сыны Божьи, чтобы предстоять Господу; и Противоречащий пришел с ними. </text:p>
      <text:p text:style-name="Text_20_Body.nrm">И вопросил Господь Противоречащего: </text:p>
      <text:p text:style-name="P3">«Отколе приходишь ты?» </text:p>
      <text:p text:style-name="Text_20_Body.nrm">И ответствовал Господу Противоречащий, и сказал: </text:p>
      <table:table table:name="Table23" table:style-name="Table23">
        <table:table-column table:style-name="Table23.A"/>
        <table:table-row>
          <table:table-cell table:style-name="Table23.A1" office:value-type="string">
            <text:p text:style-name="P8">«От обхода земли, <text:line-break/>от скитаний по ней». </text:p>
          </table:table-cell>
        </table:table-row>
      </table:table>
      <text:p text:style-name="Text_20_Body.nrm">И вопросил Господь Противоречащего: </text:p>
      <table:table table:name="Table24" table:style-name="Table24">
        <table:table-column table:style-name="Table24.A"/>
        <table:table-row>
          <table:table-cell table:style-name="Table24.A1" office:value-type="string">
            <text:p text:style-name="P8">«Приметило ли сердце твое <text:line-break/>раба моего, <text:line-break/>Иова? <text:line-break/>Ведь нет на земле мужа, как он*. <text:line-break/>прост, и праведен, <text:line-break/>и богобоязнен, и далек от зла!» </text:p>
          </table:table-cell>
        </table:table-row>
      </table:table>
      <text:p text:style-name="Text_20_Body.nrm">И ответствовал Господу Противоречащий, и сказал: </text:p>
      <table:table table:name="Table25" table:style-name="Table25">
        <table:table-column table:style-name="Table25.A"/>
        <table:table-row>
          <table:table-cell table:style-name="Table25.A1" office:value-type="string">
            <text:p text:style-name="P12">«Разве не за мзду богобоязнен Иов? </text:p>
            <text:p text:style-name="P12">Не Ты ли кругом оградил его, <text:line-break/>и дом его, <text:line-break/>и все, что его? <text:line-break/>Дело рук его Ты благословил, <text:line-break/>разошлись по земле его стада. </text:p>
            <text:p text:style-name="P8">Но — протяни-ка руку Твою, <text:line-break/>дотронься до всего, что есть у него; <text:line-break/>разве не похулит он Тебя <text:line-break/>в лицо Тебе?» </text:p>
          </table:table-cell>
        </table:table-row>
      </table:table>
      <text:p text:style-name="Text_20_Body.nrm">И сказал Господь Противоречащему: </text:p>
      <table:table table:name="Table26" table:style-name="Table26">
        <table:table-column table:style-name="Table26.A"/>
        <table:table-row>
          <table:table-cell table:style-name="Table26.A1" office:value-type="string">
            <text:p text:style-name="P8">«Вот — все, что его, в руке твоей; <text:line-break/>лишь на него не простри руки твоей!» </text:p>
          </table:table-cell>
        </table:table-row>
      </table:table>
      <text:p text:style-name="P3">564 </text:p>
      <text:p text:style-name="Horizontal_20_Line"/>
      <text:p text:style-name="Text_20_Body.nrm"><text:bookmark text:name="s565"/><text:soft-page-break/>И отошел Противоречащий от лица Господа. </text:p>
      <text:p text:style-name="Text_20_Body.nrm">И был день, когда сыновья и дочери Иова ели и пили вино я доме брата своего первородного. И приходит к Иову вестник, и говорит: </text:p>
      <table:table table:name="Table27" table:style-name="Table27">
        <table:table-column table:style-name="Table27.A"/>
        <table:table-row>
          <table:table-cell table:style-name="Table27.A1" office:value-type="string">
            <text:p text:style-name="P8">«Орали на пашне волы <text:line-break/>и ослицы подле паслись, <text:line-break/>как напали савеяне <text:line-break/>и взяли их, <text:line-break/>а отроков сразили острием меча, <text:line-break/>и спасся я один, <text:line-break/>дабы известить тебя!» </text:p>
          </table:table-cell>
        </table:table-row>
      </table:table>
      <text:p text:style-name="Text_20_Body.nrm">Он не кончил, как приходит другой и говорит: </text:p>
      <table:table table:name="Table28" table:style-name="Table28">
        <table:table-column table:style-name="Table28.A"/>
        <table:table-row>
          <table:table-cell table:style-name="Table28.A1" office:value-type="string">
            <text:p text:style-name="P8">«Огонь Божий ниспал с небес, <text:line-break/>овец и пастухов попалил и пожрал; <text:line-break/>и спасся я один, <text:line-break/>дабы известить тебя!» </text:p>
          </table:table-cell>
        </table:table-row>
      </table:table>
      <text:p text:style-name="Text_20_Body.nrm">Он еще не кончил, как приходит другой и говорит; </text:p>
      <table:table table:name="Table29" table:style-name="Table29">
        <table:table-column table:style-name="Table29.A"/>
        <table:table-row>
          <table:table-cell table:style-name="Table29.A1" office:value-type="string">
            <text:p text:style-name="P8">«В три отряда халдеи сошлись, <text:line-break/>и напали на верблюдов, <text:line-break/>и взяли их, <text:line-break/>а отроков сразили острием меча, <text:line-break/>и спасся я один, <text:line-break/>дабы известить тебя!» </text:p>
          </table:table-cell>
        </table:table-row>
      </table:table>
      <text:p text:style-name="Text_20_Body.nrm">Он еще не кончил, как приходит другой и говорит: </text:p>
      <table:table table:name="Table30" table:style-name="Table30">
        <table:table-column table:style-name="Table30.A"/>
        <table:table-row>
          <table:table-cell table:style-name="Table30.A1" office:value-type="string">
            <text:p text:style-name="P8">«Сыны твои <text:line-break/>и дочери твои <text:line-break/>ели и пили вино <text:line-break/>в доме брата своего первородного; <text:line-break/>и вот великий вихрь <text:line-break/>с того края пустыни пришел, <text:line-break/>и сотряс он четыре угла <text:line-break/>дома того, <text:line-break/>и пал дом на юных, и они мертвы; <text:line-break/>и спасся я один, <text:line-break/>дабы известить тебя!» </text:p>
          </table:table-cell>
        </table:table-row>
      </table:table>
      <text:p text:style-name="Text_20_Body.nrm">И тогда встал Иов, и разодрал ризу свою, и обрил главу свою, и повергся на землю, и преклонился, и сказал: </text:p>
      <text:p text:style-name="P3">565 </text:p>
      <text:p text:style-name="Horizontal_20_Line"/>
      <text:p text:style-name="P15"><text:bookmark text:name="s566"/></text:p>
      <table:table table:name="Table31" table:style-name="Table31">
        <table:table-column table:style-name="Table31.A"/>
        <table:table-row>
          <table:table-cell table:style-name="Table31.A1" office:value-type="string">
            <text:p text:style-name="P8">«Наг вышел я из родимых недр <text:line-break/>и наг возвращусь назад. <text:line-break/>Господь дал, Господь взял — <text:line-break/>благословенно имя Господне!» </text:p>
          </table:table-cell>
        </table:table-row>
      </table:table>
      <text:p text:style-name="Text_20_Body.nrm">При всем этом не погрешил Иов и не оказал Богу никакого неподобия. </text:p>
      <text:h text:style-name="P19" text:outline-level="4"><text:soft-page-break/>ГЛАВА 2</text:h>
      <text:p text:style-name="Text_20_Body.nrm">И был день, когда пришли Сыны Божьи, чтобы предстоять Господу; и Противоречащий пришел с ними, чтобы предстоять Господу. </text:p>
      <text:p text:style-name="Text_20_Body.nrm">И вопросил Господь Противоречащего: </text:p>
      <text:p text:style-name="P3">«Отколе приходишь ты?» </text:p>
      <text:p text:style-name="Text_20_Body.nrm">И ответствовал Господу Противоречащий, и сказал: </text:p>
      <table:table table:name="Table32" table:style-name="Table32">
        <table:table-column table:style-name="Table32.A"/>
        <table:table-row>
          <table:table-cell table:style-name="Table32.A1" office:value-type="string">
            <text:p text:style-name="P8">«От обхода земли, <text:line-break/>от скитаний по ней». </text:p>
          </table:table-cell>
        </table:table-row>
      </table:table>
      <text:p text:style-name="Text_20_Body.nrm">И вопросил Господь Противоречащего: </text:p>
      <table:table table:name="Table33" table:style-name="Table33">
        <table:table-column table:style-name="Table33.A"/>
        <table:table-row>
          <table:table-cell table:style-name="Table33.A1" office:value-type="string">
            <text:p text:style-name="P8">«Приметило ли сердце твое <text:line-break/>раба моего <text:line-break/>Иова? <text:line-break/>Ведь нет на земле мужа, как он: <text:line-break/>прост, и праведен, <text:line-break/>и богобоязнен, и далек от зла. <text:line-break/>И доселе тверд он в простоте своей; <text:line-break/>а ты наущал меня на него, <text:line-break/>ища погубить его без вины!» </text:p>
          </table:table-cell>
        </table:table-row>
      </table:table>
      <text:p text:style-name="Text_20_Body.nrm">И ответствовал Господу Противоречащий, и сказал: </text:p>
      <table:table table:name="Table34" table:style-name="Table34">
        <table:table-column table:style-name="Table34.A"/>
        <table:table-row>
          <table:table-cell table:style-name="Table34.A1" office:value-type="string">
            <text:p text:style-name="P8">«Кожа за кожу! — <text:line-break/>и все, что имеет муж, <text:line-break/>отдаст он за жизнь свою. <text:line-break/>Нет — протяни-ка руку твою, <text:line-break/>дотронься до кости его <text:line-break/>и плоти его: <text:line-break/>разве не похулит он тебя <text:line-break/>в лицо тебе?» </text:p>
          </table:table-cell>
        </table:table-row>
      </table:table>
      <text:p text:style-name="P3">566 </text:p>
      <text:p text:style-name="Horizontal_20_Line"/>
      <text:p text:style-name="Text_20_Body.nrm"><text:bookmark text:name="s567"/>И сказал Господь Противоречащему; </text:p>
      <table:table table:name="Table35" table:style-name="Table35">
        <table:table-column table:style-name="Table35.A"/>
        <table:table-row>
          <table:table-cell table:style-name="Table35.A1" office:value-type="string">
            <text:p text:style-name="P8">«Вот — он в руке твоей; <text:line-break/>лишь дыханье его сохрани!» </text:p>
          </table:table-cell>
        </table:table-row>
      </table:table>
      <text:p text:style-name="Text_20_Body.nrm">И отошел Противоречащий от лица Господа, и поразил Иова злыми язвами от подошвы стопы его по самое темя его. И взял Иов черепок, чтобы соскребать с себя гной, и сел среди пепла, </text:p>
      <text:p text:style-name="Text_20_Body.nrm">И говорила ему жена его; </text:p>
      <table:table table:name="Table36" table:style-name="Table36">
        <table:table-column table:style-name="Table36.A"/>
        <table:table-row>
          <table:table-cell table:style-name="Table36.A1" office:value-type="string">
            <text:p text:style-name="P8">«Ты все еще тверд в простоте твоей? <text:line-break/>Похули Бога — и умри!» </text:p>
          </table:table-cell>
        </table:table-row>
      </table:table>
      <text:p text:style-name="Text_20_Body.nrm">Но он сказал ей: </text:p>
      <table:table table:name="Table37" table:style-name="Table37">
        <table:table-column table:style-name="Table37.A"/>
        <table:table-row>
          <table:table-cell table:style-name="Table37.A1" office:value-type="string">
            <text:p text:style-name="P8">«Словно одна из безумных жен, <text:line-break/>так молвила ты! <text:line-break/>Приемлем мы от Бога добро — <text:line-break/><text:soft-page-break/>ужели не примем от Него зло?» </text:p>
          </table:table-cell>
        </table:table-row>
      </table:table>
      <text:p text:style-name="Text_20_Body.nrm">При всем этом не погрешил Иов устами своими. </text:p>
      <text:p text:style-name="Text_20_Body.nrm">И прослышали трое друзей Иова о всех несчастьях, что постигли его, и пошли они каждый из места своего: Элифаз из Темана, и Билдад из Шуаха, и Цофар из Наамы; и сговорились они идти к нему вместе, чтобы соболезновать ему и утешать его. </text:p>
      <text:p text:style-name="Text_20_Body.nrm">И когда они издали подняли глаза свои, они не узнали его. Тогда возвысили они глас свой, и возрыдали, и разодрал каждый ризу свою, и метали они прах на главы свои, к небу. И сидели они при нем на земле семь дней и семь ночей; и никто не говорил ему ни слова, ибо видели они, что скорбь его весьма велика. </text:p>
      <text:h text:style-name="P19" text:outline-level="4">ГЛАВА 3</text:h>
      <text:p text:style-name="Text_20_Body.nrm">После этого отверз Иов уста свои и проклял день свой. И начал Иов, и сказал: </text:p>
      <table:table table:name="Table38" table:style-name="Table38">
        <table:table-column table:style-name="Table38.A"/>
        <table:table-row>
          <table:table-cell table:style-name="Table38.A1" office:value-type="string">
            <text:p text:style-name="P12">«Да сгинет день, в который рожден я, <text:line-break/>и ночь, что сказала; «зачат муж»! </text:p>
            <text:p text:style-name="P8">День тот — да будет он тьма? <text:line-break/>Бог с высот да не взыщет его, <text:line-break/>да не сияет ему свет! </text:p>
          </table:table-cell>
        </table:table-row>
      </table:table>
      <text:p text:style-name="P3">567 </text:p>
      <text:p text:style-name="Horizontal_20_Line"/>
      <text:p text:style-name="P15"><text:bookmark text:name="s568"/></text:p>
      <table:table table:name="Table39" table:style-name="Table39">
        <table:table-column table:style-name="Table39.A"/>
        <table:table-row>
          <table:table-cell table:style-name="Table39.A1" office:value-type="string">
            <text:p text:style-name="P12">Смертная тень да емлет его, <text:line-break/>да обложит его мгла, <text:line-break/>затмение да ужаснет! </text:p>
            <text:p text:style-name="P12">Ночь та—да обладает ею мрак, <text:line-break/>Да не причтется она к дням годовым, <text:line-break/>в месячный круг да не войдет! <text:line-break/>Ночь та — да будет неплодна она, <text:line-break/>да не звучит в ней веселья клик! </text:p>
            <text:p text:style-name="P12">Да проклянут ее клянущие день, <text:line-break/>те, что храбры Левиафана ярить! </text:p>
            <text:p text:style-name="P12">Да тмятся звезды утра ее, <text:line-break/>пусть ждет лучей, но они не придут, <text:line-break/>пусть не узрит зениц зари, — </text:p>
            <text:p text:style-name="P12">за то, что не затворила родимых недр, <text:line-break/>не сокрыла горя от глаз моих! </text:p>
            <text:p text:style-name="P12">Зачем не умер я при исходе из чрева <text:line-break/>и не сгинул, выйдя из недр? <text:line-break/>Зачем колени держали меня, <text:line-break/>к чему питали меня сосцы? </text:p>
            <text:p text:style-name="P12">Как недоноску, не жить бы мне, <text:line-break/>как младенцам, что не зрели свет! </text:p>
            <text:p text:style-name="P8"><text:soft-page-break/>Тогда лежал бы я, дремля, <text:line-break/>спал бы и был в покое, <text:line-break/>среди царей и советных вельмож, <text:line-break/>что зиждут себе строенья гробниц, <text:line-break/>среди князей, у которых злато, <text:line-break/>полнящих серебром домы свои. <text:line-break/>Там кончается ярость злых, <text:line-break/>там отдыхает, кто утомлен; <text:line-break/>узники в кругу своем не знают тревог, <text:line-break/>не слышат голоса палача; <text:line-break/>малый и великий там равны, <text:line-break/>пред господином волен раб. </text:p>
          </table:table-cell>
        </table:table-row>
      </table:table>
      <text:p text:style-name="P3">568 </text:p>
      <text:p text:style-name="Horizontal_20_Line"/>
      <text:p text:style-name="P15"><text:bookmark text:name="s569"/></text:p>
      <table:table table:name="Table40" table:style-name="Table40">
        <table:table-column table:style-name="Table40.A"/>
        <table:table-row>
          <table:table-cell table:style-name="Table40.A1" office:value-type="string">
            <text:p text:style-name="P12">На что Он дает страдальцу свет <text:line-break/>и жизнь тому, кто душой удручен, <text:line-break/>кто хочет смерти, и нет ее, <text:line-break/>кто рад бы добыть ее, как клад, <text:line-break/>до восторга бы возликовал <text:line-break/>и восхитился, обретя гроб, — <text:line-break/>мужу, чей путь скрыт, <text:line-break/>кому поставил преграду Бог? </text:p>
            <text:p text:style-name="P8">Вместо хлеба моего мне вздохи мои, <text:line-break/>и льются, как воды, стоны мои, <text:line-break/>ведь чего я ужасался, постигло меня, <text:line-break/>и чего я боялся, приходит ко мне. <text:line-break/>Нет мне затишья, и нет мне покоя, <text:line-break/>и нет мне мира, но пришла смута!» </text:p>
          </table:table-cell>
        </table:table-row>
      </table:table>
      <text:h text:style-name="P19" text:outline-level="4">ГЛАВА 4</text:h>
      <text:p text:style-name="Text_20_Body.nrm">И ответствовал Элифаз из Теманы, и сказал: </text:p>
      <table:table table:name="Table41" table:style-name="Table41">
        <table:table-column table:style-name="Table41.A"/>
        <table:table-row>
          <table:table-cell table:style-name="Table41.A1" office:value-type="string">
            <text:p text:style-name="P12">«Попытаешь слово — тебе досадишь; <text:line-break/>но в чьих силах сдержать речь? </text:p>
            <text:p text:style-name="P12">Бывало, многих ты вразумлял, <text:line-break/>возвращал ослабевшей длани мощь, <text:line-break/>поднимало падшего слово твое, <text:line-break/>и колено дрожащее ты укреплял. <text:line-break/>А дошло до тебя — и ты без сил, <text:line-break/>коснулось тебя — и ты смущен? <text:line-break/>Не страх ли Божий — надежда твоя, <text:line-break/>не праведность ли твоя — упованье твое? </text:p>
            <text:p text:style-name="P8">Припомни: когда чистый погиб <text:line-break/>и где справедливый был стерт? <text:line-break/>Насколько я видел, пахарь беды <text:line-break/>и сеятель зол пожнут посев. <text:line-break/>От дуновенья Божья сгинут они, <text:line-break/>истают от дыханья гнева Его. <text:line-break/>Глас льва, и рычащего зык, <text:line-break/>и зубы львят исчезнут; <text:line-break/><text:soft-page-break/>и погиб без добычи ярый лев, <text:line-break/>и рассеяны отродья львицы. </text:p>
          </table:table-cell>
        </table:table-row>
      </table:table>
      <text:p text:style-name="P3">569 </text:p>
      <text:p text:style-name="Horizontal_20_Line"/>
      <text:p text:style-name="P15"><text:bookmark text:name="s570"/></text:p>
      <table:table table:name="Table42" table:style-name="Table42">
        <table:table-column table:style-name="Table42.A"/>
        <table:table-row>
          <table:table-cell table:style-name="Table42.A1" office:value-type="string">
            <text:p text:style-name="P12">И прокралось слово ко мне — <text:line-break/>лишь отзвук до уха дошел — <text:line-break/>при раздумьях от видений, в ночи, <text:line-break/>когда сон людей бывает глубок; <text:line-break/>схватил меня страх, и дрожь <text:line-break/>кости мои сотрясла, <text:line-break/>и овеял лицо мое дух, <text:line-break/>и дыбом поднялись власы. </text:p>
            <text:p text:style-name="P8">И стал пред очами зрак, — <text:line-break/>не распознать вида его, — <text:line-break/>лишь повеяло, и слышу слова? <text:line-break/>«Человек ли пред Богом прав, <text:line-break/>перед Творцом своим чист ли муж? <text:line-break/>Вот, не верит Он и Слугам Своим, <text:line-break/>и в Ангелах обличает порок. <text:line-break/>Что сказать о тех, чей дом <text:line-break/>из глины и стоит на пыли? <text:line-break/>Их раздавят, как моль, к вечеру их рассекут, <text:line-break/>они сгинут — не приметит никто. <text:line-break/>Исторгается у шатра их вервь, <text:line-break/>и не в мудрости умирают они». </text:p>
          </table:table-cell>
        </table:table-row>
      </table:table>
      <text:h text:style-name="P19" text:outline-level="4">ГЛАВА 5</text:h>
      <table:table table:name="Table43" table:style-name="Table43">
        <table:table-column table:style-name="Table43.A"/>
        <table:table-row>
          <table:table-cell table:style-name="Table43.A1" office:value-type="string">
            <text:p text:style-name="P12">Взывай же! Кто даст ответ? <text:line-break/>Кого из Святых призовешь? <text:line-break/>Так, глупца убивает гнев, <text:line-break/>и неискусного губит пыл. </text:p>
            <text:p text:style-name="P12">Я видел: возрастал глупец, <text:line-break/>но вдруг иссохла пажить его; <text:line-break/>нет счастья его сынам, <text:line-break/>у врат их бьют, не поможет никто, <text:line-break/>и жатву их алчный пожрал, <text:line-break/>и снопы их бедность берет. <text:line-break/>скудость съедает добро. </text:p>
            <text:p text:style-name="P8">Не из праха растет беда, <text:line-break/>и не из почвы восстает скорбь; <text:line-break/>но рожден человек страдать, <text:line-break/>как искры — возлетать ввысь. </text:p>
          </table:table-cell>
        </table:table-row>
      </table:table>
      <text:p text:style-name="P3">570 </text:p>
      <text:p text:style-name="Horizontal_20_Line"/>
      <text:p text:style-name="P15"><text:bookmark text:name="s571"/></text:p>
      <table:table table:name="Table44" table:style-name="Table44">
        <table:table-column table:style-name="Table44.A"/>
        <table:table-row>
          <table:table-cell table:style-name="Table44.A1" office:value-type="string">
            <text:p text:style-name="P12">Но я бы к Силе Божьей воззвал <text:line-break/>и Богу вверил бы дедо мое, <text:line-break/>Творящему скрытое от ума <text:line-break/>и дивные без меры дела, <text:line-break/><text:soft-page-break/>Дающему дождь на лицо земли, <text:line-break/>Посылающему воды на лицо полей, <text:line-break/>Возвышающему тех, кто пал — <text:line-break/>и спасаются те, кто скорбят, — <text:line-break/>Разрушающему умысел хитрецов, <text:line-break/>так что руки их затеянного не совершат, <text:line-break/>Уловляющему лукавцев в их же сеть, — <text:line-break/>и умысел мудрых посрамлен: <text:line-break/>среди бела дня найдет на них мрак, <text:line-break/>и в полдень собьются они с пути; <text:line-break/>Бог избавляет от меча, и от лжи, <text:line-break/>и от рук насильников того, кто нищ, — <text:line-break/>и немощному надежда есть, <text:line-break/>и злоба затворяет свои уста. </text:p>
            <text:p text:style-name="P12">Так, <text:line-break/>блажен, кого обличит Бог, <text:line-break/>и наказанья от Крепкого не отвергай! <text:line-break/>Ибо Он уязвит, и Он исцелит, <text:line-break/>Он бьет, и врачуют руки Его. <text:line-break/>В шести бедах спасет тебя, <text:line-break/>и в седьмой не коснется тебя зло; <text:line-break/>в голод избавит от смерти тебя <text:line-break/>и на войне — от силы меча. <text:line-break/>От злого языка будешь укрыт, <text:line-break/>не убоишься прихода нужды. <text:line-break/>Нужде и гладу посмеешься ты, <text:line-break/>и зверя земли не страшись: <text:line-break/>ибо с камнями поля у тебя союз, <text:line-break/>и зверь поля в мире с тобой. <text:line-break/>И узнаешь, что дом твой цел, <text:line-break/>оглядишь двор твой — и ущерба ни в чем, <text:line-break/>и узнаешь, что обильно потомство твое, <text:line-break/>и отпрыски твои, как трава земли. <text:line-break/>Созрев до конца, сойдешь ты в гроб, <text:line-break/>как сноп, что собран во время свое. </text:p>
            <text:p text:style-name="P8">Ибо вот, <text:line-break/>мы это испытали, и верно все; <text:line-break/>услышь и ты и заметь для себя!» </text:p>
          </table:table-cell>
        </table:table-row>
      </table:table>
      <text:p text:style-name="P3">571 </text:p>
      <text:p text:style-name="Horizontal_20_Line"/>
      <text:h text:style-name="P19" text:outline-level="4"><text:bookmark text:name="s572"/>ГЛАВА 6</text:h>
      <text:p text:style-name="Text_20_Body.nrm">И ответил Иов, и сказал: </text:p>
      <table:table table:name="Table45" table:style-name="Table45">
        <table:table-column table:style-name="Table45.A"/>
        <table:table-row>
          <table:table-cell table:style-name="Table45.A1" office:value-type="string">
            <text:p text:style-name="P12">«Если бы взвесить скорбь мою <text:line-break/>и боль мою положить на весы! <text:line-break/>Тяжелее она, чем песок морей; <text:line-break/>оттого и дики слова мои! </text:p>
            <text:p text:style-name="P12">Ибо стрелы Крепкого настигли меня, <text:line-break/>и дух мой ядом их напоен, <text:line-break/>и ужасы Божьи мне грозят. <text:line-break/><text:soft-page-break/>Ревет ли дикий осел на траве, <text:line-break/>и мычит ли бык над кормом своим, <text:line-break/>и пресное ли без соли едят, <text:line-break/>и есть ли вкус в белке яйца? <text:line-break/>Да, чем гнушается душа моя, <text:line-break/>то дано мне в тошную пищу мою! </text:p>
            <text:p text:style-name="P12">О, когда бы сбылась просьба моя <text:line-break/>и надежду мою исполнил Бог! <text:line-break/>Соизволил бы Он сокрушить меня, <text:line-break/>простер бы руку Свою сразить меня! <text:line-break/>Тогда была бы отрада мне, <text:line-break/>и я веселился бы средь муки злой! </text:p>
            <text:p text:style-name="P12">Ибо слов Святого не предал я. </text:p>
            <text:p text:style-name="P12">Что моя сила, чтоб терпеть и ждать, <text:line-break/>и что моя цель, чтобы длить жизнь? <text:line-break/>Разве твердость камней — твердость моя <text:line-break/>и разве из меди плоть моя? <text:line-break/>Не ушла ли помощь моя от меня <text:line-break/>и разве осталась опора мне? </text:p>
            <text:p text:style-name="P8">Кто друга своего не жалеет в беде, <text:line-break/>тот оставляет пред Крепким страх. <text:line-break/>Ненадежны братья мои, как поток <text:line-break/>и как вешние воды, что скоро сойдут. <text:line-break/>Ручьи мутнеют от талого льда <text:line-break/>и принимают в себя снег, — <text:line-break/>но в летнее время пропадают они <text:line-break/>и в жару исчезают с лица земли. <text:line-break/>Люди отходят от пути своего, <text:line-break/>заходят в пустыню и гибнут там: <text:line-break/>караваны из Темы ищут ручей, </text:p>
          </table:table-cell>
        </table:table-row>
      </table:table>
      <text:p text:style-name="P3">572 </text:p>
      <text:p text:style-name="Horizontal_20_Line"/>
      <text:p text:style-name="P15"><text:bookmark text:name="s573"/></text:p>
      <table:table table:name="Table46" table:style-name="Table46">
        <table:table-column table:style-name="Table46.A"/>
        <table:table-row>
          <table:table-cell table:style-name="Table46.A1" office:value-type="string">
            <text:p text:style-name="P12">путники из Савы уповают на него, <text:line-break/>но посрамлены они в надежде своей, <text:line-break/>приходят на место и терпят стыд. <text:line-break/>Вот что стали вы для меня! <text:line-break/>Увидели ужас, и страх вас взял. </text:p>
            <text:p text:style-name="P12">Что я, прошу: «Дайте мне, <text:line-break/>и заплатите за меня от ваших щедрот»? <text:line-break/>Говорю ли: «Вырвите из рук врага, <text:line-break/>из рук злодеев искупите меня»? <text:line-break/>Вы наставьте меня, и я замолчу; <text:line-break/>и в чем я неправ, скажите мне! <text:line-break/>Разве обидит правдивая речь? <text:line-break/>Но что укоризна одного из вас? <text:line-break/>Думаете ли словами вершить суд, <text:line-break/>а слова отчаявшегося — ничто? <text:line-break/>Вы мечете жребий о сироте, <text:line-break/><text:soft-page-break/>и друга своего продаете вы. </text:p>
            <text:p text:style-name="P8">Ныне соизвольте вглядеться в меня: <text:line-break/>что же, лгу ли я вам в лицо? <text:line-break/>Отступитесь, да не будет зла, <text:line-break/>отступитесь же — ведь я прав! <text:line-break/>Разве на языке моем ложь, <text:line-break/>не распознаёт худого моя гортань? </text:p>
          </table:table-cell>
        </table:table-row>
      </table:table>
      <text:h text:style-name="P19" text:outline-level="4">ГЛАВА 7</text:h>
      <table:table table:name="Table47" table:style-name="Table47">
        <table:table-column table:style-name="Table47.A"/>
        <table:table-row>
          <table:table-cell table:style-name="Table47.A1" office:value-type="string">
            <text:p text:style-name="P12">Не повинность ли несет человек на земле, <text:line-break/>и не срок ли наемника — срок его? <text:line-break/>Как раб, что изнывает по тени ночной, <text:line-break/>и наемник, что ждет платы своей, <text:line-break/>так и я принял месяцы зла, <text:line-break/>и ночи скорби отсчитаны мне. <text:line-break/>Ложась, думаю: «Скорей бы встать!» — <text:line-break/>и ворочаюсь от вечера до утра. <text:line-break/>В червях и язвах тело мое, <text:line-break/>и на коже моей струп и гной. <text:line-break/>Мелькают мои дни, как ткацкий челнок, <text:line-break/>и без упованья спешат к концу. </text:p>
            <text:p text:style-name="P8">Вспомни, что дуновение — жизнь моя; <text:line-break/>уж не видать счастья глазам моим! <text:line-break/>Видящий больше не увидит меня: <text:line-break/>воззрят Твои очи, а меня — нет. </text:p>
          </table:table-cell>
        </table:table-row>
      </table:table>
      <text:p text:style-name="P3">573 </text:p>
      <text:p text:style-name="Horizontal_20_Line"/>
      <text:p text:style-name="P15"><text:bookmark text:name="s574"/></text:p>
      <table:table table:name="Table48" table:style-name="Table48">
        <table:table-column table:style-name="Table48.A"/>
        <table:table-row>
          <table:table-cell table:style-name="Table48.A1" office:value-type="string">
            <text:p text:style-name="P12">Редеет облако, уходит оно: <text:line-break/>так сошедший долу не выйдет вспять. <text:line-break/>В дом свой не вернется он, <text:line-break/>и место его не вспомнит о нем. </text:p>
            <text:p text:style-name="P12">Потому не удержу я уст моих, <text:line-break/>и в утеснении духа моего скажу, <text:line-break/>и пожалуюсь в удручении души моей! </text:p>
            <text:p text:style-name="P12">Разве я пучина и разве я змий, <text:line-break/>что ты приставляешь ко мне дозор? <text:line-break/>Чуть помыслю; «Утешит меня постель моя, <text:line-break/>и подымет мою горесть ложе мое», — <text:line-break/>как Ты снами ужасаешь меня <text:line-break/>и наводишь на меня морок ночной! <text:line-break/>Не дышать хотела бы моя душа; <text:line-break/>лучше смерть, чем моя боль! <text:line-break/>Довольно с меня! Не вечно мне жить. <text:line-break/>Отступи от меня! Мои дни — вздох. </text:p>
            <text:p text:style-name="P12">Что есть человек, что Ты отличил его, <text:line-break/>занимаешь им мысли Твои, <text:line-break/>каждое утро вспоминаешь о нем, <text:line-break/>испытуешь его каждый миг? <text:line-break/><text:soft-page-break/>Когда отведешь Ты от меня взор, <text:line-break/>отпустишь меня сглотнуть слюну? </text:p>
            <text:p text:style-name="P8">Пусть я погрешил, — <text:line-break/>Тебе что я сделал, Соглядатай мой? <text:line-break/>Зачем Ты поставил меня, как цель для стрел, <text:line-break/>и сам для себя я в тягость стал? <text:line-break/>Почему Ты не простишь мой грех <text:line-break/>и не взглянешь мимо вины моей? <text:line-break/>Ибо ныне во прах ложусь я: <text:line-break/>будешь искать меня, а меня — нет». </text:p>
          </table:table-cell>
        </table:table-row>
      </table:table>
      <text:h text:style-name="P19" text:outline-level="4">ГЛАВА 8</text:h>
      <text:p text:style-name="Text_20_Body.nrm">И отвечал Билдад из Шуаха, и сказал: </text:p>
      <table:table table:name="Table49" table:style-name="Table49">
        <table:table-column table:style-name="Table49.A"/>
        <table:table-row>
          <table:table-cell table:style-name="Table49.A1" office:value-type="string">
            <text:p text:style-name="P8">«Долго ты будешь говорить так? <text:line-break/>Шумный ветер — твои слова! </text:p>
          </table:table-cell>
        </table:table-row>
      </table:table>
      <text:p text:style-name="P3">574 </text:p>
      <text:p text:style-name="Horizontal_20_Line"/>
      <text:p text:style-name="P15"><text:bookmark text:name="s575"/></text:p>
      <table:table table:name="Table50" table:style-name="Table50">
        <table:table-column table:style-name="Table50.A"/>
        <table:table-row>
          <table:table-cell table:style-name="Table50.A1" office:value-type="string">
            <text:p text:style-name="P12">Ужели суд Свой извращает Бог <text:line-break/>ж Крепкий извращает правду Свою? <text:line-break/>Погрешили пред Ним сыны твои, <text:line-break/>и во власть вины их предал Он их. <text:line-break/>Но если взыскуешь Бога ты <text:line-break/>и g мольбою Крепкого призовешь <text:line-break/>и если чист и праведен ты, — <text:line-break/>Он нынче же встанет над тобой <text:line-break/>и умирит место твоей правоты; <text:line-break/>и если начало твое мало, <text:line-break/>то велик будет твой конец! <text:line-break/>Расспроси-ка старинных людей <text:line-break/>и вникни в то, что дознали отцы; <text:line-break/>ведь вчерашние мы, у нас знанья — нет, <text:line-break/>ибо наши дни на земле — тень. <text:line-break/>Не поучат ли они, не вразумят ли тебя, <text:line-break/>из сердца своего не извлекут ли слова? </text:p>
            <text:p text:style-name="P12">«Растет ли тростник, где топи нет, <text:line-break/>и встает ли камыш, где нет воды? <text:line-break/>Еще он свеж, не созрел для ножа, <text:line-break/>как вдруг сохнет прежде всех трав. <text:line-break/>Вот участь тех, кто о Боге забыл, <text:line-break/>и надежда отступника придет к концу — <text:line-break/>на нити висит упование его, <text:line-break/>и безопасность его — как ткань паука: <text:line-break/>обопрется о дом свой— и не устоит, <text:line-break/>схватится за него — и рухнет с ним. </text:p>
            <text:p text:style-name="P12">Вот он возрастает в полном соку, <text:line-break/>за сад тянутся ветви его, <text:line-break/>корни его оплели скалу <text:line-break/>и между камней пробили путь, — <text:line-break/>но когда вырвут его с места его, <text:line-break/><text:soft-page-break/>его место скажет;- «Не знаю тебя!» <text:line-break/>Вот радость пути его! <text:line-break/>А другие вырастают из земли»« </text:p>
            <text:p text:style-name="P8">Вот, Бог не отвергает того, кто прост, <text:line-break/>и не держит руку творящих зло. <text:line-break/>Он еще наполнит смехом твой рот <text:line-break/>и ликованьем — твои уста. <text:line-break/>Ненавидящие тебя оденутся в стыд, <text:line-break/>и шатра нечестивых больше нет!» </text:p>
          </table:table-cell>
        </table:table-row>
      </table:table>
      <text:p text:style-name="P3">575 </text:p>
      <text:p text:style-name="Horizontal_20_Line"/>
      <text:h text:style-name="P19" text:outline-level="4"><text:bookmark text:name="s576"/>ГЛАВА 9</text:h>
      <text:p text:style-name="Text_20_Body.nrm">И отвечал Иов, и сказал: </text:p>
      <table:table table:name="Table51" table:style-name="Table51">
        <table:table-column table:style-name="Table51.A"/>
        <table:table-row>
          <table:table-cell table:style-name="Table51.A1" office:value-type="string">
            <text:p text:style-name="P12">«Воистину, знаю, что это так: <text:line-break/>но будет ли человек перед Богом прав? <text:line-break/>Если б захотели судиться с Ним, <text:line-break/>из тысячи ни один не даст ответ. </text:p>
            <text:p text:style-name="P12">Мыслью мудр, силой могущ, — <text:line-break/>кто спорил с Ним и остался здрав? <text:line-break/>Он горы движет, неслышно как, <text:line-break/>и рушит их во гневе Своем; <text:line-break/>Он сдвигает землю с места ее, <text:line-break/>и дрожат устои ее; <text:line-break/>Он молвит солнцу, и не светит оно, <text:line-break/>и держит звезды под печатью Своей; <text:line-break/>Он один простирает небеса <text:line-break/>и превыше морей совершает путь; <text:line-break/>Он создал Медведицу и Кесиль, <text:line-break/>Семизвездье и домы южных планет; <text:line-break/>дивны и непостижны дела Его, <text:line-break/>и чудесам Его нет числа! </text:p>
            <text:p text:style-name="P12">Вот, пройдет Он предо мной, и не увижу Его, <text:line-break/>пронесется мимо, и не примечу Его; <text:line-break/>вот, схватит, и кто возбранит Ему? <text:line-break/>Кто спросит Его: «Что творишь?» </text:p>
            <text:p text:style-name="P12">Гнева Своего не сдержит Бог: <text:line-break/>слуги Рахава падут пред ним! <text:line-break/>Что я? Мне ли отвечать Ему, <text:line-break/>для спора с ним подбирать слова? <text:line-break/>Пусть правда — моя, но я смолчу, <text:line-break/>должен умолять Судью моего. <text:line-break/>Если б звал я и явился Он, <text:line-break/>я не верю, что Он бы слушал меня. <text:line-break/>В вихре налетел Он на меня, <text:line-break/>без вины умножил раны мои, <text:line-break/>не дает мне перевести дух, <text:line-break/>но горечью пресыщает меня! </text:p>
            <text:p text:style-name="P8"><text:soft-page-break/>Если дело в силе — могущ Он; <text:line-break/>а если в правде — кто рассудит меня? </text:p>
          </table:table-cell>
        </table:table-row>
      </table:table>
      <text:p text:style-name="P3">576 </text:p>
      <text:p text:style-name="Horizontal_20_Line"/>
      <text:p text:style-name="P3"><text:soft-page-break/><draw:frame draw:style-name="fr2" draw:name="Image18" text:anchor-type="as-char" svg:width="8.7083in" svg:height="12in" draw:z-index="4"><draw:image xlink:href="../БВЛ%20№%201.%20Поэзия%20и%20проза%20Древнего%20Востока_files/1-17.jpg" xlink:type="simple" xlink:show="embed" xlink:actuate="onLoad" loext:mime-type="image/jpeg"/></draw:frame><text:s/></text:p>
      <text:p text:style-name="Horizontal_20_Line"><text:soft-page-break/></text:p>
      <text:p text:style-name="Text_20_Body.sma">Роспись Дамасской синагоги из Дура Европос. Фрагмент. Ill в. <text:line-break/>Музей в Дамаске. </text:p>
      <text:p text:style-name="Horizontal_20_Line"/>
      <text:p text:style-name="P15"><text:bookmark text:name="s577"/></text:p>
      <table:table table:name="Table52" table:style-name="Table52">
        <table:table-column table:style-name="Table52.A"/>
        <table:table-row>
          <table:table-cell table:style-name="Table52.A1" office:value-type="string">
            <text:p text:style-name="P12">Пусть прав я — осудят Его уста, <text:line-break/>пусть прост — но Он отыщет вину! </text:p>
            <text:p text:style-name="P12">Правда моя! Мне все равно, <text:line-break/>не нужна мне моя жизнь! <text:line-break/>Да, все едино, говорю я: <text:line-break/>простец иль злодей — обоим казнь! <text:line-break/>Когда убивает Его бич, <text:line-break/>ужасу невинных смеется Он. <text:line-break/>Предал Он землю во власть злых, <text:line-break/>завесил лица судей земли; <text:line-break/>а если не Он, кто еще? </text:p>
            <text:p text:style-name="P12">Быстрей гонцов бегут мои дни, <text:line-break/>доброго не видя, уходят прочь, <text:line-break/>несутся, как легкие ладьи, <text:line-break/>как орел, что летит на добычу свою! </text:p>
            <text:p text:style-name="P12">Сказать ли: «Забуду мою печаль, <text:line-break/>изменю лицо и буду бодр»? <text:line-break/>Дрожь меня берет от моих бед — <text:line-break/>знаю, не оправдает Он меня! <text:line-break/>Все равно буду виновен я; <text:line-break/>для чего же напрасно томлюсь? </text:p>
            <text:p text:style-name="P12">Когда бы талым снегом омылся я <text:line-break/>и щелоком очистил руки мои, <text:line-break/>и тогда бы Ты в яму погрузил меня* <text:line-break/>и побрезговали мной одежды мои! </text:p>
            <text:p text:style-name="P12">Ведь не человек Он, как я, чтоб ответить Ему, <text:line-break/>чтобы вместе нам предстать на суд. <text:line-break/>Между нами посредника нет, <text:line-break/>чтоб руку возложить на обоих нас. </text:p>
            <text:p text:style-name="P8">Пусть уберет Он от меня розгу Свою, <text:line-break/>чтоб угроза Его не ужасала меня — <text:line-break/>тогда стану говорить, не страшась Его: <text:line-break/>дело мое неладно идет! </text:p>
          </table:table-cell>
        </table:table-row>
      </table:table>
      <text:h text:style-name="P19" text:outline-level="4">ГЛАВА 10</text:h>
      <table:table table:name="Table53" table:style-name="Table53">
        <table:table-column table:style-name="Table53.A"/>
        <table:table-row>
          <table:table-cell table:style-name="Table53.A1" office:value-type="string">
            <text:p text:style-name="P8">Тошной стала мне моя жизнь! <text:line-break/>Жалобам моим волю дам, <text:line-break/>в горечи души моей заговорю! </text:p>
          </table:table-cell>
        </table:table-row>
      </table:table>
      <text:p text:style-name="Text_20_Body.sma">19 Поэзия и проза Древнего Востока </text:p>
      <text:p text:style-name="P3">577 </text:p>
      <text:p text:style-name="Horizontal_20_Line"/>
      <text:p text:style-name="P15"><text:bookmark text:name="s578"/><text:soft-page-break/></text:p>
      <table:table table:name="Table54" table:style-name="Table54">
        <table:table-column table:style-name="Table54.A"/>
        <table:table-row>
          <table:table-cell table:style-name="Table54.A1" office:value-type="string">
            <text:p text:style-name="P12">Скажу Богу: не засуживай меня, <text:line-break/>открой, за что Ты на меня напал? <text:line-break/>Что за выгода Тебе неправду творить, <text:line-break/>отвергать творение Твоих же рук, <text:line-break/>а над умыслом злых являть свет? </text:p>
            <text:p text:style-name="P12">Разве плотские очи у Тебя <text:line-break/>и разве зришь Ты, как зрит человек; <text:line-break/>разве дни Твои, как человека дни, <text:line-break/>и, как дни мужа, — годы Твои, — <text:line-break/>что Ты допытываешься о моей вине <text:line-break/>и о грехе моем чинишь сыск, <text:line-break/>хоть ведомо Тебе, что невинен я? <text:line-break/>А из Твоих рук не избавит никто. </text:p>
            <text:p text:style-name="P12">Твои руки дали мне вид; <text:line-break/>а после Ты обернулся — и меня сгубил! <text:line-break/>Вспомни, что из глины Ты создал меня — <text:line-break/>а ныне возвращаешь меня в прах! <text:line-break/>Не Ты ли вылил меня, как молоко, <text:line-break/>и, как творог, сгустил меня? <text:line-break/>Кожей и мясом Ты облек меня, <text:line-break/>костями и жилами скрепил меня, <text:line-break/>жизнь и милость даровал Ты мне, <text:line-break/>и я дышал, Тобою храним. </text:p>
            <text:p text:style-name="P12">Но вот что скрывал Ты в сердце Твоем — <text:line-break/>знаю, вот что у Тебя на уме: <text:line-break/>Ты выследишь меня, чуть погрешу, <text:line-break/>и больше мне чистым не быть! </text:p>
            <text:p text:style-name="P12">Если виновен я — горе мне! <text:line-break/>А если прав — мне головы не поднять: <text:line-break/>я насыщен стыдом и горем пьян. </text:p>
            <text:p text:style-name="P12">Чуть ободрюсь, Ты травишь меня, как льва, <text:line-break/>противу меня дивно велик: <text:line-break/>послуха за послухом выводишь Ты, <text:line-break/>умножаешь ярость Твою, <text:line-break/>и новая рать на меня идет! </text:p>
            <text:p text:style-name="P8">Зачем Ты из чрева вывел меня? <text:line-break/>Пускай бы я умер, не увиден никем, <text:line-break/>как будто и не было меня, <text:line-break/>из утробы в могилу перевесен! </text:p>
          </table:table-cell>
        </table:table-row>
      </table:table>
      <text:p text:style-name="P3">578 </text:p>
      <text:p text:style-name="Horizontal_20_Line"/>
      <text:p text:style-name="P15"><text:bookmark text:name="s579"/></text:p>
      <table:table table:name="Table55" table:style-name="Table55">
        <table:table-column table:style-name="Table55.A"/>
        <table:table-row>
          <table:table-cell table:style-name="Table55.A1" office:value-type="string">
            <text:p text:style-name="P8">Вот, недолга дни мои! <text:line-break/>Отступи ж от меня и дай вздохнуть, <text:line-break/>прежде, чем без возврата уйду <text:line-break/>в страну, где мрак и смертная тень, <text:line-break/>где темная темень и мерцает мгла, <text:line-break/>в ту неустроенную страну, <text:line-break/><text:soft-page-break/>где даже и самый свет — тьма». </text:p>
          </table:table-cell>
        </table:table-row>
      </table:table>
      <text:h text:style-name="P19" text:outline-level="4">ГЛАВА 11</text:h>
      <text:p text:style-name="Text_20_Body.nrm">отвечал Цофар из Наамы, и сказал: </text:p>
      <table:table table:name="Table56" table:style-name="Table56">
        <table:table-column table:style-name="Table56.A"/>
        <table:table-row>
          <table:table-cell table:style-name="Table56.A1" office:value-type="string">
            <text:p text:style-name="P12">«Разве суеслову не найдется ответ <text:line-break/>и сильный в речах останется прав? <text:line-break/>Похвальба твоя заткнет ли людям рты, <text:line-break/>чтобы ты без помехи глумиться мог, <text:line-break/>говоря: «Верно учение мое, <text:line-break/>и чист я в глазах Твоих»? </text:p>
            <text:p text:style-name="P12">Однако! Если бы заговорил Бог, <text:line-break/>и отверз для тебя уста Свои, <text:line-break/>и тайны премудрости возвестил — <text:line-break/>вдвое больше увидел бы ты <text:line-break/>и понял, что Бог для тебя <text:line-break/>оставил без кары часть грехов! </text:p>
            <text:p text:style-name="P12">Глубины Божьи измеришь ли ты, <text:line-break/>познаешь ли Крепкого до конца? <text:line-break/>Он выше небес — что сможешь ты? <text:line-break/>Глубже преисподней — что знаешь ты? <text:line-break/>Протяженней земли мера Его, <text:line-break/>пространнее, чем моря. <text:line-break/>Если пройдет Он и в темницу запрет, <text:line-break/>созовет суд — кто возбранит? <text:line-break/>Ибо ведает лукавых Он, <text:line-break/>и видит порок, и не оставит его. <text:line-break/>Пустоголовый наберется ума, <text:line-break/>и запомнит науку дикий осел. </text:p>
            <text:p text:style-name="P8">Если ты управишь сердце твое <text:line-break/>и к Нему прострешь руки твои, — <text:line-break/>удалишь скверну с руки твоей, <text:line-break/>из шатра твоего прогонишь порок, </text:p>
          </table:table-cell>
        </table:table-row>
      </table:table>
      <text:p text:style-name="P3">579 </text:p>
      <text:p text:style-name="Horizontal_20_Line"/>
      <text:p text:style-name="P15"><text:bookmark text:name="s580"/></text:p>
      <table:table table:name="Table57" table:style-name="Table57">
        <table:table-column table:style-name="Table57.A"/>
        <table:table-row>
          <table:table-cell table:style-name="Table57.A1" office:value-type="string">
            <text:p text:style-name="P12">тогда вознесешь беспорочно лицо твое, <text:line-break/>не убоишься и будешь тверд. <text:line-break/>Так, ты позабудешь скорбь свою; <text:line-break/>она будет для тебя, как вода, что ушла. <text:line-break/>Светлее полудня воссияет жизнь, <text:line-break/>и утренним светом озарится мрак. <text:line-break/>Будешь спокоен и надеждой богат; <text:line-break/>ты огражден отовсюду, чтоб в мире спать; <text:line-break/>возляжешь, и грозящего тебе нет, <text:line-break/>и многие будут угождать тебе! </text:p>
            <text:p text:style-name="P8">Между тем истают очи злых, <text:line-break/>и убежище их падет, <text:line-break/>и надежда их — смертный вздох». </text:p>
          </table:table-cell>
        </table:table-row>
      </table:table>
      <text:h text:style-name="P19" text:outline-level="4"><text:soft-page-break/>ГЛАВА 12</text:h>
      <text:p text:style-name="Text_20_Body.nrm">И отвечал Иов, и сказал: </text:p>
      <table:table table:name="Table58" table:style-name="Table58">
        <table:table-column table:style-name="Table58.A"/>
        <table:table-row>
          <table:table-cell table:style-name="Table58.A1" office:value-type="string">
            <text:p text:style-name="P12">«Воистину, люди, — вы одни, <text:line-break/>и вместе с вами мудрость умрет! <text:line-break/>Но у меня есть ум, как у вас, — <text:line-break/>и кто же не знает того, что вы? </text:p>
            <text:p text:style-name="P12">Смешон я стал для друга моего — <text:line-break/>я, кто к Богу взывал, внимаем им; <text:line-break/>да, смешон праведный и простой! <text:line-break/>Кто в покое, смеется чужой беде, <text:line-break/>толкает того, чья нога скользит! </text:p>
            <text:p text:style-name="P12">Благополучны разбойничьи шатры, <text:line-break/>раздражающие Бога имеют покой, <text:line-break/>потому что им Бог — сила их. </text:p>
            <text:p text:style-name="P12">Но спроси-ка у скота — он скажет тебе; <text:line-break/>у птицы — и она возвестит тебе; <text:line-break/>у земли — и она вразумит тебя; <text:line-break/>и поведают тебе рыбы морей, — </text:p>
            <text:p text:style-name="P8">есть ли тот, кто не узнал бы от них, <text:line-break/>что это все сотворил Господь, <text:line-break/>в чьей руке — дыхание всего, что живет, <text:line-break/>и всякой человеческой плоти дух? </text:p>
          </table:table-cell>
        </table:table-row>
      </table:table>
      <text:p text:style-name="P3">580 </text:p>
      <text:p text:style-name="Horizontal_20_Line"/>
      <text:p text:style-name="P15"><text:bookmark text:name="s581"/></text:p>
      <table:table table:name="Table59" table:style-name="Table59">
        <table:table-column table:style-name="Table59.A"/>
        <table:table-row>
          <table:table-cell table:style-name="Table59.A1" office:value-type="string">
            <text:p text:style-name="P12">Не пробует ли ухо слова, как рот, <text:line-break/>что отведывает вкус яств? <text:line-break/>Разве в старцах мудрость живет <text:line-break/>или в дряхлолетних явлен ум? </text:p>
            <text:p text:style-name="P12">И мудрость и мощь — все у Него! <text:line-break/>у Него — совет, у Него — ум. <text:line-break/>Что Он разрушит, не воздвигнется вновь; <text:line-break/>кого Он заточит, не выйдет вновь. <text:line-break/>Он сдержит воды — и придет сушь; <text:line-break/>пустит — и они взроют прах. <text:line-break/>Сила и удача — в Его руке, <text:line-break/>обман и обманувшийся — во власти Его. </text:p>
            <text:p text:style-name="P12">Мужей совета помрачает Он <text:line-break/>и делает глупцами судей земли; <text:line-break/>расторгает узы царей <text:line-break/>и возлагает запон на чресла их; <text:line-break/>священников понуждает босыми идти <text:line-break/>и могучих повергает во прах; <text:line-break/>отнимает речь у опытных мужей <text:line-break/>и лишает старцев силы ума; <text:line-break/>обильно изливает на знатных срам <text:line-break/>и ослабляет пояс борцов! </text:p>
            <text:p text:style-name="P12"><text:soft-page-break/>Отверзает Он сокрытое во тьме <text:line-break/>и выводит затененное на свет; </text:p>
            <text:p text:style-name="P8">умножает народы и губит их, <text:line-break/>расселяет племена и обращает в ничто, <text:line-break/>отнимает ум у народных вождей <text:line-break/>и ведет в пустыню, где нет пути, — <text:line-break/>ощупью, без света бредут они, <text:line-break/>как пьяные, шатаются в темноте! </text:p>
          </table:table-cell>
        </table:table-row>
      </table:table>
      <text:h text:style-name="P19" text:outline-level="4">ГЛАВА 13</text:h>
      <table:table table:name="Table60" table:style-name="Table60">
        <table:table-column table:style-name="Table60.A"/>
        <table:table-row>
          <table:table-cell table:style-name="Table60.A1" office:value-type="string">
            <text:p text:style-name="P12">Вот, все это видело око мое, <text:line-break/>мое ухо слыхало и приметил ум; <text:line-break/>что знаете вы, знаю и я <text:line-break/>и не отстал от вас ни на пядь! </text:p>
            <text:p text:style-name="P8">Жалобу Крепкому хочу принесть <text:line-break/>и с Богом спорить о праве моем; </text:p>
          </table:table-cell>
        </table:table-row>
      </table:table>
      <text:p text:style-name="P3">581 </text:p>
      <text:p text:style-name="Horizontal_20_Line"/>
      <text:p text:style-name="P15"><text:bookmark text:name="s582"/></text:p>
      <table:table table:name="Table61" table:style-name="Table61">
        <table:table-column table:style-name="Table61.A"/>
        <table:table-row>
          <table:table-cell table:style-name="Table61.A1" office:value-type="string">
            <text:p text:style-name="P12">а вы — слагатели поцдельвых слов, <text:line-break/>худые лекари вы все! <text:line-break/>Хоть бы вы, по крайности, умели смолчать! <text:line-break/>И это слишком мудро для вас. <text:line-break/>Выслушайте же доводы мои, <text:line-break/>вникайте в укоризны моих уст! <text:line-break/>Или вы для Бога будете лгать <text:line-break/>и неправду возвещать ради Него, <text:line-break/>в угоду Ему кривить душой, <text:line-break/>в споре выгораживать Его? </text:p>
            <text:p text:style-name="P12">Что будет, если Он испытает вас? <text:line-break/>Как человеку лгут, солжете ль Ему? <text:line-break/>Рассудит и осудит вас Он <text:line-break/>за то, что вы таитесь и кривите душой. <text:line-break/>Иль величие Его не грозно для Вас <text:line-break/>и страх перед Ним не нападает на вас? <text:line-break/>Ваши умствования — зола, <text:line-break/>и оплот ваш — глиняный оплот. </text:p>
            <text:p text:style-name="P12">Замолчите, и я буду говорить, <text:line-break/>пусть, что будет, то будет со мной! <text:line-break/>Плоть мою я взял в зубы мои <text:line-break/>и душу мою держу рукой моей! <text:line-break/>Пусть убьет Он меня — я надеюсь на Него; <text:line-break/>только б защитить мне пред лицом Его <text:line-break/>пути мои! <text:line-break/>И это было б спасением мне, <text:line-break/>ибо отступник не пойдет пред лице Его. </text:p>
            <text:p text:style-name="P12">Слушайте, выслушайте слово мое, <text:line-break/>пусть речь моя дойдет до ваших ушей! <text:line-break/>Вот, судебное дело начал я <text:line-break/><text:soft-page-break/>и знаю, что добьюсь правды моей. <text:line-break/>Кто может оспорить меня? <text:line-break/>Тогда бы я затихнул и угас! </text:p>
            <text:p text:style-name="P8">Только двух вещей не делай со мной, <text:line-break/>чтобы не прятаться мне от лица Твоего! <text:line-break/>сними с меня руку Твою <text:line-break/>и ужас Твой пусть не мучит меня! <text:line-break/>Тогда окликай, а я отзовусь; <text:line-break/>или я спрошу, а Ты отвечай! </text:p>
          </table:table-cell>
        </table:table-row>
      </table:table>
      <text:p text:style-name="P3">582 </text:p>
      <text:p text:style-name="Horizontal_20_Line"/>
      <text:p text:style-name="P15"><text:bookmark text:name="s583"/></text:p>
      <table:table table:name="Table62" table:style-name="Table62">
        <table:table-column table:style-name="Table62.A"/>
        <table:table-row>
          <table:table-cell table:style-name="Table62.A1" office:value-type="string">
            <text:p text:style-name="P8">Сколько у меня пороков и грехов? <text:line-break/>Вину мою и грех мой покажи мне! <text:line-break/>Для чего скрываешь Ты лицо Твое <text:line-break/>и почитаешь меня Твоим врагом? <text:line-break/>Это значит крушить опавший лист <text:line-break/>и гоняться за соломинкой сухой, <text:line-break/>что распадается, словно гниль, <text:line-break/>словно съеденная молью ткань, — <text:line-break/>когда Ты пишешь горькое на меня <text:line-break/>и грехи юности вспоминаешь мне, <text:line-break/>забиваешь в колодки ноги мои, <text:line-break/>подстерегаешь каждый мой шаг, <text:line-break/>выслеживаешь ног моих следы! </text:p>
          </table:table-cell>
        </table:table-row>
      </table:table>
      <text:h text:style-name="P19" text:outline-level="4">ГЛАВА 14</text:h>
      <table:table table:name="Table63" table:style-name="Table63">
        <table:table-column table:style-name="Table63.A"/>
        <table:table-row>
          <table:table-cell table:style-name="Table63.A1" office:value-type="string">
            <text:p text:style-name="P12">Человек, рожденный женой, <text:line-break/>скуден днями, но скорбью богат; <text:line-break/>он выходит и никнет, как цветок, <text:line-break/>ускользает, как тень, и не устоит. <text:line-break/>И на него Ты отверзаешь очи Твои? <text:line-break/>И меня требуешь к суду с Тобой? <text:line-break/>Кто родится от нечистого чист? Ни один! </text:p>
            <text:p text:style-name="P12">Если сосчитаны дни его <text:line-break/>и число его месяцев у Тебя, <text:line-break/>если Ты положил ему предел, <text:line-break/>которого он не перейдет, — <text:line-break/>отойди от него, чтоб он отдохнул, <text:line-break/>как наемник, порадовался своему дню! </text:p>
            <text:p text:style-name="P8">Да, для дерева надежда есть, <text:line-break/>что оно, и срубленное, оживет <text:line-break/>и побеги станет пускать вновь; <text:line-break/>пусть одряхлел в земле корень его <text:line-break/>и обрубок ствола омертвел в пыли — <text:line-break/>чуть дохнет влагой, зеленеет оно, <text:line-break/>как саженец, выгоняет ветвь в рост. <text:line-break/>А человек умирает — и его нет; <text:line-break/>отходит — и где его искать? <text:line-break/>Если воды в озере пропадут, <text:line-break/>иссякнет и высохнет ручей; <text:line-break/><text:soft-page-break/>так человек — ложится, и не встанет вновь, </text:p>
          </table:table-cell>
        </table:table-row>
      </table:table>
      <text:p text:style-name="P3">583 </text:p>
      <text:p text:style-name="Horizontal_20_Line"/>
      <text:p text:style-name="P15"><text:bookmark text:name="s584"/></text:p>
      <table:table table:name="Table64" table:style-name="Table64">
        <table:table-column table:style-name="Table64.A"/>
        <table:table-row>
          <table:table-cell table:style-name="Table64.A1" office:value-type="string">
            <text:p text:style-name="P12">не проснется до скончания небес, <text:line-break/>не воспрянет от своего сна. </text:p>
            <text:p text:style-name="P12">О, пусть бы Ты в преисподней сокрыл меня <text:line-break/>и прятал, покуда не пройдет твой гнев, <text:line-break/>на время — а потом вспомнил меня! <text:line-break/>Но будет ли по смерти жив человек? </text:p>
            <text:p text:style-name="P12">Я ждал бы все отсчитанные мне дни, <text:line-break/>покуда не придут меня сменить; <text:line-break/>но отзовусь, когда Ты окликнешь меня, <text:line-break/>умилившись над творением Твоих рук! <text:line-break/>Более б Ты шагов моих не считал, <text:line-break/>перестал бы выслеживать мой грех; <text:line-break/>была б вина моя упрятана под сургуч, <text:line-break/>и провинность мою Ты бы покрыл. </text:p>
            <text:p text:style-name="P8">Но рушится, изничтожается гора, <text:line-break/>и скала сходит с места своего; <text:line-break/>камни подтачивает ток струи, <text:line-break/>землю смывает разлив воды, — <text:line-break/>так надежду человека ничтожишь Ты! <text:line-break/>Теснишь его до конца, и он уйдет; <text:line-break/>исказишь его лик и отошлешь прочь. <text:line-break/>В чести ль его дети, не знает он; <text:line-break/>обижают ли их, не приметит он; <text:line-break/>лишь о себе тело его болит <text:line-break/>и о себе плачет его душа!» </text:p>
          </table:table-cell>
        </table:table-row>
      </table:table>
      <text:h text:style-name="P19" text:outline-level="4">ГЛАВА 15</text:h>
      <text:p text:style-name="Text_20_Body.nrm">И отвечал Элифаз из Темана, и сказал: </text:p>
      <table:table table:name="Table65" table:style-name="Table65">
        <table:table-column table:style-name="Table65.A"/>
        <table:table-row>
          <table:table-cell table:style-name="Table65.A1" office:value-type="string">
            <text:p text:style-name="P12">«Ветреным ли веденьем ответит мудрец, <text:line-break/>вихрем обуреваемый внутри себя, <text:line-break/>возражая словами тщеты <text:line-break/>и речью, в которой проку нет? </text:p>
            <text:p text:style-name="P8">Притом ты разрушаешь святой страх <text:line-break/>и молитву к Богу вменяешь в ничто! <text:line-break/>Искусились в нечестии твои уста, <text:line-break/>и язык лукавых избран тобой. <text:line-break/>Твой рот обвиняет тебя, не я, <text:line-break/>и уста твои говорят против тебя! </text:p>
          </table:table-cell>
        </table:table-row>
      </table:table>
      <text:p text:style-name="P3">584 </text:p>
      <text:p text:style-name="Horizontal_20_Line"/>
      <text:p text:style-name="P15"><text:bookmark text:name="s585"/></text:p>
      <table:table table:name="Table66" table:style-name="Table66">
        <table:table-column table:style-name="Table66.A"/>
        <table:table-row>
          <table:table-cell table:style-name="Table66.A1" office:value-type="string">
            <text:p text:style-name="P12">Родился ли ты, как первый из людей, <text:line-break/>и создан ли прежде холмов земли? <text:line-break/>Божий умысел подслушал ли ты, <text:line-break/><text:soft-page-break/>присвоил ли Премудрость себе? <text:line-break/>Что знаешь ты, чего бы не знали мы, <text:line-break/>и что разумеешь, чего нет у нас? <text:line-break/>И седовласый между нами и старик, <text:line-break/>днями превышающий отца твоего! </text:p>
            <text:p text:style-name="P12">Утешения ли от Бога ты презрел <text:line-break/>и слово благостное к тебе? <text:line-break/>Как увлекает тебя сердце твое <text:line-break/>и как возносится око твое — <text:line-break/>что против Бога стремишь ты свой дух <text:line-break/>и рот твой выговаривает такие слова! </text:p>
            <text:p text:style-name="P12">Что человек? Как чистым быть ему <text:line-break/>и как будет праведен рожденный женой? <text:line-break/>Вот, Он не доверяет и святым Своим, <text:line-break/>и небеса нечисты в Его глазах; <text:line-break/>тем паче растленный человек, <text:line-break/>что неправду, словно воду, пьет! </text:p>
            <text:p text:style-name="P12">Я изъясню тебе — послушай меня! <text:line-break/>И виденное мною расскажу, <text:line-break/>то, что возвестили мудрецы <text:line-break/>и не сокрыли от них отцы их, <text:line-break/>которым одним принадлежала земля <text:line-break/>и меж которых чужой не проходил? </text:p>
            <text:p text:style-name="P12">все дни свои нечестивый терзает себя, <text:line-break/>и годы насильника сочтены; <text:line-break/>гул ужаса в его ушах, <text:line-break/>средь мира губитель подступает к нему! <text:line-break/>Он не надеется спастись от мглы, <text:line-break/>и в добычу мечу он обречен; <text:line-break/>он скитается за хлебом: где взять? — <text:line-break/>он знает, что к погибели готов, <text:line-break/>и в руках у него день тьмы! </text:p>
            <text:p text:style-name="P8">Одолевает его беда <text:line-break/>и нужда теснит, как с воинством царь, — <text:line-break/>за то, что против Бога простер он длань </text:p>
          </table:table-cell>
        </table:table-row>
      </table:table>
      <text:p text:style-name="P3">585 </text:p>
      <text:p text:style-name="Horizontal_20_Line"/>
      <text:p text:style-name="P15"><text:bookmark text:name="s586"/></text:p>
      <table:table table:name="Table67" table:style-name="Table67">
        <table:table-column table:style-name="Table67.A"/>
        <table:table-row>
          <table:table-cell table:style-name="Table67.A1" office:value-type="string">
            <text:p text:style-name="P12">и противу Крепкого восставал, <text:line-break/>не сгибая выи, шел на него <text:line-break/>за тяжкими бляхами своих щитов, <text:line-break/>нарастил на лице своем жир <text:line-break/>и туком обложил бедра свои. </text:p>
            <text:p text:style-name="P12">Он селится в разоренных городах, <text:line-break/>в домах, где никто не станет жить, <text:line-break/>которые распаду обречены. <text:line-break/>Не устоит богатство его, <text:line-break/>не разойдутся по земле его стада. <text:line-break/>От мрака он не убежит; <text:line-break/><text:soft-page-break/>пламя иссушит побеги его, <text:line-break/>и плоды его унесет ветр. <text:line-break/>Обманываясь, он вверяется тщете, <text:line-break/>и тщета будет прибыль его. <text:line-break/>Прежде времени увянет он, <text:line-break/>и ветвь его не будет зеленеть; <text:line-break/>как виноград, свои ягоды сбросит он, <text:line-break/>и, как маслина, стряхнет свой цвет. <text:line-break/>Бесплоден будет отступников сонм, <text:line-break/>и шатры мздоимцев пожрет огонь; </text:p>
            <text:p text:style-name="P8">забеременеют злом, родят ложь, <text:line-break/>и неправду вынашивает утроба их!» </text:p>
          </table:table-cell>
        </table:table-row>
      </table:table>
      <text:h text:style-name="P19" text:outline-level="4">ГЛАВА 16</text:h>
      <text:p text:style-name="Text_20_Body.nrm">И отвечал Иов, и сказал: </text:p>
      <table:table table:name="Table68" table:style-name="Table68">
        <table:table-column table:style-name="Table68.A"/>
        <table:table-row>
          <table:table-cell table:style-name="Table68.A1" office:value-type="string">
            <text:p text:style-name="P12">«Я слышал такое много раз; <text:line-break/>докучные утешители вы все! <text:line-break/>Будет ли конец ветру слов? <text:line-break/>Что к возраженью понуждает тебя? </text:p>
            <text:p text:style-name="P12">И я бы мог говорить, как вы, <text:line-break/>будь ваши души на месте моей: <text:line-break/>изощрялся бы перед вами в речах <text:line-break/>и головой своей над вами качал, <text:line-break/>ободрял бы вас языком моим <text:line-break/>и утешал движением моих губ! </text:p>
            <text:p text:style-name="P8">Говорю ли, не утоляется моя печаль; <text:line-break/>замолчу — и не уходит она от меня. </text:p>
          </table:table-cell>
        </table:table-row>
      </table:table>
      <text:p text:style-name="P3">586 </text:p>
      <text:p text:style-name="Horizontal_20_Line"/>
      <text:p text:style-name="P15"><text:bookmark text:name="s587"/></text:p>
      <table:table table:name="Table69" table:style-name="Table69">
        <table:table-column table:style-name="Table69.A"/>
        <table:table-row>
          <table:table-cell table:style-name="Table69.A1" office:value-type="string">
            <text:p text:style-name="P12">Да, вконец Он истомил меня! <text:line-break/>Ты разрушил весь круг близких моих; <text:line-break/>как свидетель, восстает на меня недуг, <text:line-break/>в лицо мое укоряет меня. <text:line-break/>Гнев Его мучит меня и теснит; <text:line-break/>зубами скрежещет на меня, <text:line-break/>пристально вперяется в меня враг! </text:p>
            <text:p text:style-name="P12">Разинули на меня пасти свои, <text:line-break/>глумясь, бьют меня по щекам, <text:line-break/>все соединились против меня. <text:line-break/>Неправедному предал меня Бог <text:line-break/>и в руки злых бросил меня! </text:p>
            <text:p text:style-name="P12">Спокоен был я; Он навел страх, <text:line-break/>схватил меня за шею, и разбил, <text:line-break/>и поставил меня, как свою мишень; <text:line-break/>свистят вокруг меня стрелы Его, <text:line-break/>Он пронзает мне утробу, не щадит, <text:line-break/>проливает на землю мою желчь! <text:line-break/><text:soft-page-break/>Пролом за проломом Он пробил во мне, <text:line-break/>как ратник, устремляется на меня. </text:p>
            <text:p text:style-name="P12">Рубище я сшил на кожу мою <text:line-break/>и во прах опустил мой рог. <text:line-break/>От плача покраснело мое лицо, <text:line-break/>и на ресницах моих — смертная тень, — </text:p>
            <text:p text:style-name="P12">хоть нет бесчестья на моих руках <text:line-break/>и молитва моя чиста. </text:p>
            <text:p text:style-name="P8">Земля! Не сокрой крови моей, <text:line-break/>и да не знает покоя мой вопль! <text:line-break/>Се, и ныне Свидетель мой на небесах, <text:line-break/>и в вышних Заступник есть у меня! <text:line-break/>Многоречивые друзья мои! <text:line-break/>К Богу течет моя слеза, <text:line-break/>чтобы человеку правда у Бога была <text:line-break/>и между человеком и ближним его! <text:line-break/>Ибо жизни моей приходит конец, <text:line-break/>и я удаляюсь в невозвратный путь. </text:p>
          </table:table-cell>
        </table:table-row>
      </table:table>
      <text:p text:style-name="P3">587 </text:p>
      <text:p text:style-name="Horizontal_20_Line"/>
      <text:h text:style-name="P19" text:outline-level="4"><text:bookmark text:name="s588"/>ГЛАВА 17</text:h>
      <table:table table:name="Table70" table:style-name="Table70">
        <table:table-column table:style-name="Table70.A"/>
        <table:table-row>
          <table:table-cell table:style-name="Table70.A1" office:value-type="string">
            <text:p text:style-name="P12">Слабеет мой дух, <text:line-break/>угасают мои дни, <text:line-break/>ждет меня гроб! </text:p>
            <text:p text:style-name="P12">Только глумления остаются при мне, <text:line-break/>и в горечи мрачится око мое. <text:line-break/>Заступись Сам за меня пред Собой! <text:line-break/>Иначе кто поручится за меня? <text:line-break/>Сердца их для пониманья Ты закрыл; <text:line-break/>потому и не дашь им торжества. </text:p>
            <text:p text:style-name="P12">Кто обрекает друзей своих на беду, — <text:line-break/>у детей его вытекут глаза. <text:line-break/>Присказкой людской Он сделал меня, <text:line-break/>и я стал тем, кому плюют в лицо. <text:line-break/>От горя помутилось око мое, <text:line-break/>и все тело мое стало как тень. <text:line-break/>Праведные об этом восскорбят, <text:line-break/>и невинный отступнику явит гнев; <text:line-break/>но не сойдет праведный с пути своего, <text:line-break/>и будет возрастать, чьи руки чисты. </text:p>
            <text:p text:style-name="P8">А вы — подступайте ко мне все; <text:line-break/>не сыщу между вами Мудреца! <text:line-break/>Прошли мои дни; мне надежды нет, <text:line-break/>чаяния сердца моего мертвы. <text:line-break/>Ночь ли возможно превратить в день, <text:line-break/>поднести свет к лику тьмы? <text:line-break/>Мне ль надеяться? Преисподняя — мой дом, <text:line-break/><text:soft-page-break/>и во мраке постелю я себе постель; <text:line-break/>гробу скажу: «Ты мне отец!» — <text:line-break/>а червям: «Ты мне мать, а ты сестра!» <text:line-break/>Где после этого надежда моя, <text:line-break/>и упование мое — кто увидит его? <text:line-break/>В преисподнюю ли оно сойдет <text:line-break/>и вместе со мной ляжет во прах?» </text:p>
          </table:table-cell>
        </table:table-row>
      </table:table>
      <text:h text:style-name="P19" text:outline-level="4">ГЛАВА 18</text:h>
      <text:p text:style-name="Text_20_Body.nrm">И отвечал Билдад из Шуаха, и сказал: </text:p>
      <table:table table:name="Table71" table:style-name="Table71">
        <table:table-column table:style-name="Table71.A"/>
        <table:table-row>
          <table:table-cell table:style-name="Table71.A1" office:value-type="string">
            <text:p text:style-name="P8">«Когда вы положите речам конец? <text:line-break/>Сначала подумайте — говорите потом! <text:line-break/>Зачем считаться нам за скотов <text:line-break/>и терпеть унижение в своих же глазах? </text:p>
          </table:table-cell>
        </table:table-row>
      </table:table>
      <text:p text:style-name="P3">588 </text:p>
      <text:p text:style-name="Horizontal_20_Line"/>
      <text:p text:style-name="P15"><text:bookmark text:name="s589"/></text:p>
      <table:table table:name="Table72" table:style-name="Table72">
        <table:table-column table:style-name="Table72.A"/>
        <table:table-row>
          <table:table-cell table:style-name="Table72.A1" office:value-type="string">
            <text:p text:style-name="P12">Ты, раздирающий себя в гневе своем! <text:line-break/>Из-за тебя ли опустеет земля <text:line-break/>и скала с места своего сойдет? </text:p>
            <text:p text:style-name="P12">Да, у виновного потухнет свет, <text:line-break/>и не заблещет пламя его огня; <text:line-break/>сияние померкнет в шатре его, <text:line-break/>и светильник его угаснет над ним! <text:line-break/>Сократятся шаги силы его, <text:line-break/>от своего же умысла он падет; <text:line-break/>запутается в сеть его нога, <text:line-break/>и по тенетам — его путь; <text:line-break/>вервпе за пяту схватит его, <text:line-break/>и петля уловит его; <text:line-break/>разложены по земле силки на него, <text:line-break/>и по дороге — на него западни! </text:p>
            <text:p text:style-name="P12">Отовсюду ужасы пугают его, <text:line-break/>понуждают кидаться туда и сюда. <text:line-break/>Истощится от голода его мощь, <text:line-break/>и погибель встанет рядом с ним. <text:line-break/>По частям его кожу съест, <text:line-break/>съест Первенец Смерти члены его. </text:p>
            <text:p text:style-name="P12">Из шатра надежды извергнут его, <text:line-break/>и к Царю Ужасов он сойдет; <text:line-break/>останется без жителя шатер его, <text:line-break/>и серой посыплют его двор! <text:line-break/>Внизу отсохнут корни его, <text:line-break/>а вверху увянут ветви его! <text:line-break/>Память о нем исчезнет с земли, <text:line-break/>и на стогнах его не помянут. <text:line-break/>Изгонят его из света во мрак <text:line-break/>и сотрут его с лица земли; <text:line-break/>не оставит он потомков в народе своем, <text:line-break/><text:soft-page-break/>и не будет последыша в жилищах его! </text:p>
            <text:p text:style-name="P8">На западе ужаснутся о его дне, <text:line-break/>на востоке с трепетом услышат о нем. <text:line-break/>Да, так кончит беззаконного дом <text:line-break/>и место того, кому неведом Бог!» </text:p>
          </table:table-cell>
        </table:table-row>
      </table:table>
      <text:p text:style-name="P3">589 </text:p>
      <text:p text:style-name="Horizontal_20_Line"/>
      <text:h text:style-name="P19" text:outline-level="4"><text:bookmark text:name="s590"/>ГЛАВА 19</text:h>
      <text:p text:style-name="Text_20_Body.nrm">И отвечал Иов, и сказал: </text:p>
      <table:table table:name="Table73" table:style-name="Table73">
        <table:table-column table:style-name="Table73.A"/>
        <table:table-row>
          <table:table-cell table:style-name="Table73.A1" office:value-type="string">
            <text:p text:style-name="P12">«Долго вам мучить душу мою, <text:line-break/>своими речами терзать меня? <text:line-break/>Вот, уже десять раз вы срамили меня, <text:line-break/>и вам не стыдво меня утеснять! <text:line-break/>Положим, и впрямь я погрешил: <text:line-break/>мой грех остается при мне! </text:p>
            <text:p text:style-name="P12">Или хотите величаться надо мной, <text:line-break/>попрекать меня срамом моим? <text:line-break/>Знайте, что Бог пригнул меня <text:line-break/>и набросил на меня Свою сеть! <text:line-break/>Я кричуз «Насилье!» — но ответа нет; <text:line-break/>вопию, но правды не нахожу. <text:line-break/>Он запер мой путь, чтобы мне не пройти, <text:line-break/>и на тропы мои навел мглу; <text:line-break/>славу мою Он совлек с меня <text:line-break/>и сорвал венец с моей головы; <text:line-break/>отовсюду сокрушил меня — гибну я! — <text:line-break/>и с корнями исторг надежду мою; <text:line-break/>воспылал на меня гневом Своим <text:line-break/>и к Своим врагам причислил меня! </text:p>
            <text:p text:style-name="P8">Все вместе подступили Его полки, <text:line-break/>приготовили дорогу против меня, <text:line-break/>обложили осадой мой шатер. <text:line-break/>Братьев моих Он удалил от меня, <text:line-break/>и близкие мои обегают меня; <text:line-break/>в дому моем гости и рабыни мои <text:line-break/>почитают меня за чужака, — <text:line-break/>иноплеменником стал я в их глазах! <text:line-break/>Раба моего не дозовусь, <text:line-break/>должен умолять его мой рот. <text:line-break/>Моей жене омерзело дыханье мое, <text:line-break/>и запах мой несносен братьям моим. <text:line-break/>Даже малые дети презирают меня — <text:line-break/>встану говорить, а им смешно. <text:line-break/>Гнушается мной племя мое, <text:line-break/>кого любил я, обратились против меня. <text:line-break/>К коже прилипает моя кость, <text:line-break/>и кожа отстает от зубов моих. </text:p>
          </table:table-cell>
        </table:table-row>
      </table:table>
      <text:p text:style-name="P3">590 </text:p>
      <text:p text:style-name="Horizontal_20_Line"><text:soft-page-break/></text:p>
      <text:p text:style-name="P15"><text:bookmark text:name="s591"/></text:p>
      <table:table table:name="Table74" table:style-name="Table74">
        <table:table-column table:style-name="Table74.A"/>
        <table:table-row>
          <table:table-cell table:style-name="Table74.A1" office:value-type="string">
            <text:p text:style-name="P12">Сжальтесь, сжальтесь надо мной, друзья! <text:line-break/>Ибо рука Божья меня бьет. <text:line-break/>Зачем и вы, как Бог, тесните меня <text:line-break/>и не можете насытиться плотью моей? </text:p>
            <text:p text:style-name="P12">О, пусть бы записали мои слова, <text:line-break/>пусть бы в книгу их занесли, <text:line-break/>железным грифелем, залив свинцом, <text:line-break/>в камень врезали на все времена! </text:p>
            <text:p text:style-name="P12">Но нет, я знаю: мой Заступник жив, <text:line-break/>и в конце встанет над прахом Он, <text:line-break/>и, когда кожа моя спадет с меня, <text:line-break/>лишаясь плоти, я Бога узрю! <text:line-break/>Да, сам я узрю Его, <text:line-break/>мои не вчуже увидят глаза — <text:line-break/>истаивает сердце в моей груди! </text:p>
            <text:p text:style-name="P12">Говорите: «Как нам травить его?» — <text:line-break/>словно бы во мне корень вины; <text:line-break/>тогда и вы убойтесь меча, <text:line-break/>ибо мечу подпадает гнев, </text:p>
            <text:p text:style-name="P8">чтобы вы познали, что есть суд!» </text:p>
          </table:table-cell>
        </table:table-row>
      </table:table>
      <text:h text:style-name="P19" text:outline-level="4">ГЛАВА 20</text:h>
      <text:p text:style-name="Text_20_Body.nrm">И отвечал Цофар из Наамы, и сказал: </text:p>
      <table:table table:name="Table75" table:style-name="Table75">
        <table:table-column table:style-name="Table75.A"/>
        <table:table-row>
          <table:table-cell table:style-name="Table75.A1" office:value-type="string">
            <text:p text:style-name="P12">«Моя мысль нудит меня отвечать, <text:line-break/>потому что буря внутри меня! <text:line-break/>Выслушал я обидный для меня упрек; <text:line-break/>но ответит за меня дух ума моего! </text:p>
            <text:p text:style-name="P8">Знаешь ли, что это искони, <text:line-break/>с тех пор как поставлен человек на земле! <text:line-break/>что не бывает долго ликование злых <text:line-break/>и радость отступника — на миг один? <text:line-break/>Пусть до небес восстанет высота его <text:line-break/>и облаков коснется его глава; <text:line-break/>словно кал, будет он извергнут навек, <text:line-break/>кто видел его, спросят! «Где он?» </text:p>
          </table:table-cell>
        </table:table-row>
      </table:table>
      <text:p text:style-name="P3">591 </text:p>
      <text:p text:style-name="Horizontal_20_Line"/>
      <text:p text:style-name="P15"><text:bookmark text:name="s592"/></text:p>
      <table:table table:name="Table76" table:style-name="Table76">
        <table:table-column table:style-name="Table76.A"/>
        <table:table-row>
          <table:table-cell table:style-name="Table76.A1" office:value-type="string">
            <text:p text:style-name="P12">Словно морок, улетит, и его не сыскать; <text:line-break/>как виденье в ночи, исчезнет прочь. <text:line-break/>Глаз, что видел его, не увидит впредь, <text:line-break/>и родина его не узрит его! <text:line-break/>Нищих будут задабривать его сыны, <text:line-break/>и руки его вернут хищенье свое. <text:line-break/>Пусть юностью набухла его кость, <text:line-break/><text:soft-page-break/>но вместе с ним ляжет во прах. </text:p>
            <text:p text:style-name="P12">Если сладко для уст его зло <text:line-break/>и под языком своим он держит его, <text:line-break/>лелеет его и не бросает его, <text:line-break/>глубоко прячет во рту своем, — </text:p>
            <text:p text:style-name="P12">претворится в утробе его снедь, <text:line-break/>сделается внутри него ядом змей! <text:line-break/>Он глотает именье, но отрыгнет его; <text:line-break/>Бог все извергнет из его недр! <text:line-break/>Яд аспидов будет он впивать, <text:line-break/>жало ехидны умертвит его! <text:line-break/>Не видать ему потоков и струй, <text:line-break/>что текут медом и молоком; <text:line-break/>он вернет нажитое, не вкусив его, <text:line-break/>не порадуется плодам мены своей! </text:p>
            <text:p text:style-name="P12">Ибо теснил он бедных и покидал <text:line-break/>и грабил дом, что строил не он; <text:line-break/>ибо нет мира в утробе его <text:line-break/>и в сокровищах его спасенья нет. <text:line-break/>Алчности его не избегло ничто; <text:line-break/>зато и счастье его не устоит. <text:line-break/>Среди преизобилий туго ему, <text:line-break/>и руки обиженных — на него! <text:line-break/>Чтоб уготовать насыщенье утробе его, <text:line-break/>Бог пошлет ему гнева Своего пыл <text:line-break/>и ливнем ярость Свою изольет. </text:p>
            <text:p text:style-name="P8">От железных доспехов побежит он, <text:line-break/>но уметит его медяный лук; <text:line-break/>через спину выйдет из него стрела, <text:line-break/>молнией прорежет желчь его. <text:line-break/>Ужасы поднимутся на него! <text:line-break/>Всякая тьма — для укромов его; <text:line-break/>никем не зажжен, пожрет его огнь, <text:line-break/>попалит последнего в шатре его. </text:p>
          </table:table-cell>
        </table:table-row>
      </table:table>
      <text:p text:style-name="P3">592 </text:p>
      <text:p text:style-name="Horizontal_20_Line"/>
      <text:p text:style-name="P15"><text:bookmark text:name="s593"/></text:p>
      <table:table table:name="Table77" table:style-name="Table77">
        <table:table-column table:style-name="Table77.A"/>
        <table:table-row>
          <table:table-cell table:style-name="Table77.A1" office:value-type="string">
            <text:p text:style-name="P12">Откроют небеса его порок, <text:line-break/>и земля не станет его носить; <text:line-break/>расточится богатство дома его, <text:line-break/>в день гнева растечется, как вода. </text:p>
            <text:p text:style-name="P8">Вот злому человеку от Бога удел, <text:line-break/>вот доля, уготованная от Божества!» </text:p>
          </table:table-cell>
        </table:table-row>
      </table:table>
      <text:h text:style-name="P19" text:outline-level="4">ГЛАВА 21</text:h>
      <text:p text:style-name="Text_20_Body.nrm">И отвечал Иов, и сказал; </text:p>
      <table:table table:name="Table78" table:style-name="Table78">
        <table:table-column table:style-name="Table78.A"/>
        <table:table-row>
          <table:table-cell table:style-name="Table78.A1" office:value-type="string">
            <text:p text:style-name="P12">«Послушайте, выслушайте речь мою! <text:line-break/>Этим вы утешили бы меня. <text:line-break/><text:soft-page-break/>Потерпите, покуда я говорю; <text:line-break/>когда кончу слово, смейтесь тогда! </text:p>
            <text:p text:style-name="P12">Разве на человека жалуюсь я? <text:line-break/>Где же мне спокойствия взять? <text:line-break/>Ужаснитесь, воззревши на меня, <text:line-break/>и положите перст на уста свои! <text:line-break/>Едва вспомню, колотит меня дрожь <text:line-break/>и трепет сотрясает тело мое. </text:p>
            <text:p text:style-name="P12">К чему злые остаются жить, <text:line-break/>достигают старости в расцвете сил? <text:line-break/>Их дети устроены пред лицом их, <text:line-break/>и на глазах у них цветет их побег; <text:line-break/>в безопасности от бед их дома, <text:line-break/>и Божьего бича на них нет! <text:line-break/>Их бык прыгает и плодотворит, <text:line-break/>их корова не выкинет плода своего. <text:line-break/>Как овец, выгоняют они своих детей, <text:line-break/>и скачут, как телята, чада их: <text:line-break/>ликуют под шум бубна и струн, <text:line-break/>веселятся, слушая свирели напев. <text:line-break/>В счастье провожают они свой век <text:line-break/>и сходят в преисподнюю легко. </text:p>
            <text:p text:style-name="P8">Богу они молвят: «Уйди от нас! <text:line-break/>Не хотим мы знать путей Твоих! <text:line-break/>Что есть Крепкий, чтоб нам служить Ему, <text:line-break/>и что проку прибегать к Нему?» <text:line-break/>Вот, благо не в их руках! <text:line-break/>Прочь от меня, умысл злых! </text:p>
          </table:table-cell>
        </table:table-row>
      </table:table>
      <text:p text:style-name="P3">593 </text:p>
      <text:p text:style-name="Horizontal_20_Line"/>
      <text:p text:style-name="P15"><text:bookmark text:name="s594"/></text:p>
      <table:table table:name="Table79" table:style-name="Table79">
        <table:table-column table:style-name="Table79.A"/>
        <table:table-row>
          <table:table-cell table:style-name="Table79.A1" office:value-type="string">
            <text:p text:style-name="P12">Доколе? Да погаснет светоч злых, <text:line-break/>да придет на них сужденная беда <text:line-break/>и Бог их во гневе да одарит! <text:line-break/>Пусть они будут, как солома на ветру, <text:line-break/>словно мякина, что взвеял вихрь! <text:line-break/>Или кару Бог отложил для сынов? <text:line-break/>Пусть воздаст самому, чтобы знал впредь! <text:line-break/>Пусть погибель увидят его глаза, <text:line-break/>и от гнева Крепкого пусть он пьет; <text:line-break/>ибо что ему судьбы дома его, <text:line-break/>когда сроки жизни его истекут? </text:p>
            <text:p text:style-name="P12">Но Бога ли мудрости учить, <text:line-break/>в вышних творящего свой суд? </text:p>
            <text:p text:style-name="P12">Один умирает в полноте своей, <text:line-break/>всем доволен и примирен; <text:line-break/>полны млеком сосуды его <text:line-break/>и кости мозгом напоены. <text:line-break/>А другой умирает, удручен душой, <text:line-break/>ничего доброго не вкусив; <text:line-break/><text:soft-page-break/>они вместе будут лежать в земле, <text:line-break/>и покров из червей покроет их. </text:p>
            <text:p text:style-name="P12">Вот, мысли ваши знаю я <text:line-break/>и сплетенный на меня тайный ков, <text:line-break/>когда вы говорите; «Где властного дом <text:line-break/>и где шатер злых мужей?» <text:line-break/>Или вы не спрашивали творящих путь <text:line-break/>и не слыхали рассказов их, <text:line-break/>как в день гибели остается злодей цел <text:line-break/>и день гнева стороной обходит его? <text:line-break/>Кто в лицо ему скажет правду о нем <text:line-break/>и содеянное им кто исчислит ему? <text:line-break/>Его с почетом к могиле несут <text:line-break/>и ставят стражу при гробе его. <text:line-break/>Сладок для него прах земли; <text:line-break/>и за ним идет весь род людской, <text:line-break/>а идущим перед ним нет числа! </text:p>
            <text:p text:style-name="P8">Тщетою ли силитесь утешить меня? <text:line-break/>В ваших ответах одна ложь!» </text:p>
          </table:table-cell>
        </table:table-row>
      </table:table>
      <text:p text:style-name="P3">594 </text:p>
      <text:p text:style-name="Horizontal_20_Line"/>
      <text:h text:style-name="P19" text:outline-level="4"><text:bookmark text:name="s595"/>ГЛАВА 22</text:h>
      <text:p text:style-name="Text_20_Body.nrm">И отвечал Элифаз из Темана, и сказала </text:p>
      <table:table table:name="Table80" table:style-name="Table80">
        <table:table-column table:style-name="Table80.A"/>
        <table:table-row>
          <table:table-cell table:style-name="Table80.A1" office:value-type="string">
            <text:p text:style-name="P12">«Богу ли в помощь человек? <text:line-break/>Умный в помощь самому себе! <text:line-break/>Что за радость Крепкому, коль ты прав, <text:line-break/>что за польза, коль прост в путях твоих? <text:line-break/>Иль, устрашившись, Он тяжбу с тобой начнет <text:line-break/>и пожелает войти с тобой в суд? </text:p>
            <text:p text:style-name="P12">Верно, злоба твоя велика <text:line-break/>и провинностям твоим нет конца! </text:p>
            <text:p text:style-name="P12">ты брал напрасно от братьев залог <text:line-break/>и снимал одежду с полунагих, <text:line-break/>усталому не давал испить воды <text:line-break/>и от голодного прятал хлеба кус; <text:line-break/>а человеку властному — земля, <text:line-break/>и сановитый ставил на ней двор; <text:line-break/>ты отсылал вдов ни с чем <text:line-break/>и с пустыми руками оставлял сирот. <text:line-break/>Потому захлестнулась на тебе петля, <text:line-break/>и внезапный ужас тебя оглушил, — <text:line-break/>тмится, ты не видишь ничего, <text:line-break/>накрыла тебя хлябь вод! </text:p>
            <text:p text:style-name="P12">Разве Бог не превыше небес? <text:line-break/>Взгляни на звезды* они высоко. <text:line-break/>И вот ты говоришь: «Что знает Бог? <text:line-break/>Может ли Он судить сквозь мглу? <text:line-break/><text:soft-page-break/>Облака Его скрыли, и Он не зрит, <text:line-break/>и хождение Его — по кругу небес». </text:p>
            <text:p text:style-name="P12">Вступил ли ты на древнюю тропу, <text:line-break/>по которой преступные шли мужи, <text:line-break/>истребленные до срока своего, <text:line-break/>когда под их устои хлынула хлябь? <text:line-break/>Они молвили Богу! «Отойди от нас!» <text:line-break/>Что-де Крепкий сделает им! <text:line-break/>А Он благами их домы наполнял; <text:line-break/>прочь от меня, умысл злых! </text:p>
            <text:p text:style-name="P8">Праведные возрадуются, узрев, <text:line-break/>и чистый посмеется участи ихз </text:p>
          </table:table-cell>
        </table:table-row>
      </table:table>
      <text:p text:style-name="P3">595 </text:p>
      <text:p text:style-name="Horizontal_20_Line"/>
      <text:p text:style-name="P15"><text:bookmark text:name="s596"/></text:p>
      <table:table table:name="Table81" table:style-name="Table81">
        <table:table-column table:style-name="Table81.A"/>
        <table:table-row>
          <table:table-cell table:style-name="Table81.A1" office:value-type="string">
            <text:p text:style-name="P12">поистине, истреблен наш враг, <text:line-break/>и то, что оставалось, пожрал огонь! <text:line-break/>О, сдружись с Ним, и обретешь мир; <text:line-break/>через это придет благо к тебе. <text:line-break/>О, прими учение из Его уст <text:line-break/>и заключи в сердце слова Его! <text:line-break/>Взыщешь Крепкого — и устроен ты; <text:line-break/>удалишь от шатра твоего вину, <text:line-break/>и почтешь золото за прах, <text:line-break/>и сокровища Офира — за камни ручья. <text:line-break/>Но будет Крепкий златом твоим <text:line-break/>и серебром блистающим для тебя; <text:line-break/>ибо о Крепком возрадуешься ты <text:line-break/>и к Богу поднимешь твое лицо! <text:line-break/>Воззовешь ли к Нему — Он внемлет тебе, <text:line-break/>и ты исполнишь обеты твои; <text:line-break/>все будет так, как ты решишь, <text:line-break/>и над путями твоими воссияет свет. </text:p>
            <text:p text:style-name="P8">Если кто унижен, ты скажешь: «Возвысь!» — <text:line-break/>и поникшего лицом Он спасет; <text:line-break/>избавит и того, кто не без вины, <text:line-break/>исцелит чистотою твоих рук!» </text:p>
          </table:table-cell>
        </table:table-row>
      </table:table>
      <text:h text:style-name="P19" text:outline-level="4">ГЛАВА 23</text:h>
      <text:p text:style-name="Text_20_Body.nrm">И отвечал Иов, и сказал: </text:p>
      <table:table table:name="Table82" table:style-name="Table82">
        <table:table-column table:style-name="Table82.A"/>
        <table:table-row>
          <table:table-cell table:style-name="Table82.A1" office:value-type="string">
            <text:p text:style-name="P12">«И ныне прекословит моя речь; <text:line-break/>тяжела Его рука над стоном моим! <text:line-break/>О, если бы мог я найти Его, <text:line-break/>мог перед престолом Его стать! <text:line-break/>Я изложил бы перед Ним дело мое <text:line-break/>и доводами наполнил мои уста; <text:line-break/>хотел бы я знать, что Он скажет мне, <text:line-break/>изведать, что Он ответит мне! <text:line-break/>В полноте ли мощи Он вел бы спор? <text:line-break/>О нет! Только б Он призрел на меня! <text:line-break/><text:soft-page-break/>Тогда правый возмог бы судиться с Ним; <text:line-break/>получил бы я свободу навек. </text:p>
            <text:p text:style-name="P8">Вот, к востоку иду, и нет Его; <text:line-break/>к западу — не примечаю Его; <text:line-break/>на севере ль Он действует — не вижу Его; <text:line-break/>таится ли на юге — не могу усмотреть! </text:p>
          </table:table-cell>
        </table:table-row>
      </table:table>
      <text:p text:style-name="P3">596 </text:p>
      <text:p text:style-name="Horizontal_20_Line"/>
      <text:p text:style-name="P15"><text:bookmark text:name="s597"/></text:p>
      <table:table table:name="Table83" table:style-name="Table83">
        <table:table-column table:style-name="Table83.A"/>
        <table:table-row>
          <table:table-cell table:style-name="Table83.A1" office:value-type="string">
            <text:p text:style-name="P12">Он же ведает мой путь; <text:line-break/>пусть, как алато, плавит меня — я. чист! <text:line-break/>Стопа моя держалась его стези, <text:line-break/>путь Его соблюл я, не отклонясь, <text:line-break/>от заповеди уст Его не отступил, <text:line-break/>в груди моей сокрыл Его слова. </text:p>
            <text:p text:style-name="P8">Но Он решил — кто Его отклонит? <text:line-break/>Он делает, как хочет Его душа. <text:line-break/>Так, Он исполнит Свой приговор; <text:line-break/>и мало ли что еще у Него на уме! <text:line-break/>Поэтому боюсь я лика Его; <text:line-break/>как поразмыслю, страшно мне! <text:line-break/>Да, расслабил сердце мое Бог, <text:line-break/>и Крепкий ужасом поразил меня; <text:line-break/>ибо я поглощен этой мглой, <text:line-break/>и мрак покрывает мое лицо! </text:p>
          </table:table-cell>
        </table:table-row>
      </table:table>
      <text:h text:style-name="P19" text:outline-level="4">ГЛАВА 24</text:h>
      <table:table table:name="Table84" table:style-name="Table84">
        <table:table-column table:style-name="Table84.A"/>
        <table:table-row>
          <table:table-cell table:style-name="Table84.A1" office:value-type="string">
            <text:p text:style-name="P12">Зачем Крепким не назначены сроки суда <text:line-break/>и ведающие Его не видят дней Его? <text:line-break/>Злые люди сдвигают межи, <text:line-break/>угоняют скот и пасут у себя; <text:line-break/>у сирот уводят осла, <text:line-break/>у вдовы отнимают вола в залог; <text:line-break/>сталкивают с дороги бедняка, <text:line-break/>должны скрываться все страдальцы земли! </text:p>
            <text:p text:style-name="P12">Вот, как онагры, они в пустошь идут, <text:line-break/>в степи ищут себе и детям корм; <text:line-break/>не на своем поле жнут они, <text:line-break/>собирают у злого виноград. <text:line-break/>Нагими, без покрова ночуют они, <text:line-break/>и нет им одежды в холода; <text:line-break/>под дождями мокнут они в горах, <text:line-break/>к скале прижимаются, ища приют. </text:p>
            <text:p text:style-name="P8">От сосцов отторгнут сирота, <text:line-break/>и с нищего злые берут залог. <text:line-break/>Бедные ходят в наготе, голодая, носят снопы; <text:line-break/>выжимают масло в затворе стен, <text:line-break/>жаждут, точа из гроздий сок. </text:p>
          </table:table-cell>
        </table:table-row>
      </table:table>
      <text:p text:style-name="P3">597 </text:p>
      <text:p text:style-name="Horizontal_20_Line"><text:soft-page-break/></text:p>
      <text:p text:style-name="P15"><text:bookmark text:name="s598"/></text:p>
      <table:table table:name="Table85" table:style-name="Table85">
        <table:table-column table:style-name="Table85.A"/>
        <table:table-row>
          <table:table-cell table:style-name="Table85.A1" office:value-type="string">
            <text:p text:style-name="P12">Из города стоны людей слышны, <text:line-break/>и души убиваемых на помощь зовут; <text:line-break/>и этого не прекратит Бог! </text:p>
            <text:p text:style-name="P12">Враги света между ними есть: <text:line-break/>путей Его не знают они, <text:line-break/>не ходят по стезям Его. </text:p>
            <text:p text:style-name="P12">В утренних сумерках убийца встает, <text:line-break/>умерщвляет убогого и бедняка; <text:line-break/>а в ночи он выходит на воровство. <text:line-break/>И око прелюбодея ждет темноты; <text:line-break/>он мыслит: «Пусть не видят меня глаза!» — <text:line-break/>и завешивает свое лицо. </text:p>
            <text:p text:style-name="P12">Во мраке прорывают они подкоп, <text:line-break/>а днем запираются у себя, <text:line-break/>и вовсе неведом им свет; <text:line-break/>ибо утро для них — хуже тьмы, <text:line-break/>но милы им ужасы кромешной тьмы! </text:p>
            <text:p text:style-name="P12">Легок он на лице вод! <text:line-break/>Проклята земля надела их, <text:line-break/>и будет невозделан виноградник их. <text:line-break/>Как вешние воды сякнут в песках, <text:line-break/>грешники преисподней поглощены! </text:p>
            <text:p text:style-name="P12">Лоно матери пусть забудет его! <text:line-break/>Пусть пожирает его червь! <text:line-break/>Пусть исчезнет память о нем! <text:line-break/>Пусть, как древо, сломится злодей — <text:line-break/>кто неплодную, бесчадную гнетет, <text:line-break/>кто не делает добра вдове! </text:p>
            <text:p text:style-name="P12">Кто и сильных объемлет мощью Своей, <text:line-break/>пред Кем никто не спокоен за свою жизнь, — <text:line-break/>хранит их, опору подает им, <text:line-break/>и очи Его видят их пути. </text:p>
            <text:p text:style-name="P12">Поднялись высоко — и вот их нет! <text:line-break/>Никнут и умирают, как и все, <text:line-break/>словно колосья, что пожаты серпом. </text:p>
            <text:p text:style-name="P8">Не так ли? Кто во лжи меня обличит <text:line-break/>и обратит в ничто мою речь?» </text:p>
          </table:table-cell>
        </table:table-row>
      </table:table>
      <text:p text:style-name="P3">598 </text:p>
      <text:p text:style-name="Horizontal_20_Line"/>
      <text:h text:style-name="P19" text:outline-level="4"><text:bookmark text:name="s599"/>ГЛАВА 23</text:h>
      <text:p text:style-name="Text_20_Body.nrm">И отвечал Билдад из Шуаха, и сказал: </text:p>
      <table:table table:name="Table86" table:style-name="Table86">
        <table:table-column table:style-name="Table86.A"/>
        <table:table-row>
          <table:table-cell table:style-name="Table86.A1" office:value-type="string">
            <text:p text:style-name="P12">«Держава и страх идут пред Ним, <text:line-break/>умиротворяющим Высоты Свои! <text:line-break/><text:soft-page-break/>Есть ли счет ратям Его, <text:line-break/>и кому не светит свет Его? </text:p>
            <text:p text:style-name="P12">Как же оправдается пред Богом муж <text:line-break/>и как будет чист рожденный женой? </text:p>
            <text:p text:style-name="P8">Вот, луна и та несветла, <text:line-break/>и звезды нечисты в Его очах; <text:line-break/>тем более муж — червь, <text:line-break/>и сын человеческий — моль!» </text:p>
          </table:table-cell>
        </table:table-row>
      </table:table>
      <text:h text:style-name="P19" text:outline-level="4">ГЛАВА 26</text:h>
      <text:p text:style-name="Text_20_Body.nrm">И отвечал Иов, и сказал: </text:p>
      <table:table table:name="Table87" table:style-name="Table87">
        <table:table-column table:style-name="Table87.A"/>
        <table:table-row>
          <table:table-cell table:style-name="Table87.A1" office:value-type="string">
            <text:p text:style-name="P12">«Как, однако, слабому ты помог, <text:line-break/>поддержал руку, что изнемогла! <text:line-break/>Как вразумил немудрого ты, <text:line-break/>как изобильно явил ум! </text:p>
            <text:p text:style-name="P12">С чьею помощью ты вещал, <text:line-break/>и чье дыханье веет в тебе? </text:p>
            <text:p text:style-name="P12">Рефаимов схватила дрожь, <text:line-break/>трепещет пучина и живущие в ней; <text:line-break/>перед Ним преисподняя обнажена, <text:line-break/>и Аввадону покрова нет! <text:line-break/>Простирающий север над пустотой, <text:line-break/>подвесивший землю ни на чем, <text:line-break/>заключает Он воду в тучи Свои — <text:line-break/>и не разрываются облака! <text:line-break/>Закрывающий лицо престола Своего, <text:line-break/>ставящий пред ним облака Свои, <text:line-break/>Он проводит черту поверх пучин <text:line-break/>до границы света и тьмы! </text:p>
            <text:p text:style-name="P8">Сотрясаются устои небес, <text:line-break/>чуют ужас от Его грозы! </text:p>
          </table:table-cell>
        </table:table-row>
      </table:table>
      <text:p text:style-name="P3">599 </text:p>
      <text:p text:style-name="Horizontal_20_Line"/>
      <text:p text:style-name="P15"><text:bookmark text:name="s600"/></text:p>
      <table:table table:name="Table88" table:style-name="Table88">
        <table:table-column table:style-name="Table88.A"/>
        <table:table-row>
          <table:table-cell table:style-name="Table88.A1" office:value-type="string">
            <text:p text:style-name="P12">Он подвиг пучину мощью Своей, <text:line-break/>растерзал Рахав мыслью Своей! <text:line-break/>Его дыханье небеса яснит, <text:line-break/>и Змия сражает Его рука! </text:p>
            <text:p text:style-name="P8">Вот, все это — лишь край Его путей; <text:line-break/>дошел ли до нас шепот о Нем? <text:line-break/>А гром Его мощи для кого постижим?» </text:p>
          </table:table-cell>
        </table:table-row>
      </table:table>
      <text:h text:style-name="P19" text:outline-level="4">ГЛАВА 27</text:h>
      <text:p text:style-name="Text_20_Body.nrm">И продолжал Иов говорить рассуждение свое и сказал: </text:p>
      <table:table table:name="Table89" table:style-name="Table89">
        <table:table-column table:style-name="Table89.A"/>
        <table:table-row>
          <table:table-cell table:style-name="Table89.A1" office:value-type="string">
            <text:p text:style-name="P12">«Клянусь Богом, отнявшим право мое, <text:line-break/>Крепким, уязвляющим душу мою, — <text:line-break/><text:soft-page-break/>доколе дыхание мое во мне <text:line-break/>и Дух Божий в ноздрях моих, <text:line-break/>не изрекут неправды мои уста <text:line-break/>и язык мой не скажет лжи! </text:p>
            <text:p text:style-name="P12">Вас правыми признать? Да не будет того! <text:line-break/>Пока жив, не отступлюсь от простоты моей; <text:line-break/>правоту мою держу и не выпущу из рук; <text:line-break/>не осудит жизни моей сердце мое! </text:p>
            <text:p text:style-name="P12">Да причтется к злодеям мой враг <text:line-break/>и к неправедным—восстающий на меня! <text:line-break/>Что за надежда отступнику, когда возьмет, <text:line-break/>когда исторгнет Бог душу его? <text:line-break/>Божья Сила услышит ли вопль его, <text:line-break/>когда придет на него беда? <text:line-break/>Будет ли утешаться о Крепком он <text:line-break/>и Бога призывать на всякий час? <text:line-break/>Покажу вам, что в Божьей руке; <text:line-break/>как действует Крепкий, не скрою от вас. <text:line-break/>Впрочем, вы и сами видели все; <text:line-break/>к чему же столько пустых слов? </text:p>
            <text:p text:style-name="P8">Вот какой от Бога злому удел, <text:line-break/>вот часть, что от Крепкого насильник возьмет: <text:line-break/>растут сыновья у него, — так под меч, <text:line-break/>и не насытятся хлебом потомки его; <text:line-break/>оставшихся по нем похоронит смерть, </text:p>
          </table:table-cell>
        </table:table-row>
      </table:table>
      <text:p text:style-name="P3">600 </text:p>
      <text:p text:style-name="Horizontal_20_Line"/>
      <text:p text:style-name="P15"><text:bookmark text:name="s601"/></text:p>
      <table:table table:name="Table90" table:style-name="Table90">
        <table:table-column table:style-name="Table90.A"/>
        <table:table-row>
          <table:table-cell table:style-name="Table90.A1" office:value-type="string">
            <text:p text:style-name="P8">и вдовы его не оплачут его; <text:line-break/>если наберет он серебра, как песка, <text:line-break/>как грязи, наготовит одежд, — <text:line-break/>он наготовит, но праведник возьмет, <text:line-break/>и серебро получит в удел, кто чист! <text:line-break/>Он строит жилище свое, как паук, <text:line-break/>как сторож, что ставит себе шалаш; <text:line-break/>уснет богачом, но встанет нищ: <text:line-break/>откроет глаза — и нет ничего! <text:line-break/>Ужасы настигнут его, как вода, <text:line-break/>ночью унесет его смерч — <text:line-break/>восточный ветер подхватит его <text:line-break/>и сдует его с места его, <text:line-break/>ринется на него и не пощадит, <text:line-break/>как бы ни рвался он спастись! <text:line-break/>Только всплеснут руками о нем, <text:line-break/>только посвищут ему вслед. </text:p>
          </table:table-cell>
        </table:table-row>
      </table:table>
      <text:h text:style-name="P19" text:outline-level="4">ГЛАВА 28</text:h>
      <table:table table:name="Table91" table:style-name="Table91">
        <table:table-column table:style-name="Table91.A"/>
        <table:table-row>
          <table:table-cell table:style-name="Table91.A1" office:value-type="string">
            <text:p text:style-name="P8">Так! Копи есть для сребра, <text:line-break/>и для золота горнило есть, <text:line-break/>железо добывают из земли <text:line-break/>и плавят из камня медь. <text:line-break/><text:soft-page-break/>Тьме ставит предел человек, <text:line-break/>исследует все концы, <text:line-break/>камень мрака и смертную тень. <text:line-break/>Рудокопы, сокрытый люд, <text:line-break/>иссекают ямы в безвестных местах, <text:line-break/>зыблются вдали от людей. <text:line-break/>Порождающая злаки земля <text:line-break/>извнутри изрыта огнем: <text:line-break/>залежь сапфира в камнях ее, <text:line-break/>и песчинки золота в них. <text:line-break/>К ним тропу не знает орел, <text:line-break/>не видел ее коршуний глаз, <text:line-break/>не топтал ее гордый зверь, <text:line-break/>и львенок по ней не ходил. <text:line-break/>С гранитом борется человек, <text:line-break/>исторгает он корни гор, <text:line-break/>прорезает проходы в скале — <text:line-break/>все самоцветы открыты оку его; <text:line-break/>сдерживает он напор родников <text:line-break/>и сокровенное выносит на свет! </text:p>
          </table:table-cell>
        </table:table-row>
      </table:table>
      <text:p text:style-name="P3">601 </text:p>
      <text:p text:style-name="Horizontal_20_Line"/>
      <text:p text:style-name="P15"><text:bookmark text:name="s602"/></text:p>
      <table:table table:name="Table92" table:style-name="Table92">
        <table:table-column table:style-name="Table92.A"/>
        <table:table-row>
          <table:table-cell table:style-name="Table92.A1" office:value-type="string">
            <text:p text:style-name="P12">Но мудрость — где ее обрести <text:line-break/>и где разумения копь? </text:p>
            <text:p text:style-name="P12">Человек не знает к ней стезю, <text:line-break/>и ее не сыскать в стране живых. <text:line-break/>Бездна говорит: «Во мне ее нет!» <text:line-break/>И Море говорит: «Не у меня!» <text:line-break/>За золото ее не отдают, <text:line-break/>не покупают на вес серебра; <text:line-break/>не добудет ее Офирский клад, <text:line-break/>ни многоценный оникс, ни ляпис-лазурь; <text:line-break/>не оплатить ее золотом и стеклом, <text:line-break/>не выменять ее на дорогой сосуд; <text:line-break/>не идут в счет ни кораллы, ни хрусталь, <text:line-break/>и ценней жемчужин мудрости дар; <text:line-break/>не оплатит ее Кушитский топаз, <text:line-break/>за чистое золото не отвесят ее. </text:p>
            <text:p text:style-name="P12">Но мудрость — где ее обрести <text:line-break/>и где разумения копь? </text:p>
            <text:p text:style-name="P12">Она сокрыта от глаз всего, что живет, <text:line-break/>и от птиц небесных утаена. <text:line-break/>И Аввадон и смерть говорят: <text:line-break/>«Только слухом мы слышали весть о ней!» </text:p>
            <text:p text:style-name="P12">Бог — вот кто знает к ней путь, <text:line-break/>и Он ведает место ее, <text:line-break/>ибо видит Он до концов земли, <text:line-break/>и все, что под небом, зримо Ему! <text:line-break/>Когда Он ветру давал мощь, <text:line-break/>и полагал меру движенью вод, <text:line-break/><text:soft-page-break/>и для дождя назначал устав <text:line-break/>и стезю для громоносных туч, <text:line-break/>вот тогда Он узрел, исчислил ее, <text:line-break/>испытал ее, и устроил ее, — </text:p>
            <text:p text:style-name="P12">и сказал человеку так: </text:p>
            <text:p text:style-name="P8">«Вот, бояться Господа — это мудрость, <text:line-break/>и удаляться от зла — разум». </text:p>
          </table:table-cell>
        </table:table-row>
      </table:table>
      <text:p text:style-name="P3">602 </text:p>
      <text:p text:style-name="Horizontal_20_Line"/>
      <text:h text:style-name="P19" text:outline-level="4"><text:bookmark text:name="s603"/>ГЛАВА 29</text:h>
      <text:p text:style-name="Text_20_Body.nrm">И продолжал Иов произносить рассуждение свое, и сказал: </text:p>
      <table:table table:name="Table93" table:style-name="Table93">
        <table:table-column table:style-name="Table93.A"/>
        <table:table-row>
          <table:table-cell table:style-name="Table93.A1" office:value-type="string">
            <text:p text:style-name="P12">«О, стать бы мне, как в прежние дни, <text:line-break/>как в месяцы, когда хранил меня Бог, <text:line-break/>возжигал светильник над моей главой, <text:line-break/>и в свете Его я шел среди тьмы; <text:line-break/>как был я во дни моих ранних лет, <text:line-break/>когда Бог миловал мой шатер, <text:line-break/>когда еще Крепкий был со мной <text:line-break/>и дети мои — вокруг меня; <text:line-break/>когда во млеке омывались мои шаги <text:line-break/>и скала изливала для меня елей! <text:line-break/>Выходил ли я к воротам градским, <text:line-break/>посреди площади восседал — <text:line-break/>юноши прятались, завидев меня, <text:line-break/>а старцы, подеявшись, оставались стоять. <text:line-break/>Вельможи смолкали передо мной, <text:line-break/>прижимали палец к своим губам; <text:line-break/>и стихала старейшин речь, <text:line-break/>и к гортани прилипали их языки. </text:p>
            <text:p text:style-name="P12">Слышало ухо — и завидовало мне, <text:line-break/>видело око — и хвалило меня! </text:p>
            <text:p text:style-name="P12">Ибо я спасал кричащего бедняка <text:line-break/>и сироту, что помощи не найдет; <text:line-break/>благословение страдальца было на мне, <text:line-break/>и утешалось обо мне сердце вдовы. <text:line-break/>Как в ризу, в правду облачался я, <text:line-break/>возлагал на себя справедливость, как тюрбан; <text:line-break/>я был глазами для того, кто слеп, <text:line-break/>и ногами — для бессильного ходить. <text:line-break/>Для нищих являл я собой отца, <text:line-break/>в дело незнакомца вникал умом, <text:line-break/>челюсть беззаконного сокрушал, <text:line-break/>исторгал добычу из его зубов! </text:p>
            <text:p text:style-name="P8">И думал я 5 скончаюсь в моем гнезде, <text:line-break/>словно птица Феникс, прожив жизнь; <text:line-break/>корни мои открыты воде, <text:line-break/>и роса ночует на моих ветвях; <text:line-break/><text:soft-page-break/>ве стареет слава моя у меня, <text:line-break/>и крепок лук мой в руке моей! </text:p>
          </table:table-cell>
        </table:table-row>
      </table:table>
      <text:p text:style-name="P3">603 </text:p>
      <text:p text:style-name="Horizontal_20_Line"/>
      <text:p text:style-name="P15"><text:bookmark text:name="s604"/></text:p>
      <table:table table:name="Table94" table:style-name="Table94">
        <table:table-column table:style-name="Table94.A"/>
        <table:table-row>
          <table:table-cell table:style-name="Table94.A1" office:value-type="string">
            <text:p text:style-name="P8">Предо мною стихали, внимали мне, <text:line-break/>молча выслушивали мой совет; <text:line-break/>после слов моих кончали судить, <text:line-break/>и речь моя росилась на них. <text:line-break/>Как проливня вод, ожидали меня, <text:line-break/>как позднему дождю, открывали рот: <text:line-break/>улыбнусь — не смеют верить глазам, <text:line-break/>просияю ликом — и они не скорбят! <text:line-break/>Я назначал им пути, воссев, как глава, <text:line-break/>как царь в кругу дружины своей, <text:line-break/>утешая плачущего печаль. </text:p>
          </table:table-cell>
        </table:table-row>
      </table:table>
      <text:h text:style-name="P19" text:outline-level="4">ГЛАВА 30</text:h>
      <table:table table:name="Table95" table:style-name="Table95">
        <table:table-column table:style-name="Table95.A"/>
        <table:table-row>
          <table:table-cell table:style-name="Table95.A1" office:value-type="string">
            <text:p text:style-name="P12">А ныне насмехаются надо мной <text:line-break/>те, что летами моложе меня, <text:line-break/>чьих отцов я бы не пустил <text:line-break/>поселиться с собаками моих стад! <text:line-break/>И сила их рук, что она для меня? <text:line-break/>В них уже истощилась мощь. </text:p>
            <text:p text:style-name="P12">Нуждой и гладом изнурены, <text:line-break/>убегают они в пустынную сушь, <text:line-break/>в место раззора, в кромешную мглу; <text:line-break/>собирают они зелень подле кустов, <text:line-break/>и коренья дрока — для них хлеб. <text:line-break/>Из среды людей гонят их, <text:line-break/>словно вору, кричат им вслед, <text:line-break/>велят селиться на срывах долин, <text:line-break/>в пропастях земли и в щелях скал. <text:line-break/>Между зарослями воют они, <text:line-break/>сбиваются в кучу под терновым кустом — <text:line-break/>бесчестный и безвестный сброд, <text:line-break/>извергаемый вое из земли. </text:p>
            <text:p text:style-name="P12">Вот для кого я посмешищем стал <text:line-break/>и обращен в срамную песнь! <text:line-break/>Они гнушаются меня, обегают меня, <text:line-break/>не стыдятся плевать пред лицом моим; <text:line-break/>ибо Он разорвал мою тетиву — <text:line-break/>и разнуздались они пред лицом моим! </text:p>
            <text:p text:style-name="P8">Одесную меня отродья встают, <text:line-break/>понуждают шататься ноги мои, <text:line-break/>на меня злую осаду ведут; </text:p>
          </table:table-cell>
        </table:table-row>
      </table:table>
      <text:p text:style-name="P3">604 </text:p>
      <text:p text:style-name="Horizontal_20_Line"/>
      <text:p text:style-name="P15"><text:bookmark text:name="s605"/></text:p>
      <table:table table:name="Table96" table:style-name="Table96">
        <table:table-column table:style-name="Table96.A"/>
        <table:table-row>
          <table:table-cell table:style-name="Table96.A1" office:value-type="string">
            <text:p text:style-name="P12">разрушают предо мною мою стезю, <text:line-break/><text:soft-page-break/>все делают на гибель мне, <text:line-break/>и нет никого, чтобы их сдержать! <text:line-break/>Приходят ко мне сквозь широкий пролом, <text:line-break/>все руша, кидаются на меня; <text:line-break/>ужасы противу меня встают; <text:line-break/>словно ветром, развеяно величье мое, <text:line-break/>как облако, спасенье мое уплыло. </text:p>
            <text:p text:style-name="P12">Из меня вытекает моя душа, <text:line-break/>дни унынья обступили меня; <text:line-break/>по ночам ноют кости мои, <text:line-break/>и грызущие меня не знают сна. <text:line-break/>Мощно хватает Он одежду мою, <text:line-break/>объемлет меня, как рубаха моя; <text:line-break/>с грязью равняет Он меня, <text:line-break/>и я становлюсь, как пыль и прах. </text:p>
            <text:p text:style-name="P12">Взываю, а Ты не отвечаешь мне; <text:line-break/>стою, а Ты не глядишь на меня! <text:line-break/>Палачом сделался Ты для меня <text:line-break/>и бьешь меня тяжелой рукой; <text:line-break/>взвеял, на ветер пустил меня, <text:line-break/>в вихре развеяться обрек. <text:line-break/>Ведь знаю: к смерти Ты меня низведешь, <text:line-break/>в дом, где собирается все, что живет. </text:p>
            <text:p text:style-name="P12">Наложит ли на гибнущего руку Он, <text:line-break/>не будет ли помилован молящий в беде? </text:p>
            <text:p text:style-name="P8">Разве со страдальцем я не скорбел? <text:line-break/>Сожалела о бедном моя душа, <text:line-break/>Я чаял добра, но пришло зло; <text:line-break/>надеялся на свет, и пришла тьма. <text:line-break/>Мои недра кипят, покою чужды; <text:line-break/>дни унынья нашли на меня. <text:line-break/>Не от солнечных лучей я почернел; <text:line-break/>восстаю среди люда и подъемлю вой. <text:line-break/>Сделался я шакалам брат <text:line-break/>и для страусов пустыни друг. <text:line-break/>Кожа моя посмуглела на мне, <text:line-break/>и от жара обгорела моя кость; <text:line-break/>в рыдание обратился струнный звон <text:line-break/>и в плачевные вопли — напев флейт. </text:p>
          </table:table-cell>
        </table:table-row>
      </table:table>
      <text:p text:style-name="P3">605 </text:p>
      <text:p text:style-name="Horizontal_20_Line"/>
      <text:h text:style-name="P19" text:outline-level="4"><text:bookmark text:name="s606"/>ГЛАВА 31</text:h>
      <table:table table:name="Table97" table:style-name="Table97">
        <table:table-column table:style-name="Table97.A"/>
        <table:table-row>
          <table:table-cell table:style-name="Table97.A1" office:value-type="string">
            <text:p text:style-name="P12">С моими глазами условился я, <text:line-break/>чтобы на девицу мне не глядеть. <text:line-break/>Какой же суд от Бога с вебес <text:line-break/>и от Крепкого свыше какой приговор? <text:line-break/>Не грешнику ли гибель суждена <text:line-break/>и беда не тому ли, кто творит зло? <text:line-break/>Разве Он не видел мои пути <text:line-break/><text:soft-page-break/>и все мои шаги не сосчитал? </text:p>
            <text:p text:style-name="P12">Если ходил я с людьми лжи <text:line-break/>и к лукавству поспешала моя нога, — <text:line-break/>пусть взвесят меня на верных весах, <text:line-break/>и познает Бог невинность мою! <text:line-break/>Если отклонялся мой шаг от пути, <text:line-break/>и глазам моим следовало сердце мое, <text:line-break/>и приставало пятно к моим рукам, — <text:line-break/>пусть посеянное мною вкушает другой, <text:line-break/>и с корнем исторгнут отрасль мою! </text:p>
            <text:p text:style-name="P12">Если к женщине сердце мое влеклось <text:line-break/>и у дверей ближнего я строил ков, — <text:line-break/>пусть на другого мелет моя жена <text:line-break/>и чужие наклонятся над ней! <text:line-break/>Ибо это скверна, и это позор, <text:line-break/>вина, караемая судом, <text:line-break/>огонь, испепеляющий дотла, <text:line-break/>который сжег бы все мое добро. </text:p>
            <text:p text:style-name="P12">Если попрал я право моего раба <text:line-break/>и служанки моей, что в тяжбе со мной, — <text:line-break/>что делал бы я, когда восстанет Бог <text:line-break/>и когда воззрит Он, что молвил бы я? <text:line-break/>Не Создавший ли в родимой утробе меня, <text:line-break/>не тот же ли Творец их сотворил? </text:p>
            <text:p text:style-name="P8">Если отказывал я нищим в желанье их, <text:line-break/>если печалил глаза вдовы; <text:line-break/>если кус мой я съедал один <text:line-break/>и не ел от него со мной сирота <text:line-break/>(с детства он рос у меня, как при отце, <text:line-break/>и от чрева матери я пекся о нем); <text:line-break/>если видел я гибнущего нагим </text:p>
          </table:table-cell>
        </table:table-row>
      </table:table>
      <text:p text:style-name="P3">606 </text:p>
      <text:p text:style-name="Horizontal_20_Line"/>
      <text:p text:style-name="P15"><text:bookmark text:name="s607"/></text:p>
      <table:table table:name="Table98" table:style-name="Table98">
        <table:table-column table:style-name="Table98.A"/>
        <table:table-row>
          <table:table-cell table:style-name="Table98.A1" office:value-type="string">
            <text:p text:style-name="P12">и без одежд убогого зрел <text:line-break/>и не благословляла меня плоть его, <text:line-break/>и не грела его овец моих шерсть; <text:line-break/>если руку поднимал я на сироту, <text:line-break/>зная, что подмогу найду в суде, — </text:p>
            <text:p text:style-name="P12">пусть плечо мое отпадет от хребта <text:line-break/>и от локтя отломится моя длань! <text:line-break/>Да, страшен для меня Божий гнев, <text:line-break/>и пред величьем Его не устою. </text:p>
            <text:p text:style-name="P12">Если в злате полагал я надежду мою <text:line-break/>и говорил кладу; «Опора моя»; <text:line-break/>если рад был, что богатство мое велико <text:line-break/>и что много стяжала моя рука; <text:line-break/>видя Солнце, как сияет оно, <text:line-break/>и Луну, как во славе она грядет, <text:line-break/><text:soft-page-break/>если совратился я в сердце моем <text:line-break/>и целовал мой рот руку мою, — </text:p>
            <text:p text:style-name="P12">то был бы достойный суда грех, <text:line-break/>ибо от Бога отказался бы я. </text:p>
            <text:p text:style-name="P12">Если рад был я гибели врага моего, <text:line-break/>ликовал, когда беда настигала его <text:line-break/>(но ведь не позволял я гортани грешить <text:line-break/>и накликать проклятье на его жизнь), </text:p>
            <text:p text:style-name="P12">если не говорили в моем шатре: <text:line-break/>«Кто же угощением его не сыт?» <text:line-break/>(но ведь под небом странник не ночевал <text:line-break/>и прохожему отворялась моя дверь) — </text:p>
            <text:p text:style-name="P12">если грех мой я скрывал, как Адам, <text:line-break/>прятал в груди моей порок <text:line-break/>(но ведь тогда таился бы я от людей, <text:line-break/>перед гневом сородичей моих робел, <text:line-break/>молчал бы и не смел выйти за дверь), — </text:p>
            <text:p text:style-name="P12">о, пусть бы выслушал кто меня! <text:line-break/>Вот жалоба моя! О Крепкий, ответь! </text:p>
            <text:p text:style-name="P8">Пусть напишет запись мой Истец! <text:line-break/>На плече моем я носил бы ее, </text:p>
          </table:table-cell>
        </table:table-row>
      </table:table>
      <text:p text:style-name="P3">607 </text:p>
      <text:p text:style-name="Horizontal_20_Line"/>
      <text:p text:style-name="P15"><text:bookmark text:name="s608"/></text:p>
      <table:table table:name="Table99" table:style-name="Table99">
        <table:table-column table:style-name="Table99.A"/>
        <table:table-row>
          <table:table-cell table:style-name="Table99.A1" office:value-type="string">
            <text:p text:style-name="P12">возлагал бы на себя, словно венок; <text:line-break/>все шаги мои я открыл бы Ему, <text:line-break/>к Нему бы приблизился, словно князь. <text:line-break/>Если вопияла земля против меня <text:line-break/>и плакали борозды земли моей, <text:line-break/>если я вкушал ее плод, не платя, <text:line-break/>и душу земледельца отягощал, — </text:p>
            <text:p text:style-name="P12">пусть вместо хлеба растет терн <text:line-break/>и плевелы — вместо ячменя!» </text:p>
            <text:p text:style-name="P8">Окончились речи Иова. </text:p>
          </table:table-cell>
        </table:table-row>
      </table:table>
      <text:h text:style-name="P19" text:outline-level="4">ГЛАВА 32</text:h>
      <text:p text:style-name="Text_20_Body.nrm">И перестали те три мужа возражать Иову, потому что прав был в глазах своих. </text:p>
      <text:p text:style-name="Text_20_Body.nrm">Тогда возгорелся гнев Элиу, сына Барах-Эля, из рода Б из племени Рам: </text:p>
      <text:p text:style-name="Text_20_Body.nrm">на Иова возгорелся гнев его — за то, что Иов думал, бу нрав против Бога; </text:p>
      <text:p text:style-name="Text_20_Body.nrm">и на трех друзей возгорелся гнев его — за то, что не умели они возразить и тем чернили Бога. </text:p>
      <text:p text:style-name="Text_20_Body.nrm">Но Элиу молчал, пока говорили они с Иовом, ибо они были старее летами, чем он; когда же увидел Элиу, что не было возражения в устах трех мужей, возгорелся гнев его. </text:p>
      <text:p text:style-name="Text_20_Body.nrm"><text:soft-page-break/>И отвечал Элиу, сын Барах-Эля, из рода Буз, и сказал: </text:p>
      <table:table table:name="Table100" table:style-name="Table100">
        <table:table-column table:style-name="Table100.A"/>
        <table:table-row>
          <table:table-cell table:style-name="Table100.A1" office:value-type="string">
            <text:p text:style-name="P12">«Еще молод летами я, <text:line-break/>меж тем как преклонны ваши года; <text:line-break/>потому я страшился и не смел <text:line-break/>перед вами мое знанье возвещать. <text:line-break/>Я думал: пусть возраст говорит <text:line-break/>и о мудрости учит преклонный век! </text:p>
            <text:p text:style-name="P12">Но нет! Действующий в человеке Дух, <text:line-break/>вдохновенье от Крепкого дает ум: <text:line-break/>мудры вовсе не те, кто дряхл, <text:line-break/>и правду разумеют не старики. </text:p>
            <text:p text:style-name="P8">Потому говорю я: внимайте мне, <text:line-break/>и я вам открою знанье мое! </text:p>
          </table:table-cell>
        </table:table-row>
      </table:table>
      <text:p text:style-name="P3">608 </text:p>
      <text:p text:style-name="Horizontal_20_Line"/>
      <text:p text:style-name="P3"><text:soft-page-break/><draw:frame draw:style-name="fr2" draw:name="Image19" text:anchor-type="as-char" svg:width="8.639in" svg:height="11.6807in" draw:z-index="5"><draw:image xlink:href="../БВЛ%20№%201.%20Поэзия%20и%20проза%20Древнего%20Востока_files/1-18.jpg" xlink:type="simple" xlink:show="embed" xlink:actuate="onLoad" loext:mime-type="image/jpeg"/></draw:frame><text:s/></text:p>
      <text:p text:style-name="Horizontal_20_Line"><text:soft-page-break/></text:p>
      <text:p text:style-name="Text_20_Body.sma">Мозаика на полу церкви Умножения хлебов и рыб в Табха. Фрагмент. V в. </text:p>
      <text:p text:style-name="Horizontal_20_Line"/>
      <text:p text:style-name="P15"><text:bookmark text:name="s609"/></text:p>
      <table:table table:name="Table101" table:style-name="Table101">
        <table:table-column table:style-name="Table101.A"/>
        <table:table-row>
          <table:table-cell table:style-name="Table101.A1" office:value-type="string">
            <text:p text:style-name="P12">Вот, приготовился я слушать вас, <text:line-break/>умствований ваших ожидал, <text:line-break/>пока вы придумывали, что сказать. </text:p>
            <text:p text:style-name="P12">Но стоило мне присмотреться к вам: <text:line-break/>вот, никто Иова не опроверг, <text:line-break/>нет возразившего на его речь! </text:p>
            <text:p text:style-name="Text_20_Body.nrm">Не говорите же: «Мы мудрость нашли!» </text:p>
            <text:p text:style-name="Text_20_Body.nrm">Бог его обличит, не человек! </text:p>
            <text:p text:style-name="Text_20_Body.nrm">Не ко мне обращал он речь; </text:p>
            <text:p text:style-name="Text_20_Body.nrm">не вашими бы словами вразумил я его. </text:p>
            <text:p text:style-name="Text_20_Body.nrm">Поникли, перестали отвечать, <text:line-break/>не стало больше у них слов. <text:line-break/>Чего жду, когда они не говорят, <text:line-break/>стоят и не умеют возразить? <text:line-break/>Вот, отвечу и я в свой черед, <text:line-break/>мнение мое и я объявлю; <text:line-break/>ибо переполняет меня речь, <text:line-break/>и тесно духу в недрах моих. <text:line-break/>Вот, мои недра, как запертое вино; <text:line-break/>как новые мехи, рвутся они! </text:p>
            <text:p text:style-name="P8">Заговорю и облегчу душу мою; <text:line-break/>отверзну уста мои, дам ответ. <text:line-break/>Ни на чье лицо не стану взирать <text:line-break/>и не буду угождать никому из людей; <text:line-break/>потому что угождать не умею я — <text:line-break/>иначе убей меня, мой Творец! </text:p>
          </table:table-cell>
        </table:table-row>
      </table:table>
      <text:h text:style-name="P19" text:outline-level="4">ГЛАВА 33</text:h>
      <table:table table:name="Table102" table:style-name="Table102">
        <table:table-column table:style-name="Table102.A"/>
        <table:table-row>
          <table:table-cell table:style-name="Table102.A1" office:value-type="string">
            <text:p text:style-name="P12">Так послушай же, Иов, речи мои <text:line-break/>и всем словам моим внимай! <text:line-break/>Вот, я отверзаю мои уста, <text:line-break/>глаголет мой язык в гортани моей! <text:line-break/>Прямота моего сердца говорит, <text:line-break/>и чистое знанье изрекают уста! </text:p>
            <text:p text:style-name="P8">Дух Божий создал меня, <text:line-break/>и дыхание Крепкого живит меня. <text:line-break/>Если можешь, отвечай мне, <text:line-break/>приготовь себя к отпору мне! </text:p>
          </table:table-cell>
        </table:table-row>
      </table:table>
      <text:p text:style-name="Text_20_Body.sma">20 Поэзия я проза Древнего Востока </text:p>
      <text:p text:style-name="P3">609 </text:p>
      <text:p text:style-name="Horizontal_20_Line"/>
      <text:p text:style-name="P15"><text:bookmark text:name="s610"/><text:soft-page-break/></text:p>
      <table:table table:name="Table103" table:style-name="Table103">
        <table:table-column table:style-name="Table103.A"/>
        <table:table-row>
          <table:table-cell table:style-name="Table103.A1" office:value-type="string">
            <text:p text:style-name="P12">Вот, от Бога я, как и ты, <text:line-break/>из той же глины я сотворен. <text:line-break/>Вот, страх передо мной не смущает тебя, <text:line-break/>рука моя не будет для тебя тяжела. </text:p>
            <text:p text:style-name="P12">Да, говорил ты в уши мне, <text:line-break/>и слышится мне звук твоих слов; <text:line-break/>«Я чист, и греха во мне нет, <text:line-break/>я безвинен и неправде чужд; <text:line-break/>а Он изощряется противу меня, <text:line-break/>объявил меня Своим врагом, <text:line-break/>в колодки забил ноги мои, <text:line-break/>подстерегает каждый мой шаг!» </text:p>
            <text:p text:style-name="P12">Вот, ты неправ, отвечу я тебе: <text:line-break/>ибо превыше человека Бог. <text:line-break/>Зачем пререкаешься ты с Ним, <text:line-break/>что не во всем Он тебе дает ответ? </text:p>
            <text:p text:style-name="P12">Бог говорит один раз <text:line-break/>и во второй раз, коль не вняли Ему; </text:p>
            <text:p text:style-name="P12">во сне, в виденьях ночных, <text:line-break/>когда падет на человека забытье, <text:line-break/>дремота на ложе усыпит, — </text:p>
            <text:p text:style-name="P12">вот тогда Он отверзает мужам слух, <text:line-break/>внушенье Свое напечатляет им, <text:line-break/>чтоб человека от замысла его отвратить <text:line-break/>и отвеять от мужа гордыню его, <text:line-break/>чтобы от бездны душу его отвести <text:line-break/>и жизнь его — от острия меча. </text:p>
            <text:p text:style-name="P12">Или муж болезнью на ложе вразумлен, <text:line-break/>жестокою болью в своих костях; <text:line-break/>жизни его опостылел хлеб, <text:line-break/>и лакомая снедь омерзела душе; <text:line-break/>его плоть тает, ее не видать, <text:line-break/>в скрытая прежде торчит кость; <text:line-break/>в приближается к могиле его душа <text:line-break/>и к месту смерти — его жизнь. </text:p>
            <text:p text:style-name="P8">Но если есть Ангел за него, <text:line-break/>Ходатай, из тысячи один, </text:p>
          </table:table-cell>
        </table:table-row>
      </table:table>
      <text:p text:style-name="P3">610 </text:p>
      <text:p text:style-name="Horizontal_20_Line"/>
      <text:p text:style-name="P15"><text:bookmark text:name="s611"/></text:p>
      <table:table table:name="Table104" table:style-name="Table104">
        <table:table-column table:style-name="Table104.A"/>
        <table:table-row>
          <table:table-cell table:style-name="Table104.A1" office:value-type="string">
            <text:p text:style-name="P12">учащий человека правоте, <text:line-break/>он сжалится над ним и скажет так: <text:line-break/>«Избавь его, чтоб он не сошел в гроб; <text:line-break/>я выкуп за него нашел!» </text:p>
            <text:p text:style-name="P12">Тогда тело его юностью процветет <text:line-break/>и молодость его вернется к нему; <text:line-break/><text:soft-page-break/>он молится, и милует его Бог, <text:line-break/>дает видеть ликующим Свое лицо, <text:line-break/>и возвращает мужу его правоту. <text:line-break/>Тот поет пред людьми и говорит так: <text:line-break/>«Я погрешал и прямое кривил, <text:line-break/>но Он не воздал мне по делам: <text:line-break/>освободил от погибели душу мою, <text:line-break/>и жизнь моя видит свет!» </text:p>
            <text:p text:style-name="P8">Вот, все это делает Бог, <text:line-break/>дважды и трижды с человеком творит, <text:line-break/>чтоб вышла из тлена его душа <text:line-break/>и во свете живых он воссиял. <text:line-break/>Внимай, Иов, слушай меня; <text:line-break/>молчи, покуда я говорю! <text:line-break/>Если отыщешь слова, возрази мне, <text:line-break/>я рад признать твою правоту. <text:line-break/>А если нет, слушай меня, <text:line-break/>молчи, и мудрость я тебе преподам!» </text:p>
          </table:table-cell>
        </table:table-row>
      </table:table>
      <text:h text:style-name="P19" text:outline-level="4">ГЛАВА 34</text:h>
      <text:p text:style-name="Text_20_Body.nrm">И продолжал Элиу, и сказал: </text:p>
      <table:table table:name="Table105" table:style-name="Table105">
        <table:table-column table:style-name="Table105.A"/>
        <table:table-row>
          <table:table-cell table:style-name="Table105.A1" office:value-type="string">
            <text:p text:style-name="P12">«О мудрые, слушайте мои слова, <text:line-break/>и вы, знающие, внимайте мне! <text:line-break/>Ведь ухо отведывает слова, <text:line-break/>как нёбо чует вкус яств. </text:p>
            <text:p text:style-name="P12">Право установим в нашем кругу, <text:line-break/>меж собой рассудим, что добро! <text:line-break/>Вот, Иов говорит: «Я прав, <text:line-break/>право мое отобрал Бог. <text:line-break/>В моем праве я обойден, <text:line-break/>неисцелимо уязвлен без вины!» </text:p>
            <text:p text:style-name="P8">Где еще такой человек, как Иов, <text:line-break/>что кощунства, словно воду, пьет, </text:p>
          </table:table-cell>
        </table:table-row>
      </table:table>
      <text:p text:style-name="Text_20_Body.sma">20* </text:p>
      <text:p text:style-name="P3">611 </text:p>
      <text:p text:style-name="Horizontal_20_Line"/>
      <text:p text:style-name="P15"><text:bookmark text:name="s612"/></text:p>
      <table:table table:name="Table106" table:style-name="Table106">
        <table:table-column table:style-name="Table106.A"/>
        <table:table-row>
          <table:table-cell table:style-name="Table106.A1" office:value-type="string">
            <text:p text:style-name="P12">в сообщество грешников готов вступить <text:line-break/>и ходить путями мужей зла? <text:line-break/>Ведь он говорит: «Пользы нет, <text:line-break/>если с Богом в дружбе человек»! </text:p>
            <text:p text:style-name="P12">Потому послушайте, мудрецы, <text:line-break/>умные люди, внимайте мне! <text:line-break/>Далек Бог от зла, <text:line-break/>и Крепкий кривде чужд: <text:line-break/>ибо Он человеку по делам воздае <text:line-break/>и по стезям мужа дарит исход. <text:line-break/>Воистину, не делает кривды Бог, <text:line-break/>и Крепкий не извращает суда; <text:line-break/><text:soft-page-break/>кто Ему землю поручил <text:line-break/>и кто устроил круг стран? </text:p>
            <text:p text:style-name="P12">Если б сердце Свое Он обратил к Себе, <text:line-break/>дух Свой и дыханье назад взял, <text:line-break/>тотчас бы умерла всякая плоть <text:line-break/>и человек возвратился бы во прах! </text:p>
            <text:p text:style-name="P12">Имеешь разум, так послушай меня, <text:line-break/>вонми гласу речей моих! <text:line-break/>Может ли устроять, кто правде враг? <text:line-break/>Как Праведно-Мощного обвинишь? <text:line-break/>Он говорит царю: «Ты злодей!» — <text:line-break/>и вельможам: «В вас правды нет!» — <text:line-break/>не держит Он сторону владык, <text:line-break/>не предпочтет богатому бедняка: <text:line-break/>ведь все они — творение Его рук. <text:line-break/>Миг, и умирают они в ночи, <text:line-break/>толпы мятутся и уходят прочь, <text:line-break/>и сильный низлагается без борьбы. <text:line-break/>Ибо над стезями людей очи Его <text:line-break/>и каждый шаг их видит Он! <text:line-break/>Нет мрака и нет кромешной мглы, <text:line-break/>где злодеи укрылись бы от Него. </text:p>
            <text:p text:style-name="P8">Ибо Он не назначает человеку срок, <text:line-break/>когда к Богу являться на суд; <text:line-break/>без допроса властных сокрушает Он <text:line-break/>и ставит других на место их. <text:line-break/>Да, Он наблюдает их дела, <text:line-break/>в одну ночь обращает в ничто, </text:p>
          </table:table-cell>
        </table:table-row>
      </table:table>
      <text:p text:style-name="P3">612 </text:p>
      <text:p text:style-name="Horizontal_20_Line"/>
      <text:p text:style-name="P15"><text:bookmark text:name="s613"/></text:p>
      <table:table table:name="Table107" table:style-name="Table107">
        <table:table-column table:style-name="Table107.A"/>
        <table:table-row>
          <table:table-cell table:style-name="Table107.A1" office:value-type="string">
            <text:p text:style-name="P12">у позорного столба их бьет <text:line-break/>и наказывает на Глазах у толпы, — <text:line-break/>за то, что отступили они от Него <text:line-break/>и не познали всех путей Его, <text:line-break/>так что вопль угнетенных до Него дошел, <text:line-break/>и стенание бедных Он внял. </text:p>
            <text:p text:style-name="P12">Если Он безмолвен — кто Его обвинит? <text:line-break/>Если таит Он свой лик — кто Его обличит? <text:line-break/>Но о людях и народах забота Его, <text:line-break/>чтобы отступник не царил, <text:line-break/>из тех, что уловляют народ в сеть. </text:p>
            <text:p text:style-name="P8">И должен ли Бог тебе сказать: <text:line-break/>«Я погрешил, не буду впредь, <text:line-break/>если чего не знаю, ты научи, <text:line-break/>и более Я не совершу зла; <text:line-break/>возмещу тебе, раз ты осудил, <text:line-break/>ты должен решать, не Я; <text:line-break/>что ты ведаешь, изреки»? <text:line-break/>Люди разумные скажут мне, <text:line-break/><text:soft-page-break/>и каждый мудрец, что слушал меня: <text:line-break/>без ведения говорит Иов, <text:line-break/>и речь его разуму чужда. <text:line-break/>Да будет до конца испытан Иов <text:line-break/>за ответы, достойные мужей зла: <text:line-break/>ибо к вине прибавляет он грех, <text:line-break/>меж нами, насмехаясь, в ладони бьет <text:line-break/>и против Бога умножает слова!» </text:p>
          </table:table-cell>
        </table:table-row>
      </table:table>
      <text:h text:style-name="P19" text:outline-level="4">ГЛАВА 35</text:h>
      <text:p text:style-name="Text_20_Body.nrm">И продолжал Элиу, и сказал: </text:p>
      <table:table table:name="Table108" table:style-name="Table108">
        <table:table-column table:style-name="Table108.A"/>
        <table:table-row>
          <table:table-cell table:style-name="Table108.A1" office:value-type="string">
            <text:p text:style-name="P12">«Это ли считаешь правдой ты — <text:line-break/>говорить: «Я против Бога прав!» <text:line-break/>Ты сказал: «Что за польза мне, <text:line-break/>что за прибыль, что я не грешил?» <text:line-break/>Я хочу речью ответить тебе — <text:line-break/>и вместе с тобою твоим друзьям. </text:p>
            <text:p text:style-name="P8">Взгляни на небо и рассмотри его; <text:line-break/>воззри на облака — они выше тебя. <text:line-break/>Если грешишь, что делаешь ты Ему, <text:line-break/>и если множишь вину, что причиняешь Ему? </text:p>
          </table:table-cell>
        </table:table-row>
      </table:table>
      <text:p text:style-name="P3">613 </text:p>
      <text:p text:style-name="Horizontal_20_Line"/>
      <text:p text:style-name="P15"><text:bookmark text:name="s614"/></text:p>
      <table:table table:name="Table109" table:style-name="Table109">
        <table:table-column table:style-name="Table109.A"/>
        <table:table-row>
          <table:table-cell table:style-name="Table109.A1" office:value-type="string">
            <text:p text:style-name="P12">Если праведен ты, что дашь Ему, <text:line-break/>что получит Он из твоих рук? <text:line-break/>Тебе подобных заденет твой грех, <text:line-break/>и для сынов человеческих — твоя правота! </text:p>
            <text:p text:style-name="P12">От множества насильников стонут они <text:line-break/>и от руки властных вопиют; <text:line-break/>но никто не спросит: «Где Бог, мой Творец, <text:line-break/>дарующий нам песни в ночи, <text:line-break/>разумом отличивший нас от зверей <text:line-break/>и даром мудрости — от небесных птиц?» </text:p>
            <text:p text:style-name="P12">Они вопиют, но не ответит Он <text:line-break/>по причине злой гордыни их. <text:line-break/>Все вотще, их не услышит Бог, <text:line-break/>и Крепкий на них не кинет взор! <text:line-break/>Пусть ты сказал, что не видишь Его; <text:line-break/>суд у Него — так жди Его! </text:p>
            <text:p text:style-name="P8">Но ныне гнева не являет Он <text:line-break/>и не строго примечает гордыню людей; <text:line-break/>вот и расширил Иов свои уста <text:line-break/>и без разумения множит речь!» </text:p>
          </table:table-cell>
        </table:table-row>
      </table:table>
      <text:h text:style-name="P19" text:outline-level="4">ГЛАВА 36</text:h>
      <text:p text:style-name="Text_20_Body.nrm">И продолжал Элиу, и сказал: </text:p>
      <table:table table:name="Table110" table:style-name="Table110">
        <table:table-column table:style-name="Table110.A"/>
        <table:table-row>
          <table:table-cell table:style-name="Table110.A1" office:value-type="string">
            <text:p text:style-name="P12">«Подожди немного, и я покажу, <text:line-break/><text:soft-page-break/>что в пользу Бога слова есть. <text:line-break/>Издалека начну мою мысль <text:line-break/>и Создателю моему правду воздам. <text:line-break/>Ибо воистину слова мои — не ложь: <text:line-break/>пред тобою — тот, кто знающ и прост! </text:p>
            <text:p text:style-name="P12">Вот, мощен Бог, и Он не отверг <text:line-break/>того, кто мощен силой ума. <text:line-break/>Но нечестивому Он не позволяет жить <text:line-break/>и возвращает угнетенным их права; <text:line-break/>от праведников не отвращает Свой взор, <text:line-break/>их возводит на престолы в кругу царей — <text:line-break/>и они возвышаются навек! </text:p>
            <text:p text:style-name="P8">Когда же скованы цепями они <text:line-break/>и в узах страдания скорбят — </text:p>
          </table:table-cell>
        </table:table-row>
      </table:table>
      <text:p text:style-name="P3">614 </text:p>
      <text:p text:style-name="Horizontal_20_Line"/>
      <text:p text:style-name="P15"><text:bookmark text:name="s615"/></text:p>
      <table:table table:name="Table111" table:style-name="Table111">
        <table:table-column table:style-name="Table111.A"/>
        <table:table-row>
          <table:table-cell table:style-name="Table111.A1" office:value-type="string">
            <text:p text:style-name="P12">это Он им указывает на их дела <text:line-break/>и на то, как умножились их грехи, <text:line-break/>отверзает для вразумления им слух, <text:line-break/>велит отступиться от вины. <text:line-break/>Если услышат они и смирят себя, <text:line-break/>во благе завершатся их дни <text:line-break/>и в веселии — годы жизни их; <text:line-break/>не услышат — сгинут от стрелы, <text:line-break/>чуждыми разумению умрут. </text:p>
            <text:p text:style-name="P12">Но отступники носят в сердце гнев <text:line-break/>и в узах Его не взывают к Нему; <text:line-break/>в юности умирают души их, <text:line-break/>и с падшими пропадает их жизнь. </text:p>
            <text:p text:style-name="P12">Страданием страдальца спасает Он <text:line-break/>и в утеснении отверзает людям слух; <text:line-break/>и тебя бы Он вывел из тесноты <text:line-break/>на простор, где пределов и препон нет, <text:line-break/>тучной снедью наполнился бы твой стол. <text:line-break/>Но ты творишь суд злых; <text:line-break/>суд и приговор близки к тебе! <text:line-break/>Пусть гнев твой не доводит тебя до кощунств <text:line-break/>и надежда откупиться не вводит в соблазн; <text:line-break/>что Ему все богатство твое, <text:line-break/>и золото, и вся твоя мощь? <text:line-break/>Той ночи не смей желать, <text:line-break/>когда народы с места своего пойдут! <text:line-break/>Берегись и не склоняйся ко злу; <text:line-break/>ты за это испытуем бедой. </text:p>
            <text:p text:style-name="P12">Вот, Бог высок в силе Своей, <text:line-break/>и где наставник, подобный Ему? <text:line-break/>Кто предпишет Ему стези Его <text:line-break/>и кто Ему скажет: «Ты неправ»? <text:line-break/>Поразмысли, как восславить Его дела, <text:line-break/><text:soft-page-break/>которые воспеваемы от мужей! <text:line-break/>Все люди могут видеть их, <text:line-break/>издали усматривает их человек. </text:p>
            <text:p text:style-name="P8">Вот, Бог велик, непостижен для нас, <text:line-break/>число Его годов постичь нельзя. <text:line-break/>Когда притягивает Он капли воды <text:line-break/>и после выпускает, цедя дождь, — <text:line-break/>струями сочатся облака, </text:p>
          </table:table-cell>
        </table:table-row>
      </table:table>
      <text:p text:style-name="P3">615 </text:p>
      <text:p text:style-name="Horizontal_20_Line"/>
      <text:p text:style-name="P15"><text:bookmark text:name="s616"/></text:p>
      <table:table table:name="Table112" table:style-name="Table112">
        <table:table-column table:style-name="Table112.A"/>
        <table:table-row>
          <table:table-cell table:style-name="Table112.A1" office:value-type="string">
            <text:p text:style-name="P8">обильно изливаются на людей. <text:line-break/>Да, кто постигнет парение туч, <text:line-break/>громовой треск Его шатра? <text:line-break/>И вот уже Он распростирает свет <text:line-break/>и закрывает вновь корни пучин. <text:line-break/>Через это народы питает Он, <text:line-break/>в преизобилии подает корм. <text:line-break/>Молнию Он держит в Своих руках, <text:line-break/>назначает ей, кого разить; <text:line-break/>о гневе Его гласит гром, <text:line-break/>и о ярости Его — вихрь. </text:p>
          </table:table-cell>
        </table:table-row>
      </table:table>
      <text:h text:style-name="P19" text:outline-level="4">ГЛАВА 37</text:h>
      <table:table table:name="Table113" table:style-name="Table113">
        <table:table-column table:style-name="Table113.A"/>
        <table:table-row>
          <table:table-cell table:style-name="Table113.A1" office:value-type="string">
            <text:p text:style-name="P12">Да, от этого сердце мое дрожит <text:line-break/>и прыгает с места своего прочь: <text:line-break/>прислушайтесь, как гремит Его глас, <text:line-break/>из уст Его извергается гул! <text:line-break/>По всему небу — Его раскат, <text:line-break/>и молния — до самых концов земли. <text:line-break/>За молнией — гром, величия глас: <text:line-break/>не приглушит Он гром, дает внять. </text:p>
            <text:p text:style-name="P12">Чудно гласом Своим гремит Бог, <text:line-break/>деет великое — не постичь нам. <text:line-break/>Когда велит Он снегу: «На землю пади!» — <text:line-break/>или дождю и ливню даст приказ, <text:line-break/>на руки людей Он кладет печать, <text:line-break/>чтобы все восчувствовали дело Его; <text:line-break/>тогда уходит зверь в свою нору <text:line-break/>и укладывается в логове своем спать. </text:p>
            <text:p text:style-name="P12">Из Его укромов приходит вихрь, <text:line-break/>и ветры с севера приносят мороз; <text:line-break/>от Божьего дуновенья творится лед, <text:line-break/>твердеет водная широта. <text:line-break/>Или влагою тучи полнит Он <text:line-break/>и блистания сыплет из облаков. </text:p>
            <text:p text:style-name="P8">Так все это совершает свой оборот, <text:line-break/>превращается по умыслу Его, <text:line-break/>приходя так, как Он повелит, <text:line-break/>на круг обитаемых земель: <text:line-break/><text:soft-page-break/>то как бич для земли Его, <text:line-break/>то как милость — по воле Его. </text:p>
          </table:table-cell>
        </table:table-row>
      </table:table>
      <text:p text:style-name="P3">616 </text:p>
      <text:p text:style-name="Horizontal_20_Line"/>
      <text:p text:style-name="P15"><text:bookmark text:name="s617"/></text:p>
      <table:table table:name="Table114" table:style-name="Table114">
        <table:table-column table:style-name="Table114.A"/>
        <table:table-row>
          <table:table-cell table:style-name="Table114.A1" office:value-type="string">
            <text:p text:style-name="P12">Имей к этому вниманье, Иов, <text:line-break/>пойми, как дивны Божьи дела! <text:line-break/>Знаешь ли, как располагает ими Бог, <text:line-break/>как молнией озарил Он тучи свои? <text:line-break/>Знаешь ли, как реют облака? <text:line-break/>Вот чудо Того, Кто веденьем полн! <text:line-break/>О ты, кому жарко в одежде твоей, <text:line-break/>когда землю покоит южный ветр! <text:line-break/>Построил ли ты вместе с Ним небеса, <text:line-break/>подобную литому зеркалу твердь? </text:p>
            <text:p text:style-name="P12">Научи нас, что сказать Ему: <text:line-break/>мрак идет, мы не в силах мыслей связать. <text:line-break/>Пересказано ли Ему, что я говорю? <text:line-break/>Кто Ему возвестил мои слова? <text:line-break/>Вот уже затмили свет облака, <text:line-break/>но вихрь придет и разгонит их. <text:line-break/>От севера близится златой блеск; <text:line-break/>страшна слава, что являет Бог! <text:line-break/>Крепкий! нам не постигнуть Егоз <text:line-break/>и в силе и в правде Он велик, <text:line-break/>благостью богат, не гнетет никого. </text:p>
            <text:p text:style-name="P8">Потому да убоятся Его все мужи! <text:line-break/>Ибо на высокоумных не смотрит Он». </text:p>
          </table:table-cell>
        </table:table-row>
      </table:table>
      <text:h text:style-name="P19" text:outline-level="4">ГЛАВА 38</text:h>
      <text:p text:style-name="Text_20_Body.nrm">И отвечал Господь Иову из бури, и сказал: </text:p>
      <table:table table:name="Table115" table:style-name="Table115">
        <table:table-column table:style-name="Table115.A"/>
        <table:table-row>
          <table:table-cell table:style-name="Table115.A1" office:value-type="string">
            <text:p text:style-name="P12">«Кто есть сей, что промысл мрачит <text:line-break/>речами, в которых знанья нет? <text:line-break/>Препояшь свои чресла, стань, как муж, — <text:line-break/>Я буду спрашивать, а ты отвечай! </text:p>
            <text:p text:style-name="P8">Где был ты, как Землю Я утверждал? <text:line-break/>Говори — тебе ли не знать! <text:line-break/>Кто положил ей предел? Скажи! <text:line-break/>Кто растянул над ней снур? <text:line-break/>Во что опущены устои ее, <text:line-break/>краеугольный ее камень кто заложил, <text:line-break/>когда звезды утра издали вопль, <text:line-break/>возликовали все Божьи сыны? </text:p>
          </table:table-cell>
        </table:table-row>
      </table:table>
      <text:p text:style-name="P3">617 </text:p>
      <text:p text:style-name="Horizontal_20_Line"/>
      <text:p text:style-name="P15"><text:bookmark text:name="s618"/></text:p>
      <table:table table:name="Table116" table:style-name="Table116">
        <table:table-column table:style-name="Table116.A"/>
        <table:table-row>
          <table:table-cell table:style-name="Table116.A1" office:value-type="string">
            <text:p text:style-name="P12">Кто вратами море сдержал, <text:line-break/>когда из родимых недр изверглось оно? <text:line-break/>Тогда Я сделал облака одеждой его, <text:line-break/><text:soft-page-break/>и повил его пеленами мглы, <text:line-break/>п назначил ему от Меня предел, <text:line-break/>и поставил ворота и запор, <text:line-break/>и сказал; «Доселе — а дальше нет; <text:line-break/>здесь возвышай твои валы!» </text:p>
            <text:p text:style-name="P12">В жизни твоей давал ли ты утру приказ, <text:line-break/>назначал ли заре место ее, <text:line-break/>чтоб она обняла края земли <text:line-break/>и нечестивых стряхнула с нее прочь? <text:line-break/>Земля, как глина, приемлет печать, <text:line-break/>становится как пестрой ризы узор; <text:line-break/>но у нечестивых отнят свет, <text:line-break/>и мышца дерзостная сокрушена! </text:p>
            <text:p text:style-name="P12">Дошел ли ты до родника пучин <text:line-break/>и ходил ты по дну морей? <text:line-break/>Врата смерти отверзались ли для тебя, <text:line-break/>врата мрака видел ли ты? <text:line-break/>Обозрел ли ты широту земли? <text:line-break/>Говори, если знаешь все! <text:line-break/>Где к обители света путь <text:line-break/>и тьма, — где место ее? <text:line-break/>Ты, верно, входил в пределы ее <text:line-break/>и знаешь тропу к дому ее? <text:line-break/>Ты знаешь! Ибо тогда рожден <text:line-break/>и велико число твоих дней! </text:p>
            <text:p text:style-name="P8">В укромы снега входил ли ты <text:line-break/>и укромы града видел ли ты? <text:line-break/>На смутное время я их берегу, <text:line-break/>на день брани и войны! <text:line-break/>Где место разделения ветров <text:line-break/>и восточному вихрю где путь? <text:line-break/>Кто хлябям льющимся отверзает проток <text:line-break/>и проводит громоносным тучам стезю, — <text:line-break/>оросить землю, где нет людей, <text:line-break/>и пустыню, где не обитает никто, <text:line-break/>дикую степь насытить водой, <text:line-break/>побуждая траву идти в рост? </text:p>
          </table:table-cell>
        </table:table-row>
      </table:table>
      <text:p text:style-name="P3">618 </text:p>
      <text:p text:style-name="Horizontal_20_Line"/>
      <text:p text:style-name="P15"><text:bookmark text:name="s619"/></text:p>
      <table:table table:name="Table117" table:style-name="Table117">
        <table:table-column table:style-name="Table117.A"/>
        <table:table-row>
          <table:table-cell table:style-name="Table117.A1" office:value-type="string">
            <text:p text:style-name="P12">Скажи, есть ли у дождя отец, <text:line-break/>и кто рождает капли росы? <text:line-break/>Из чьего чрева выходит лед, <text:line-break/>и небесный иней, — кто родитель ему? <text:line-break/>Словно камень, смерзается вода, <text:line-break/>и твердеет пучины лицо. </text:p>
            <text:p text:style-name="P12">Можешь ли ты связать узел Плеяд, <text:line-break/>оковы Кесили разрешить? <text:line-break/>Выведешь ли зверей Зодиака в срок, <text:line-break/>поведешь ли Медведицу с ее детьми? <text:line-break/>Знаешь ли ты уставы небес, <text:line-break/><text:soft-page-break/>утвердишь ли на земле их закон? <text:line-break/>Окликнешь ли тучу гласом твоим, <text:line-break/>чтобы обилие вод покрыло тебя? <text:line-break/>Прикажешь ли молниям, чтоб они пошли, <text:line-break/>скажут ли они тебе! «Вот мы»? </text:p>
            <text:p text:style-name="P12">Кто премудрость в ибиса вложил, <text:line-break/>кто разум даровал петуху? <text:line-break/>Кто мудростью исчисляет облака <text:line-break/>и кто отверзает мехи небес, <text:line-break/>когда грязью становится прах <text:line-break/>и слипаются вместе глыбы земли? </text:p>
            <text:p text:style-name="P8">Ты ли добычу львице подаешь <text:line-break/>и насыщаешь молодых львят, <text:line-break/>когда они лежат в берлогах своих <text:line-break/>или кроются в засаде под кустом? <text:line-break/>Кто готовит ворону его корм, <text:line-break/>когда птенцы его к Богу вопиют, <text:line-break/>ищут еды и не находят ее? </text:p>
          </table:table-cell>
        </table:table-row>
      </table:table>
      <text:h text:style-name="P19" text:outline-level="4">ГЛАВА 39</text:h>
      <table:table table:name="Table118" table:style-name="Table118">
        <table:table-column table:style-name="Table118.A"/>
        <table:table-row>
          <table:table-cell table:style-name="Table118.A1" office:value-type="string">
            <text:p text:style-name="P8">Знаешь ли ты время рождения серн? <text:line-break/>О рожающих ланях печешься ли ты? <text:line-break/>Считаешь ли месяцы, что они тяжелы, <text:line-break/>и знаешь ли срок, когда им родить, — <text:line-break/>когда они, приседая, мечут детей, <text:line-break/>освобождаются от своих мук? <text:line-break/>В силу приходят чада их, <text:line-break/>расходятся и не вернутся к ним. </text:p>
          </table:table-cell>
        </table:table-row>
      </table:table>
      <text:p text:style-name="P3">619 </text:p>
      <text:p text:style-name="Horizontal_20_Line"/>
      <text:p text:style-name="P15"><text:bookmark text:name="s620"/></text:p>
      <table:table table:name="Table119" table:style-name="Table119">
        <table:table-column table:style-name="Table119.A"/>
        <table:table-row>
          <table:table-cell table:style-name="Table119.A1" office:value-type="string">
            <text:p text:style-name="P12">Кто дал зебре волю ее <text:line-break/>и узы дикого осла расторг, — <text:line-break/>которому назначил я жилищем степь, <text:line-break/>и домом — пустые солончаки? <text:line-break/>Он смеется над шумом городским, <text:line-break/>крик погонщика ему незнаком; <text:line-break/>в горах он отыскивает себе корм <text:line-break/>и всякую зелень рад найти. </text:p>
            <text:p text:style-name="P12">Захочет ли буйвол тебе служить, <text:line-break/>станет ли ночевать в стойле твоем? <text:line-break/>На веревке ли потащишь его к борозде, <text:line-break/>чтобы он с тобой боронил склон? <text:line-break/>Понадеешься ли на его мощь <text:line-break/>и доверишь ли ему работу твою? <text:line-break/>Полагаешь ли, что вернет он твое зерно <text:line-break/>и сложит его на гумно тебе? </text:p>
            <text:p text:style-name="P12">Весело страус бьет крылом, <text:line-break/>хоть не может, как аист иль ястреб, взмыть. <text:line-break/>Он оставляет на земле яйца свои, <text:line-break/><text:soft-page-break/>кладет их согреваться в песке, <text:line-break/>забыв, что раздавить их может нога <text:line-break/>и растоптать — зверь полей. <text:line-break/>Жесток он к птенцам, будто к чужим, <text:line-break/>не боится, что они пропадут, — <text:line-break/>ибо не дал мудрости ему Бог <text:line-break/>и рассудка ему не уделил. <text:line-break/>Но когда он поднимется и побежит, <text:line-break/>конь и всадник смешны ему! </text:p>
            <text:p text:style-name="P8">Ты ли даровал силу коню, <text:line-break/>и гривою шею ему облек, <text:line-break/>и научил прыгать, как саранчу? <text:line-break/>Грозно храпение его ноздрей! <text:line-break/>Веселясь, взрывает он копытом прах, <text:line-break/>в битву бежит, являя мощь; <text:line-break/>он не робеет, ему страх смешон, <text:line-break/>не побежит он от меча! <text:line-break/>Над ним звенит колчан, <text:line-break/>сверкают копье и дрот. <text:line-break/>С ярым храпом он глотает прах, <text:line-break/>не сдержать его при звуке трубы! </text:p>
          </table:table-cell>
        </table:table-row>
      </table:table>
      <text:p text:style-name="P3">620 </text:p>
      <text:p text:style-name="Horizontal_20_Line"/>
      <text:p text:style-name="P15"><text:bookmark text:name="s621"/></text:p>
      <table:table table:name="Table120" table:style-name="Table120">
        <table:table-column table:style-name="Table120.A"/>
        <table:table-row>
          <table:table-cell table:style-name="Table120.A1" office:value-type="string">
            <text:p text:style-name="P12">При трубном гуле он ржет: «Го-го!» — <text:line-break/>издалека чует он бой, <text:line-break/>клики вождей и бранный вопль! </text:p>
            <text:p text:style-name="P8">По твоей ли мысли ястреб парит, <text:line-break/>в южном ветре ширит крыла? <text:line-break/>По твоему ли слову взлетает орел, <text:line-break/>на высотах вьет свое гнездо? <text:line-break/>Обитание его — на скале, <text:line-break/>на крутизнах и срывах — ночной приют; <text:line-break/>оттоле он высматривает себе снедь, <text:line-break/>и в даль вперяются его глаза. <text:line-break/>Птенцы его пьют кровь, <text:line-break/>и где мертвечина, там он». </text:p>
          </table:table-cell>
        </table:table-row>
      </table:table>
      <text:h text:style-name="P19" text:outline-level="4">ГЛАВА 40</text:h>
      <text:p text:style-name="Text_20_Body.nrm">И отвечал Господь Иову, и сказал: </text:p>
      <table:table table:name="Table121" table:style-name="Table121">
        <table:table-column table:style-name="Table121.A"/>
        <table:table-row>
          <table:table-cell table:style-name="Table121.A1" office:value-type="string">
            <text:p text:style-name="P8">«Корящий Крепкого поспорит ли впредь? <text:line-break/>Пусть винящий Бога отвечает Ему!» </text:p>
          </table:table-cell>
        </table:table-row>
      </table:table>
      <text:p text:style-name="Text_20_Body.nrm">И отвечал Иов Господу, и сказал: </text:p>
      <table:table table:name="Table122" table:style-name="Table122">
        <table:table-column table:style-name="Table122.A"/>
        <table:table-row>
          <table:table-cell table:style-name="Table122.A1" office:value-type="string">
            <text:p text:style-name="P8">«Вот, я ничтожен; что отвечу Тебе? <text:line-break/>Руку мою кладу на уста мои! <text:line-break/>Однажды говорил я — не возражу вновь; <text:line-break/>даже и дважды — не буду впредь!» </text:p>
          </table:table-cell>
        </table:table-row>
      </table:table>
      <text:p text:style-name="Text_20_Body.nrm">И отвечал Господь Иову из бури, и сказал: </text:p>
      <table:table table:name="Table123" table:style-name="Table123">
        <table:table-column table:style-name="Table123.A"/>
        <text:soft-page-break/>
        <table:table-row>
          <table:table-cell table:style-name="Table123.A1" office:value-type="string">
            <text:p text:style-name="P12">«Препояшь твои чресла, стань, как муж; <text:line-break/>Я буду спрашивать, а ты отвечай! </text:p>
            <text:p text:style-name="P12">Желаешь ли ничтожить Мой суд, <text:line-break/>Меня обвинить, чтоб оправдать себя? <text:line-break/>Подобна ли Божьей твоя длань <text:line-break/>и можешь ли громами гласить, как Бог? </text:p>
            <text:p text:style-name="P8">Так укрась же величием и славой себя, <text:line-break/>в благолепие и блистание облекись, <text:line-break/>излей ярость гнева твоего, <text:line-break/>воззри на всех гордых и смири их! </text:p>
          </table:table-cell>
        </table:table-row>
      </table:table>
      <text:p text:style-name="P3">621 </text:p>
      <text:p text:style-name="Horizontal_20_Line"/>
      <text:p text:style-name="P15"><text:bookmark text:name="s622"/></text:p>
      <table:table table:name="Table124" table:style-name="Table124">
        <table:table-column table:style-name="Table124.A"/>
        <table:table-row>
          <table:table-cell table:style-name="Table124.A1" office:value-type="string">
            <text:p text:style-name="P12">Воззри на всех гордых и унизь их <text:line-break/>и придави злых к земле, <text:line-break/>всех их совокупно зарой во прах <text:line-break/>и лица их мраком завесь! <text:line-break/>Тогда и Я похвалю тебя, <text:line-break/>что твоею десницею ты храним! </text:p>
            <text:p text:style-name="P12">Воззри: я Бегемота сотворил, как тебя; <text:line-break/>травой он кормится, словно вол. <text:line-break/>Какая мощь в чреслах его <text:line-break/>и твердость в мышцах его живота! <text:line-break/>Как кедр, колеблется его хвост; <text:line-break/>сухожилия бедер его сплелись. <text:line-break/>Нога его, как медяная труба, <text:line-break/>и, как стальная палица, его кость! <text:line-break/>Он — начало Божьих путей, <text:line-break/>сотворен над братьями своими царить; <text:line-break/>ибо горы приносят ему дань <text:line-break/>со всеми зверями, что играют в них. <text:line-break/>Меж зарослей лотоса он лежит, <text:line-break/>в болотах, в укроме тростника; <text:line-break/>заросли лотоса покрывают его, <text:line-break/>и обступают его ивы ручья. <text:line-break/>Вздуется ль поток — не страшно ему, <text:line-break/>хотя б пучина хлестала ему в пасть. <text:line-break/>Кто его ухватит возле глаз, <text:line-break/>подцепит его за нос багром? </text:p>
            <text:p text:style-name="P8">Ты можешь Левиафана поймать удой <text:line-break/>и прижать леской ему язык? <text:line-break/>Проденешь ли тростник ему в нос <text:line-break/>и проколешь ли его челюсть шипом? <text:line-break/>Станет ли он множить мольбы, <text:line-break/>говорить тебе умильные слова? <text:line-break/>Заключит ли он с тобой договор, <text:line-break/>возьмешь ли его в рабы навек? <text:line-break/>Станешь ли, как с пташкой, с ним играть, <text:line-break/>свяжешь ли на забаву для девиц? <text:line-break/>Будут ли рыбаки вести о нем торг, <text:line-break/>между хананеями тушу делить? <text:line-break/><text:soft-page-break/>Пробьешь ли копьем кожу ему <text:line-break/>и голову — рыбацкой острогой? <text:line-break/>Подыми-ка на него свою длань <text:line-break/>и запомни; ты бьешься в последний раз! </text:p>
          </table:table-cell>
        </table:table-row>
      </table:table>
      <text:p text:style-name="P3">622 </text:p>
      <text:p text:style-name="Horizontal_20_Line"/>
      <text:h text:style-name="P19" text:outline-level="4"><text:bookmark text:name="s623"/>ГЛАВА 41</text:h>
      <table:table table:name="Table125" table:style-name="Table125">
        <table:table-column table:style-name="Table125.A"/>
        <table:table-row>
          <table:table-cell table:style-name="Table125.A1" office:value-type="string">
            <text:p text:style-name="P12">Смотри, надежда тебя предаст: <text:line-break/>не падешь ли от одного вида его? <text:line-break/>Нет смелого, кто б вызвал его на бой; <text:line-break/>кто же предо Мной отважится стать? <text:line-break/>Кто предварит Меня и обяжет ко мзде? <text:line-break/>Под целым небосклоном все Мое! </text:p>
            <text:p text:style-name="P12">Не умолчу о действии мощи его, <text:line-break/>о дивной соразмерности членов его. </text:p>
            <text:p text:style-name="P12">Кто приоткроет край его одежд, <text:line-break/>кто проникнет сквозь двойную его броню? <text:line-break/>Врата его пасти — кто их отворит? <text:line-break/>Ужас — зубов его круг! <text:line-break/>Величавы ряды его щитов, <text:line-break/>как печатью, намертво скреплены, <text:line-break/>плотно пригнаны одпн к одному — <text:line-break/>и ветру не провеять между них! <text:line-break/>Ряд к ряду тесно прижат, <text:line-break/>они сцеплены так, что разъять нельзя. </text:p>
            <text:p text:style-name="P12">От его чоха блистает свет, <text:line-break/>и глаза его, как вежды зари, — <text:line-break/>из пасти его рдеет огонь, <text:line-break/>искры разлетаются окрест нее! <text:line-break/>Из его ноздрей валит пар, <text:line-break/>словно из клокочущего котла, — <text:line-break/>его дых раздувает жар углей, <text:line-break/>пламя пышет из гортани его! <text:line-break/>На его вые почила мощь, <text:line-break/>и ужас несется впереди него; <text:line-break/>крепко сплочена его плоть, <text:line-break/>словно литая, не задрожит; <text:line-break/>как камень, твердо сердце его, <text:line-break/>жестко, как жернов, на котором трут. </text:p>
            <text:p text:style-name="P8">Когда встает, дрожат силачи, <text:line-break/>от испуга теряют они ум! <text:line-break/>Ударишь ли его? Не выдержит меч — <text:line-break/>сломится копье, и дрот, и стрела: <text:line-break/>железо с соломой равняет он <text:line-break/>и с трухлявой древесиной — медь! </text:p>
          </table:table-cell>
        </table:table-row>
      </table:table>
      <text:p text:style-name="P3">623 </text:p>
      <text:p text:style-name="Horizontal_20_Line"/>
      <text:p text:style-name="P15"><text:bookmark text:name="s624"/></text:p>
      <table:table table:name="Table126" table:style-name="Table126">
        <table:table-column table:style-name="Table126.A"/>
        <text:soft-page-break/>
        <table:table-row>
          <table:table-cell table:style-name="Table126.A1" office:value-type="string">
            <text:p text:style-name="P12">Лучник не заставит его бежать, <text:line-break/>за мякину он считает камни пращи — <text:line-break/>за мякину палица идет у него, <text:line-break/>и смешон ему свист копья! </text:p>
            <text:p text:style-name="P12">Под брюхом его грани черепиц, <text:line-break/>он на ил налегает, как борона; <text:line-break/>нудит он пучину клокотать, как котел, <text:line-break/>и в кипящее зелье претворяет зыбь, — <text:line-break/>за ним светится его след, <text:line-break/>словно поседела глубь морей! </text:p>
            <text:p text:style-name="P8">Подобного ему нет на земле: <text:line-break/>не ведающим страха он сотворен. <text:line-break/>На все высокое смотрит он: <text:line-break/>всему, что горделиво, он царь!» </text:p>
          </table:table-cell>
        </table:table-row>
      </table:table>
      <text:h text:style-name="P19" text:outline-level="4">ГЛАВА 42</text:h>
      <text:p text:style-name="Text_20_Body.nrm">И отвечал Иов Господу, и сказал: </text:p>
      <table:table table:name="Table127" table:style-name="Table127">
        <table:table-column table:style-name="Table127.A"/>
        <table:table-row>
          <table:table-cell table:style-name="Table127.A1" office:value-type="string">
            <text:p text:style-name="P12">«Теперь знаю: Ты можешь все, <text:line-break/>и невозможно противиться Тебе! </text:p>
            <text:p text:style-name="P12">Кто есть сей, что промысл мрачил речами, <text:line-break/>в которых разуменья нет? Да, <text:line-break/>Ты явил дивное, непонятное мне, <text:line-break/>великое, непостижное для меня. <text:line-break/>Внемли же, я буду говорить, <text:line-break/>и что буду спрашивать, изъясни! <text:line-break/>Только слухом я слышал о Тебе; <text:line-break/>ныне же глаза мои видят Тебя, — </text:p>
            <text:p text:style-name="P8">сего ради отступаюсь <text:line-break/>и раскаиваюсь во прахе и пепле!» </text:p>
          </table:table-cell>
        </table:table-row>
      </table:table>
      <text:p text:style-name="Text_20_Body.nrm">И было после того, как Господь сказал те слова Иову, и молвил Господь Элифазу из Темана: </text:p>
      <text:p text:style-name="Text_20_Body.nrm">«Гнев Мой пылает на тебя и на двух друзей твоих; ибо вы не говорили обо Мне так правдиво, как раб Мой Иов! </text:p>
      <text:p text:style-name="Text_20_Body.nrm">Потому возьмите семь тельцов и семь овнов, и пойдите к рабу Моему Иову, и принесите за себя жертву всесожжения; и пусть раб Мой Иов помолится за вас, ибо только его молитву Я приму, чтобы не отвергнуть Мне вас за то, что вы не говорили обо Мне так правдиво, как раб Мой Иов!» </text:p>
      <text:p text:style-name="P3">624 </text:p>
      <text:p text:style-name="Horizontal_20_Line"/>
      <text:p text:style-name="Text_20_Body.nrm"><text:bookmark text:name="s625"/>И пошли Элифаз из Темана, и Билдад из Шуаха, и Цофар из Наамы, и сделали так, как велел им Господь. И принял Господь молитву Иова. </text:p>
      <text:p text:style-name="Text_20_Body.nrm">И повернул Господь к возврату путь Иова, когда помолился Иов за друзей своих; и вдвое умножил Господь все, что было у Иова. </text:p>
      <text:p text:style-name="Text_20_Body.nrm"><text:soft-page-break/>Тогда пришли к нему все братья его, и все сестры его, и все прежние близкие его, и ели с ним хлеб в его доме, и жалели его, и утешали его за все то зло, которому дал Господь найти на него; и каждый подарил ему по кесите золота и по золотому кольцу. </text:p>
      <text:p text:style-name="Text_20_Body.nrm">Господь же благословил конец Иова больше, чем его начало: и стало у него четырнадцать тысяч овец, и шесть тысяч верблюдов, и тысяча пар волов подъяремных, и тысяча ослиц. </text:p>
      <text:p text:style-name="Text_20_Body.nrm">И стало у него семь сыновей и три дочери: и назвал он одну— Горлица, вторую — Корица, а третью — Румяна; и по всей земле нигде нельзя было найти женщин, которые были бы так хороши, как дочери Иова. И дал им отец наследство наряду с братьями их. </text:p>
      <text:p text:style-name="Text_20_Body.nrm">После этого Иов жил еще сто сорок лет и видел своих детей и детей своих детей, вплоть до четвертого поколения. И умер Иов в старости, насытясь жизнью. </text:p>
      <text:h text:style-name="P1" text:outline-level="3">ПЕСНЬ ПЕСНЕЙ</text:h>
      <table:table table:name="Table128" table:style-name="Table128">
        <table:table-column table:style-name="Table128.A"/>
        <table:table-column table:style-name="Table128.B"/>
        <table:table-column table:style-name="Table128.C"/>
        <table:table-row>
          <table:table-cell table:style-name="Table128.A1" table:number-columns-spanned="3" office:value-type="string">
            <text:p text:style-name="P9">I </text:p>
          </table:table-cell>
          <table:covered-table-cell/>
          <table:covered-table-cell/>
        </table:table-row>
        <table:table-row>
          <table:table-cell table:style-name="Table128.A1" office:value-type="string">
            <text:p text:style-name="P10">1</text:p>
          </table:table-cell>
          <table:table-cell table:style-name="Table128.A1" office:value-type="string">
            <text:p text:style-name="P7"/>
          </table:table-cell>
          <table:table-cell table:style-name="Table128.A1" office:value-type="string">
            <text:p text:style-name="P8">Песнь песней Соломонова: </text:p>
          </table:table-cell>
        </table:table-row>
        <table:table-row>
          <table:table-cell table:style-name="Table128.A1" table:number-columns-spanned="3" office:value-type="string">
            <text:p text:style-name="P9"> <text:line-break/>* </text:p>
          </table:table-cell>
          <table:covered-table-cell/>
          <table:covered-table-cell/>
        </table:table-row>
        <table:table-row>
          <table:table-cell table:style-name="Table128.A1" office:value-type="string">
            <text:p text:style-name="P10">2</text:p>
          </table:table-cell>
          <table:table-cell table:style-name="Table128.A1" office:value-type="string">
            <text:p text:style-name="P8">—</text:p>
          </table:table-cell>
          <table:table-cell table:style-name="Table128.A1" office:value-type="string">
            <text:p text:style-name="P8">Пусть уста его меня поцелуют! </text:p>
          </table:table-cell>
        </table:table-row>
        <table:table-row>
          <table:table-cell table:style-name="Table128.A1" office:value-type="string">
            <text:p text:style-name="P10">3</text:p>
          </table:table-cell>
          <table:table-cell table:style-name="Table128.B5" office:value-type="string">
            <text:p text:style-name="P8">—</text:p>
          </table:table-cell>
          <table:table-cell table:style-name="Table128.A1" office:value-type="string">
            <text:p text:style-name="P8"><text:span text:style-name="T5">Ибо лучше вина твои ласки! <text:line-break/>Из-за добрых твоих умащений <text:line-break/>Прозрачный елей — твое имя, <text:line-break/>Потому тебя девушки любят.</text:span> </text:p>
          </table:table-cell>
        </table:table-row>
        <table:table-row>
          <table:table-cell table:style-name="Table128.A1" office:value-type="string">
            <text:p text:style-name="P10">4</text:p>
          </table:table-cell>
          <table:table-cell table:style-name="Table128.A1" office:value-type="string">
            <text:p text:style-name="P8">—</text:p>
          </table:table-cell>
          <table:table-cell table:style-name="Table128.A1" office:value-type="string">
            <text:p text:style-name="P8">Влеки меня! <text:span text:style-name="T5">С тобой побежим мы!</text:span> </text:p>
          </table:table-cell>
        </table:table-row>
        <table:table-row>
          <table:table-cell table:style-name="Table128.A1" office:value-type="string">
            <text:p text:style-name="P7"/>
          </table:table-cell>
          <table:table-cell table:style-name="Table128.A1" office:value-type="string">
            <text:p text:style-name="P8">—</text:p>
          </table:table-cell>
          <table:table-cell table:style-name="Table128.A1" office:value-type="string">
            <text:p text:style-name="P8">Ввел меня царь в свои покои! </text:p>
          </table:table-cell>
        </table:table-row>
      </table:table>
      <text:p text:style-name="Horizontal_20_Line"/>
      <text:p text:style-name="P14"><text:span text:style-name="T3">1</text:span> Курсивом набраны хоровые партии. </text:p>
      <text:p text:style-name="P3">625 </text:p>
      <text:p text:style-name="Horizontal_20_Line"/>
      <text:p text:style-name="P15"><text:bookmark text:name="s626"/></text:p>
      <table:table table:name="Table129" table:style-name="Table129">
        <table:table-column table:style-name="Table129.A"/>
        <table:table-column table:style-name="Table129.B"/>
        <table:table-column table:style-name="Table129.C"/>
        <table:table-row>
          <table:table-cell table:style-name="Table129.A1" office:value-type="string">
            <text:p text:style-name="P7"/>
          </table:table-cell>
          <table:table-cell table:style-name="Table129.A1" office:value-type="string">
            <text:p text:style-name="P8">—</text:p>
          </table:table-cell>
          <table:table-cell table:style-name="Table129.A1" office:value-type="string">
            <text:p text:style-name="P11">Мы рады, мы с тобой веселимся, </text:p>
          </table:table-cell>
        </table:table-row>
        <table:table-row>
          <table:table-cell table:style-name="Table129.A1" office:value-type="string">
            <text:p text:style-name="P7"/>
          </table:table-cell>
          <table:table-cell table:style-name="Table129.A1" office:value-type="string">
            <text:p text:style-name="P7"/>
          </table:table-cell>
          <table:table-cell table:style-name="Table129.A1" office:value-type="string">
            <text:p text:style-name="P8">Больше вина твои ласки славим — </text:p>
          </table:table-cell>
        </table:table-row>
        <table:table-row>
          <table:table-cell table:style-name="Table129.A1" office:value-type="string">
            <text:p text:style-name="P7"/>
          </table:table-cell>
          <table:table-cell table:style-name="Table129.A1" office:value-type="string">
            <text:p text:style-name="P7"/>
          </table:table-cell>
          <table:table-cell table:style-name="Table129.A1" office:value-type="string">
            <text:p text:style-name="P8">Справедливо тебя полюбили/ </text:p>
          </table:table-cell>
        </table:table-row>
        <table:table-row>
          <table:table-cell table:style-name="Table129.A1" table:number-columns-spanned="3" office:value-type="string">
            <text:p text:style-name="P9"> <text:line-break/>* </text:p>
          </table:table-cell>
          <table:covered-table-cell/>
          <table:covered-table-cell/>
        </table:table-row>
        <table:table-row>
          <table:table-cell table:style-name="Table129.A1" office:value-type="string">
            <text:p text:style-name="P10">5</text:p>
          </table:table-cell>
          <table:table-cell table:style-name="Table129.A1" office:value-type="string">
            <text:p text:style-name="P8">—</text:p>
          </table:table-cell>
          <table:table-cell table:style-name="Table129.A1" office:value-type="string">
            <text:p text:style-name="P8">Я черна, но собою прекрасна, </text:p>
          </table:table-cell>
        </table:table-row>
        <table:table-row>
          <table:table-cell table:style-name="Table129.A1" table:number-columns-spanned="3" office:value-type="string">
            <text:p text:style-name="P9">девушки Иерусалима! </text:p>
          </table:table-cell>
          <table:covered-table-cell/>
          <table:covered-table-cell/>
        </table:table-row>
        <table:table-row>
          <table:table-cell table:style-name="Table129.A1" office:value-type="string">
            <text:p text:style-name="P7"/>
          </table:table-cell>
          <table:table-cell table:style-name="Table129.A1" office:value-type="string">
            <text:p text:style-name="P7"/>
          </table:table-cell>
          <table:table-cell table:style-name="Table129.A1" office:value-type="string">
            <text:p text:style-name="P8">Как шатры Кедара, </text:p>
          </table:table-cell>
        </table:table-row>
        <text:soft-page-break/>
        <table:table-row>
          <table:table-cell table:style-name="Table129.A1" table:number-columns-spanned="3" office:value-type="string">
            <text:p text:style-name="P9">как завесы Соломона, — </text:p>
          </table:table-cell>
          <table:covered-table-cell/>
          <table:covered-table-cell/>
        </table:table-row>
        <table:table-row>
          <table:table-cell table:style-name="Table129.A1" office:value-type="string">
            <text:p text:style-name="P10">6</text:p>
          </table:table-cell>
          <table:table-cell table:style-name="Table129.A1" table:number-columns-spanned="2" office:value-type="string">
            <text:p text:style-name="P8">Не смотрите, что я смугловата, </text:p>
          </table:table-cell>
          <table:covered-table-cell/>
        </table:table-row>
        <table:table-row>
          <table:table-cell table:style-name="Table129.A1" office:value-type="string">
            <text:p text:style-name="P7"/>
          </table:table-cell>
          <table:table-cell table:style-name="Table129.A1" office:value-type="string">
            <text:p text:style-name="P7"/>
          </table:table-cell>
          <table:table-cell table:style-name="Table129.A1" office:value-type="string">
            <text:p text:style-name="P8">что меня подглядело солнце, — </text:p>
          </table:table-cell>
        </table:table-row>
        <table:table-row>
          <table:table-cell table:style-name="Table129.A1" office:value-type="string">
            <text:p text:style-name="P7"/>
          </table:table-cell>
          <table:table-cell table:style-name="Table129.A1" table:number-columns-spanned="2" office:value-type="string">
            <text:p text:style-name="P8">Мои братья на меня прогневились, — </text:p>
          </table:table-cell>
          <table:covered-table-cell/>
        </table:table-row>
        <table:table-row>
          <table:table-cell table:style-name="Table129.A1" table:number-columns-spanned="3" office:value-type="string">
            <text:p text:style-name="P10">виноградники стеречь мне велели, — </text:p>
          </table:table-cell>
          <table:covered-table-cell/>
          <table:covered-table-cell/>
        </table:table-row>
        <table:table-row>
          <table:table-cell table:style-name="Table129.A1" office:value-type="string">
            <text:p text:style-name="P7"/>
          </table:table-cell>
          <table:table-cell table:style-name="Table129.A1" office:value-type="string">
            <text:p text:style-name="P7"/>
          </table:table-cell>
          <table:table-cell table:style-name="Table129.A1" office:value-type="string">
            <text:p text:style-name="P8">Свой же виноградник не устерегла я. </text:p>
          </table:table-cell>
        </table:table-row>
        <table:table-row>
          <table:table-cell table:style-name="Table129.A1" table:number-columns-spanned="3" office:value-type="string">
            <text:p text:style-name="P9"> <text:line-break/>* </text:p>
          </table:table-cell>
          <table:covered-table-cell/>
          <table:covered-table-cell/>
        </table:table-row>
        <table:table-row>
          <table:table-cell table:style-name="Table129.A1" office:value-type="string">
            <text:p text:style-name="P10">7</text:p>
          </table:table-cell>
          <table:table-cell table:style-name="Table129.A1" office:value-type="string">
            <text:p text:style-name="P8">—</text:p>
          </table:table-cell>
          <table:table-cell table:style-name="Table129.A1" office:value-type="string">
            <text:p text:style-name="P8">Ты мне расскажи, </text:p>
          </table:table-cell>
        </table:table-row>
        <table:table-row>
          <table:table-cell table:style-name="Table129.A1" table:number-columns-spanned="3" office:value-type="string">
            <text:p text:style-name="P9">любовь моей души, </text:p>
          </table:table-cell>
          <table:covered-table-cell/>
          <table:covered-table-cell/>
        </table:table-row>
        <table:table-row>
          <table:table-cell table:style-name="Table129.A1" office:value-type="string">
            <text:p text:style-name="P7"/>
          </table:table-cell>
          <table:table-cell table:style-name="Table129.A1" table:number-columns-spanned="2" office:value-type="string">
            <text:p text:style-name="P8">Где ты стадо пасешь, </text:p>
          </table:table-cell>
          <table:covered-table-cell/>
        </table:table-row>
        <table:table-row>
          <table:table-cell table:style-name="Table129.A1" office:value-type="string">
            <text:p text:style-name="P7"/>
          </table:table-cell>
          <table:table-cell table:style-name="Table129.A1" office:value-type="string">
            <text:p text:style-name="P7"/>
          </table:table-cell>
          <table:table-cell table:style-name="Table129.A1" office:value-type="string">
            <text:p text:style-name="P8">где со стадом отдыхаешь в полдень, </text:p>
          </table:table-cell>
        </table:table-row>
        <table:table-row>
          <table:table-cell table:style-name="Table129.A1" office:value-type="string">
            <text:p text:style-name="P7"/>
          </table:table-cell>
          <table:table-cell table:style-name="Table129.A1" table:number-columns-spanned="2" office:value-type="string">
            <text:p text:style-name="P8">Чтобы мне не бродить под покрывалом, </text:p>
          </table:table-cell>
          <table:covered-table-cell/>
        </table:table-row>
        <table:table-row>
          <table:table-cell table:style-name="Table129.A1" office:value-type="string">
            <text:p text:style-name="P7"/>
          </table:table-cell>
          <table:table-cell table:style-name="Table129.A1" office:value-type="string">
            <text:p text:style-name="P7"/>
          </table:table-cell>
          <table:table-cell table:style-name="Table129.A1" office:value-type="string">
            <text:p text:style-name="P8">где товарищи твои расположились! </text:p>
          </table:table-cell>
        </table:table-row>
        <table:table-row>
          <table:table-cell table:style-name="Table129.A1" office:value-type="string">
            <text:p text:style-name="P10">8</text:p>
          </table:table-cell>
          <table:table-cell table:style-name="Table129.A1" office:value-type="string">
            <text:p text:style-name="P8">—</text:p>
          </table:table-cell>
          <table:table-cell table:style-name="Table129.A1" office:value-type="string">
            <text:p text:style-name="P8">Если ты не знаешь, </text:p>
          </table:table-cell>
        </table:table-row>
        <table:table-row>
          <table:table-cell table:style-name="Table129.A1" office:value-type="string">
            <text:p text:style-name="P7"/>
          </table:table-cell>
          <table:table-cell table:style-name="Table129.A1" office:value-type="string">
            <text:p text:style-name="P7"/>
          </table:table-cell>
          <table:table-cell table:style-name="Table129.A1" office:value-type="string">
            <text:p text:style-name="P8">прекраснейшая из женщин, </text:p>
          </table:table-cell>
        </table:table-row>
        <table:table-row>
          <table:table-cell table:style-name="Table129.A1" office:value-type="string">
            <text:p text:style-name="P7"/>
          </table:table-cell>
          <table:table-cell table:style-name="Table129.A1" table:number-columns-spanned="2" office:value-type="string">
            <text:p text:style-name="P8">Выходи по тропам овечьим </text:p>
          </table:table-cell>
          <table:covered-table-cell/>
        </table:table-row>
        <table:table-row>
          <table:table-cell table:style-name="Table129.A1" office:value-type="string">
            <text:p text:style-name="P7"/>
          </table:table-cell>
          <table:table-cell table:style-name="Table129.A1" office:value-type="string">
            <text:p text:style-name="P7"/>
          </table:table-cell>
          <table:table-cell table:style-name="Table129.A1" office:value-type="string">
            <text:p text:style-name="P9">и паси ты своих козлят </text:p>
          </table:table-cell>
        </table:table-row>
        <table:table-row>
          <table:table-cell table:style-name="Table129.A1" table:number-columns-spanned="3" office:value-type="string">
            <text:p text:style-name="P9">У шатров пастушьих. </text:p>
          </table:table-cell>
          <table:covered-table-cell/>
          <table:covered-table-cell/>
        </table:table-row>
        <table:table-row>
          <table:table-cell table:style-name="Table129.A1" table:number-columns-spanned="3" office:value-type="string">
            <text:p text:style-name="P9"> <text:line-break/>* </text:p>
          </table:table-cell>
          <table:covered-table-cell/>
          <table:covered-table-cell/>
        </table:table-row>
        <table:table-row>
          <table:table-cell table:style-name="Table129.A1" office:value-type="string">
            <text:p text:style-name="P10">9</text:p>
          </table:table-cell>
          <table:table-cell table:style-name="Table129.A1" office:value-type="string">
            <text:p text:style-name="P8">—</text:p>
          </table:table-cell>
          <table:table-cell table:style-name="Table129.A1" office:value-type="string">
            <text:p text:style-name="P8">С кобылицей в колеснице фараона </text:p>
          </table:table-cell>
        </table:table-row>
        <table:table-row>
          <table:table-cell table:style-name="Table129.A1" table:number-columns-spanned="3" office:value-type="string">
            <text:p text:style-name="P9">Тебя, милая, сравнил я, </text:p>
          </table:table-cell>
          <table:covered-table-cell/>
          <table:covered-table-cell/>
        </table:table-row>
        <table:table-row>
          <table:table-cell table:style-name="Table129.A1" office:value-type="string">
            <text:p text:style-name="P10">10</text:p>
          </table:table-cell>
          <table:table-cell table:style-name="Table129.A1" office:value-type="string">
            <text:p text:style-name="P7"/>
          </table:table-cell>
          <table:table-cell table:style-name="Table129.A1" office:value-type="string">
            <text:p text:style-name="P8">Твои щеки украшают подвески, </text:p>
          </table:table-cell>
        </table:table-row>
        <table:table-row>
          <table:table-cell table:style-name="Table129.A1" table:number-columns-spanned="3" office:value-type="string">
            <text:p text:style-name="P9">Твою шею — ожерелья, </text:p>
          </table:table-cell>
          <table:covered-table-cell/>
          <table:covered-table-cell/>
        </table:table-row>
        <table:table-row>
          <table:table-cell table:style-name="Table129.A1" office:value-type="string">
            <text:p text:style-name="P10">11</text:p>
          </table:table-cell>
          <table:table-cell table:style-name="Table129.A1" office:value-type="string">
            <text:p text:style-name="P7"/>
          </table:table-cell>
          <table:table-cell table:style-name="Table129.A1" office:value-type="string">
            <text:p text:style-name="P8">Мы скуем тебе подвески золотые </text:p>
          </table:table-cell>
        </table:table-row>
        <table:table-row>
          <table:table-cell table:style-name="Table129.A1" table:number-columns-spanned="3" office:value-type="string">
            <text:p text:style-name="P9">И серебряные бусы. </text:p>
          </table:table-cell>
          <table:covered-table-cell/>
          <table:covered-table-cell/>
        </table:table-row>
        <table:table-row>
          <table:table-cell table:style-name="Table129.A1" table:number-columns-spanned="3" office:value-type="string">
            <text:p text:style-name="P9"> <text:line-break/>* </text:p>
          </table:table-cell>
          <table:covered-table-cell/>
          <table:covered-table-cell/>
        </table:table-row>
        <table:table-row>
          <table:table-cell table:style-name="Table129.A1" office:value-type="string">
            <text:p text:style-name="P10">12</text:p>
          </table:table-cell>
          <table:table-cell table:style-name="Table129.A1" office:value-type="string">
            <text:p text:style-name="P8">—</text:p>
          </table:table-cell>
          <table:table-cell table:style-name="Table129.A1" office:value-type="string">
            <text:p text:style-name="P8">Пока царь за столом веселился, <text:soft-page-break/></text:p>
          </table:table-cell>
        </table:table-row>
        <table:table-row>
          <table:table-cell table:style-name="Table129.A1" table:number-columns-spanned="3" office:value-type="string">
            <text:p text:style-name="P9">Мой нард разливал ароматы, </text:p>
          </table:table-cell>
          <table:covered-table-cell/>
          <table:covered-table-cell/>
        </table:table-row>
        <table:table-row>
          <table:table-cell table:style-name="Table129.A1" office:value-type="string">
            <text:p text:style-name="P10">13</text:p>
          </table:table-cell>
          <table:table-cell table:style-name="Table129.A1" office:value-type="string">
            <text:p text:style-name="P7"/>
          </table:table-cell>
          <table:table-cell table:style-name="Table129.A1" office:value-type="string">
            <text:p text:style-name="P8">Для меня мой милый — ладанка с миррой, </text:p>
          </table:table-cell>
        </table:table-row>
        <table:table-row>
          <table:table-cell table:style-name="Table129.A1" table:number-columns-spanned="3" office:value-type="string">
            <text:p text:style-name="P9">Что ночует меж гру́дями моими, </text:p>
          </table:table-cell>
          <table:covered-table-cell/>
          <table:covered-table-cell/>
        </table:table-row>
        <table:table-row>
          <table:table-cell table:style-name="Table129.A1" office:value-type="string">
            <text:p text:style-name="P10">14</text:p>
          </table:table-cell>
          <table:table-cell table:style-name="Table129.A1" office:value-type="string">
            <text:p text:style-name="P7"/>
          </table:table-cell>
          <table:table-cell table:style-name="Table129.A1" office:value-type="string">
            <text:p text:style-name="P8">Для меня мой милый — соцветье кипрея </text:p>
          </table:table-cell>
        </table:table-row>
        <table:table-row>
          <table:table-cell table:style-name="Table129.A1" table:number-columns-spanned="3" office:value-type="string">
            <text:p text:style-name="P9">В виноградниках Эн-ге́ди. </text:p>
          </table:table-cell>
          <table:covered-table-cell/>
          <table:covered-table-cell/>
        </table:table-row>
      </table:table>
      <text:p text:style-name="P3">626 </text:p>
      <text:p text:style-name="Horizontal_20_Line"/>
      <text:p text:style-name="P15"><text:bookmark text:name="s627"/></text:p>
      <table:table table:name="Table130" table:style-name="Table130">
        <table:table-column table:style-name="Table130.A"/>
        <table:table-column table:style-name="Table130.B"/>
        <table:table-column table:style-name="Table130.C"/>
        <table:table-row>
          <table:table-cell table:style-name="Table130.A1" table:number-columns-spanned="3" office:value-type="string">
            <text:p text:style-name="P9"> <text:line-break/>* </text:p>
          </table:table-cell>
          <table:covered-table-cell/>
          <table:covered-table-cell/>
        </table:table-row>
        <table:table-row>
          <table:table-cell table:style-name="Table130.A1" office:value-type="string">
            <text:p text:style-name="P10">15</text:p>
          </table:table-cell>
          <table:table-cell table:style-name="Table130.A1" office:value-type="string">
            <text:p text:style-name="P8">—</text:p>
          </table:table-cell>
          <table:table-cell table:style-name="Table130.A1" office:value-type="string">
            <text:p text:style-name="P8">Как прекрасна ты, милая, </text:p>
          </table:table-cell>
        </table:table-row>
        <table:table-row>
          <table:table-cell table:style-name="Table130.A1" office:value-type="string">
            <text:p text:style-name="P7"/>
          </table:table-cell>
          <table:table-cell table:style-name="Table130.A1" office:value-type="string">
            <text:p text:style-name="P7"/>
          </table:table-cell>
          <table:table-cell table:style-name="Table130.A1" office:value-type="string">
            <text:p text:style-name="P8">как ты прекрасна, <text:line-break/>Твои очи — голубицы! </text:p>
          </table:table-cell>
        </table:table-row>
        <table:table-row>
          <table:table-cell table:style-name="Table130.A1" office:value-type="string">
            <text:p text:style-name="P10">16</text:p>
          </table:table-cell>
          <table:table-cell table:style-name="Table130.A1" office:value-type="string">
            <text:p text:style-name="P8">—</text:p>
          </table:table-cell>
          <table:table-cell table:style-name="Table130.A1" office:value-type="string">
            <text:p text:style-name="P8">Как прекрасен ты, милый, и приятен, </text:p>
          </table:table-cell>
        </table:table-row>
        <table:table-row>
          <table:table-cell table:style-name="Table130.A1" office:value-type="string">
            <text:p text:style-name="P7"/>
          </table:table-cell>
          <table:table-cell table:style-name="Table130.A1" office:value-type="string">
            <text:p text:style-name="P7"/>
          </table:table-cell>
          <table:table-cell table:style-name="Table130.A1" office:value-type="string">
            <text:p text:style-name="P8">И наше зелено ложе, </text:p>
          </table:table-cell>
        </table:table-row>
        <table:table-row>
          <table:table-cell table:style-name="Table130.A1" office:value-type="string">
            <text:p text:style-name="P10">17</text:p>
          </table:table-cell>
          <table:table-cell table:style-name="Table130.A1" office:value-type="string">
            <text:p text:style-name="P7"/>
          </table:table-cell>
          <table:table-cell table:style-name="Table130.A1" office:value-type="string">
            <text:p text:style-name="P8">Крыша дома нашего — кедры, </text:p>
          </table:table-cell>
        </table:table-row>
        <table:table-row>
          <table:table-cell table:style-name="Table130.A1" office:value-type="string">
            <text:p text:style-name="P7"/>
          </table:table-cell>
          <table:table-cell table:style-name="Table130.A1" office:value-type="string">
            <text:p text:style-name="P7"/>
          </table:table-cell>
          <table:table-cell table:style-name="Table130.A1" office:value-type="string">
            <text:p text:style-name="P8">Его стены — кипарисы. </text:p>
          </table:table-cell>
        </table:table-row>
        <table:table-row>
          <table:table-cell table:style-name="Table130.A1" table:number-columns-spanned="3" office:value-type="string">
            <text:p text:style-name="P13"> <text:line-break/>II </text:p>
            <text:p text:style-name="P9"> <text:line-break/>* </text:p>
          </table:table-cell>
          <table:covered-table-cell/>
          <table:covered-table-cell/>
        </table:table-row>
        <table:table-row>
          <table:table-cell table:style-name="Table130.A1" office:value-type="string">
            <text:p text:style-name="P10">1</text:p>
          </table:table-cell>
          <table:table-cell table:style-name="Table130.A1" office:value-type="string">
            <text:p text:style-name="P8">—</text:p>
          </table:table-cell>
          <table:table-cell table:style-name="Table130.A1" office:value-type="string">
            <text:p text:style-name="P8">Я — нарцисс равнины, </text:p>
          </table:table-cell>
        </table:table-row>
        <table:table-row>
          <table:table-cell table:style-name="Table130.A1" office:value-type="string">
            <text:p text:style-name="P7"/>
          </table:table-cell>
          <table:table-cell table:style-name="Table130.A1" office:value-type="string">
            <text:p text:style-name="P7"/>
          </table:table-cell>
          <table:table-cell table:style-name="Table130.A1" office:value-type="string">
            <text:p text:style-name="P8">я — лилия долин! </text:p>
          </table:table-cell>
        </table:table-row>
        <table:table-row>
          <table:table-cell table:style-name="Table130.A1" office:value-type="string">
            <text:p text:style-name="P10">2</text:p>
          </table:table-cell>
          <table:table-cell table:style-name="Table130.A1" office:value-type="string">
            <text:p text:style-name="P8">—</text:p>
          </table:table-cell>
          <table:table-cell table:style-name="Table130.A1" office:value-type="string">
            <text:p text:style-name="P8">Как лилия между колючек — </text:p>
          </table:table-cell>
        </table:table-row>
        <table:table-row>
          <table:table-cell table:style-name="Table130.A1" office:value-type="string">
            <text:p text:style-name="P7"/>
          </table:table-cell>
          <table:table-cell table:style-name="Table130.A1" office:value-type="string">
            <text:p text:style-name="P7"/>
          </table:table-cell>
          <table:table-cell table:style-name="Table130.A1" office:value-type="string">
            <text:p text:style-name="P8">моя милая между подруг! </text:p>
          </table:table-cell>
        </table:table-row>
        <table:table-row>
          <table:table-cell table:style-name="Table130.A1" office:value-type="string">
            <text:p text:style-name="P10">3</text:p>
          </table:table-cell>
          <table:table-cell table:style-name="Table130.A1" office:value-type="string">
            <text:p text:style-name="P8">—</text:p>
          </table:table-cell>
          <table:table-cell table:style-name="Table130.A1" office:value-type="string">
            <text:p text:style-name="P8">Как яблоня меж лесных деревьев — </text:p>
          </table:table-cell>
        </table:table-row>
        <table:table-row>
          <table:table-cell table:style-name="Table130.A1" office:value-type="string">
            <text:p text:style-name="P7"/>
          </table:table-cell>
          <table:table-cell table:style-name="Table130.A1" office:value-type="string">
            <text:p text:style-name="P7"/>
          </table:table-cell>
          <table:table-cell table:style-name="Table130.A1" office:value-type="string">
            <text:p text:style-name="P8">мой милый между друзей! <text:line-break/>Под сенью его я сидела, <text:line-break/>его плод был мне сладок на вкус. </text:p>
          </table:table-cell>
        </table:table-row>
        <table:table-row>
          <table:table-cell table:style-name="Table130.A1" office:value-type="string">
            <text:p text:style-name="P10">4</text:p>
          </table:table-cell>
          <table:table-cell table:style-name="Table130.A1" office:value-type="string">
            <text:p text:style-name="P7"/>
          </table:table-cell>
          <table:table-cell table:style-name="Table130.A1" office:value-type="string">
            <text:p text:style-name="P8">Он ввел меня в дом пированья, </text:p>
          </table:table-cell>
        </table:table-row>
        <table:table-row>
          <table:table-cell table:style-name="Table130.A1" office:value-type="string">
            <text:p text:style-name="P7"/>
          </table:table-cell>
          <table:table-cell table:style-name="Table130.A1" office:value-type="string">
            <text:p text:style-name="P7"/>
          </table:table-cell>
          <table:table-cell table:style-name="Table130.A1" office:value-type="string">
            <text:p text:style-name="P8">надо мной его знамя — любовь! </text:p>
          </table:table-cell>
        </table:table-row>
        <text:soft-page-break/>
        <table:table-row>
          <table:table-cell table:style-name="Table130.A1" office:value-type="string">
            <text:p text:style-name="P10">5</text:p>
          </table:table-cell>
          <table:table-cell table:style-name="Table130.A1" office:value-type="string">
            <text:p text:style-name="P7"/>
          </table:table-cell>
          <table:table-cell table:style-name="Table130.A1" office:value-type="string">
            <text:p text:style-name="P8">Ягодой меня освежите, </text:p>
          </table:table-cell>
        </table:table-row>
        <table:table-row>
          <table:table-cell table:style-name="Table130.A1" office:value-type="string">
            <text:p text:style-name="P7"/>
          </table:table-cell>
          <table:table-cell table:style-name="Table130.A1" office:value-type="string">
            <text:p text:style-name="P7"/>
          </table:table-cell>
          <table:table-cell table:style-name="Table130.A1" office:value-type="string">
            <text:p text:style-name="P8">яблоком меня подкрепите, <text:line-break/>Ибо я любовью больна. </text:p>
          </table:table-cell>
        </table:table-row>
        <table:table-row>
          <table:table-cell table:style-name="Table130.A1" office:value-type="string">
            <text:p text:style-name="P10">6</text:p>
          </table:table-cell>
          <table:table-cell table:style-name="Table130.A1" office:value-type="string">
            <text:p text:style-name="P7"/>
          </table:table-cell>
          <table:table-cell table:style-name="Table130.A1" office:value-type="string">
            <text:p text:style-name="P8">Его левая — под моей головою, </text:p>
          </table:table-cell>
        </table:table-row>
        <table:table-row>
          <table:table-cell table:style-name="Table130.A1" office:value-type="string">
            <text:p text:style-name="P7"/>
          </table:table-cell>
          <table:table-cell table:style-name="Table130.A1" office:value-type="string">
            <text:p text:style-name="P7"/>
          </table:table-cell>
          <table:table-cell table:style-name="Table130.A1" office:value-type="string">
            <text:p text:style-name="P8">а правой он меня обнимает, — </text:p>
          </table:table-cell>
        </table:table-row>
        <table:table-row>
          <table:table-cell table:style-name="Table130.A1" office:value-type="string">
            <text:p text:style-name="P10">7</text:p>
          </table:table-cell>
          <table:table-cell table:style-name="Table130.A1" office:value-type="string">
            <text:p text:style-name="P7"/>
          </table:table-cell>
          <table:table-cell table:style-name="Table130.A1" office:value-type="string">
            <text:p text:style-name="P8">Заклинаю вас, девушки Иерусалима, </text:p>
          </table:table-cell>
        </table:table-row>
        <table:table-row>
          <table:table-cell table:style-name="Table130.A1" office:value-type="string">
            <text:p text:style-name="P7"/>
          </table:table-cell>
          <table:table-cell table:style-name="Table130.A1" office:value-type="string">
            <text:p text:style-name="P7"/>
          </table:table-cell>
          <table:table-cell table:style-name="Table130.A1" office:value-type="string">
            <text:p text:style-name="P12">газеляхми и оленями степными, — <text:line-break/>Не будите, не пробуждайте <text:line-break/>любовь, пока не проснется! </text:p>
            <text:p text:style-name="P9"> <text:line-break/>* </text:p>
          </table:table-cell>
        </table:table-row>
        <table:table-row>
          <table:table-cell table:style-name="Table130.A1" office:value-type="string">
            <text:p text:style-name="P10">8</text:p>
          </table:table-cell>
          <table:table-cell table:style-name="Table130.A1" office:value-type="string">
            <text:p text:style-name="P8">—</text:p>
          </table:table-cell>
          <table:table-cell table:style-name="Table130.A1" office:value-type="string">
            <text:p text:style-name="P8">Голос милого! </text:p>
          </table:table-cell>
        </table:table-row>
        <table:table-row>
          <table:table-cell table:style-name="Table130.A1" office:value-type="string">
            <text:p text:style-name="P7"/>
          </table:table-cell>
          <table:table-cell table:style-name="Table130.A1" office:value-type="string">
            <text:p text:style-name="P7"/>
          </table:table-cell>
          <table:table-cell table:style-name="Table130.A1" office:value-type="string">
            <text:p text:style-name="P8">Вот он подходит, <text:line-break/>Перебираясь по горам, <text:line-break/>перебегая по холмам, — </text:p>
          </table:table-cell>
        </table:table-row>
      </table:table>
      <text:p text:style-name="P3">627 </text:p>
      <text:p text:style-name="Horizontal_20_Line"/>
      <text:p text:style-name="P15"><text:bookmark text:name="s628"/></text:p>
      <table:table table:name="Table131" table:style-name="Table131">
        <table:table-column table:style-name="Table131.A"/>
        <table:table-column table:style-name="Table131.B"/>
        <table:table-column table:style-name="Table131.C"/>
        <table:table-row>
          <table:table-cell table:style-name="Table131.A1" office:value-type="string">
            <text:p text:style-name="P10">9</text:p>
          </table:table-cell>
          <table:table-cell table:style-name="Table131.A1" table:number-columns-spanned="2" office:value-type="string">
            <text:p text:style-name="P8">Мой милый подобен газели </text:p>
          </table:table-cell>
          <table:covered-table-cell/>
        </table:table-row>
        <table:table-row>
          <table:table-cell table:style-name="Table131.A1" office:value-type="string">
            <text:p text:style-name="P7"/>
          </table:table-cell>
          <table:table-cell table:style-name="Table131.A1" office:value-type="string">
            <text:p text:style-name="P7"/>
          </table:table-cell>
          <table:table-cell table:style-name="Table131.A1" office:value-type="string">
            <text:p text:style-name="P8">или юному оленю. <text:line-break/>Вот стоит он <text:line-break/>за нашей стеной, <text:line-break/>Засматривает в окошки, <text:line-break/>заглядывает за решетки. </text:p>
          </table:table-cell>
        </table:table-row>
        <table:table-row>
          <table:table-cell table:style-name="Table131.A1" office:value-type="string">
            <text:p text:style-name="P10">10</text:p>
          </table:table-cell>
          <table:table-cell table:style-name="Table131.A1" table:number-columns-spanned="2" office:value-type="string">
            <text:p text:style-name="P8">Молвит милый мой мне, говорит мне: </text:p>
          </table:table-cell>
          <table:covered-table-cell/>
        </table:table-row>
        <table:table-row>
          <table:table-cell table:style-name="Table131.A1" office:value-type="string">
            <text:p text:style-name="P7"/>
          </table:table-cell>
          <table:table-cell table:style-name="Table131.A1" office:value-type="string">
            <text:p text:style-name="P7"/>
          </table:table-cell>
          <table:table-cell table:style-name="Table131.A1" office:value-type="string">
            <text:p text:style-name="P8">«Встань, моя милая, <text:line-break/>моя прекрасная, выйди, <text:line-break/>Ибо вот зима миновала, <text:line-break/>Ливни кончились, удалились, <text:line-break/>Расцветает земля цветами, <text:line-break/>Время пения птиц наступило, <text:line-break/>Голос горлицы в краю нашем слышен, <text:line-break/>Наливает смоковница смоквы, <text:line-break/>Виноградная лоза благоухает — <text:line-break/>Встань, моя милая, <text:line-break/>моя прекрасная, выйди! </text:p>
          </table:table-cell>
        </table:table-row>
        <table:table-row>
          <table:table-cell table:style-name="Table131.A1" office:value-type="string">
            <text:p text:style-name="P7"/>
          </table:table-cell>
          <table:table-cell table:style-name="Table131.A1" table:number-columns-spanned="2" office:value-type="string">
            <text:p text:style-name="P8">Моя горлица в горном ущелье, </text:p>
          </table:table-cell>
          <table:covered-table-cell/>
        </table:table-row>
        <table:table-row>
          <table:table-cell table:style-name="Table131.A1" office:value-type="string">
            <text:p text:style-name="P7"/>
          </table:table-cell>
          <table:table-cell table:style-name="Table131.A1" office:value-type="string">
            <text:p text:style-name="P7"/>
          </table:table-cell>
          <table:table-cell table:style-name="Table131.A1" office:value-type="string">
            <text:p text:style-name="P12">под навесом уступов, — <text:line-break/>Дай увидеть лицо твое, <text:line-break/>дай услышать твой голос, <text:line-break/>Ибо голос твой приятен, <text:line-break/><text:soft-page-break/>лицо твое прекрасно!» </text:p>
            <text:p text:style-name="P9"> <text:line-break/>* </text:p>
          </table:table-cell>
        </table:table-row>
        <table:table-row>
          <table:table-cell table:style-name="Table131.A1" office:value-type="string">
            <text:p text:style-name="P10">15</text:p>
          </table:table-cell>
          <table:table-cell table:style-name="Table131.A1" office:value-type="string">
            <text:p text:style-name="P8">—</text:p>
          </table:table-cell>
          <table:table-cell table:style-name="Table131.A1" office:value-type="string">
            <text:p text:style-name="P8"><text:span text:style-name="T5">Поймайте-ка нам лисенят,</text:span> </text:p>
          </table:table-cell>
        </table:table-row>
        <table:table-row>
          <table:table-cell table:style-name="Table131.A1" office:value-type="string">
            <text:p text:style-name="P7"/>
          </table:table-cell>
          <table:table-cell table:style-name="Table131.A1" office:value-type="string">
            <text:p text:style-name="P7"/>
          </table:table-cell>
          <table:table-cell table:style-name="Table131.A1" office:value-type="string">
            <text:p text:style-name="P12"><text:span text:style-name="T5">поймайте маленьких лисенят. <text:line-break/>Они портят нам виноградник,</text:span> <text:line-break/><text:span text:style-name="T5">а виноград-то наш не расцвел!</text:span><text:span text:style-name="T4">1</text:span> </text:p>
            <text:p text:style-name="P9"> <text:line-break/>* </text:p>
          </table:table-cell>
        </table:table-row>
        <table:table-row>
          <table:table-cell table:style-name="Table131.A1" office:value-type="string">
            <text:p text:style-name="P10">16</text:p>
          </table:table-cell>
          <table:table-cell table:style-name="Table131.A1" office:value-type="string">
            <text:p text:style-name="P8">—</text:p>
          </table:table-cell>
          <table:table-cell table:style-name="Table131.A1" office:value-type="string">
            <text:p text:style-name="P8">Отдан милый мой мне, а я — ему: </text:p>
          </table:table-cell>
        </table:table-row>
        <table:table-row>
          <table:table-cell table:style-name="Table131.A1" office:value-type="string">
            <text:p text:style-name="P7"/>
          </table:table-cell>
          <table:table-cell table:style-name="Table131.A1" office:value-type="string">
            <text:p text:style-name="P7"/>
          </table:table-cell>
          <table:table-cell table:style-name="Table131.A1" office:value-type="string">
            <text:p text:style-name="P8">он блуждает меж лилий. </text:p>
          </table:table-cell>
        </table:table-row>
        <table:table-row>
          <table:table-cell table:style-name="Table131.A1" office:value-type="string">
            <text:p text:style-name="P10">17</text:p>
          </table:table-cell>
          <table:table-cell table:style-name="Table131.A1" office:value-type="string">
            <text:p text:style-name="P7"/>
          </table:table-cell>
          <table:table-cell table:style-name="Table131.A1" office:value-type="string">
            <text:p text:style-name="P8">Пока не повеял день, </text:p>
          </table:table-cell>
        </table:table-row>
        <table:table-row>
          <table:table-cell table:style-name="Table131.A1" office:value-type="string">
            <text:p text:style-name="P7"/>
          </table:table-cell>
          <table:table-cell table:style-name="Table131.A1" office:value-type="string">
            <text:p text:style-name="P7"/>
          </table:table-cell>
          <table:table-cell table:style-name="Table131.A1" office:value-type="string">
            <text:p text:style-name="P8">не двинулись тени, <text:line-break/>Поспеши назад, <text:line-break/>как газель, мой милый, <text:line-break/>Иль как юный олень <text:line-break/>на высотах Ветер. </text:p>
          </table:table-cell>
        </table:table-row>
      </table:table>
      <text:p text:style-name="Horizontal_20_Line"/>
      <text:p text:style-name="P14"><text:span text:style-name="T3">1</text:span> <text:span text:style-name="T5">Подружки ловят мальчиков-дружек?</text:span> </text:p>
      <text:p text:style-name="P3">628 </text:p>
      <text:p text:style-name="Horizontal_20_Line"/>
      <text:p text:style-name="P15"><text:bookmark text:name="s629"/></text:p>
      <table:table table:name="Table132" table:style-name="Table132">
        <table:table-column table:style-name="Table132.A"/>
        <table:table-column table:style-name="Table132.B"/>
        <table:table-column table:style-name="Table132.C"/>
        <table:table-row>
          <table:table-cell table:style-name="Table132.A1" table:number-columns-spanned="3" office:value-type="string">
            <text:p text:style-name="P13">Ill </text:p>
            <text:p text:style-name="P9"> <text:line-break/>* </text:p>
          </table:table-cell>
          <table:covered-table-cell/>
          <table:covered-table-cell/>
        </table:table-row>
        <table:table-row>
          <table:table-cell table:style-name="Table132.A1" office:value-type="string">
            <text:p text:style-name="P10">1</text:p>
          </table:table-cell>
          <table:table-cell table:style-name="Table132.A1" office:value-type="string">
            <text:p text:style-name="P8">—</text:p>
          </table:table-cell>
          <table:table-cell table:style-name="Table132.A1" office:value-type="string">
            <text:p text:style-name="P8">Ночами на ложе я искала </text:p>
          </table:table-cell>
        </table:table-row>
        <table:table-row>
          <table:table-cell table:style-name="Table132.A1" office:value-type="string">
            <text:p text:style-name="P7"/>
          </table:table-cell>
          <table:table-cell table:style-name="Table132.A1" office:value-type="string">
            <text:p text:style-name="P7"/>
          </table:table-cell>
          <table:table-cell table:style-name="Table132.A1" office:value-type="string">
            <text:p text:style-name="P8">любимого сердцем. <text:line-break/>Я искала его, не находила. </text:p>
          </table:table-cell>
        </table:table-row>
        <table:table-row>
          <table:table-cell table:style-name="Table132.A1" office:value-type="string">
            <text:p text:style-name="P10">2</text:p>
          </table:table-cell>
          <table:table-cell table:style-name="Table132.A1" office:value-type="string">
            <text:p text:style-name="P7"/>
          </table:table-cell>
          <table:table-cell table:style-name="Table132.A1" office:value-type="string">
            <text:p text:style-name="P8">Встану, обойду-ка я город </text:p>
          </table:table-cell>
        </table:table-row>
        <table:table-row>
          <table:table-cell table:style-name="Table132.A1" office:value-type="string">
            <text:p text:style-name="P7"/>
          </table:table-cell>
          <table:table-cell table:style-name="Table132.A1" office:value-type="string">
            <text:p text:style-name="P7"/>
          </table:table-cell>
          <table:table-cell table:style-name="Table132.A1" office:value-type="string">
            <text:p text:style-name="P8">по улицам и переулкам, <text:line-break/>Поищу любимого сердцем. <text:line-break/>Я искала его, не находила, </text:p>
          </table:table-cell>
        </table:table-row>
        <table:table-row>
          <table:table-cell table:style-name="Table132.A1" office:value-type="string">
            <text:p text:style-name="P10">3</text:p>
          </table:table-cell>
          <table:table-cell table:style-name="Table132.A1" office:value-type="string">
            <text:p text:style-name="P7"/>
          </table:table-cell>
          <table:table-cell table:style-name="Table132.A1" office:value-type="string">
            <text:p text:style-name="P8">Повстречала тут меня стража, </text:p>
          </table:table-cell>
        </table:table-row>
        <table:table-row>
          <table:table-cell table:style-name="Table132.A1" office:value-type="string">
            <text:p text:style-name="P7"/>
          </table:table-cell>
          <table:table-cell table:style-name="Table132.A1" office:value-type="string">
            <text:p text:style-name="P7"/>
          </table:table-cell>
          <table:table-cell table:style-name="Table132.A1" office:value-type="string">
            <text:p text:style-name="P8">обходящая город: <text:line-break/>«Вы любимого сердцем не видали ль?» </text:p>
          </table:table-cell>
        </table:table-row>
        <table:table-row>
          <table:table-cell table:style-name="Table132.A1" office:value-type="string">
            <text:p text:style-name="P10">4</text:p>
          </table:table-cell>
          <table:table-cell table:style-name="Table132.A1" office:value-type="string">
            <text:p text:style-name="P7"/>
          </table:table-cell>
          <table:table-cell table:style-name="Table132.A1" office:value-type="string">
            <text:p text:style-name="P8">Едва я их миновала, </text:p>
          </table:table-cell>
        </table:table-row>
        <text:soft-page-break/>
        <table:table-row>
          <table:table-cell table:style-name="Table132.A1" office:value-type="string">
            <text:p text:style-name="P7"/>
          </table:table-cell>
          <table:table-cell table:style-name="Table132.A1" office:value-type="string">
            <text:p text:style-name="P7"/>
          </table:table-cell>
          <table:table-cell table:style-name="Table132.A1" office:value-type="string">
            <text:p text:style-name="P8">как нашла любимого сердцем, <text:line-break/>Я схватила его, не отпустила, <text:line-break/>Довела его в дом материнский, <text:line-break/>в горницу родимой, </text:p>
          </table:table-cell>
        </table:table-row>
        <table:table-row>
          <table:table-cell table:style-name="Table132.A1" office:value-type="string">
            <text:p text:style-name="P10">5</text:p>
          </table:table-cell>
          <table:table-cell table:style-name="Table132.A1" office:value-type="string">
            <text:p text:style-name="P7"/>
          </table:table-cell>
          <table:table-cell table:style-name="Table132.A1" office:value-type="string">
            <text:p text:style-name="P8">Заклинаю вас, девушки Иерусалима, </text:p>
          </table:table-cell>
        </table:table-row>
        <table:table-row>
          <table:table-cell table:style-name="Table132.A1" office:value-type="string">
            <text:p text:style-name="P7"/>
          </table:table-cell>
          <table:table-cell table:style-name="Table132.A1" office:value-type="string">
            <text:p text:style-name="P7"/>
          </table:table-cell>
          <table:table-cell table:style-name="Table132.A1" office:value-type="string">
            <text:p text:style-name="P12">газелями и оленями степными, — <text:line-break/>Не будите, не пробуждайте <text:line-break/>любовь, пока не проснется. </text:p>
            <text:p text:style-name="P9">* </text:p>
          </table:table-cell>
        </table:table-row>
        <table:table-row>
          <table:table-cell table:style-name="Table132.A1" office:value-type="string">
            <text:p text:style-name="P10">6</text:p>
          </table:table-cell>
          <table:table-cell table:style-name="Table132.A1" office:value-type="string">
            <text:p text:style-name="P8">—</text:p>
          </table:table-cell>
          <table:table-cell table:style-name="Table132.A1" office:value-type="string">
            <text:p text:style-name="P8"><text:span text:style-name="T5">Кто это выходит из пустыни,</text:span> </text:p>
          </table:table-cell>
        </table:table-row>
        <table:table-row>
          <table:table-cell table:style-name="Table132.A1" office:value-type="string">
            <text:p text:style-name="P7"/>
          </table:table-cell>
          <table:table-cell table:style-name="Table132.A1" office:value-type="string">
            <text:p text:style-name="P7"/>
          </table:table-cell>
          <table:table-cell table:style-name="Table132.A1" office:value-type="string">
            <text:p text:style-name="P12"><text:span text:style-name="T5">словно дымный столп. <text:line-break/>Курящаяся миррой и благовоньем, <text:line-break/>привозным воскуренъем?</text:span><text:span text:style-name="T3">1</text:span> </text:p>
            <text:p text:style-name="P9">* </text:p>
          </table:table-cell>
        </table:table-row>
        <table:table-row>
          <table:table-cell table:style-name="Table132.A1" office:value-type="string">
            <text:p text:style-name="P10">7</text:p>
          </table:table-cell>
          <table:table-cell table:style-name="Table132.A1" office:value-type="string">
            <text:p text:style-name="P8">—</text:p>
          </table:table-cell>
          <table:table-cell table:style-name="Table132.A1" office:value-type="string">
            <text:p text:style-name="P8"><text:span text:style-name="T5">Вот ложе Соломона,</text:span> </text:p>
          </table:table-cell>
        </table:table-row>
        <table:table-row>
          <table:table-cell table:style-name="Table132.A1" office:value-type="string">
            <text:p text:style-name="P7"/>
          </table:table-cell>
          <table:table-cell table:style-name="Table132.A1" office:value-type="string">
            <text:p text:style-name="P7"/>
          </table:table-cell>
          <table:table-cell table:style-name="Table132.A1" office:value-type="string">
            <text:p text:style-name="P8"><text:span text:style-name="T5">Шестьдесят мужей вокруг него</text:span> <text:line-break/><text:span text:style-name="T5">из мужей израильтянских</text:span>, </text:p>
          </table:table-cell>
        </table:table-row>
        <table:table-row>
          <table:table-cell table:style-name="Table132.A1" office:value-type="string">
            <text:p text:style-name="P10">8</text:p>
          </table:table-cell>
          <table:table-cell table:style-name="Table132.A1" office:value-type="string">
            <text:p text:style-name="P7"/>
          </table:table-cell>
          <table:table-cell table:style-name="Table132.A1" office:value-type="string">
            <text:p text:style-name="P8"><text:span text:style-name="T5">Все они препоясаны мечами</text:span> </text:p>
          </table:table-cell>
        </table:table-row>
        <table:table-row>
          <table:table-cell table:style-name="Table132.A1" office:value-type="string">
            <text:p text:style-name="P7"/>
          </table:table-cell>
          <table:table-cell table:style-name="Table132.A1" office:value-type="string">
            <text:p text:style-name="P7"/>
          </table:table-cell>
          <table:table-cell table:style-name="Table132.A1" office:value-type="string">
            <text:p text:style-name="P8"><text:span text:style-name="T5">и обучены битве,</text:span> <text:line-break/>На бедре у каждого меч <text:line-break/><text:span text:style-name="T5">против страшилища ночного.</text:span> </text:p>
          </table:table-cell>
        </table:table-row>
      </table:table>
      <text:p text:style-name="Horizontal_20_Line"/>
      <text:p text:style-name="P14"><text:span text:style-name="T3">1</text:span> <text:span text:style-name="T5">По-видимому, исполнялось хором подружек, когда вводят невесту?</text:span> </text:p>
      <text:p text:style-name="P3">629 </text:p>
      <text:p text:style-name="Horizontal_20_Line"/>
      <text:p text:style-name="P15"><text:bookmark text:name="s630"/></text:p>
      <table:table table:name="Table133" table:style-name="Table133">
        <table:table-column table:style-name="Table133.A"/>
        <table:table-column table:style-name="Table133.B"/>
        <table:table-column table:style-name="Table133.C"/>
        <table:table-row>
          <table:table-cell table:style-name="Table133.A1" table:number-columns-spanned="3" office:value-type="string">
            <text:p text:style-name="P9">* </text:p>
          </table:table-cell>
          <table:covered-table-cell/>
          <table:covered-table-cell/>
        </table:table-row>
        <table:table-row>
          <table:table-cell table:style-name="Table133.A1" office:value-type="string">
            <text:p text:style-name="P10">9</text:p>
          </table:table-cell>
          <table:table-cell table:style-name="Table133.A1" office:value-type="string">
            <text:p text:style-name="P8">—</text:p>
          </table:table-cell>
          <table:table-cell table:style-name="Table133.A1" office:value-type="string">
            <text:p text:style-name="P8"><text:span text:style-name="T5">Паланкин изготовил себе царь из дерев</text:span> </text:p>
          </table:table-cell>
        </table:table-row>
        <table:table-row>
          <table:table-cell table:style-name="Table133.A1" office:value-type="string">
            <text:p text:style-name="P7"/>
          </table:table-cell>
          <table:table-cell table:style-name="Table133.A1" office:value-type="string">
            <text:p text:style-name="P7"/>
          </table:table-cell>
          <table:table-cell table:style-name="Table133.A1" office:value-type="string">
            <text:p text:style-name="P8"><text:span text:style-name="T5">ливанских,</text:span> </text:p>
          </table:table-cell>
        </table:table-row>
        <table:table-row>
          <table:table-cell table:style-name="Table133.A1" office:value-type="string">
            <text:p text:style-name="P10">10</text:p>
          </table:table-cell>
          <table:table-cell table:style-name="Table133.A1" office:value-type="string">
            <text:p text:style-name="P7"/>
          </table:table-cell>
          <table:table-cell table:style-name="Table133.A1" office:value-type="string">
            <text:p text:style-name="P8"><text:span text:style-name="T5">Столбы из серебра изготовил.</text:span> </text:p>
          </table:table-cell>
        </table:table-row>
        <table:table-row>
          <table:table-cell table:style-name="Table133.A1" office:value-type="string">
            <text:p text:style-name="P7"/>
          </table:table-cell>
          <table:table-cell table:style-name="Table133.A1" office:value-type="string">
            <text:p text:style-name="P7"/>
          </table:table-cell>
          <table:table-cell table:style-name="Table133.A1" office:value-type="string">
            <text:p text:style-name="P8"><text:span text:style-name="T5">Спинку — из золота, <text:line-break/>Подстилку — из багряницы, <text:line-break/>А внутри его застлали любовью</text:span> <text:line-break/><text:span text:style-name="T5">девушки Иерусалима,</text:span> </text:p>
          </table:table-cell>
        </table:table-row>
        <table:table-row>
          <table:table-cell table:style-name="Table133.A1" office:value-type="string">
            <text:p text:style-name="P10">11</text:p>
          </table:table-cell>
          <table:table-cell table:style-name="Table133.A1" office:value-type="string">
            <text:p text:style-name="P7"/>
          </table:table-cell>
          <table:table-cell table:style-name="Table133.A1" office:value-type="string">
            <text:p text:style-name="P8"><text:span text:style-name="T5">Выходите-ка, девушки, на царя Соломона</text:span> </text:p>
          </table:table-cell>
        </table:table-row>
        <table:table-row>
          <table:table-cell table:style-name="Table133.A1" office:value-type="string">
            <text:p text:style-name="P7"/>
          </table:table-cell>
          <table:table-cell table:style-name="Table133.A1" office:value-type="string">
            <text:p text:style-name="P7"/>
          </table:table-cell>
          <table:table-cell table:style-name="Table133.A1" office:value-type="string">
            <text:p text:style-name="P12"><text:span text:style-name="T5">поглядите, <text:line-break/>На венец, которым мать его в день свадьбы</text:span> <text:line-break/><text:soft-page-break/><text:span text:style-name="T5">венчала, <text:line-break/>В день радости сердца</text:span><text:span text:style-name="T4">1</text:span><text:span text:style-name="T5">.</text:span> </text:p>
            <text:p text:style-name="P13">IV </text:p>
            <text:p text:style-name="P9">* </text:p>
          </table:table-cell>
        </table:table-row>
        <table:table-row>
          <table:table-cell table:style-name="Table133.A1" office:value-type="string">
            <text:p text:style-name="P10">1</text:p>
          </table:table-cell>
          <table:table-cell table:style-name="Table133.A1" office:value-type="string">
            <text:p text:style-name="P8">—</text:p>
          </table:table-cell>
          <table:table-cell table:style-name="Table133.A1" office:value-type="string">
            <text:p text:style-name="P8">Как прекрасна ты, милая, </text:p>
          </table:table-cell>
        </table:table-row>
        <table:table-row>
          <table:table-cell table:style-name="Table133.A1" office:value-type="string">
            <text:p text:style-name="P7"/>
          </table:table-cell>
          <table:table-cell table:style-name="Table133.A1" office:value-type="string">
            <text:p text:style-name="P7"/>
          </table:table-cell>
          <table:table-cell table:style-name="Table133.A1" office:value-type="string">
            <text:p text:style-name="P8">как ты прекрасна — <text:line-break/>твои очи — голубицы <text:line-break/>Из-под фаты, <text:line-break/>Твои волосы — как козье стадо, <text:line-break/>что сбегает с гор гилеадских, </text:p>
          </table:table-cell>
        </table:table-row>
        <table:table-row>
          <table:table-cell table:style-name="Table133.A1" office:value-type="string">
            <text:p text:style-name="P10">2</text:p>
          </table:table-cell>
          <table:table-cell table:style-name="Table133.A1" office:value-type="string">
            <text:p text:style-name="P7"/>
          </table:table-cell>
          <table:table-cell table:style-name="Table133.A1" office:value-type="string">
            <text:p text:style-name="P8">Твои зубы — как постриженные овцы, </text:p>
          </table:table-cell>
        </table:table-row>
        <table:table-row>
          <table:table-cell table:style-name="Table133.A1" office:value-type="string">
            <text:p text:style-name="P7"/>
          </table:table-cell>
          <table:table-cell table:style-name="Table133.A1" office:value-type="string">
            <text:p text:style-name="P7"/>
          </table:table-cell>
          <table:table-cell table:style-name="Table133.A1" office:value-type="string">
            <text:p text:style-name="P8">возвращающиеся с купанья, <text:line-break/>Родила из них каждая двойню, <text:line-break/>и нет среди них бесплодной, </text:p>
          </table:table-cell>
        </table:table-row>
        <table:table-row>
          <table:table-cell table:style-name="Table133.A1" office:value-type="string">
            <text:p text:style-name="P10">3</text:p>
          </table:table-cell>
          <table:table-cell table:style-name="Table133.A1" office:value-type="string">
            <text:p text:style-name="P7"/>
          </table:table-cell>
          <table:table-cell table:style-name="Table133.A1" office:value-type="string">
            <text:p text:style-name="P8">Как багряная нить твои губы, </text:p>
          </table:table-cell>
        </table:table-row>
        <table:table-row>
          <table:table-cell table:style-name="Table133.A1" office:value-type="string">
            <text:p text:style-name="P7"/>
          </table:table-cell>
          <table:table-cell table:style-name="Table133.A1" office:value-type="string">
            <text:p text:style-name="P7"/>
          </table:table-cell>
          <table:table-cell table:style-name="Table133.A1" office:value-type="string">
            <text:p text:style-name="P8">и прекрасен твой рот, <text:line-break/>Как разлом граната твои щеки из-под фаты, </text:p>
          </table:table-cell>
        </table:table-row>
        <table:table-row>
          <table:table-cell table:style-name="Table133.A1" office:value-type="string">
            <text:p text:style-name="P10">4</text:p>
          </table:table-cell>
          <table:table-cell table:style-name="Table133.A1" office:value-type="string">
            <text:p text:style-name="P7"/>
          </table:table-cell>
          <table:table-cell table:style-name="Table133.A1" office:value-type="string">
            <text:p text:style-name="P8">Как Давидова башня твоя шея, </text:p>
          </table:table-cell>
        </table:table-row>
        <table:table-row>
          <table:table-cell table:style-name="Table133.A1" office:value-type="string">
            <text:p text:style-name="P7"/>
          </table:table-cell>
          <table:table-cell table:style-name="Table133.A1" office:value-type="string">
            <text:p text:style-name="P7"/>
          </table:table-cell>
          <table:table-cell table:style-name="Table133.A1" office:value-type="string">
            <text:p text:style-name="P8">вознесенная ввысь, <text:line-break/>Тысяча щитов навешано вкруг, — <text:line-break/>всё щиты бойцов, </text:p>
          </table:table-cell>
        </table:table-row>
        <table:table-row>
          <table:table-cell table:style-name="Table133.A1" office:value-type="string">
            <text:p text:style-name="P10">5</text:p>
          </table:table-cell>
          <table:table-cell table:style-name="Table133.A1" office:value-type="string">
            <text:p text:style-name="P7"/>
          </table:table-cell>
          <table:table-cell table:style-name="Table133.A1" office:value-type="string">
            <text:p text:style-name="P8">Две груди твои — как два олененка, </text:p>
          </table:table-cell>
        </table:table-row>
        <table:table-row>
          <table:table-cell table:style-name="Table133.A1" office:value-type="string">
            <text:p text:style-name="P7"/>
          </table:table-cell>
          <table:table-cell table:style-name="Table133.A1" office:value-type="string">
            <text:p text:style-name="P7"/>
          </table:table-cell>
          <table:table-cell table:style-name="Table133.A1" office:value-type="string">
            <text:p text:style-name="P8">как двойня газели, — <text:line-break/>Они блуждают меж лилий, </text:p>
          </table:table-cell>
        </table:table-row>
        <table:table-row>
          <table:table-cell table:style-name="Table133.A1" office:value-type="string">
            <text:p text:style-name="P10">6</text:p>
          </table:table-cell>
          <table:table-cell table:style-name="Table133.A1" office:value-type="string">
            <text:p text:style-name="P7"/>
          </table:table-cell>
          <table:table-cell table:style-name="Table133.A1" office:value-type="string">
            <text:p text:style-name="P8">Пока не повеет день, не двинутся тени, </text:p>
          </table:table-cell>
        </table:table-row>
      </table:table>
      <text:p text:style-name="Horizontal_20_Line"/>
      <text:p text:style-name="P14"><text:span text:style-name="T3">1</text:span> <text:span text:style-name="T5">По-видимому, исполнялось хором дружек при выходе жениха?</text:span> </text:p>
      <text:p text:style-name="P3">630 </text:p>
      <text:p text:style-name="Horizontal_20_Line"/>
      <text:p text:style-name="P15"><text:bookmark text:name="s631"/></text:p>
      <table:table table:name="Table134" table:style-name="Table134">
        <table:table-column table:style-name="Table134.A"/>
        <table:table-column table:style-name="Table134.B"/>
        <table:table-column table:style-name="Table134.C"/>
        <table:table-row>
          <table:table-cell table:style-name="Table134.A1" office:value-type="string">
            <text:p text:style-name="P7"/>
          </table:table-cell>
          <table:table-cell table:style-name="Table134.A1" office:value-type="string">
            <text:p text:style-name="P7"/>
          </table:table-cell>
          <table:table-cell table:style-name="Table134.A1" office:value-type="string">
            <text:p text:style-name="P8">Я взойду на мирровый холм, <text:line-break/>на гору благовоний, — </text:p>
          </table:table-cell>
        </table:table-row>
        <table:table-row>
          <table:table-cell table:style-name="Table134.A1" office:value-type="string">
            <text:p text:style-name="P10">7</text:p>
          </table:table-cell>
          <table:table-cell table:style-name="Table134.A1" office:value-type="string">
            <text:p text:style-name="P7"/>
          </table:table-cell>
          <table:table-cell table:style-name="Table134.A1" office:value-type="string">
            <text:p text:style-name="P8">Вся ты, милая, прекрасна, </text:p>
          </table:table-cell>
        </table:table-row>
        <table:table-row>
          <table:table-cell table:style-name="Table134.A1" office:value-type="string">
            <text:p text:style-name="P7"/>
          </table:table-cell>
          <table:table-cell table:style-name="Table134.A1" office:value-type="string">
            <text:p text:style-name="P7"/>
          </table:table-cell>
          <table:table-cell table:style-name="Table134.A1" office:value-type="string">
            <text:p text:style-name="P8">и нет в тебе изъяна. </text:p>
          </table:table-cell>
        </table:table-row>
        <table:table-row>
          <table:table-cell table:style-name="Table134.A1" office:value-type="string">
            <text:p text:style-name="P10">8</text:p>
          </table:table-cell>
          <table:table-cell table:style-name="Table134.A1" office:value-type="string">
            <text:p text:style-name="P8">—</text:p>
          </table:table-cell>
          <table:table-cell table:style-name="Table134.A1" office:value-type="string">
            <text:p text:style-name="P8">Со мною с Ливана, невеста, </text:p>
          </table:table-cell>
        </table:table-row>
        <table:table-row>
          <table:table-cell table:style-name="Table134.A1" office:value-type="string">
            <text:p text:style-name="P7"/>
          </table:table-cell>
          <table:table-cell table:style-name="Table134.A1" office:value-type="string">
            <text:p text:style-name="P7"/>
          </table:table-cell>
          <table:table-cell table:style-name="Table134.A1" office:value-type="string">
            <text:p text:style-name="P8">со мною с Ливана приди! <text:line-break/><text:soft-page-break/>Взгляни с вершины Амана, <text:line-break/>с Сенира и Хермона вниз! <text:line-break/>От львиных убежищ с леопардовых гор! </text:p>
          </table:table-cell>
        </table:table-row>
        <table:table-row>
          <table:table-cell table:style-name="Table134.A1" office:value-type="string">
            <text:p text:style-name="P10">9</text:p>
          </table:table-cell>
          <table:table-cell table:style-name="Table134.A1" office:value-type="string">
            <text:p text:style-name="P8">—</text:p>
          </table:table-cell>
          <table:table-cell table:style-name="Table134.A1" office:value-type="string">
            <text:p text:style-name="P8">Ты сразила меня, сестра моя, невеста, </text:p>
          </table:table-cell>
        </table:table-row>
        <table:table-row>
          <table:table-cell table:style-name="Table134.A1" office:value-type="string">
            <text:p text:style-name="P7"/>
          </table:table-cell>
          <table:table-cell table:style-name="Table134.A1" office:value-type="string">
            <text:p text:style-name="P7"/>
          </table:table-cell>
          <table:table-cell table:style-name="Table134.A1" office:value-type="string">
            <text:p text:style-name="P8">сразила одним лишь взором, <text:line-break/>Одной цепочкой на шее, </text:p>
          </table:table-cell>
        </table:table-row>
        <table:table-row>
          <table:table-cell table:style-name="Table134.A1" office:value-type="string">
            <text:p text:style-name="P10">10</text:p>
          </table:table-cell>
          <table:table-cell table:style-name="Table134.A1" office:value-type="string">
            <text:p text:style-name="P7"/>
          </table:table-cell>
          <table:table-cell table:style-name="Table134.A1" office:value-type="string">
            <text:p text:style-name="P8">Сколь хороши твои ласки, сестра моя, невеста, </text:p>
          </table:table-cell>
        </table:table-row>
        <table:table-row>
          <table:table-cell table:style-name="Table134.A1" office:value-type="string">
            <text:p text:style-name="P7"/>
          </table:table-cell>
          <table:table-cell table:style-name="Table134.A1" office:value-type="string">
            <text:p text:style-name="P7"/>
          </table:table-cell>
          <table:table-cell table:style-name="Table134.A1" office:value-type="string">
            <text:p text:style-name="P8">сколь лучше вина, <text:line-break/>Аромат твоих умащений лучше бальзама, </text:p>
          </table:table-cell>
        </table:table-row>
        <table:table-row>
          <table:table-cell table:style-name="Table134.A1" office:value-type="string">
            <text:p text:style-name="P10">11</text:p>
          </table:table-cell>
          <table:table-cell table:style-name="Table134.A1" office:value-type="string">
            <text:p text:style-name="P7"/>
          </table:table-cell>
          <table:table-cell table:style-name="Table134.A1" office:value-type="string">
            <text:p text:style-name="P8">Сладкий сот текучий </text:p>
          </table:table-cell>
        </table:table-row>
        <table:table-row>
          <table:table-cell table:style-name="Table134.A1" office:value-type="string">
            <text:p text:style-name="P7"/>
          </table:table-cell>
          <table:table-cell table:style-name="Table134.A1" office:value-type="string">
            <text:p text:style-name="P7"/>
          </table:table-cell>
          <table:table-cell table:style-name="Table134.A1" office:value-type="string">
            <text:p text:style-name="P12">твои губы, невеста, <text:line-break/>Мед и млеко <text:line-break/>под твоим языком, <text:line-break/>Аромат одеяний, <text:line-break/>как ароматы Ливана. </text:p>
            <text:p text:style-name="P9"> <text:line-break/>* </text:p>
          </table:table-cell>
        </table:table-row>
        <table:table-row>
          <table:table-cell table:style-name="Table134.A1" office:value-type="string">
            <text:p text:style-name="P10">12</text:p>
          </table:table-cell>
          <table:table-cell table:style-name="Table134.A1" office:value-type="string">
            <text:p text:style-name="P8">—</text:p>
          </table:table-cell>
          <table:table-cell table:style-name="Table134.A1" office:value-type="string">
            <text:p text:style-name="P8">Замкнутый сад — сестра моя, невеста, </text:p>
          </table:table-cell>
        </table:table-row>
        <table:table-row>
          <table:table-cell table:style-name="Table134.A1" office:value-type="string">
            <text:p text:style-name="P7"/>
          </table:table-cell>
          <table:table-cell table:style-name="Table134.A1" office:value-type="string">
            <text:p text:style-name="P7"/>
          </table:table-cell>
          <table:table-cell table:style-name="Table134.A1" office:value-type="string">
            <text:p text:style-name="P8">Замкнутый сад, запечатанный источник! </text:p>
          </table:table-cell>
        </table:table-row>
        <table:table-row>
          <table:table-cell table:style-name="Table134.A1" office:value-type="string">
            <text:p text:style-name="P10">13</text:p>
          </table:table-cell>
          <table:table-cell table:style-name="Table134.A1" table:number-columns-spanned="2" office:value-type="string">
            <text:p text:style-name="P8">Твои заросли — гранатовая роща с сочными плодами, </text:p>
          </table:table-cell>
          <table:covered-table-cell/>
        </table:table-row>
        <table:table-row>
          <table:table-cell table:style-name="Table134.A1" office:value-type="string">
            <text:p text:style-name="P7"/>
          </table:table-cell>
          <table:table-cell table:style-name="Table134.A1" office:value-type="string">
            <text:p text:style-name="P7"/>
          </table:table-cell>
          <table:table-cell table:style-name="Table134.A1" office:value-type="string">
            <text:p text:style-name="P8">С хною и нардом! </text:p>
          </table:table-cell>
        </table:table-row>
        <table:table-row>
          <table:table-cell table:style-name="Table134.A1" office:value-type="string">
            <text:p text:style-name="P10">14</text:p>
          </table:table-cell>
          <table:table-cell table:style-name="Table134.A1" office:value-type="string">
            <text:p text:style-name="P7"/>
          </table:table-cell>
          <table:table-cell table:style-name="Table134.A1" office:value-type="string">
            <text:p text:style-name="P8">Нард и шафран, </text:p>
          </table:table-cell>
        </table:table-row>
        <table:table-row>
          <table:table-cell table:style-name="Table134.A1" office:value-type="string">
            <text:p text:style-name="P7"/>
          </table:table-cell>
          <table:table-cell table:style-name="Table134.A1" office:value-type="string">
            <text:p text:style-name="P7"/>
          </table:table-cell>
          <table:table-cell table:style-name="Table134.A1" office:value-type="string">
            <text:p text:style-name="P8">Аир и корица, <text:line-break/>Благовонные растенья, <text:line-break/>Мирра и алоэ, <text:line-break/>И весь лучший бальзам! </text:p>
          </table:table-cell>
        </table:table-row>
        <table:table-row>
          <table:table-cell table:style-name="Table134.A1" office:value-type="string">
            <text:p text:style-name="P10">15</text:p>
          </table:table-cell>
          <table:table-cell table:style-name="Table134.A1" table:number-columns-spanned="2" office:value-type="string">
            <text:p text:style-name="P8">Колодец садов </text:p>
          </table:table-cell>
          <table:covered-table-cell/>
        </table:table-row>
        <table:table-row>
          <table:table-cell table:style-name="Table134.A1" office:value-type="string">
            <text:p text:style-name="P7"/>
          </table:table-cell>
          <table:table-cell table:style-name="Table134.A1" office:value-type="string">
            <text:p text:style-name="P7"/>
          </table:table-cell>
          <table:table-cell table:style-name="Table134.A1" office:value-type="string">
            <text:p text:style-name="P8">источник с живой водою, <text:line-break/>родники с Ливана! </text:p>
          </table:table-cell>
        </table:table-row>
      </table:table>
      <text:p text:style-name="P3">631 </text:p>
      <text:p text:style-name="Horizontal_20_Line"/>
      <text:p text:style-name="P15"><text:bookmark text:name="s632"/></text:p>
      <table:table table:name="Table135" table:style-name="Table135">
        <table:table-column table:style-name="Table135.A"/>
        <table:table-column table:style-name="Table135.B"/>
        <table:table-column table:style-name="Table135.C"/>
        <table:table-row>
          <table:table-cell table:style-name="Table135.A1" office:value-type="string">
            <text:p text:style-name="P10">16</text:p>
          </table:table-cell>
          <table:table-cell table:style-name="Table135.A1" office:value-type="string">
            <text:p text:style-name="P7"/>
          </table:table-cell>
          <table:table-cell table:style-name="Table135.A1" office:value-type="string">
            <text:p text:style-name="P8">Восстань, северный ветер, </text:p>
          </table:table-cell>
        </table:table-row>
        <table:table-row>
          <table:table-cell table:style-name="Table135.A1" office:value-type="string">
            <text:p text:style-name="P7"/>
          </table:table-cell>
          <table:table-cell table:style-name="Table135.A1" office:value-type="string">
            <text:p text:style-name="P7"/>
          </table:table-cell>
          <table:table-cell table:style-name="Table135.A1" office:value-type="string">
            <text:p text:style-name="P8">приди, южный ветер, <text:line-break/>Ветер, повей на мой сад, <text:line-break/>пусть разольются его благовонъя! — <text:line-break/>Пусть войдет мой милый в свой сад, <text:line-break/>пусть поест его сочных плодов! </text:p>
          </table:table-cell>
        </table:table-row>
        <text:soft-page-break/>
        <table:table-row>
          <table:table-cell table:style-name="Table135.A1" office:value-type="string">
            <text:p text:style-name="P10">(v, 1)</text:p>
          </table:table-cell>
          <table:table-cell table:style-name="Table135.A1" office:value-type="string">
            <text:p text:style-name="P8">—</text:p>
          </table:table-cell>
          <table:table-cell table:style-name="Table135.A1" office:value-type="string">
            <text:p text:style-name="P8">Вошел я в сад мой, сестра моя, невеста, </text:p>
          </table:table-cell>
        </table:table-row>
        <table:table-row>
          <table:table-cell table:style-name="Table135.A1" office:value-type="string">
            <text:p text:style-name="P7"/>
          </table:table-cell>
          <table:table-cell table:style-name="Table135.A1" office:value-type="string">
            <text:p text:style-name="P7"/>
          </table:table-cell>
          <table:table-cell table:style-name="Table135.A1" office:value-type="string">
            <text:p text:style-name="P8">собрал моей мирры с бальзамом, <text:line-break/>Поел сота с медом, <text:line-break/>выпил вина с молоком. <text:line-break/>Ешьте, друзья, пейте и упивайтесь, родичи! </text:p>
          </table:table-cell>
        </table:table-row>
        <table:table-row>
          <table:table-cell table:style-name="Table135.A1" table:number-columns-spanned="3" office:value-type="string">
            <text:p text:style-name="P13">V </text:p>
            <text:p text:style-name="P9">* </text:p>
          </table:table-cell>
          <table:covered-table-cell/>
          <table:covered-table-cell/>
        </table:table-row>
        <table:table-row>
          <table:table-cell table:style-name="Table135.A1" office:value-type="string">
            <text:p text:style-name="P10">2</text:p>
          </table:table-cell>
          <table:table-cell table:style-name="Table135.A1" office:value-type="string">
            <text:p text:style-name="P8">—</text:p>
          </table:table-cell>
          <table:table-cell table:style-name="Table135.A1" office:value-type="string">
            <text:p text:style-name="P8">Я сплю, но сердце не спит.,. </text:p>
          </table:table-cell>
        </table:table-row>
        <table:table-row>
          <table:table-cell table:style-name="Table135.A1" office:value-type="string">
            <text:p text:style-name="P7"/>
          </table:table-cell>
          <table:table-cell table:style-name="Table135.A1" office:value-type="string">
            <text:p text:style-name="P7"/>
          </table:table-cell>
          <table:table-cell table:style-name="Table135.A1" office:value-type="string">
            <text:p text:style-name="P8">Голос милого — он стучится! <text:line-break/>«Отвори мне, моя милая, моя сестра, <text:line-break/>моя нетронутая, моя голубка, <text:line-break/>Голова моя полна росою, <text:line-break/>мои кудри — каплями ночи!» </text:p>
          </table:table-cell>
        </table:table-row>
        <table:table-row>
          <table:table-cell table:style-name="Table135.A1" office:value-type="string">
            <text:p text:style-name="P10">3</text:p>
          </table:table-cell>
          <table:table-cell table:style-name="Table135.A1" office:value-type="string">
            <text:p text:style-name="P8">—</text:p>
          </table:table-cell>
          <table:table-cell table:style-name="Table135.A1" office:value-type="string">
            <text:p text:style-name="P8">Сняла я хитон — </text:p>
          </table:table-cell>
        </table:table-row>
        <table:table-row>
          <table:table-cell table:style-name="Table135.A1" office:value-type="string">
            <text:p text:style-name="P7"/>
          </table:table-cell>
          <table:table-cell table:style-name="Table135.A1" office:value-type="string">
            <text:p text:style-name="P7"/>
          </table:table-cell>
          <table:table-cell table:style-name="Table135.A1" office:value-type="string">
            <text:p text:style-name="P8">не надевать же его снова! <text:line-break/>Омыла я ноги — <text:line-break/>не пачкать же их снова! </text:p>
          </table:table-cell>
        </table:table-row>
        <table:table-row>
          <table:table-cell table:style-name="Table135.A1" office:value-type="string">
            <text:p text:style-name="P10">4</text:p>
          </table:table-cell>
          <table:table-cell table:style-name="Table135.A1" table:number-columns-spanned="2" office:value-type="string">
            <text:p text:style-name="P8">Мой милый руку </text:p>
          </table:table-cell>
          <table:covered-table-cell/>
        </table:table-row>
        <table:table-row>
          <table:table-cell table:style-name="Table135.A1" office:value-type="string">
            <text:p text:style-name="P7"/>
          </table:table-cell>
          <table:table-cell table:style-name="Table135.A1" office:value-type="string">
            <text:p text:style-name="P7"/>
          </table:table-cell>
          <table:table-cell table:style-name="Table135.A1" office:value-type="string">
            <text:p text:style-name="P8">просунул в щелку — <text:line-break/>От него моя утроба взыграла. </text:p>
          </table:table-cell>
        </table:table-row>
        <table:table-row>
          <table:table-cell table:style-name="Table135.A1" office:value-type="string">
            <text:p text:style-name="P10">5</text:p>
          </table:table-cell>
          <table:table-cell table:style-name="Table135.A1" table:number-columns-spanned="2" office:value-type="string">
            <text:p text:style-name="P8">Встала милому отворить я, </text:p>
          </table:table-cell>
          <table:covered-table-cell/>
        </table:table-row>
        <table:table-row>
          <table:table-cell table:style-name="Table135.A1" office:value-type="string">
            <text:p text:style-name="P7"/>
          </table:table-cell>
          <table:table-cell table:style-name="Table135.A1" office:value-type="string">
            <text:p text:style-name="P7"/>
          </table:table-cell>
          <table:table-cell table:style-name="Table135.A1" office:value-type="string">
            <text:p text:style-name="P8">а с рук моих капала мирра, <text:line-break/>С пальцев — текучая мирра на скобы засова, </text:p>
          </table:table-cell>
        </table:table-row>
        <table:table-row>
          <table:table-cell table:style-name="Table135.A1" office:value-type="string">
            <text:p text:style-name="P10">6</text:p>
          </table:table-cell>
          <table:table-cell table:style-name="Table135.A1" office:value-type="string">
            <text:p text:style-name="P7"/>
          </table:table-cell>
          <table:table-cell table:style-name="Table135.A1" office:value-type="string">
            <text:p text:style-name="P8">Отворила я милому — </text:p>
          </table:table-cell>
        </table:table-row>
        <table:table-row>
          <table:table-cell table:style-name="Table135.A1" office:value-type="string">
            <text:p text:style-name="P7"/>
          </table:table-cell>
          <table:table-cell table:style-name="Table135.A1" office:value-type="string">
            <text:p text:style-name="P7"/>
          </table:table-cell>
          <table:table-cell table:style-name="Table135.A1" office:value-type="string">
            <text:p text:style-name="P8">а милый пропал, сокрылся, <text:line-break/>От слов его дух мой замер, <text:line-break/>Я искала его, не находила, <text:line-break/>кликала — он мне не ответил! </text:p>
          </table:table-cell>
        </table:table-row>
        <table:table-row>
          <table:table-cell table:style-name="Table135.A1" office:value-type="string">
            <text:p text:style-name="P10">7</text:p>
          </table:table-cell>
          <table:table-cell table:style-name="Table135.A1" office:value-type="string">
            <text:p text:style-name="P7"/>
          </table:table-cell>
          <table:table-cell table:style-name="Table135.A1" office:value-type="string">
            <text:p text:style-name="P8">Повстречали меня стражи, </text:p>
          </table:table-cell>
        </table:table-row>
        <table:table-row>
          <table:table-cell table:style-name="Table135.A1" office:value-type="string">
            <text:p text:style-name="P7"/>
          </table:table-cell>
          <table:table-cell table:style-name="Table135.A1" office:value-type="string">
            <text:p text:style-name="P7"/>
          </table:table-cell>
          <table:table-cell table:style-name="Table135.A1" office:value-type="string">
            <text:p text:style-name="P8">обходящие город, <text:line-break/>Изранили меня, избили, <text:line-break/>Стражи стен городских <text:line-break/>сорвали с меня покрывало. </text:p>
          </table:table-cell>
        </table:table-row>
      </table:table>
      <text:p text:style-name="P3">632 </text:p>
      <text:p text:style-name="Horizontal_20_Line"/>
      <text:p text:style-name="P15"><text:bookmark text:name="s633"/></text:p>
      <table:table table:name="Table136" table:style-name="Table136">
        <table:table-column table:style-name="Table136.A"/>
        <table:table-column table:style-name="Table136.B"/>
        <table:table-column table:style-name="Table136.C"/>
        <table:table-row>
          <table:table-cell table:style-name="Table136.A1" office:value-type="string">
            <text:p text:style-name="P10">8</text:p>
          </table:table-cell>
          <table:table-cell table:style-name="Table136.A1" office:value-type="string">
            <text:p text:style-name="P7"/>
          </table:table-cell>
          <table:table-cell table:style-name="Table136.A1" office:value-type="string">
            <text:p text:style-name="P8">Заклинаю вас, девушки Иерусалима, — </text:p>
          </table:table-cell>
        </table:table-row>
        <table:table-row>
          <table:table-cell table:style-name="Table136.A1" office:value-type="string">
            <text:p text:style-name="P7"/>
          </table:table-cell>
          <table:table-cell table:style-name="Table136.A1" office:value-type="string">
            <text:p text:style-name="P7"/>
          </table:table-cell>
          <table:table-cell table:style-name="Table136.A1" office:value-type="string">
            <text:p text:style-name="P8">если встретится вам мой милый, — <text:line-break/>Что вы скажете ему? Скажите, <text:line-break/><text:soft-page-break/>что я любовью больна. </text:p>
          </table:table-cell>
        </table:table-row>
        <table:table-row>
          <table:table-cell table:style-name="Table136.A1" office:value-type="string">
            <text:p text:style-name="P10">9</text:p>
          </table:table-cell>
          <table:table-cell table:style-name="Table136.A1" office:value-type="string">
            <text:p text:style-name="P8">—</text:p>
          </table:table-cell>
          <table:table-cell table:style-name="Table136.A1" office:value-type="string">
            <text:p text:style-name="P8"><text:span text:style-name="T5">Что твой милый среди милых,</text:span> </text:p>
          </table:table-cell>
        </table:table-row>
        <table:table-row>
          <table:table-cell table:style-name="Table136.A1" office:value-type="string">
            <text:p text:style-name="P7"/>
          </table:table-cell>
          <table:table-cell table:style-name="Table136.A1" office:value-type="string">
            <text:p text:style-name="P7"/>
          </table:table-cell>
          <table:table-cell table:style-name="Table136.A1" office:value-type="string">
            <text:p text:style-name="P8"><text:span text:style-name="T5">прекраснейшая из женщин,</text:span> <text:line-break/><text:span text:style-name="T5">Что твой милый среди милых,</text:span> <text:line-break/><text:span text:style-name="T5">что ты так нас заклинаешь?</text:span> </text:p>
          </table:table-cell>
        </table:table-row>
        <table:table-row>
          <table:table-cell table:style-name="Table136.A1" office:value-type="string">
            <text:p text:style-name="P10">10</text:p>
          </table:table-cell>
          <table:table-cell table:style-name="Table136.A1" office:value-type="string">
            <text:p text:style-name="P8">—</text:p>
          </table:table-cell>
          <table:table-cell table:style-name="Table136.A1" office:value-type="string">
            <text:p text:style-name="P8">Милый бел и румян, </text:p>
          </table:table-cell>
        </table:table-row>
        <table:table-row>
          <table:table-cell table:style-name="Table136.A1" office:value-type="string">
            <text:p text:style-name="P7"/>
          </table:table-cell>
          <table:table-cell table:style-name="Table136.A1" office:value-type="string">
            <text:p text:style-name="P7"/>
          </table:table-cell>
          <table:table-cell table:style-name="Table136.A1" office:value-type="string">
            <text:p text:style-name="P8">отличен из тысяч: </text:p>
          </table:table-cell>
        </table:table-row>
        <table:table-row>
          <table:table-cell table:style-name="Table136.A1" office:value-type="string">
            <text:p text:style-name="P10">11</text:p>
          </table:table-cell>
          <table:table-cell table:style-name="Table136.A1" office:value-type="string">
            <text:p text:style-name="P7"/>
          </table:table-cell>
          <table:table-cell table:style-name="Table136.A1" office:value-type="string">
            <text:p text:style-name="P8">Лицо его — чистое золото, </text:p>
          </table:table-cell>
        </table:table-row>
        <table:table-row>
          <table:table-cell table:style-name="Table136.A1" office:value-type="string">
            <text:p text:style-name="P7"/>
          </table:table-cell>
          <table:table-cell table:style-name="Table136.A1" office:value-type="string">
            <text:p text:style-name="P7"/>
          </table:table-cell>
          <table:table-cell table:style-name="Table136.A1" office:value-type="string">
            <text:p text:style-name="P8">кудри его — пальмовые гроздья, <text:line-break/>черные, как ворон, </text:p>
          </table:table-cell>
        </table:table-row>
        <table:table-row>
          <table:table-cell table:style-name="Table136.A1" office:value-type="string">
            <text:p text:style-name="P10">12</text:p>
          </table:table-cell>
          <table:table-cell table:style-name="Table136.A1" office:value-type="string">
            <text:p text:style-name="P7"/>
          </table:table-cell>
          <table:table-cell table:style-name="Table136.A1" office:value-type="string">
            <text:p text:style-name="P8">Очи его, как голуби </text:p>
          </table:table-cell>
        </table:table-row>
        <table:table-row>
          <table:table-cell table:style-name="Table136.A1" office:value-type="string">
            <text:p text:style-name="P7"/>
          </table:table-cell>
          <table:table-cell table:style-name="Table136.A1" office:value-type="string">
            <text:p text:style-name="P7"/>
          </table:table-cell>
          <table:table-cell table:style-name="Table136.A1" office:value-type="string">
            <text:p text:style-name="P8">на водных потоках, <text:line-break/>Купаются в молоке, сидят у разлива, </text:p>
          </table:table-cell>
        </table:table-row>
        <table:table-row>
          <table:table-cell table:style-name="Table136.A1" office:value-type="string">
            <text:p text:style-name="P10">13</text:p>
          </table:table-cell>
          <table:table-cell table:style-name="Table136.A1" office:value-type="string">
            <text:p text:style-name="P7"/>
          </table:table-cell>
          <table:table-cell table:style-name="Table136.A1" office:value-type="string">
            <text:p text:style-name="P8">Щеки его, как гряды благовоний, </text:p>
          </table:table-cell>
        </table:table-row>
        <table:table-row>
          <table:table-cell table:style-name="Table136.A1" office:value-type="string">
            <text:p text:style-name="P7"/>
          </table:table-cell>
          <table:table-cell table:style-name="Table136.A1" office:value-type="string">
            <text:p text:style-name="P7"/>
          </table:table-cell>
          <table:table-cell table:style-name="Table136.A1" office:value-type="string">
            <text:p text:style-name="P8">растящие ароматы, <text:line-break/>Губы его — красные лилии, <text:line-break/>капающие миррой текучей, </text:p>
          </table:table-cell>
        </table:table-row>
        <table:table-row>
          <table:table-cell table:style-name="Table136.A1" office:value-type="string">
            <text:p text:style-name="P10">14</text:p>
          </table:table-cell>
          <table:table-cell table:style-name="Table136.A1" office:value-type="string">
            <text:p text:style-name="P7"/>
          </table:table-cell>
          <table:table-cell table:style-name="Table136.A1" office:value-type="string">
            <text:p text:style-name="P8">Руки его — золотые жезлы, </text:p>
          </table:table-cell>
        </table:table-row>
        <table:table-row>
          <table:table-cell table:style-name="Table136.A1" office:value-type="string">
            <text:p text:style-name="P7"/>
          </table:table-cell>
          <table:table-cell table:style-name="Table136.A1" office:value-type="string">
            <text:p text:style-name="P7"/>
          </table:table-cell>
          <table:table-cell table:style-name="Table136.A1" office:value-type="string">
            <text:p text:style-name="P8">унизанные самоцветом, <text:line-break/>Живот его — слоновая кость, <text:line-break/>обрамленная темно-синим каменьем, </text:p>
          </table:table-cell>
        </table:table-row>
        <table:table-row>
          <table:table-cell table:style-name="Table136.A1" office:value-type="string">
            <text:p text:style-name="P10">15</text:p>
          </table:table-cell>
          <table:table-cell table:style-name="Table136.A1" office:value-type="string">
            <text:p text:style-name="P7"/>
          </table:table-cell>
          <table:table-cell table:style-name="Table136.A1" office:value-type="string">
            <text:p text:style-name="P8">Ноги его — мраморные столбы, </text:p>
          </table:table-cell>
        </table:table-row>
        <table:table-row>
          <table:table-cell table:style-name="Table136.A1" office:value-type="string">
            <text:p text:style-name="P7"/>
          </table:table-cell>
          <table:table-cell table:style-name="Table136.A1" office:value-type="string">
            <text:p text:style-name="P7"/>
          </table:table-cell>
          <table:table-cell table:style-name="Table136.A1" office:value-type="string">
            <text:p text:style-name="P8">поставленные в золотые опоры, <text:line-break/>Облик его — как Ливан, <text:line-break/>он прекрасен, как кедры, </text:p>
          </table:table-cell>
        </table:table-row>
        <table:table-row>
          <table:table-cell table:style-name="Table136.A1" office:value-type="string">
            <text:p text:style-name="P10">16</text:p>
          </table:table-cell>
          <table:table-cell table:style-name="Table136.A1" office:value-type="string">
            <text:p text:style-name="P7"/>
          </table:table-cell>
          <table:table-cell table:style-name="Table136.A1" office:value-type="string">
            <text:p text:style-name="P8">Нёбо его — сладость, </text:p>
          </table:table-cell>
        </table:table-row>
        <table:table-row>
          <table:table-cell table:style-name="Table136.A1" office:value-type="string">
            <text:p text:style-name="P7"/>
          </table:table-cell>
          <table:table-cell table:style-name="Table136.A1" office:value-type="string">
            <text:p text:style-name="P7"/>
          </table:table-cell>
          <table:table-cell table:style-name="Table136.A1" office:value-type="string">
            <text:p text:style-name="P12">и весь он — отрада! <text:line-break/>Таков мой милый, таков мой друг, <text:line-break/>Девушки Иерусалима! </text:p>
            <text:p text:style-name="P13">VI </text:p>
            <text:p text:style-name="P9">* </text:p>
          </table:table-cell>
        </table:table-row>
        <table:table-row>
          <table:table-cell table:style-name="Table136.A1" office:value-type="string">
            <text:p text:style-name="P10">1</text:p>
          </table:table-cell>
          <table:table-cell table:style-name="Table136.A1" office:value-type="string">
            <text:p text:style-name="P8">—</text:p>
          </table:table-cell>
          <table:table-cell table:style-name="Table136.A1" office:value-type="string">
            <text:p text:style-name="P8"><text:span text:style-name="T5">Куда ушел твой милый,</text:span> </text:p>
          </table:table-cell>
        </table:table-row>
        <table:table-row>
          <table:table-cell table:style-name="Table136.A1" office:value-type="string">
            <text:p text:style-name="P7"/>
          </table:table-cell>
          <table:table-cell table:style-name="Table136.A1" office:value-type="string">
            <text:p text:style-name="P7"/>
          </table:table-cell>
          <table:table-cell table:style-name="Table136.A1" office:value-type="string">
            <text:p text:style-name="P8"><text:span text:style-name="T5">прекраснейшая из женщин, <text:line-break/>Куда уклонился твой милый, — <text:line-break/>мы поищем с тобою!</text:span> </text:p>
          </table:table-cell>
        </table:table-row>
      </table:table>
      <text:p text:style-name="P3"><text:soft-page-break/>633 </text:p>
      <text:p text:style-name="Horizontal_20_Line"/>
      <text:p text:style-name="P15"><text:bookmark text:name="s634"/></text:p>
      <table:table table:name="Table137" table:style-name="Table137">
        <table:table-column table:style-name="Table137.A"/>
        <table:table-column table:style-name="Table137.B"/>
        <table:table-column table:style-name="Table137.C"/>
        <table:table-row>
          <table:table-cell table:style-name="Table137.A1" office:value-type="string">
            <text:p text:style-name="P10">2</text:p>
          </table:table-cell>
          <table:table-cell table:style-name="Table137.A1" office:value-type="string">
            <text:p text:style-name="P8">—</text:p>
          </table:table-cell>
          <table:table-cell table:style-name="Table137.A1" office:value-type="string">
            <text:p text:style-name="P8">Мой милый в свой сад спустился, </text:p>
          </table:table-cell>
        </table:table-row>
        <table:table-row>
          <table:table-cell table:style-name="Table137.A1" office:value-type="string">
            <text:p text:style-name="P7"/>
          </table:table-cell>
          <table:table-cell table:style-name="Table137.A1" office:value-type="string">
            <text:p text:style-name="P7"/>
          </table:table-cell>
          <table:table-cell table:style-name="Table137.A1" office:value-type="string">
            <text:p text:style-name="P8">ко грядам благовоний, <text:line-break/>Побродить среди сада <text:line-break/>и нарвать себе лилий, — </text:p>
          </table:table-cell>
        </table:table-row>
        <table:table-row>
          <table:table-cell table:style-name="Table137.A1" office:value-type="string">
            <text:p text:style-name="P10">3</text:p>
          </table:table-cell>
          <table:table-cell table:style-name="Table137.A1" office:value-type="string">
            <text:p text:style-name="P7"/>
          </table:table-cell>
          <table:table-cell table:style-name="Table137.A1" office:value-type="string">
            <text:p text:style-name="P8">Отдан милый мой мне, </text:p>
          </table:table-cell>
        </table:table-row>
        <table:table-row>
          <table:table-cell table:style-name="Table137.A1" office:value-type="string">
            <text:p text:style-name="P7"/>
          </table:table-cell>
          <table:table-cell table:style-name="Table137.A1" office:value-type="string">
            <text:p text:style-name="P7"/>
          </table:table-cell>
          <table:table-cell table:style-name="Table137.A1" office:value-type="string">
            <text:p text:style-name="P12">а я — ему, — <text:line-break/>Он блуждает меж лилий. </text:p>
            <text:p text:style-name="P9"> <text:line-break/>* </text:p>
          </table:table-cell>
        </table:table-row>
        <table:table-row>
          <table:table-cell table:style-name="Table137.A1" office:value-type="string">
            <text:p text:style-name="P10">4</text:p>
          </table:table-cell>
          <table:table-cell table:style-name="Table137.A1" office:value-type="string">
            <text:p text:style-name="P8">—</text:p>
          </table:table-cell>
          <table:table-cell table:style-name="Table137.A1" office:value-type="string">
            <text:p text:style-name="P8">Прекрасна ты, милая, как столица, </text:p>
          </table:table-cell>
        </table:table-row>
        <table:table-row>
          <table:table-cell table:style-name="Table137.A1" office:value-type="string">
            <text:p text:style-name="P7"/>
          </table:table-cell>
          <table:table-cell table:style-name="Table137.A1" office:value-type="string">
            <text:p text:style-name="P7"/>
          </table:table-cell>
          <table:table-cell table:style-name="Table137.A1" office:value-type="string">
            <text:p text:style-name="P8">хороша, как Иерусалим, <text:line-break/>И грозна, как полк знамённый! </text:p>
          </table:table-cell>
        </table:table-row>
        <table:table-row>
          <table:table-cell table:style-name="Table137.A1" office:value-type="string">
            <text:p text:style-name="P10">5</text:p>
          </table:table-cell>
          <table:table-cell table:style-name="Table137.A1" office:value-type="string">
            <text:p text:style-name="P7"/>
          </table:table-cell>
          <table:table-cell table:style-name="Table137.A1" office:value-type="string">
            <text:p text:style-name="P8">Отведи от меня глаза, </text:p>
          </table:table-cell>
        </table:table-row>
        <table:table-row>
          <table:table-cell table:style-name="Table137.A1" office:value-type="string">
            <text:p text:style-name="P7"/>
          </table:table-cell>
          <table:table-cell table:style-name="Table137.A1" office:value-type="string">
            <text:p text:style-name="P7"/>
          </table:table-cell>
          <table:table-cell table:style-name="Table137.A1" office:value-type="string">
            <text:p text:style-name="P8">что меня победили, <text:line-break/>Твои волосы — как стадо коз, <text:line-break/>что сбегает с гор гилеадских, </text:p>
          </table:table-cell>
        </table:table-row>
        <table:table-row>
          <table:table-cell table:style-name="Table137.A1" office:value-type="string">
            <text:p text:style-name="P10">6</text:p>
          </table:table-cell>
          <table:table-cell table:style-name="Table137.A1" office:value-type="string">
            <text:p text:style-name="P7"/>
          </table:table-cell>
          <table:table-cell table:style-name="Table137.A1" office:value-type="string">
            <text:p text:style-name="P8">Твои зубы — как стадо овец, </text:p>
          </table:table-cell>
        </table:table-row>
        <table:table-row>
          <table:table-cell table:style-name="Table137.A1" office:value-type="string">
            <text:p text:style-name="P7"/>
          </table:table-cell>
          <table:table-cell table:style-name="Table137.A1" office:value-type="string">
            <text:p text:style-name="P7"/>
          </table:table-cell>
          <table:table-cell table:style-name="Table137.A1" office:value-type="string">
            <text:p text:style-name="P8">возвращающихся с купанья, <text:line-break/>Родила из них каждая двойню, <text:line-break/>и нет среди них бесплодной, </text:p>
          </table:table-cell>
        </table:table-row>
        <table:table-row>
          <table:table-cell table:style-name="Table137.A1" office:value-type="string">
            <text:p text:style-name="P10">7</text:p>
          </table:table-cell>
          <table:table-cell table:style-name="Table137.A1" office:value-type="string">
            <text:p text:style-name="P7"/>
          </table:table-cell>
          <table:table-cell table:style-name="Table137.A1" office:value-type="string">
            <text:p text:style-name="P8">Как разлом граната, твои щеки — </text:p>
          </table:table-cell>
        </table:table-row>
        <table:table-row>
          <table:table-cell table:style-name="Table137.A1" office:value-type="string">
            <text:p text:style-name="P7"/>
          </table:table-cell>
          <table:table-cell table:style-name="Table137.A1" office:value-type="string">
            <text:p text:style-name="P7"/>
          </table:table-cell>
          <table:table-cell table:style-name="Table137.A1" office:value-type="string">
            <text:p text:style-name="P12">Из-под фаты! </text:p>
            <text:p text:style-name="P9"> <text:line-break/>* </text:p>
          </table:table-cell>
        </table:table-row>
        <table:table-row>
          <table:table-cell table:style-name="Table137.A1" office:value-type="string">
            <text:p text:style-name="P10">8</text:p>
          </table:table-cell>
          <table:table-cell table:style-name="Table137.A1" office:value-type="string">
            <text:p text:style-name="P8">—</text:p>
          </table:table-cell>
          <table:table-cell table:style-name="Table137.A1" office:value-type="string">
            <text:p text:style-name="P8">Шестьдесят их, цариц, </text:p>
          </table:table-cell>
        </table:table-row>
        <table:table-row>
          <table:table-cell table:style-name="Table137.A1" office:value-type="string">
            <text:p text:style-name="P7"/>
          </table:table-cell>
          <table:table-cell table:style-name="Table137.A1" office:value-type="string">
            <text:p text:style-name="P7"/>
          </table:table-cell>
          <table:table-cell table:style-name="Table137.A1" office:value-type="string">
            <text:p text:style-name="P8">и восемьдесят наложниц, <text:line-break/>и девушек — без счета, — </text:p>
          </table:table-cell>
        </table:table-row>
        <table:table-row>
          <table:table-cell table:style-name="Table137.A1" office:value-type="string">
            <text:p text:style-name="P10">9</text:p>
          </table:table-cell>
          <table:table-cell table:style-name="Table137.A1" office:value-type="string">
            <text:p text:style-name="P7"/>
          </table:table-cell>
          <table:table-cell table:style-name="Table137.A1" office:value-type="string">
            <text:p text:style-name="P8">Одна она, моя нетронутая, моя голубка, </text:p>
          </table:table-cell>
        </table:table-row>
        <table:table-row>
          <table:table-cell table:style-name="Table137.A1" office:value-type="string">
            <text:p text:style-name="P7"/>
          </table:table-cell>
          <table:table-cell table:style-name="Table137.A1" office:value-type="string">
            <text:p text:style-name="P7"/>
          </table:table-cell>
          <table:table-cell table:style-name="Table137.A1" office:value-type="string">
            <text:p text:style-name="P8">Одна она — ясная дочка <text:line-break/>у матери родимой, — <text:line-break/>Увидали подруги — <text:line-break/>те пожелали ей счастья, <text:line-break/>Царицы и наложницы — <text:line-break/>те восхвалили: </text:p>
          </table:table-cell>
        </table:table-row>
        <table:table-row>
          <table:table-cell table:style-name="Table137.A1" office:value-type="string">
            <text:p text:style-name="P10">10</text:p>
          </table:table-cell>
          <table:table-cell table:style-name="Table137.A1" office:value-type="string">
            <text:p text:style-name="P8">—</text:p>
          </table:table-cell>
          <table:table-cell table:style-name="Table137.A1" office:value-type="string">
            <text:p text:style-name="P11">Кто это восходит, как заря, <text:soft-page-break/></text:p>
          </table:table-cell>
        </table:table-row>
        <table:table-row>
          <table:table-cell table:style-name="Table137.A1" office:value-type="string">
            <text:p text:style-name="P7"/>
          </table:table-cell>
          <table:table-cell table:style-name="Table137.A1" office:value-type="string">
            <text:p text:style-name="P7"/>
          </table:table-cell>
          <table:table-cell table:style-name="Table137.A1" office:value-type="string">
            <text:p text:style-name="P12">прекрасная, как луна, <text:line-break/>Ясная, как солнце, <text:line-break/><text:span text:style-name="T5">грозная, как полк знамённый?</text:span> </text:p>
            <text:p text:style-name="P9"> <text:line-break/>* </text:p>
          </table:table-cell>
        </table:table-row>
        <table:table-row>
          <table:table-cell table:style-name="Table137.A1" office:value-type="string">
            <text:p text:style-name="P10">11</text:p>
          </table:table-cell>
          <table:table-cell table:style-name="Table137.A1" office:value-type="string">
            <text:p text:style-name="P8">—</text:p>
          </table:table-cell>
          <table:table-cell table:style-name="Table137.A1" office:value-type="string">
            <text:p text:style-name="P8">Я спустился в ореховый сад </text:p>
          </table:table-cell>
        </table:table-row>
        <table:table-row>
          <table:table-cell table:style-name="Table137.A1" office:value-type="string">
            <text:p text:style-name="P7"/>
          </table:table-cell>
          <table:table-cell table:style-name="Table137.A1" office:value-type="string">
            <text:p text:style-name="P7"/>
          </table:table-cell>
          <table:table-cell table:style-name="Table137.A1" office:value-type="string">
            <text:p text:style-name="P8">посмотреть на побеги долины, <text:line-break/>Посмотреть, зеленеют ли лозы, <text:line-break/>зацвели ли гранаты. </text:p>
          </table:table-cell>
        </table:table-row>
      </table:table>
      <text:p text:style-name="P3">634 </text:p>
      <text:p text:style-name="Horizontal_20_Line"/>
      <text:p text:style-name="P15"><text:bookmark text:name="s635"/></text:p>
      <table:table table:name="Table138" table:style-name="Table138">
        <table:table-column table:style-name="Table138.A"/>
        <table:table-column table:style-name="Table138.B"/>
        <table:table-column table:style-name="Table138.C"/>
        <table:table-row>
          <table:table-cell table:style-name="Table138.A1" office:value-type="string">
            <text:p text:style-name="P10">12</text:p>
          </table:table-cell>
          <table:table-cell table:style-name="Table138.A1" table:number-columns-spanned="2" office:value-type="string">
            <text:p text:style-name="P8">Я и не ведал — </text:p>
          </table:table-cell>
          <table:covered-table-cell/>
        </table:table-row>
        <table:table-row>
          <table:table-cell table:style-name="Table138.A1" office:value-type="string">
            <text:p text:style-name="P7"/>
          </table:table-cell>
          <table:table-cell table:style-name="Table138.A1" office:value-type="string">
            <text:p text:style-name="P7"/>
          </table:table-cell>
          <table:table-cell table:style-name="Table138.A1" office:value-type="string">
            <text:p text:style-name="P8">душа моя меня повергла <text:line-break/>под победные колесницы: <text:line-break/>Вернись, вернись, шуламянка, <text:line-break/>вернись, вернись, дай взглянуть! </text:p>
          </table:table-cell>
        </table:table-row>
        <table:table-row>
          <table:table-cell table:style-name="Table138.A1" office:value-type="string">
            <text:p text:style-name="P10">(VII, 1)</text:p>
          </table:table-cell>
          <table:table-cell table:style-name="Table138.A1" office:value-type="string">
            <text:p text:style-name="P8">—</text:p>
          </table:table-cell>
          <table:table-cell table:style-name="Table138.A1" office:value-type="string">
            <text:p text:style-name="P8"><text:span text:style-name="T5">Что смотреть вам на шуламянку,</text:span> </text:p>
          </table:table-cell>
        </table:table-row>
        <table:table-row>
          <table:table-cell table:style-name="Table138.A1" office:value-type="string">
            <text:p text:style-name="P7"/>
          </table:table-cell>
          <table:table-cell table:style-name="Table138.A1" office:value-type="string">
            <text:p text:style-name="P7"/>
          </table:table-cell>
          <table:table-cell table:style-name="Table138.A1" office:value-type="string">
            <text:p text:style-name="P8"><text:span text:style-name="T5">будто на хороводную пляску?</text:span> </text:p>
          </table:table-cell>
        </table:table-row>
        <table:table-row>
          <table:table-cell table:style-name="Table138.A1" table:number-columns-spanned="3" office:value-type="string">
            <text:p text:style-name="P13"> <text:line-break/>VII </text:p>
            <text:p text:style-name="P9">* </text:p>
          </table:table-cell>
          <table:covered-table-cell/>
          <table:covered-table-cell/>
        </table:table-row>
        <table:table-row>
          <table:table-cell table:style-name="Table138.A1" office:value-type="string">
            <text:p text:style-name="P10">2</text:p>
          </table:table-cell>
          <table:table-cell table:style-name="Table138.A1" office:value-type="string">
            <text:p text:style-name="P8">—</text:p>
          </table:table-cell>
          <table:table-cell table:style-name="Table138.A1" office:value-type="string">
            <text:p text:style-name="P8">Как прекрасны твои ноги в сандалиях, </text:p>
          </table:table-cell>
        </table:table-row>
        <table:table-row>
          <table:table-cell table:style-name="Table138.A1" office:value-type="string">
            <text:p text:style-name="P7"/>
          </table:table-cell>
          <table:table-cell table:style-name="Table138.A1" office:value-type="string">
            <text:p text:style-name="P7"/>
          </table:table-cell>
          <table:table-cell table:style-name="Table138.A1" office:value-type="string">
            <text:p text:style-name="P8">знатная дева! <text:line-break/>Изгиб твоих бедер, как обруч, <text:line-break/>что сделал искусник, </text:p>
          </table:table-cell>
        </table:table-row>
        <table:table-row>
          <table:table-cell table:style-name="Table138.A1" office:value-type="string">
            <text:p text:style-name="P10">3</text:p>
          </table:table-cell>
          <table:table-cell table:style-name="Table138.A1" office:value-type="string">
            <text:p text:style-name="P7"/>
          </table:table-cell>
          <table:table-cell table:style-name="Table138.A1" office:value-type="string">
            <text:p text:style-name="P8">Твой пупок — это круглая чашка, </text:p>
          </table:table-cell>
        </table:table-row>
        <table:table-row>
          <table:table-cell table:style-name="Table138.A1" office:value-type="string">
            <text:p text:style-name="P7"/>
          </table:table-cell>
          <table:table-cell table:style-name="Table138.A1" office:value-type="string">
            <text:p text:style-name="P7"/>
          </table:table-cell>
          <table:table-cell table:style-name="Table138.A1" office:value-type="string">
            <text:p text:style-name="P8">полная шербета, <text:line-break/>Твой живот — это ворох пшеницы <text:line-break/>с каёмкою красных лилий, </text:p>
          </table:table-cell>
        </table:table-row>
        <table:table-row>
          <table:table-cell table:style-name="Table138.A1" office:value-type="string">
            <text:p text:style-name="P10">4</text:p>
          </table:table-cell>
          <table:table-cell table:style-name="Table138.A1" office:value-type="string">
            <text:p text:style-name="P7"/>
          </table:table-cell>
          <table:table-cell table:style-name="Table138.A1" office:value-type="string">
            <text:p text:style-name="P8">Твои груди, как два олененка, </text:p>
          </table:table-cell>
        </table:table-row>
        <table:table-row>
          <table:table-cell table:style-name="Table138.A1" office:value-type="string">
            <text:p text:style-name="P7"/>
          </table:table-cell>
          <table:table-cell table:style-name="Table138.A1" office:value-type="string">
            <text:p text:style-name="P7"/>
          </table:table-cell>
          <table:table-cell table:style-name="Table138.A1" office:value-type="string">
            <text:p text:style-name="P8">двойня газели, <text:line-break/>Шея — башня слоновой кости, </text:p>
          </table:table-cell>
        </table:table-row>
        <table:table-row>
          <table:table-cell table:style-name="Table138.A1" office:value-type="string">
            <text:p text:style-name="P10">5</text:p>
          </table:table-cell>
          <table:table-cell table:style-name="Table138.A1" office:value-type="string">
            <text:p text:style-name="P7"/>
          </table:table-cell>
          <table:table-cell table:style-name="Table138.A1" office:value-type="string">
            <text:p text:style-name="P8">Твои очи — пруды в Хешбоне </text:p>
          </table:table-cell>
        </table:table-row>
        <table:table-row>
          <table:table-cell table:style-name="Table138.A1" office:value-type="string">
            <text:p text:style-name="P7"/>
          </table:table-cell>
          <table:table-cell table:style-name="Table138.A1" office:value-type="string">
            <text:p text:style-name="P7"/>
          </table:table-cell>
          <table:table-cell table:style-name="Table138.A1" office:value-type="string">
            <text:p text:style-name="P8">у ворот Бат-рабби́м, <text:line-break/>Твой нос, как горная башня <text:line-break/><text:soft-page-break/>на дозоре против Арама, </text:p>
          </table:table-cell>
        </table:table-row>
        <table:table-row>
          <table:table-cell table:style-name="Table138.A1" office:value-type="string">
            <text:p text:style-name="P10">6</text:p>
          </table:table-cell>
          <table:table-cell table:style-name="Table138.A1" office:value-type="string">
            <text:p text:style-name="P7"/>
          </table:table-cell>
          <table:table-cell table:style-name="Table138.A1" office:value-type="string">
            <text:p text:style-name="P8">Твоя голова — как гора Кармел, </text:p>
          </table:table-cell>
        </table:table-row>
        <table:table-row>
          <table:table-cell table:style-name="Table138.A1" office:value-type="string">
            <text:p text:style-name="P7"/>
          </table:table-cell>
          <table:table-cell table:style-name="Table138.A1" office:value-type="string">
            <text:p text:style-name="P7"/>
          </table:table-cell>
          <table:table-cell table:style-name="Table138.A1" office:value-type="string">
            <text:p text:style-name="P12">и пряди волос — как пурпур, <text:line-break/>Царь полонен в подземельях. </text:p>
            <text:p text:style-name="P9">* </text:p>
          </table:table-cell>
        </table:table-row>
        <table:table-row>
          <table:table-cell table:style-name="Table138.A1" office:value-type="string">
            <text:p text:style-name="P10">7</text:p>
          </table:table-cell>
          <table:table-cell table:style-name="Table138.A1" office:value-type="string">
            <text:p text:style-name="P8">—</text:p>
          </table:table-cell>
          <table:table-cell table:style-name="Table138.A1" office:value-type="string">
            <text:p text:style-name="P8">Как ты прекрасна, как приятна, </text:p>
          </table:table-cell>
        </table:table-row>
        <table:table-row>
          <table:table-cell table:style-name="Table138.A1" office:value-type="string">
            <text:p text:style-name="P7"/>
          </table:table-cell>
          <table:table-cell table:style-name="Table138.A1" office:value-type="string">
            <text:p text:style-name="P7"/>
          </table:table-cell>
          <table:table-cell table:style-name="Table138.A1" office:value-type="string">
            <text:p text:style-name="P8">любовь, дочь наслаждений! </text:p>
          </table:table-cell>
        </table:table-row>
        <table:table-row>
          <table:table-cell table:style-name="Table138.A1" office:value-type="string">
            <text:p text:style-name="P10">8</text:p>
          </table:table-cell>
          <table:table-cell table:style-name="Table138.A1" office:value-type="string">
            <text:p text:style-name="P7"/>
          </table:table-cell>
          <table:table-cell table:style-name="Table138.A1" office:value-type="string">
            <text:p text:style-name="P8">Этот стан твой похож на пальму, </text:p>
          </table:table-cell>
        </table:table-row>
        <table:table-row>
          <table:table-cell table:style-name="Table138.A1" office:value-type="string">
            <text:p text:style-name="P7"/>
          </table:table-cell>
          <table:table-cell table:style-name="Table138.A1" office:value-type="string">
            <text:p text:style-name="P7"/>
          </table:table-cell>
          <table:table-cell table:style-name="Table138.A1" office:value-type="string">
            <text:p text:style-name="P8">и груди — на гроздья, </text:p>
          </table:table-cell>
        </table:table-row>
        <table:table-row>
          <table:table-cell table:style-name="Table138.A1" office:value-type="string">
            <text:p text:style-name="P10">9</text:p>
          </table:table-cell>
          <table:table-cell table:style-name="Table138.A1" office:value-type="string">
            <text:p text:style-name="P7"/>
          </table:table-cell>
          <table:table-cell table:style-name="Table138.A1" office:value-type="string">
            <text:p text:style-name="P8">Я сказал: заберусь на пальму, </text:p>
          </table:table-cell>
        </table:table-row>
        <table:table-row>
          <table:table-cell table:style-name="Table138.A1" office:value-type="string">
            <text:p text:style-name="P7"/>
          </table:table-cell>
          <table:table-cell table:style-name="Table138.A1" office:value-type="string">
            <text:p text:style-name="P7"/>
          </table:table-cell>
          <table:table-cell table:style-name="Table138.A1" office:value-type="string">
            <text:p text:style-name="P8">возьмусь за фиников кисти, — <text:line-break/>Да будут груди твои, как гроздья лозы, <text:line-break/>как яблоки — твое дыханье, </text:p>
          </table:table-cell>
        </table:table-row>
        <table:table-row>
          <table:table-cell table:style-name="Table138.A1" office:value-type="string">
            <text:p text:style-name="P10">10</text:p>
          </table:table-cell>
          <table:table-cell table:style-name="Table138.A1" office:value-type="string">
            <text:p text:style-name="P7"/>
          </table:table-cell>
          <table:table-cell table:style-name="Table138.A1" office:value-type="string">
            <text:p text:style-name="P8">И нёбо твое — как доброе вино! </text:p>
          </table:table-cell>
        </table:table-row>
      </table:table>
      <text:p text:style-name="P3">635 </text:p>
      <text:p text:style-name="Horizontal_20_Line"/>
      <text:p text:style-name="P15"><text:bookmark text:name="s636"/></text:p>
      <table:table table:name="Table139" table:style-name="Table139">
        <table:table-column table:style-name="Table139.A"/>
        <table:table-column table:style-name="Table139.B"/>
        <table:table-column table:style-name="Table139.C"/>
        <table:table-row>
          <table:table-cell table:style-name="Table139.A1" office:value-type="string">
            <text:p text:style-name="P7"/>
          </table:table-cell>
          <table:table-cell table:style-name="Table139.A1" office:value-type="string">
            <text:p text:style-name="P7"/>
          </table:table-cell>
          <table:table-cell table:style-name="Table139.A1" office:value-type="string">
            <text:p text:style-name="P8">— К милому поистине оно течет, <text:line-break/>У засыпающих тает на губах. </text:p>
          </table:table-cell>
        </table:table-row>
        <table:table-row>
          <table:table-cell table:style-name="Table139.A1" office:value-type="string">
            <text:p text:style-name="P10">11</text:p>
          </table:table-cell>
          <table:table-cell table:style-name="Table139.A1" office:value-type="string">
            <text:p text:style-name="P8">—</text:p>
          </table:table-cell>
          <table:table-cell table:style-name="Table139.A1" office:value-type="string">
            <text:p text:style-name="P8">Досталась я милому, </text:p>
          </table:table-cell>
        </table:table-row>
        <table:table-row>
          <table:table-cell table:style-name="Table139.A1" office:value-type="string">
            <text:p text:style-name="P7"/>
          </table:table-cell>
          <table:table-cell table:style-name="Table139.A1" office:value-type="string">
            <text:p text:style-name="P7"/>
          </table:table-cell>
          <table:table-cell table:style-name="Table139.A1" office:value-type="string">
            <text:p text:style-name="P8">и меня он желает, — </text:p>
          </table:table-cell>
        </table:table-row>
        <table:table-row>
          <table:table-cell table:style-name="Table139.A1" office:value-type="string">
            <text:p text:style-name="P10">12</text:p>
          </table:table-cell>
          <table:table-cell table:style-name="Table139.A1" office:value-type="string">
            <text:p text:style-name="P7"/>
          </table:table-cell>
          <table:table-cell table:style-name="Table139.A1" office:value-type="string">
            <text:p text:style-name="P8">Пойдем, мой милый, выйдем в поля, </text:p>
          </table:table-cell>
        </table:table-row>
        <table:table-row>
          <table:table-cell table:style-name="Table139.A1" office:value-type="string">
            <text:p text:style-name="P7"/>
          </table:table-cell>
          <table:table-cell table:style-name="Table139.A1" office:value-type="string">
            <text:p text:style-name="P7"/>
          </table:table-cell>
          <table:table-cell table:style-name="Table139.A1" office:value-type="string">
            <text:p text:style-name="P8">в шалашах заночуем, </text:p>
          </table:table-cell>
        </table:table-row>
        <table:table-row>
          <table:table-cell table:style-name="Table139.A1" office:value-type="string">
            <text:p text:style-name="P10">13</text:p>
          </table:table-cell>
          <table:table-cell table:style-name="Table139.A1" office:value-type="string">
            <text:p text:style-name="P7"/>
          </table:table-cell>
          <table:table-cell table:style-name="Table139.A1" office:value-type="string">
            <text:p text:style-name="P8">Выйдем утром в виноградники: </text:p>
          </table:table-cell>
        </table:table-row>
        <table:table-row>
          <table:table-cell table:style-name="Table139.A1" office:value-type="string">
            <text:p text:style-name="P7"/>
          </table:table-cell>
          <table:table-cell table:style-name="Table139.A1" office:value-type="string">
            <text:p text:style-name="P7"/>
          </table:table-cell>
          <table:table-cell table:style-name="Table139.A1" office:value-type="string">
            <text:p text:style-name="P8">зеленеют ли лозы, <text:line-break/>Раскрываются ль бутоны, <text:line-break/>зацветают ли гранаты? <text:line-break/>Там отдам я <text:line-break/>мои ласки тебе. </text:p>
          </table:table-cell>
        </table:table-row>
        <table:table-row>
          <table:table-cell table:style-name="Table139.A1" office:value-type="string">
            <text:p text:style-name="P10">14</text:p>
          </table:table-cell>
          <table:table-cell table:style-name="Table139.A1" office:value-type="string">
            <text:p text:style-name="P7"/>
          </table:table-cell>
          <table:table-cell table:style-name="Table139.A1" office:value-type="string">
            <text:p text:style-name="P8">Мандрагоры благоухают, </text:p>
          </table:table-cell>
        </table:table-row>
        <table:table-row>
          <table:table-cell table:style-name="Table139.A1" office:value-type="string">
            <text:p text:style-name="P7"/>
          </table:table-cell>
          <table:table-cell table:style-name="Table139.A1" office:value-type="string">
            <text:p text:style-name="P7"/>
          </table:table-cell>
          <table:table-cell table:style-name="Table139.A1" office:value-type="string">
            <text:p text:style-name="P12">у ворот наших много плодов: <text:line-break/>Нынешних и давешних <text:line-break/>припасла я тебе, мой милый. </text:p>
            <text:p text:style-name="P13"> <text:line-break/><text:soft-page-break/>VIII </text:p>
            <text:p text:style-name="P9">* </text:p>
          </table:table-cell>
        </table:table-row>
        <table:table-row>
          <table:table-cell table:style-name="Table139.A1" office:value-type="string">
            <text:p text:style-name="P10">1</text:p>
          </table:table-cell>
          <table:table-cell table:style-name="Table139.A1" office:value-type="string">
            <text:p text:style-name="P8">—</text:p>
          </table:table-cell>
          <table:table-cell table:style-name="Table139.A1" office:value-type="string">
            <text:p text:style-name="P8">Кто бы сделал тебя моим братом, </text:p>
          </table:table-cell>
        </table:table-row>
        <table:table-row>
          <table:table-cell table:style-name="Table139.A1" office:value-type="string">
            <text:p text:style-name="P7"/>
          </table:table-cell>
          <table:table-cell table:style-name="Table139.A1" office:value-type="string">
            <text:p text:style-name="P7"/>
          </table:table-cell>
          <table:table-cell table:style-name="Table139.A1" office:value-type="string">
            <text:p text:style-name="P8">вскормленным матерью моею, — <text:line-break/>Я встречала бы тебя за порогом, <text:line-break/>невозбранно бы тебя целовала, </text:p>
          </table:table-cell>
        </table:table-row>
        <table:table-row>
          <table:table-cell table:style-name="Table139.A1" office:value-type="string">
            <text:p text:style-name="P10">2</text:p>
          </table:table-cell>
          <table:table-cell table:style-name="Table139.A1" office:value-type="string">
            <text:p text:style-name="P7"/>
          </table:table-cell>
          <table:table-cell table:style-name="Table139.A1" office:value-type="string">
            <text:p text:style-name="P8">Привела бы тебя я с собою </text:p>
          </table:table-cell>
        </table:table-row>
        <table:table-row>
          <table:table-cell table:style-name="Table139.A1" office:value-type="string">
            <text:p text:style-name="P7"/>
          </table:table-cell>
          <table:table-cell table:style-name="Table139.A1" office:value-type="string">
            <text:p text:style-name="P7"/>
          </table:table-cell>
          <table:table-cell table:style-name="Table139.A1" office:value-type="string">
            <text:p text:style-name="P12">в дом матери моей родимой, <text:line-break/>Напоила бы душистым вином <text:line-break/>и соком моего граната! </text:p>
            <text:p text:style-name="P9">* </text:p>
          </table:table-cell>
        </table:table-row>
        <table:table-row>
          <table:table-cell table:style-name="Table139.A1" office:value-type="string">
            <text:p text:style-name="P10">3</text:p>
          </table:table-cell>
          <table:table-cell table:style-name="Table139.A1" office:value-type="string">
            <text:p text:style-name="P8">—</text:p>
          </table:table-cell>
          <table:table-cell table:style-name="Table139.A1" office:value-type="string">
            <text:p text:style-name="P8">Его левая — под моей головою, </text:p>
          </table:table-cell>
        </table:table-row>
        <table:table-row>
          <table:table-cell table:style-name="Table139.A1" office:value-type="string">
            <text:p text:style-name="P7"/>
          </table:table-cell>
          <table:table-cell table:style-name="Table139.A1" office:value-type="string">
            <text:p text:style-name="P7"/>
          </table:table-cell>
          <table:table-cell table:style-name="Table139.A1" office:value-type="string">
            <text:p text:style-name="P12">а правой он меня обнимает, — <text:line-break/>Заклинаю я вас, о девушки Иерусалима: <text:line-break/>Что вы будите, что пробуждаете <text:line-break/>любовь, пока не проснется? </text:p>
            <text:p text:style-name="P9">* </text:p>
          </table:table-cell>
        </table:table-row>
        <table:table-row>
          <table:table-cell table:style-name="Table139.A1" office:value-type="string">
            <text:p text:style-name="P10">5</text:p>
          </table:table-cell>
          <table:table-cell table:style-name="Table139.A1" office:value-type="string">
            <text:p text:style-name="P8">—</text:p>
          </table:table-cell>
          <table:table-cell table:style-name="Table139.A1" office:value-type="string">
            <text:p text:style-name="P8"><text:span text:style-name="T5">Кто это идет из пустыни,</text:span> </text:p>
          </table:table-cell>
        </table:table-row>
        <table:table-row>
          <table:table-cell table:style-name="Table139.A1" office:value-type="string">
            <text:p text:style-name="P7"/>
          </table:table-cell>
          <table:table-cell table:style-name="Table139.A1" office:value-type="string">
            <text:p text:style-name="P7"/>
          </table:table-cell>
          <table:table-cell table:style-name="Table139.A1" office:value-type="string">
            <text:p text:style-name="P8"><text:span text:style-name="T5">на милого опираясь?</text:span> </text:p>
          </table:table-cell>
        </table:table-row>
      </table:table>
      <text:p text:style-name="P3">636 </text:p>
      <text:p text:style-name="Horizontal_20_Line"/>
      <text:p text:style-name="P15"><text:bookmark text:name="s637"/></text:p>
      <table:table table:name="Table140" table:style-name="Table140">
        <table:table-column table:style-name="Table140.A"/>
        <table:table-column table:style-name="Table140.B"/>
        <table:table-column table:style-name="Table140.C"/>
        <table:table-row>
          <table:table-cell table:style-name="Table140.A1" office:value-type="string">
            <text:p text:style-name="P7"/>
          </table:table-cell>
          <table:table-cell table:style-name="Table140.A1" office:value-type="string">
            <text:p text:style-name="P8">—</text:p>
          </table:table-cell>
          <table:table-cell table:style-name="Table140.A1" office:value-type="string">
            <text:p text:style-name="P8">Под яблоней я тебя пробудила — </text:p>
          </table:table-cell>
        </table:table-row>
        <table:table-row>
          <table:table-cell table:style-name="Table140.A1" office:value-type="string">
            <text:p text:style-name="P7"/>
          </table:table-cell>
          <table:table-cell table:style-name="Table140.A1" office:value-type="string">
            <text:p text:style-name="P7"/>
          </table:table-cell>
          <table:table-cell table:style-name="Table140.A1" office:value-type="string">
            <text:p text:style-name="P8">там родила тебя мать, Там родила родная. </text:p>
          </table:table-cell>
        </table:table-row>
        <table:table-row>
          <table:table-cell table:style-name="Table140.A1" office:value-type="string">
            <text:p text:style-name="P10">6</text:p>
          </table:table-cell>
          <table:table-cell table:style-name="Table140.A1" office:value-type="string">
            <text:p text:style-name="P8">—</text:p>
          </table:table-cell>
          <table:table-cell table:style-name="Table140.A1" office:value-type="string">
            <text:p text:style-name="P8">Положи меня печатью на сердце, </text:p>
          </table:table-cell>
        </table:table-row>
        <table:table-row>
          <table:table-cell table:style-name="Table140.A1" office:value-type="string">
            <text:p text:style-name="P7"/>
          </table:table-cell>
          <table:table-cell table:style-name="Table140.A1" office:value-type="string">
            <text:p text:style-name="P7"/>
          </table:table-cell>
          <table:table-cell table:style-name="Table140.A1" office:value-type="string">
            <text:p text:style-name="P8">Печатью на руку! <text:line-break/>Ибо любовь, как смерть, сильна, <text:line-break/>Ревность, как ад, тяжка, <text:line-break/>Жаром жжет, — <text:line-break/>Божье пламя она — </text:p>
          </table:table-cell>
        </table:table-row>
        <table:table-row>
          <table:table-cell table:style-name="Table140.A1" office:value-type="string">
            <text:p text:style-name="P10">7</text:p>
          </table:table-cell>
          <table:table-cell table:style-name="Table140.A1" office:value-type="string">
            <text:p text:style-name="P7"/>
          </table:table-cell>
          <table:table-cell table:style-name="Table140.A1" office:value-type="string">
            <text:p text:style-name="P8">И не могут многие воды любовь погасить, </text:p>
          </table:table-cell>
        </table:table-row>
        <table:table-row>
          <table:table-cell table:style-name="Table140.A1" office:value-type="string">
            <text:p text:style-name="P7"/>
          </table:table-cell>
          <table:table-cell table:style-name="Table140.A1" office:value-type="string">
            <text:p text:style-name="P7"/>
          </table:table-cell>
          <table:table-cell table:style-name="Table140.A1" office:value-type="string">
            <text:p text:style-name="P8">Не затопить ее рекам, — </text:p>
          </table:table-cell>
        </table:table-row>
        <table:table-row>
          <table:table-cell table:style-name="Table140.A1" table:number-columns-spanned="3" office:value-type="string">
            <text:p text:style-name="P10">Кто ценою своего достояния станет любовь <text:line-break/>покупать, </text:p>
          </table:table-cell>
          <table:covered-table-cell/>
          <table:covered-table-cell/>
        </table:table-row>
        <table:table-row>
          <table:table-cell table:style-name="Table140.A1" office:value-type="string">
            <text:p text:style-name="P7"/>
          </table:table-cell>
          <table:table-cell table:style-name="Table140.A1" office:value-type="string">
            <text:p text:style-name="P7"/>
          </table:table-cell>
          <table:table-cell table:style-name="Table140.A1" office:value-type="string">
            <text:p text:style-name="P8">Тому заплатят презреньем. </text:p>
          </table:table-cell>
        </table:table-row>
        <text:soft-page-break/>
        <table:table-row>
          <table:table-cell table:style-name="Table140.A1" office:value-type="string">
            <text:p text:style-name="P10">8</text:p>
          </table:table-cell>
          <table:table-cell table:style-name="Table140.A1" office:value-type="string">
            <text:p text:style-name="P8">—</text:p>
          </table:table-cell>
          <table:table-cell table:style-name="Table140.A1" office:value-type="string">
            <text:p text:style-name="P8"><text:span text:style-name="T5">Есть у нас сестрица,</text:span> </text:p>
          </table:table-cell>
        </table:table-row>
        <table:table-row>
          <table:table-cell table:style-name="Table140.A1" office:value-type="string">
            <text:p text:style-name="P7"/>
          </table:table-cell>
          <table:table-cell table:style-name="Table140.A1" office:value-type="string">
            <text:p text:style-name="P7"/>
          </table:table-cell>
          <table:table-cell table:style-name="Table140.A1" office:value-type="string">
            <text:p text:style-name="P8"><text:span text:style-name="T5">у нее еще нету грудей, <text:line-break/>Что для сестрицы нам сделать, <text:line-break/>когда к ней свататься будут?</text:span> </text:p>
          </table:table-cell>
        </table:table-row>
        <table:table-row>
          <table:table-cell table:style-name="Table140.A1" office:value-type="string">
            <text:p text:style-name="P10">9</text:p>
          </table:table-cell>
          <table:table-cell table:style-name="Table140.A1" office:value-type="string">
            <text:p text:style-name="P7"/>
          </table:table-cell>
          <table:table-cell table:style-name="Table140.A1" office:value-type="string">
            <text:p text:style-name="P8"><text:span text:style-name="T5">Была бы она стеной</text:span> — </text:p>
          </table:table-cell>
        </table:table-row>
        <table:table-row>
          <table:table-cell table:style-name="Table140.A1" office:value-type="string">
            <text:p text:style-name="P7"/>
          </table:table-cell>
          <table:table-cell table:style-name="Table140.A1" office:value-type="string">
            <text:p text:style-name="P7"/>
          </table:table-cell>
          <table:table-cell table:style-name="Table140.A1" office:value-type="string">
            <text:p text:style-name="P8"><text:span text:style-name="T5">мы бы ее укрепили</text:span> <text:line-break/><text:span text:style-name="T5">серебряными зубцами, <text:line-break/>Была бы она дверью</text:span> — <text:line-break/><text:span text:style-name="T5">мы бы ее заградили</text:span> <text:line-break/><text:span text:style-name="T5">кедровой доскою.</text:span> <text:line-break/>— А я — стена, <text:line-break/>мои груди, как башни, </text:p>
          </table:table-cell>
        </table:table-row>
        <table:table-row>
          <table:table-cell table:style-name="Table140.A1" office:value-type="string">
            <text:p text:style-name="P10">10</text:p>
          </table:table-cell>
          <table:table-cell table:style-name="Table140.A1" office:value-type="string">
            <text:p text:style-name="P7"/>
          </table:table-cell>
          <table:table-cell table:style-name="Table140.A1" office:value-type="string">
            <text:p text:style-name="P8">Потому он во мне находит оплот. </text:p>
          </table:table-cell>
        </table:table-row>
        <table:table-row>
          <table:table-cell table:style-name="Table140.A1" table:number-columns-spanned="3" office:value-type="string">
            <text:p text:style-name="P9"> <text:line-break/>* </text:p>
          </table:table-cell>
          <table:covered-table-cell/>
          <table:covered-table-cell/>
        </table:table-row>
        <table:table-row>
          <table:table-cell table:style-name="Table140.A1" office:value-type="string">
            <text:p text:style-name="P10">11</text:p>
          </table:table-cell>
          <table:table-cell table:style-name="Table140.A1" office:value-type="string">
            <text:p text:style-name="P8">—</text:p>
          </table:table-cell>
          <table:table-cell table:style-name="Table140.A1" office:value-type="string">
            <text:p text:style-name="P8">Был сад у Соломона в Баал-Хамоне, </text:p>
          </table:table-cell>
        </table:table-row>
        <table:table-row>
          <table:table-cell table:style-name="Table140.A1" office:value-type="string">
            <text:p text:style-name="P7"/>
          </table:table-cell>
          <table:table-cell table:style-name="Table140.A1" office:value-type="string">
            <text:p text:style-name="P7"/>
          </table:table-cell>
          <table:table-cell table:style-name="Table140.A1" office:value-type="string">
            <text:p text:style-name="P8">Вверил он сад сторожам. <text:line-break/>Каждый вносил за плоды тысячу серебром. </text:p>
          </table:table-cell>
        </table:table-row>
        <table:table-row>
          <table:table-cell table:style-name="Table140.A1" office:value-type="string">
            <text:p text:style-name="P10">12</text:p>
          </table:table-cell>
          <table:table-cell table:style-name="Table140.A1" office:value-type="string">
            <text:p text:style-name="P7"/>
          </table:table-cell>
          <table:table-cell table:style-name="Table140.A1" office:value-type="string">
            <text:p text:style-name="P8">У меня же мой сад с собой: </text:p>
          </table:table-cell>
        </table:table-row>
        <table:table-row>
          <table:table-cell table:style-name="Table140.A1" office:value-type="string">
            <text:p text:style-name="P7"/>
          </table:table-cell>
          <table:table-cell table:style-name="Table140.A1" office:value-type="string">
            <text:p text:style-name="P7"/>
          </table:table-cell>
          <table:table-cell table:style-name="Table140.A1" office:value-type="string">
            <text:p text:style-name="P8">тысячу с тебя, Соломон, <text:line-break/>И две сотни — со стерегущих плоды*. </text:p>
          </table:table-cell>
        </table:table-row>
      </table:table>
      <text:p text:style-name="Horizontal_20_Line"/>
      <text:p text:style-name="P14"><text:span text:style-name="T3">1</text:span> <text:span text:style-name="T5">Подруги или сама невеста собирают с гостей деньги на счастье?</text:span> </text:p>
      <text:p text:style-name="P3">637 </text:p>
      <text:p text:style-name="Horizontal_20_Line"/>
      <text:p text:style-name="P15"><text:bookmark text:name="s638"/></text:p>
      <table:table table:name="Table141" table:style-name="Table141">
        <table:table-column table:style-name="Table141.A"/>
        <table:table-column table:style-name="Table141.B"/>
        <table:table-column table:style-name="Table141.C"/>
        <table:table-row>
          <table:table-cell table:style-name="Table141.A1" table:number-columns-spanned="3" office:value-type="string">
            <text:p text:style-name="P9"> <text:line-break/>* </text:p>
          </table:table-cell>
          <table:covered-table-cell/>
          <table:covered-table-cell/>
        </table:table-row>
        <table:table-row>
          <table:table-cell table:style-name="Table141.A1" office:value-type="string">
            <text:p text:style-name="P10">13</text:p>
          </table:table-cell>
          <table:table-cell table:style-name="Table141.A1" office:value-type="string">
            <text:p text:style-name="P8">—</text:p>
          </table:table-cell>
          <table:table-cell table:style-name="Table141.A1" office:value-type="string">
            <text:p text:style-name="P8">Живущая в садах! </text:p>
          </table:table-cell>
        </table:table-row>
        <table:table-row>
          <table:table-cell table:style-name="Table141.A1" office:value-type="string">
            <text:p text:style-name="P7"/>
          </table:table-cell>
          <table:table-cell table:style-name="Table141.A1" office:value-type="string">
            <text:p text:style-name="P7"/>
          </table:table-cell>
          <table:table-cell table:style-name="Table141.A1" office:value-type="string">
            <text:p text:style-name="P8">Друзья прислушались! <text:line-break/>Дай услышать твой голос! </text:p>
          </table:table-cell>
        </table:table-row>
        <table:table-row>
          <table:table-cell table:style-name="Table141.A1" office:value-type="string">
            <text:p text:style-name="P7"/>
          </table:table-cell>
          <table:table-cell table:style-name="Table141.A1" office:value-type="string">
            <text:p text:style-name="P8">—</text:p>
          </table:table-cell>
          <table:table-cell table:style-name="Table141.A1" office:value-type="string">
            <text:p text:style-name="P8">Сокройся, мой милый! </text:p>
          </table:table-cell>
        </table:table-row>
        <table:table-row>
          <table:table-cell table:style-name="Table141.A1" office:value-type="string">
            <text:p text:style-name="P7"/>
          </table:table-cell>
          <table:table-cell table:style-name="Table141.A1" office:value-type="string">
            <text:p text:style-name="P7"/>
          </table:table-cell>
          <table:table-cell table:style-name="Table141.A1" office:value-type="string">
            <text:p text:style-name="P8">Будь подобен газели <text:line-break/>Или юному оленю <text:line-break/>на горах благовоний!<text:span text:style-name="T3">1</text:span> </text:p>
          </table:table-cell>
        </table:table-row>
      </table:table>
      <text:h text:style-name="P1" text:outline-level="3"><text:soft-page-break/>КНИГА ЭККЛЕСИАСТ</text:h>
      <text:h text:style-name="P19" text:outline-level="4">ГЛАВА 1</text:h>
      <table:table table:name="Table142" table:style-name="Table142">
        <table:table-column table:style-name="Table142.A"/>
        <table:table-column table:style-name="Table142.B"/>
        <table:table-row>
          <table:table-cell table:style-name="Table142.A1" office:value-type="string">
            <text:p text:style-name="P10">1</text:p>
          </table:table-cell>
          <table:table-cell table:style-name="Table142.A1" office:value-type="string">
            <text:p text:style-name="P8">Слова Проповедующего в собрании, сына Давидова, царя </text:p>
          </table:table-cell>
        </table:table-row>
        <table:table-row>
          <table:table-cell table:style-name="Table142.A2" office:value-type="string">
            <text:p text:style-name="P7"/>
          </table:table-cell>
          <table:table-cell table:style-name="Table142.A2" office:value-type="string">
            <text:p text:style-name="P8">в Иерусалиме: </text:p>
          </table:table-cell>
        </table:table-row>
        <table:table-row>
          <table:table-cell table:style-name="Table142.A1" office:value-type="string">
            <text:p text:style-name="P10">2</text:p>
          </table:table-cell>
          <table:table-cell table:style-name="Table142.A1" office:value-type="string">
            <text:p text:style-name="P8">Суета сует, — сказал Проповедующий, — суета сует: всё суета. </text:p>
          </table:table-cell>
        </table:table-row>
        <table:table-row>
          <table:table-cell table:style-name="Table142.A1" office:value-type="string">
            <text:p text:style-name="P10">3</text:p>
          </table:table-cell>
          <table:table-cell table:style-name="Table142.A1" office:value-type="string">
            <text:p text:style-name="P8">Что пользы человеку от всех его трудов, над чем он трудится под солнцем? </text:p>
          </table:table-cell>
        </table:table-row>
        <table:table-row>
          <table:table-cell table:style-name="Table142.A1" office:value-type="string">
            <text:p text:style-name="P10">4</text:p>
          </table:table-cell>
          <table:table-cell table:style-name="Table142.A1" office:value-type="string">
            <text:p text:style-name="P8">Род уходит, и род приходит, а Земля остается навек. </text:p>
          </table:table-cell>
        </table:table-row>
        <table:table-row>
          <table:table-cell table:style-name="Table142.A1" office:value-type="string">
            <text:p text:style-name="P10">5</text:p>
          </table:table-cell>
          <table:table-cell table:style-name="Table142.A1" office:value-type="string">
            <text:p text:style-name="P8">Восходит солнце, и заходит солнце, и на место свое поспешает, <text:line-break/>Чтобы там опять взойти; </text:p>
          </table:table-cell>
        </table:table-row>
        <table:table-row>
          <table:table-cell table:style-name="Table142.A1" office:value-type="string">
            <text:p text:style-name="P10">6</text:p>
          </table:table-cell>
          <table:table-cell table:style-name="Table142.A1" office:value-type="string">
            <text:p text:style-name="P8">Бежит на юг и кружит на север, кружит, кружит на бегу своем ветер, <text:line-break/>И на круги свои возвращается ветер; </text:p>
          </table:table-cell>
        </table:table-row>
        <table:table-row>
          <table:table-cell table:style-name="Table142.A1" office:value-type="string">
            <text:p text:style-name="P10">7</text:p>
          </table:table-cell>
          <table:table-cell table:style-name="Table142.A1" office:value-type="string">
            <text:p text:style-name="P8">Бегут все реки в море, — а море не переполнится, <text:line-break/>К месту, куда реки бегут, — </text:p>
          </table:table-cell>
        </table:table-row>
        <table:table-row>
          <table:table-cell table:style-name="Table142.A2" office:value-type="string">
            <text:p text:style-name="P7"/>
          </table:table-cell>
          <table:table-cell table:style-name="Table142.A2" office:value-type="string">
            <text:p text:style-name="P8">Туда они продолжают бежать; </text:p>
          </table:table-cell>
        </table:table-row>
        <table:table-row>
          <table:table-cell table:style-name="Table142.A1" office:value-type="string">
            <text:p text:style-name="P10">8</text:p>
          </table:table-cell>
          <table:table-cell table:style-name="Table142.A1" office:value-type="string">
            <text:p text:style-name="P8">Всё — одна маята, и никто рассказать не умеет, — </text:p>
          </table:table-cell>
        </table:table-row>
        <table:table-row>
          <table:table-cell table:style-name="Table142.A2" office:value-type="string">
            <text:p text:style-name="P7"/>
          </table:table-cell>
          <table:table-cell table:style-name="Table142.A2" office:value-type="string">
            <text:p text:style-name="P8">Глядят, не пресытятся очи, слушают, не переполнятся уши. </text:p>
          </table:table-cell>
        </table:table-row>
        <table:table-row>
          <table:table-cell table:style-name="Table142.A1" office:value-type="string">
            <text:p text:style-name="P10">9</text:p>
          </table:table-cell>
          <table:table-cell table:style-name="Table142.A1" office:value-type="string">
            <text:p text:style-name="P8">Что было, то и будет, и что творилось, то творится, </text:p>
          </table:table-cell>
        </table:table-row>
        <table:table-row>
          <table:table-cell table:style-name="Table142.A2" office:value-type="string">
            <text:p text:style-name="P7"/>
          </table:table-cell>
          <table:table-cell table:style-name="Table142.A2" office:value-type="string">
            <text:p text:style-name="P8">И нет ничего нового под солнцем, </text:p>
          </table:table-cell>
        </table:table-row>
        <table:table-row>
          <table:table-cell table:style-name="Table142.A1" office:value-type="string">
            <text:p text:style-name="P10">10</text:p>
          </table:table-cell>
          <table:table-cell table:style-name="Table142.A1" office:value-type="string">
            <text:p text:style-name="P8">Бывает, скажут о чем-то: смотри, это новость! </text:p>
          </table:table-cell>
        </table:table-row>
        <table:table-row>
          <table:table-cell table:style-name="Table142.A2" office:value-type="string">
            <text:p text:style-name="P7"/>
          </table:table-cell>
          <table:table-cell table:style-name="Table142.A2" office:value-type="string">
            <text:p text:style-name="P8">А уже было оно в веках, что прошли до нас. </text:p>
          </table:table-cell>
        </table:table-row>
        <table:table-row>
          <table:table-cell table:style-name="Table142.A1" office:value-type="string">
            <text:p text:style-name="P10">11</text:p>
          </table:table-cell>
          <table:table-cell table:style-name="Table142.A1" office:value-type="string">
            <text:p text:style-name="P8">Не помнят о прежнем — так и о том, что будет, — </text:p>
          </table:table-cell>
        </table:table-row>
        <table:table-row>
          <table:table-cell table:style-name="Table142.A2" office:value-type="string">
            <text:p text:style-name="P7"/>
          </table:table-cell>
          <table:table-cell table:style-name="Table142.A2" office:value-type="string">
            <text:p text:style-name="P8">О нем не вспомнят те, кто будут позднее. </text:p>
          </table:table-cell>
        </table:table-row>
      </table:table>
      <text:p text:style-name="Horizontal_20_Line"/>
      <text:p text:style-name="P14"><text:span text:style-name="T3">1</text:span> <text:span text:style-name="T5">Напоминание жениха невесте, что пора звать его в брачный покой, и зов невесты.</text:span> </text:p>
      <text:p text:style-name="P3">638 </text:p>
      <text:p text:style-name="Horizontal_20_Line"/>
      <text:p text:style-name="P15"><text:bookmark text:name="s639"/></text:p>
      <table:table table:name="Table143" table:style-name="Table143">
        <table:table-column table:style-name="Table143.A"/>
        <table:table-column table:style-name="Table143.B"/>
        <table:table-row>
          <table:table-cell table:style-name="Table143.A1" office:value-type="string">
            <text:p text:style-name="P10">12</text:p>
          </table:table-cell>
          <table:table-cell table:style-name="Table143.A1" office:value-type="string">
            <text:p text:style-name="P8">Я, Проповедующий, царил над Израилем в Иерусалиме, </text:p>
          </table:table-cell>
        </table:table-row>
        <table:table-row>
          <table:table-cell table:style-name="Table143.A1" office:value-type="string">
            <text:p text:style-name="P10">13</text:p>
          </table:table-cell>
          <table:table-cell table:style-name="Table143.A1" office:value-type="string">
            <text:p text:style-name="P8">И предал я сердце тому, чтобы мудростью изучить и изведать Все, что делается под небесами: </text:p>
          </table:table-cell>
        </table:table-row>
        <table:table-row>
          <table:table-cell table:style-name="Table143.A3" office:value-type="string">
            <text:p text:style-name="P7"/>
          </table:table-cell>
          <table:table-cell table:style-name="Table143.A3" office:value-type="string">
            <text:p text:style-name="P8">Тяжкую задачу дал бог решать сынам человека! </text:p>
          </table:table-cell>
        </table:table-row>
        <table:table-row>
          <table:table-cell table:style-name="Table143.A1" office:value-type="string">
            <text:p text:style-name="P10">14</text:p>
          </table:table-cell>
          <table:table-cell table:style-name="Table143.A1" office:value-type="string">
            <text:p text:style-name="P8">Видел я все дела, что делаются под солнцем, И вот — всё это тщета и ловля ветра: </text:p>
          </table:table-cell>
        </table:table-row>
        <text:soft-page-break/>
        <table:table-row>
          <table:table-cell table:style-name="Table143.A1" office:value-type="string">
            <text:p text:style-name="P10">15</text:p>
          </table:table-cell>
          <table:table-cell table:style-name="Table143.A1" office:value-type="string">
            <text:p text:style-name="P8">Кривое нельзя расправить, и чего нет, нельзя исчислить! </text:p>
          </table:table-cell>
        </table:table-row>
        <table:table-row>
          <table:table-cell table:style-name="Table143.A1" office:value-type="string">
            <text:p text:style-name="P10">16</text:p>
          </table:table-cell>
          <table:table-cell table:style-name="Table143.A1" office:value-type="string">
            <text:p text:style-name="P8">Сам себе промолвил я так: </text:p>
          </table:table-cell>
        </table:table-row>
        <table:table-row>
          <table:table-cell table:style-name="Table143.A3" office:value-type="string">
            <text:p text:style-name="P7"/>
          </table:table-cell>
          <table:table-cell table:style-name="Table143.A3" office:value-type="string">
            <text:p text:style-name="P8">Вот я мудрость свою умножил более всех, </text:p>
          </table:table-cell>
        </table:table-row>
        <table:table-row>
          <table:table-cell table:style-name="Table143.A3" office:value-type="string">
            <text:p text:style-name="P7"/>
          </table:table-cell>
          <table:table-cell table:style-name="Table143.A3" office:value-type="string">
            <text:p text:style-name="P8">Кто был до меня над Иерусалимом, </text:p>
          </table:table-cell>
        </table:table-row>
        <table:table-row>
          <table:table-cell table:style-name="Table143.A3" office:value-type="string">
            <text:p text:style-name="P7"/>
          </table:table-cell>
          <table:table-cell table:style-name="Table143.A3" office:value-type="string">
            <text:p text:style-name="P8">И много видело сердце мое и мудрости и знанья. </text:p>
          </table:table-cell>
        </table:table-row>
        <table:table-row>
          <table:table-cell table:style-name="Table143.A1" office:value-type="string">
            <text:p text:style-name="P10">17</text:p>
          </table:table-cell>
          <table:table-cell table:style-name="Table143.A1" office:value-type="string">
            <text:p text:style-name="P8">Так предам же я сердце тому, чтобы мудрость познать, Но познать и безумье и глупость, — </text:p>
          </table:table-cell>
        </table:table-row>
        <table:table-row>
          <table:table-cell table:style-name="Table143.A3" office:value-type="string">
            <text:p text:style-name="P7"/>
          </table:table-cell>
          <table:table-cell table:style-name="Table143.A3" office:value-type="string">
            <text:p text:style-name="P8">Я узнал, что и это — пустое томленье, </text:p>
          </table:table-cell>
        </table:table-row>
        <table:table-row>
          <table:table-cell table:style-name="Table143.A1" office:value-type="string">
            <text:p text:style-name="P10">18</text:p>
          </table:table-cell>
          <table:table-cell table:style-name="Table143.A1" office:value-type="string">
            <text:p text:style-name="P8">Ибо от многой мудрости много скорби, </text:p>
          </table:table-cell>
        </table:table-row>
        <table:table-row>
          <table:table-cell table:style-name="Table143.A3" office:value-type="string">
            <text:p text:style-name="P7"/>
          </table:table-cell>
          <table:table-cell table:style-name="Table143.A3" office:value-type="string">
            <text:p text:style-name="P8">И умножающий знанье умножает печаль. </text:p>
          </table:table-cell>
        </table:table-row>
      </table:table>
      <text:h text:style-name="P19" text:outline-level="4">ГЛАВА 2</text:h>
      <table:table table:name="Table144" table:style-name="Table144">
        <table:table-column table:style-name="Table144.A"/>
        <table:table-column table:style-name="Table144.B"/>
        <table:table-row>
          <table:table-cell table:style-name="Table144.A1" office:value-type="string">
            <text:p text:style-name="P10">1</text:p>
          </table:table-cell>
          <table:table-cell table:style-name="Table144.A1" office:value-type="string">
            <text:p text:style-name="P8">Я сказал себе: давай испытаю тебя весельем, — Познакомься с благом! </text:p>
          </table:table-cell>
        </table:table-row>
        <table:table-row>
          <table:table-cell table:style-name="Table144.A2" office:value-type="string">
            <text:p text:style-name="P7"/>
          </table:table-cell>
          <table:table-cell table:style-name="Table144.A2" office:value-type="string">
            <text:p text:style-name="P8">Но вот — это тоже тщета: </text:p>
          </table:table-cell>
        </table:table-row>
        <table:table-row>
          <table:table-cell table:style-name="Table144.A1" office:value-type="string">
            <text:p text:style-name="P10">2</text:p>
          </table:table-cell>
          <table:table-cell table:style-name="Table144.A1" office:value-type="string">
            <text:p text:style-name="P8">О смехе промолвил я: он безумен, И о веселии: что оно творит? </text:p>
          </table:table-cell>
        </table:table-row>
        <table:table-row>
          <table:table-cell table:style-name="Table144.A2" office:value-type="string">
            <text:p text:style-name="P7"/>
          </table:table-cell>
          <table:table-cell table:style-name="Table144.A2" office:value-type="string">
            <text:p text:style-name="P8">s Попытался я увлечь свою плоть вином, </text:p>
          </table:table-cell>
        </table:table-row>
        <table:table-row>
          <table:table-cell table:style-name="Table144.A2" office:value-type="string">
            <text:p text:style-name="P7"/>
          </table:table-cell>
          <table:table-cell table:style-name="Table144.A2" office:value-type="string">
            <text:p text:style-name="P8">И хотя сердце оставалось мудрым, </text:p>
          </table:table-cell>
        </table:table-row>
        <table:table-row>
          <table:table-cell table:style-name="Table144.A2" office:value-type="string">
            <text:p text:style-name="P7"/>
          </table:table-cell>
          <table:table-cell table:style-name="Table144.A2" office:value-type="string">
            <text:p text:style-name="P8">Придержаться и глупости, пока не увижу, </text:p>
          </table:table-cell>
        </table:table-row>
        <table:table-row>
          <table:table-cell table:style-name="Table144.A2" office:value-type="string">
            <text:p text:style-name="P7"/>
          </table:table-cell>
          <table:table-cell table:style-name="Table144.A2" office:value-type="string">
            <text:p text:style-name="P8">Как лучше поступать сынам человека под небесами </text:p>
          </table:table-cell>
        </table:table-row>
        <table:table-row>
          <table:table-cell table:style-name="Table144.A2" office:value-type="string">
            <text:p text:style-name="P7"/>
          </table:table-cell>
          <table:table-cell table:style-name="Table144.A2" office:value-type="string">
            <text:p text:style-name="P8">За считанные дни их жизни? </text:p>
          </table:table-cell>
        </table:table-row>
        <table:table-row>
          <table:table-cell table:style-name="Table144.A1" office:value-type="string">
            <text:p text:style-name="P10">4</text:p>
          </table:table-cell>
          <table:table-cell table:style-name="Table144.A1" office:value-type="string">
            <text:p text:style-name="P8">Я великие делал дела, </text:p>
          </table:table-cell>
        </table:table-row>
        <table:table-row>
          <table:table-cell table:style-name="Table144.A2" office:value-type="string">
            <text:p text:style-name="P7"/>
          </table:table-cell>
          <table:table-cell table:style-name="Table144.A2" office:value-type="string">
            <text:p text:style-name="P8">Я виноградники насаждал, я дома себе строил, </text:p>
          </table:table-cell>
        </table:table-row>
        <table:table-row>
          <table:table-cell table:style-name="Table144.A1" office:value-type="string">
            <text:p text:style-name="P10">5</text:p>
          </table:table-cell>
          <table:table-cell table:style-name="Table144.A1" office:value-type="string">
            <text:p text:style-name="P8">Я устроил себе цветники и сады, насадил в них дерев плодовых, </text:p>
          </table:table-cell>
        </table:table-row>
        <table:table-row>
          <table:table-cell table:style-name="Table144.A1" office:value-type="string">
            <text:p text:style-name="P10">6</text:p>
          </table:table-cell>
          <table:table-cell table:style-name="Table144.A1" office:value-type="string">
            <text:p text:style-name="P8">Я устроил себе пруды — орошать из них рощи, растящие <text:line-break/>деревья, </text:p>
          </table:table-cell>
        </table:table-row>
        <table:table-row>
          <table:table-cell table:style-name="Table144.A1" office:value-type="string">
            <text:p text:style-name="P10">7</text:p>
          </table:table-cell>
          <table:table-cell table:style-name="Table144.A1" office:value-type="string">
            <text:p text:style-name="P8">Приобрел я рабов и наложниц, и были у меня домочадцы, <text:line-break/>А коров и овец приобрел я больше, чем все до меня <text:line-break/>в Иерусалиме; </text:p>
          </table:table-cell>
        </table:table-row>
        <table:table-row>
          <table:table-cell table:style-name="Table144.A1" office:value-type="string">
            <text:p text:style-name="P10">8</text:p>
          </table:table-cell>
          <table:table-cell table:style-name="Table144.A1" office:value-type="string">
            <text:p text:style-name="P8">Серебра и золота я тоже собрал и сокровищ от царей и сатрапий, <text:line-break/>Завел я певцов, и певиц, и наслажденье людей — плясунов <text:line-break/>и плясуний, </text:p>
          </table:table-cell>
        </table:table-row>
        <table:table-row>
          <table:table-cell table:style-name="Table144.A1" office:value-type="string">
            <text:p text:style-name="P10">9</text:p>
          </table:table-cell>
          <table:table-cell table:style-name="Table144.A1" office:value-type="string">
            <text:p text:style-name="P8">И стал велик я более всех, кто был до меня в Иерусалиме </text:p>
          </table:table-cell>
        </table:table-row>
        <text:soft-page-break/>
        <table:table-row>
          <table:table-cell table:style-name="Table144.A2" office:value-type="string">
            <text:p text:style-name="P7"/>
          </table:table-cell>
          <table:table-cell table:style-name="Table144.A2" office:value-type="string">
            <text:p text:style-name="P8">(А мудрость осталась со мною), </text:p>
          </table:table-cell>
        </table:table-row>
        <table:table-row>
          <table:table-cell table:style-name="Table144.A1" office:value-type="string">
            <text:p text:style-name="P10">10</text:p>
          </table:table-cell>
          <table:table-cell table:style-name="Table144.A1" office:value-type="string">
            <text:p text:style-name="P8">Ни в чем, что очи мои просили, я не отказывал им, </text:p>
          </table:table-cell>
        </table:table-row>
        <table:table-row>
          <table:table-cell table:style-name="Table144.A2" office:value-type="string">
            <text:p text:style-name="P7"/>
          </table:table-cell>
          <table:table-cell table:style-name="Table144.A2" office:value-type="string">
            <text:p text:style-name="P8">Ни от какой я радости не удерживал сердце: </text:p>
          </table:table-cell>
        </table:table-row>
      </table:table>
      <text:p text:style-name="P3">639 </text:p>
      <text:p text:style-name="Horizontal_20_Line"/>
      <text:p text:style-name="P15"><text:bookmark text:name="s640"/></text:p>
      <table:table table:name="Table145" table:style-name="Table145">
        <table:table-column table:style-name="Table145.A"/>
        <table:table-column table:style-name="Table145.B"/>
        <table:table-row>
          <table:table-cell table:style-name="Table145.A1" office:value-type="string">
            <text:p text:style-name="P7"/>
          </table:table-cell>
          <table:table-cell table:style-name="Table145.A1" office:value-type="string">
            <text:p text:style-name="P8">бо ликовало мое сердце из-за моих трудов, — <text:line-break/>Ведь была мне вся эта доля из-за моих трудов! </text:p>
          </table:table-cell>
        </table:table-row>
        <table:table-row>
          <table:table-cell table:style-name="Table145.A2" office:value-type="string">
            <text:p text:style-name="P10">11</text:p>
          </table:table-cell>
          <table:table-cell table:style-name="Table145.B2" office:value-type="string">
            <text:p text:style-name="P8">Но оглянулся я на дела, что сделали мои руки, <text:line-break/>И на труды, над чем я трудился, — <text:line-break/>И вот, всё — тщета и ловля ветра, <text:line-break/>И нет в том пользы под солнцем! </text:p>
          </table:table-cell>
        </table:table-row>
        <table:table-row>
          <table:table-cell table:style-name="Table145.A3" office:value-type="string">
            <text:p text:style-name="P10">12</text:p>
          </table:table-cell>
          <table:table-cell table:style-name="Table145.B3" office:value-type="string">
            <text:p text:style-name="P8">И я оглянулся — посмотреть на мудрость, на безумье и глупость, — <text:line-break/>Ибо что может тот, кто следует царю? <text:line-break/>То, что делали раньше! </text:p>
          </table:table-cell>
        </table:table-row>
        <table:table-row>
          <table:table-cell table:style-name="Table145.A4" office:value-type="string">
            <text:p text:style-name="P10">13</text:p>
          </table:table-cell>
          <table:table-cell table:style-name="Table145.B4" office:value-type="string">
            <text:p text:style-name="P8">И увидел я, что полезнее мудрость, чем глупость, <text:line-break/>Как полезнее свет, чем тьма: </text:p>
          </table:table-cell>
        </table:table-row>
        <table:table-row>
          <table:table-cell table:style-name="Table145.A5" office:value-type="string">
            <text:p text:style-name="P10">14</text:p>
          </table:table-cell>
          <table:table-cell table:style-name="Table145.B5" office:value-type="string">
            <text:p text:style-name="P8">У мудрого есть глаза, а глупый бродит во тьме, — </text:p>
          </table:table-cell>
        </table:table-row>
        <table:table-row>
          <table:table-cell table:style-name="Table145.A1" office:value-type="string">
            <text:p text:style-name="P7"/>
          </table:table-cell>
          <table:table-cell table:style-name="Table145.A1" office:value-type="string">
            <text:p text:style-name="P8">Но и то я узнал, что единая участь постигнет их всех, </text:p>
          </table:table-cell>
        </table:table-row>
        <table:table-row>
          <table:table-cell table:style-name="Table145.A7" office:value-type="string">
            <text:p text:style-name="P10">15</text:p>
          </table:table-cell>
          <table:table-cell table:style-name="Table145.B7" office:value-type="string">
            <text:p text:style-name="P8">И подумал я про себя: </text:p>
          </table:table-cell>
        </table:table-row>
        <table:table-row>
          <table:table-cell table:style-name="Table145.A1" office:value-type="string">
            <text:p text:style-name="P7"/>
          </table:table-cell>
          <table:table-cell table:style-name="Table145.A1" office:value-type="string">
            <text:p text:style-name="P8">Раз участь глупца и меня постигнет, <text:line-break/>То зачем же я был столь премудрым? <text:line-break/>И сказал я себе, что это тоже — тщета, </text:p>
          </table:table-cell>
        </table:table-row>
        <table:table-row>
          <table:table-cell table:style-name="Table145.A9" office:value-type="string">
            <text:p text:style-name="P10">16</text:p>
          </table:table-cell>
          <table:table-cell table:style-name="Table145.B9" office:value-type="string">
            <text:p text:style-name="P8">Ибо вместе с глупцом и о мудром вовек не вспомнят, <text:line-break/>Потому что в грядущие дни все будет давно забыто, — <text:line-break/>Как же это мудрый должен равно с глупцом умирать? </text:p>
          </table:table-cell>
        </table:table-row>
        <table:table-row>
          <table:table-cell table:style-name="Table145.A10" office:value-type="string">
            <text:p text:style-name="P10">17</text:p>
          </table:table-cell>
          <table:table-cell table:style-name="Table145.B10" office:value-type="string">
            <text:p text:style-name="P8">И возненавидел я жизнь, </text:p>
          </table:table-cell>
        </table:table-row>
        <table:table-row>
          <table:table-cell table:style-name="Table145.A1" office:value-type="string">
            <text:p text:style-name="P7"/>
          </table:table-cell>
          <table:table-cell table:style-name="Table145.A1" office:value-type="string">
            <text:p text:style-name="P8">Ибо злом показалось мне дело, что делается под солнцем, <text:line-break/>Ибо всё — тщета и ловля ветра. </text:p>
          </table:table-cell>
        </table:table-row>
        <table:table-row>
          <table:table-cell table:style-name="Table145.A12" office:value-type="string">
            <text:p text:style-name="P10">18</text:p>
          </table:table-cell>
          <table:table-cell table:style-name="Table145.B12" office:value-type="string">
            <text:p text:style-name="P8">И возненавидел я сам весь труд, над чем я трудился под солнцем, <text:line-break/>Потому что оставлю его человеку, что будет после, </text:p>
          </table:table-cell>
        </table:table-row>
        <table:table-row>
          <table:table-cell table:style-name="Table145.A13" office:value-type="string">
            <text:p text:style-name="P10">19</text:p>
          </table:table-cell>
          <table:table-cell table:style-name="Table145.B13" office:value-type="string">
            <text:p text:style-name="P8">И кто знает, мудрый ли он будет или глупый, — А будет владеть моими трудами, </text:p>
          </table:table-cell>
        </table:table-row>
        <table:table-row>
          <table:table-cell table:style-name="Table145.A1" office:value-type="string">
            <text:p text:style-name="P7"/>
          </table:table-cell>
          <table:table-cell table:style-name="Table145.A1" office:value-type="string">
            <text:p text:style-name="P8">Над чем я трудился, явив себя мудрым под солнцемз Это тоже — тщета. </text:p>
          </table:table-cell>
        </table:table-row>
        <table:table-row>
          <table:table-cell table:style-name="Table145.A15" office:value-type="string">
            <text:p text:style-name="P10">20</text:p>
          </table:table-cell>
          <table:table-cell table:style-name="Table145.B15" office:value-type="string">
            <text:p text:style-name="P8">И обратил я к отчаянью сердце </text:p>
          </table:table-cell>
        </table:table-row>
        <table:table-row>
          <table:table-cell table:style-name="Table145.A1" office:value-type="string">
            <text:p text:style-name="P7"/>
          </table:table-cell>
          <table:table-cell table:style-name="Table145.A1" office:value-type="string">
            <text:p text:style-name="P8">Из-за всего труда, над чем я трудился под солнцем, — </text:p>
          </table:table-cell>
        </table:table-row>
        <table:table-row>
          <table:table-cell table:style-name="Table145.A17" office:value-type="string">
            <text:p text:style-name="P10">21</text:p>
          </table:table-cell>
          <table:table-cell table:style-name="Table145.B17" office:value-type="string">
            <text:p text:style-name="P8">Ибо был человек, чей труд был мудрым, умелым, успешным, — А отдаст свою долю <text:soft-page-break/>тому, кто над ней не трудился, — </text:p>
          </table:table-cell>
        </table:table-row>
        <table:table-row>
          <table:table-cell table:style-name="Table145.A1" office:value-type="string">
            <text:p text:style-name="P7"/>
          </table:table-cell>
          <table:table-cell table:style-name="Table145.A1" office:value-type="string">
            <text:p text:style-name="P8">Это — тоже тщета и большое зло. </text:p>
          </table:table-cell>
        </table:table-row>
        <table:table-row>
          <table:table-cell table:style-name="Table145.A19" office:value-type="string">
            <text:p text:style-name="P10">22</text:p>
          </table:table-cell>
          <table:table-cell table:style-name="Table145.B19" office:value-type="string">
            <text:p text:style-name="P8">Что же остается человеку </text:p>
          </table:table-cell>
        </table:table-row>
        <table:table-row>
          <table:table-cell table:style-name="Table145.A1" office:value-type="string">
            <text:p text:style-name="P7"/>
          </table:table-cell>
          <table:table-cell table:style-name="Table145.A1" office:value-type="string">
            <text:p text:style-name="P8">За его труды и томление сердца, Над чем он трудится под солнцем? </text:p>
          </table:table-cell>
        </table:table-row>
        <table:table-row>
          <table:table-cell table:style-name="Table145.A21" office:value-type="string">
            <text:p text:style-name="P10">23</text:p>
          </table:table-cell>
          <table:table-cell table:style-name="Table145.B21" office:value-type="string">
            <text:p text:style-name="P8">Ибо все его дни — печали, и заботы его — это скорби, Даже ночью нет сердцу покоя, </text:p>
          </table:table-cell>
        </table:table-row>
        <table:table-row>
          <table:table-cell table:style-name="Table145.A1" office:value-type="string">
            <text:p text:style-name="P7"/>
          </table:table-cell>
          <table:table-cell table:style-name="Table145.A1" office:value-type="string">
            <text:p text:style-name="P8">Даже это — тоже тщета. </text:p>
          </table:table-cell>
        </table:table-row>
        <table:table-row>
          <table:table-cell table:style-name="Table145.A23" office:value-type="string">
            <text:p text:style-name="P10">24</text:p>
          </table:table-cell>
          <table:table-cell table:style-name="Table145.B23" office:value-type="string">
            <text:p text:style-name="P8">Нет человеку блага, кроме как есть и пить — Чтобы было ему хорошо от его труда; </text:p>
          </table:table-cell>
        </table:table-row>
        <table:table-row>
          <table:table-cell table:style-name="Table145.A1" office:value-type="string">
            <text:p text:style-name="P7"/>
          </table:table-cell>
          <table:table-cell table:style-name="Table145.A1" office:value-type="string">
            <text:p text:style-name="P8">И, однако, я увидел, что и это дано от бога, </text:p>
          </table:table-cell>
        </table:table-row>
      </table:table>
      <text:p text:style-name="P3">640 </text:p>
      <text:p text:style-name="Horizontal_20_Line"/>
      <text:p text:style-name="P15"><text:bookmark text:name="s641"/></text:p>
      <table:table table:name="Table146" table:style-name="Table146">
        <table:table-column table:style-name="Table146.A"/>
        <table:table-column table:style-name="Table146.B"/>
        <table:table-row>
          <table:table-cell table:style-name="Table146.A1" office:value-type="string">
            <text:p text:style-name="P10">25</text:p>
          </table:table-cell>
          <table:table-cell table:style-name="Table146.A1" office:value-type="string">
            <text:p text:style-name="P8">Ибо кто, и поевши, узнает вкус без него? </text:p>
          </table:table-cell>
        </table:table-row>
        <table:table-row>
          <table:table-cell table:style-name="Table146.A1" office:value-type="string">
            <text:p text:style-name="P10">26</text:p>
          </table:table-cell>
          <table:table-cell table:style-name="Table146.A1" office:value-type="string">
            <text:p text:style-name="P8">Ибо тому, кто благ для него, дает он мудрость, я знанье, и радость, <text:line-break/>А тому, кто согрешает, дает он заботу: копить и сбирать, <text:line-break/>Чтобы отдать тому, кто благ для бога, — <text:line-break/>Это тоже тщета и ловля ветра. </text:p>
          </table:table-cell>
        </table:table-row>
      </table:table>
      <text:h text:style-name="P19" text:outline-level="4">ГЛАВА 3</text:h>
      <table:table table:name="Table147" table:style-name="Table147">
        <table:table-column table:style-name="Table147.A"/>
        <table:table-column table:style-name="Table147.B"/>
        <table:table-row>
          <table:table-cell table:style-name="Table147.A1" office:value-type="string">
            <text:p text:style-name="P10">1</text:p>
          </table:table-cell>
          <table:table-cell table:style-name="Table147.A1" office:value-type="string">
            <text:p text:style-name="P8">Всему свой час, и время всякому делу под небесами: </text:p>
          </table:table-cell>
        </table:table-row>
        <table:table-row>
          <table:table-cell table:style-name="Table147.A1" office:value-type="string">
            <text:p text:style-name="P10">2</text:p>
          </table:table-cell>
          <table:table-cell table:style-name="Table147.A1" office:value-type="string">
            <text:p text:style-name="P8">Время родиться и время умирать, </text:p>
          </table:table-cell>
        </table:table-row>
        <table:table-row>
          <table:table-cell table:style-name="Table147.A3" office:value-type="string">
            <text:p text:style-name="P7"/>
          </table:table-cell>
          <table:table-cell table:style-name="Table147.A3" office:value-type="string">
            <text:p text:style-name="P8">Время насаждать и время вырывать насажденья, </text:p>
          </table:table-cell>
        </table:table-row>
        <table:table-row>
          <table:table-cell table:style-name="Table147.A1" office:value-type="string">
            <text:p text:style-name="P10">3</text:p>
          </table:table-cell>
          <table:table-cell table:style-name="Table147.A1" office:value-type="string">
            <text:p text:style-name="P8">Время убивать и время исцелять, <text:line-break/>Время разрушать и время строить, </text:p>
          </table:table-cell>
        </table:table-row>
        <table:table-row>
          <table:table-cell table:style-name="Table147.A1" office:value-type="string">
            <text:p text:style-name="P10">4</text:p>
          </table:table-cell>
          <table:table-cell table:style-name="Table147.A1" office:value-type="string">
            <text:p text:style-name="P8">Время плакать и время смеяться, <text:line-break/>Время рыданью и время пляске, </text:p>
          </table:table-cell>
        </table:table-row>
        <table:table-row>
          <table:table-cell table:style-name="Table147.A1" office:value-type="string">
            <text:p text:style-name="P10">5</text:p>
          </table:table-cell>
          <table:table-cell table:style-name="Table147.A1" office:value-type="string">
            <text:p text:style-name="P8">Время разбрасывать камни и время складывать камни, <text:line-break/>Время обнимать и время избегать объятий, </text:p>
          </table:table-cell>
        </table:table-row>
        <table:table-row>
          <table:table-cell table:style-name="Table147.A1" office:value-type="string">
            <text:p text:style-name="P10">6</text:p>
          </table:table-cell>
          <table:table-cell table:style-name="Table147.A1" office:value-type="string">
            <text:p text:style-name="P8">Время отыскивать и время дать потеряться, <text:line-break/>Время хранить и время тратить, </text:p>
          </table:table-cell>
        </table:table-row>
        <table:table-row>
          <table:table-cell table:style-name="Table147.A1" office:value-type="string">
            <text:p text:style-name="P10">7</text:p>
          </table:table-cell>
          <table:table-cell table:style-name="Table147.A1" office:value-type="string">
            <text:p text:style-name="P8">Время рвать и время сшивать, <text:line-break/>Время молчать и время говорить, </text:p>
          </table:table-cell>
        </table:table-row>
        <table:table-row>
          <table:table-cell table:style-name="Table147.A1" office:value-type="string">
            <text:p text:style-name="P10">8</text:p>
          </table:table-cell>
          <table:table-cell table:style-name="Table147.A1" office:value-type="string">
            <text:p text:style-name="P8">Время любить и время ненавидеть, <text:line-break/>Время войне и время миру. </text:p>
          </table:table-cell>
        </table:table-row>
        <table:table-row>
          <table:table-cell table:style-name="Table147.A1" office:value-type="string">
            <text:p text:style-name="P10">9</text:p>
          </table:table-cell>
          <table:table-cell table:style-name="Table147.A1" office:value-type="string">
            <text:p text:style-name="P8">Что пользы творящему в том, над чем он трудится? </text:p>
          </table:table-cell>
        </table:table-row>
        <table:table-row>
          <table:table-cell table:style-name="Table147.A1" office:value-type="string">
            <text:p text:style-name="P10">10</text:p>
          </table:table-cell>
          <table:table-cell table:style-name="Table147.A1" office:value-type="string">
            <text:p text:style-name="P8">Я понял задачу, которую дал бог решать сынам человека: </text:p>
          </table:table-cell>
        </table:table-row>
        <text:soft-page-break/>
        <table:table-row>
          <table:table-cell table:style-name="Table147.A1" office:value-type="string">
            <text:p text:style-name="P10">11</text:p>
          </table:table-cell>
          <table:table-cell table:style-name="Table147.A1" office:value-type="string">
            <text:p text:style-name="P8">Всё он сделал прекрасным в свой срок, </text:p>
          </table:table-cell>
        </table:table-row>
        <table:table-row>
          <table:table-cell table:style-name="Table147.A3" office:value-type="string">
            <text:p text:style-name="P7"/>
          </table:table-cell>
          <table:table-cell table:style-name="Table147.A3" office:value-type="string">
            <text:p text:style-name="P8">Даже вечность вложил им в сердце, — <text:line-break/>Но чтоб дела, творимые богом, <text:line-break/>От начала и до конца не мог постичь человек. </text:p>
          </table:table-cell>
        </table:table-row>
        <table:table-row>
          <table:table-cell table:style-name="Table147.A1" office:value-type="string">
            <text:p text:style-name="P10">12</text:p>
          </table:table-cell>
          <table:table-cell table:style-name="Table147.A1" office:value-type="string">
            <text:p text:style-name="P8">Я узнал, что блага нет человеку, </text:p>
          </table:table-cell>
        </table:table-row>
        <table:table-row>
          <table:table-cell table:style-name="Table147.A3" office:value-type="string">
            <text:p text:style-name="P7"/>
          </table:table-cell>
          <table:table-cell table:style-name="Table147.A3" office:value-type="string">
            <text:p text:style-name="P8">Кроме как есть, и пить, и делать благое в жизни, </text:p>
          </table:table-cell>
        </table:table-row>
        <table:table-row>
          <table:table-cell table:style-name="Table147.A1" office:value-type="string">
            <text:p text:style-name="P10">13</text:p>
          </table:table-cell>
          <table:table-cell table:style-name="Table147.A1" office:value-type="string">
            <text:p text:style-name="P8">Но даже если кто ест, и пьет, и видит благо в труде, <text:line-break/>То это — божий дар. </text:p>
          </table:table-cell>
        </table:table-row>
        <table:table-row>
          <table:table-cell table:style-name="Table147.A1" office:value-type="string">
            <text:p text:style-name="P10">14</text:p>
          </table:table-cell>
          <table:table-cell table:style-name="Table147.A1" office:value-type="string">
            <text:p text:style-name="P8">Я узнал: все, что бог творит, — это будет вовек: <text:line-break/>Нельзя ничего прибавить, и нельзя ничего отнять, <text:line-break/>А сотворил так бог, чтобы его боялись. </text:p>
          </table:table-cell>
        </table:table-row>
        <table:table-row>
          <table:table-cell table:style-name="Table147.A1" office:value-type="string">
            <text:p text:style-name="P10">15</text:p>
          </table:table-cell>
          <table:table-cell table:style-name="Table147.A1" office:value-type="string">
            <text:p text:style-name="P8">Что было — уже есть, и чему быть — уже было, <text:line-break/>А исчезнувшее бог отыщет. </text:p>
          </table:table-cell>
        </table:table-row>
        <table:table-row>
          <table:table-cell table:style-name="Table147.A1" office:value-type="string">
            <text:p text:style-name="P10">16</text:p>
          </table:table-cell>
          <table:table-cell table:style-name="Table147.A1" office:value-type="string">
            <text:p text:style-name="P8">И то еще я увидел под солнцем: </text:p>
          </table:table-cell>
        </table:table-row>
        <table:table-row>
          <table:table-cell table:style-name="Table147.A3" office:value-type="string">
            <text:p text:style-name="P7"/>
          </table:table-cell>
          <table:table-cell table:style-name="Table147.A3" office:value-type="string">
            <text:p text:style-name="P8">Место суда — а там нечестье, <text:line-break/>Место праведного — а там нечестивый. </text:p>
          </table:table-cell>
        </table:table-row>
        <table:table-row>
          <table:table-cell table:style-name="Table147.A1" office:value-type="string">
            <text:p text:style-name="P10">17</text:p>
          </table:table-cell>
          <table:table-cell table:style-name="Table147.A1" office:value-type="string">
            <text:p text:style-name="P8">Подумал я про себя: </text:p>
          </table:table-cell>
        </table:table-row>
        <table:table-row>
          <table:table-cell table:style-name="Table147.A3" office:value-type="string">
            <text:p text:style-name="P7"/>
          </table:table-cell>
          <table:table-cell table:style-name="Table147.A3" office:value-type="string">
            <text:p text:style-name="P8">Праведного с нечестивым бог рассудит, </text:p>
          </table:table-cell>
        </table:table-row>
      </table:table>
      <text:p text:style-name="Text_20_Body.sma">21 Поэзия и проза Древнего Востока </text:p>
      <text:p text:style-name="P3">641 </text:p>
      <text:p text:style-name="Horizontal_20_Line"/>
      <text:p text:style-name="P15"><text:bookmark text:name="s642"/></text:p>
      <table:table table:name="Table148" table:style-name="Table148">
        <table:table-column table:style-name="Table148.A"/>
        <table:table-column table:style-name="Table148.B"/>
        <table:table-row>
          <table:table-cell table:style-name="Table148.A1" office:value-type="string">
            <text:p text:style-name="P7"/>
          </table:table-cell>
          <table:table-cell table:style-name="Table148.A1" office:value-type="string">
            <text:p text:style-name="P8">бо там есть время для каждой вещи и каждого дела. </text:p>
          </table:table-cell>
        </table:table-row>
        <table:table-row>
          <table:table-cell table:style-name="Table148.A2" office:value-type="string">
            <text:p text:style-name="P10">18</text:p>
          </table:table-cell>
          <table:table-cell table:style-name="Table148.B2" office:value-type="string">
            <text:p text:style-name="P8">Подумал я про себя: </text:p>
          </table:table-cell>
        </table:table-row>
        <table:table-row>
          <table:table-cell table:style-name="Table148.A1" office:value-type="string">
            <text:p text:style-name="P7"/>
          </table:table-cell>
          <table:table-cell table:style-name="Table148.A1" office:value-type="string">
            <text:p text:style-name="P8">Это бог — ради человеков, чтобы их просветить, <text:line-break/>Дабы поняли сами, что они — это скот, и только! </text:p>
          </table:table-cell>
        </table:table-row>
        <table:table-row>
          <table:table-cell table:style-name="Table148.A4" office:value-type="string">
            <text:p text:style-name="P10">19</text:p>
          </table:table-cell>
          <table:table-cell table:style-name="Table148.B4" office:value-type="string">
            <text:p text:style-name="P8">Ибо участь сынам человека и участь скоту — </text:p>
          </table:table-cell>
        </table:table-row>
        <table:table-row>
          <table:table-cell table:style-name="Table148.A1" office:value-type="string">
            <text:p text:style-name="P7"/>
          </table:table-cell>
          <table:table-cell table:style-name="Table148.A1" office:value-type="string">
            <text:p text:style-name="P8">Одна и та же им участь: <text:line-break/>Как тому умирать, так умирать и этим, <text:line-break/>И одно дыханье у всех, и не лучше скота человек; <text:line-break/>Ибо всё — тщета. </text:p>
          </table:table-cell>
        </table:table-row>
        <table:table-row>
          <table:table-cell table:style-name="Table148.A6" office:value-type="string">
            <text:p text:style-name="P10">20</text:p>
          </table:table-cell>
          <table:table-cell table:style-name="Table148.B6" office:value-type="string">
            <text:p text:style-name="P8">Всё туда же уходит, </text:p>
          </table:table-cell>
        </table:table-row>
        <table:table-row>
          <table:table-cell table:style-name="Table148.A1" office:value-type="string">
            <text:p text:style-name="P7"/>
          </table:table-cell>
          <table:table-cell table:style-name="Table148.A1" office:value-type="string">
            <text:p text:style-name="P8">Всё — из праха, и всё возвратится в прах; </text:p>
          </table:table-cell>
        </table:table-row>
        <table:table-row>
          <table:table-cell table:style-name="Table148.A8" office:value-type="string">
            <text:p text:style-name="P10">21</text:p>
          </table:table-cell>
          <table:table-cell table:style-name="Table148.B8" office:value-type="string">
            <text:p text:style-name="P8">Кто знает, что дух человека возносится ввысь, </text:p>
          </table:table-cell>
        </table:table-row>
        <table:table-row>
          <table:table-cell table:style-name="Table148.A1" office:value-type="string">
            <text:p text:style-name="P7"/>
          </table:table-cell>
          <table:table-cell table:style-name="Table148.A1" office:value-type="string">
            <text:p text:style-name="P8">А дух скота — тот вниз уходит, в землю? </text:p>
          </table:table-cell>
        </table:table-row>
        <text:soft-page-break/>
        <table:table-row>
          <table:table-cell table:style-name="Table148.A10" office:value-type="string">
            <text:p text:style-name="P10">22</text:p>
          </table:table-cell>
          <table:table-cell table:style-name="Table148.B10" office:value-type="string">
            <text:p text:style-name="P8">Я увидел: нет большего блага, чем радоваться своим делам, </text:p>
          </table:table-cell>
        </table:table-row>
        <table:table-row>
          <table:table-cell table:style-name="Table148.A1" office:value-type="string">
            <text:p text:style-name="P7"/>
          </table:table-cell>
          <table:table-cell table:style-name="Table148.A1" office:value-type="string">
            <text:p text:style-name="P8">Ибо в этом и доля человека, — <text:line-break/>Ибо кто его приведет — посмотреть, что будет после? </text:p>
          </table:table-cell>
        </table:table-row>
      </table:table>
      <text:h text:style-name="P19" text:outline-level="4">ГЛАВА 4</text:h>
      <table:table table:name="Table149" table:style-name="Table149">
        <table:table-column table:style-name="Table149.A"/>
        <table:table-column table:style-name="Table149.B"/>
        <table:table-row>
          <table:table-cell table:style-name="Table149.A1" office:value-type="string">
            <text:p text:style-name="P10">1</text:p>
          </table:table-cell>
          <table:table-cell table:style-name="Table149.A1" office:value-type="string">
            <text:p text:style-name="P8">И еще я увидел все угнетение, творимое под солнцем: </text:p>
          </table:table-cell>
        </table:table-row>
        <table:table-row>
          <table:table-cell table:style-name="Table149.A2" office:value-type="string">
            <text:p text:style-name="P7"/>
          </table:table-cell>
          <table:table-cell table:style-name="Table149.A2" office:value-type="string">
            <text:p text:style-name="P8">Вот слезы угнетенных, — а утешителя нет им, <text:line-break/>И в руке угнетателя — сила, а утешителя нет им! </text:p>
          </table:table-cell>
        </table:table-row>
        <table:table-row>
          <table:table-cell table:style-name="Table149.A1" office:value-type="string">
            <text:p text:style-name="P10">2</text:p>
          </table:table-cell>
          <table:table-cell table:style-name="Table149.A1" office:value-type="string">
            <text:p text:style-name="P8">И прославил я мертвых, — что умерли давно, — </text:p>
          </table:table-cell>
        </table:table-row>
        <table:table-row>
          <table:table-cell table:style-name="Table149.A2" office:value-type="string">
            <text:p text:style-name="P7"/>
          </table:table-cell>
          <table:table-cell table:style-name="Table149.A2" office:value-type="string">
            <text:p text:style-name="P8">Более, чем живых, — что живут поныне; </text:p>
          </table:table-cell>
        </table:table-row>
        <table:table-row>
          <table:table-cell table:style-name="Table149.A1" office:value-type="string">
            <text:p text:style-name="P10">3</text:p>
          </table:table-cell>
          <table:table-cell table:style-name="Table149.A1" office:value-type="string">
            <text:p text:style-name="P8">Но больше, чем тем и другим, благо тому, кто совсем не жил, <text:line-break/>Кто не видел злого дела, что делается под солнцем. </text:p>
          </table:table-cell>
        </table:table-row>
        <table:table-row>
          <table:table-cell table:style-name="Table149.A1" office:value-type="string">
            <text:p text:style-name="P10">4</text:p>
          </table:table-cell>
          <table:table-cell table:style-name="Table149.A1" office:value-type="string">
            <text:p text:style-name="P8">Поглядел я на весь труд, — а весь успех работы — <text:line-break/>Зависть человека к другому человеку; </text:p>
          </table:table-cell>
        </table:table-row>
        <table:table-row>
          <table:table-cell table:style-name="Table149.A2" office:value-type="string">
            <text:p text:style-name="P7"/>
          </table:table-cell>
          <table:table-cell table:style-name="Table149.A2" office:value-type="string">
            <text:p text:style-name="P8">Это — тоже тщета и ловля ветра: </text:p>
          </table:table-cell>
        </table:table-row>
        <table:table-row>
          <table:table-cell table:style-name="Table149.A1" office:value-type="string">
            <text:p text:style-name="P10">5</text:p>
          </table:table-cell>
          <table:table-cell table:style-name="Table149.A1" office:value-type="string">
            <text:p text:style-name="P8">Глупец сложит руки, а завистью себя пожирает! </text:p>
          </table:table-cell>
        </table:table-row>
        <table:table-row>
          <table:table-cell table:style-name="Table149.A1" office:value-type="string">
            <text:p text:style-name="P10">6</text:p>
          </table:table-cell>
          <table:table-cell table:style-name="Table149.A1" office:value-type="string">
            <text:p text:style-name="P8">Лучше покоя на одну ладонь, </text:p>
          </table:table-cell>
        </table:table-row>
        <table:table-row>
          <table:table-cell table:style-name="Table149.A2" office:value-type="string">
            <text:p text:style-name="P7"/>
          </table:table-cell>
          <table:table-cell table:style-name="Table149.A2" office:value-type="string">
            <text:p text:style-name="P8">Чем полные горсти тщеты и ловли ветра. </text:p>
          </table:table-cell>
        </table:table-row>
        <table:table-row>
          <table:table-cell table:style-name="Table149.A1" office:value-type="string">
            <text:p text:style-name="P10">7</text:p>
          </table:table-cell>
          <table:table-cell table:style-name="Table149.A1" office:value-type="string">
            <text:p text:style-name="P8">И еще я увидел тщету под солнцем: </text:p>
          </table:table-cell>
        </table:table-row>
        <table:table-row>
          <table:table-cell table:style-name="Table149.A1" office:value-type="string">
            <text:p text:style-name="P10">8</text:p>
          </table:table-cell>
          <table:table-cell table:style-name="Table149.A1" office:value-type="string">
            <text:p text:style-name="P8">Есть одинокий, и с ним никого: ни сына, ни брата, </text:p>
          </table:table-cell>
        </table:table-row>
        <table:table-row>
          <table:table-cell table:style-name="Table149.A2" office:value-type="string">
            <text:p text:style-name="P7"/>
          </table:table-cell>
          <table:table-cell table:style-name="Table149.A2" office:value-type="string">
            <text:p text:style-name="P8">И нет конца всем его трудам, <text:line-break/>И не сыты его очи богатством: <text:line-break/>«И для кого я тружусь и себя лишаю блага?» </text:p>
          </table:table-cell>
        </table:table-row>
        <table:table-row>
          <table:table-cell table:style-name="Table149.A1" office:value-type="string">
            <text:p text:style-name="P10">9</text:p>
          </table:table-cell>
          <table:table-cell table:style-name="Table149.A1" office:value-type="string">
            <text:p text:style-name="P8">Вдвоем быть лучше, чем одному, Ибо есть им плата добрая за труды их: </text:p>
          </table:table-cell>
        </table:table-row>
        <table:table-row>
          <table:table-cell table:style-name="Table149.A1" office:value-type="string">
            <text:p text:style-name="P10">10</text:p>
          </table:table-cell>
          <table:table-cell table:style-name="Table149.A1" office:value-type="string">
            <text:p text:style-name="P8">Ибо если упадут — друг друга поднимут; </text:p>
          </table:table-cell>
        </table:table-row>
        <table:table-row>
          <table:table-cell table:style-name="Table149.A2" office:value-type="string">
            <text:p text:style-name="P7"/>
          </table:table-cell>
          <table:table-cell table:style-name="Table149.A2" office:value-type="string">
            <text:p text:style-name="P8">Но горе, если один упадет, а чтоб поднять его — нет другого, </text:p>
          </table:table-cell>
        </table:table-row>
        <table:table-row>
          <table:table-cell table:style-name="Table149.A1" office:value-type="string">
            <text:p text:style-name="P10">11</text:p>
          </table:table-cell>
          <table:table-cell table:style-name="Table149.A1" office:value-type="string">
            <text:p text:style-name="P8">Да и если двое лежат — тепло им; одному же как согреться? </text:p>
          </table:table-cell>
        </table:table-row>
      </table:table>
      <text:p text:style-name="P3">642 </text:p>
      <text:p text:style-name="Horizontal_20_Line"/>
      <text:p text:style-name="P15"><text:bookmark text:name="s643"/></text:p>
      <table:table table:name="Table150" table:style-name="Table150">
        <table:table-column table:style-name="Table150.A"/>
        <table:table-column table:style-name="Table150.B"/>
        <table:table-row>
          <table:table-cell table:style-name="Table150.A1" office:value-type="string">
            <text:p text:style-name="P10">12</text:p>
          </table:table-cell>
          <table:table-cell table:style-name="Table150.A1" office:value-type="string">
            <text:p text:style-name="P8">И если кто одного одолеет, </text:p>
          </table:table-cell>
        </table:table-row>
        <table:table-row>
          <table:table-cell table:style-name="Table150.A2" office:value-type="string">
            <text:p text:style-name="P7"/>
          </table:table-cell>
          <table:table-cell table:style-name="Table150.A2" office:value-type="string">
            <text:p text:style-name="P8">То двое вместе против него устоят; <text:line-break/>И втрое скрученная нить не скоро порвется. </text:p>
          </table:table-cell>
        </table:table-row>
        <table:table-row>
          <table:table-cell table:style-name="Table150.A1" office:value-type="string">
            <text:p text:style-name="P10">13</text:p>
          </table:table-cell>
          <table:table-cell table:style-name="Table150.A1" office:value-type="string">
            <text:p text:style-name="P8">Лучше бедный мальчик, но умный, чем царь престарелый, но глупый, <text:line-break/><text:soft-page-break/>Что уже не умеет понять предостереженья — </text:p>
          </table:table-cell>
        </table:table-row>
        <table:table-row>
          <table:table-cell table:style-name="Table150.A1" office:value-type="string">
            <text:p text:style-name="P10">14</text:p>
          </table:table-cell>
          <table:table-cell table:style-name="Table150.A1" office:value-type="string">
            <text:p text:style-name="P8">Ибо этот из темницы выйдет царить, </text:p>
          </table:table-cell>
        </table:table-row>
        <table:table-row>
          <table:table-cell table:style-name="Table150.A2" office:value-type="string">
            <text:p text:style-name="P7"/>
          </table:table-cell>
          <table:table-cell table:style-name="Table150.A2" office:value-type="string">
            <text:p text:style-name="P8">Ибо тот рожден даже в царственном сане нищим; </text:p>
          </table:table-cell>
        </table:table-row>
        <table:table-row>
          <table:table-cell table:style-name="Table150.A1" office:value-type="string">
            <text:p text:style-name="P10">15</text:p>
          </table:table-cell>
          <table:table-cell table:style-name="Table150.A1" office:value-type="string">
            <text:p text:style-name="P8">Видел я, как все живое, все, что движется под солнцем, — <text:line-break/>Вместе с мальчиком, с тем другим, кто займет его место: </text:p>
          </table:table-cell>
        </table:table-row>
        <table:table-row>
          <table:table-cell table:style-name="Table150.A1" office:value-type="string">
            <text:p text:style-name="P10">16</text:p>
          </table:table-cell>
          <table:table-cell table:style-name="Table150.A1" office:value-type="string">
            <text:p text:style-name="P8">Нет конца народу, всем, кто был поначалу! <text:line-break/>Но не порадуются ему те, кто будут позже, — <text:line-break/>Ибо это тоже тщета и пустое томленье. </text:p>
          </table:table-cell>
        </table:table-row>
      </table:table>
      <text:h text:style-name="P19" text:outline-level="4">ГЛАВА 5</text:h>
      <table:table table:name="Table151" table:style-name="Table151">
        <table:table-column table:style-name="Table151.A"/>
        <table:table-column table:style-name="Table151.B"/>
        <table:table-row>
          <table:table-cell table:style-name="Table151.A1" office:value-type="string">
            <text:p text:style-name="P10">1</text:p>
          </table:table-cell>
          <table:table-cell table:style-name="Table151.A1" office:value-type="string">
            <text:p text:style-name="P8">Следи, как ступаешь, в дом божий идя: </text:p>
          </table:table-cell>
        </table:table-row>
        <table:table-row>
          <table:table-cell table:style-name="Table151.A2" office:value-type="string">
            <text:p text:style-name="P7"/>
          </table:table-cell>
          <table:table-cell table:style-name="Table151.A2" office:value-type="string">
            <text:p text:style-name="P8">Подойти, чтобы слушать, лучше, чем жертвы приносить с глупцами, <text:line-break/>Ибо, сами не зная, творят они зло. </text:p>
          </table:table-cell>
        </table:table-row>
        <table:table-row>
          <table:table-cell table:style-name="Table151.A1" office:value-type="string">
            <text:p text:style-name="P10">2</text:p>
          </table:table-cell>
          <table:table-cell table:style-name="Table151.A1" office:value-type="string">
            <text:p text:style-name="P8">Не торопись языком и в сердце своем не спеши Слово вымолвить, предстоя перед богом: Ибо бог — на небесах, а ты — на земле, Потому да будут твои речи кратки. </text:p>
          </table:table-cell>
        </table:table-row>
        <table:table-row>
          <table:table-cell table:style-name="Table151.A1" office:value-type="string">
            <text:p text:style-name="P10">3</text:p>
          </table:table-cell>
          <table:table-cell table:style-name="Table151.A1" office:value-type="string">
            <text:p text:style-name="P8">Ибо возникает мечтанье из множества забот, И речь глупца — из множества слов. </text:p>
          </table:table-cell>
        </table:table-row>
        <table:table-row>
          <table:table-cell table:style-name="Table151.A1" office:value-type="string">
            <text:p text:style-name="P10">4</text:p>
          </table:table-cell>
          <table:table-cell table:style-name="Table151.A1" office:value-type="string">
            <text:p text:style-name="P8">Что ты богу обещал по обету — то исполни неотложно, Ибо не жалуют глупцов: обещал — исполни! </text:p>
          </table:table-cell>
        </table:table-row>
        <table:table-row>
          <table:table-cell table:style-name="Table151.A1" office:value-type="string">
            <text:p text:style-name="P10">5</text:p>
          </table:table-cell>
          <table:table-cell table:style-name="Table151.A1" office:value-type="string">
            <text:p text:style-name="P8">Лучше не обещать, чем обещать и не исполнить} </text:p>
          </table:table-cell>
        </table:table-row>
        <table:table-row>
          <table:table-cell table:style-name="Table151.A1" office:value-type="string">
            <text:p text:style-name="P10">6</text:p>
          </table:table-cell>
          <table:table-cell table:style-name="Table151.A1" office:value-type="string">
            <text:p text:style-name="P8">Не давай устам ввести тебя в грех, </text:p>
          </table:table-cell>
        </table:table-row>
        <table:table-row>
          <table:table-cell table:style-name="Table151.A2" office:value-type="string">
            <text:p text:style-name="P7"/>
          </table:table-cell>
          <table:table-cell table:style-name="Table151.A2" office:value-type="string">
            <text:p text:style-name="P8">И посланцу не говори, что случилась ошибка. <text:line-break/>На звук твоей речи зачем гневаться богу, <text:line-break/>И дело твоих рук зачем губить? </text:p>
          </table:table-cell>
        </table:table-row>
        <table:table-row>
          <table:table-cell table:style-name="Table151.A1" office:value-type="string">
            <text:p text:style-name="P10">7</text:p>
          </table:table-cell>
          <table:table-cell table:style-name="Table151.A1" office:value-type="string">
            <text:p text:style-name="P8">Ибо от множества мечтаний — много тщетных слов, <text:line-break/>Ибо бога ты должен бояться. </text:p>
          </table:table-cell>
        </table:table-row>
        <table:table-row>
          <table:table-cell table:style-name="Table151.A1" office:value-type="string">
            <text:p text:style-name="P10">8</text:p>
          </table:table-cell>
          <table:table-cell table:style-name="Table151.A1" office:value-type="string">
            <text:p text:style-name="P8">Если увидишь в стране угнетение бедных, </text:p>
          </table:table-cell>
        </table:table-row>
        <table:table-row>
          <table:table-cell table:style-name="Table151.A2" office:value-type="string">
            <text:p text:style-name="P7"/>
          </table:table-cell>
          <table:table-cell table:style-name="Table151.A2" office:value-type="string">
            <text:p text:style-name="P8">Извращение суда и правды — <text:line-break/>Не удивляйся таким делам: <text:line-break/>Ибо начальник за начальником следит, а за ними — <text:line-break/>начальство; </text:p>
          </table:table-cell>
        </table:table-row>
        <table:table-row>
          <table:table-cell table:style-name="Table151.A1" office:value-type="string">
            <text:p text:style-name="P10">9</text:p>
          </table:table-cell>
          <table:table-cell table:style-name="Table151.A1" office:value-type="string">
            <text:p text:style-name="P8">Но польза земли — во всем: и царю служит поле! </text:p>
          </table:table-cell>
        </table:table-row>
      </table:table>
      <text:p text:style-name="Text_20_Body.sma">21* </text:p>
      <text:p text:style-name="P3">643 </text:p>
      <text:p text:style-name="Horizontal_20_Line"/>
      <text:p text:style-name="P15"><text:bookmark text:name="s644"/></text:p>
      <table:table table:name="Table152" table:style-name="Table152">
        <table:table-column table:style-name="Table152.A"/>
        <table:table-column table:style-name="Table152.B"/>
        <table:table-row>
          <table:table-cell table:style-name="Table152.A1" office:value-type="string">
            <text:p text:style-name="P10">10</text:p>
          </table:table-cell>
          <table:table-cell table:style-name="Table152.A1" office:value-type="string">
            <text:p text:style-name="P8">Любящий деньги не насытится деньгами, </text:p>
          </table:table-cell>
        </table:table-row>
        <table:table-row>
          <table:table-cell table:style-name="Table152.A2" office:value-type="string">
            <text:p text:style-name="P7"/>
          </table:table-cell>
          <table:table-cell table:style-name="Table152.A2" office:value-type="string">
            <text:p text:style-name="P8">Ни доходом — тот, кто любит копить: <text:soft-page-break/></text:p>
          </table:table-cell>
        </table:table-row>
        <table:table-row>
          <table:table-cell table:style-name="Table152.A2" office:value-type="string">
            <text:p text:style-name="P7"/>
          </table:table-cell>
          <table:table-cell table:style-name="Table152.A2" office:value-type="string">
            <text:p text:style-name="P8">Это тоже тщета, </text:p>
          </table:table-cell>
        </table:table-row>
        <table:table-row>
          <table:table-cell table:style-name="Table152.A1" office:value-type="string">
            <text:p text:style-name="P10">11</text:p>
          </table:table-cell>
          <table:table-cell table:style-name="Table152.A1" office:value-type="string">
            <text:p text:style-name="P8">Чем больше добра, тем больше едоков, </text:p>
          </table:table-cell>
        </table:table-row>
        <table:table-row>
          <table:table-cell table:style-name="Table152.A2" office:value-type="string">
            <text:p text:style-name="P7"/>
          </table:table-cell>
          <table:table-cell table:style-name="Table152.A2" office:value-type="string">
            <text:p text:style-name="P8">А владельцу какая прибыль? <text:line-break/>Разве что посмотрит! </text:p>
          </table:table-cell>
        </table:table-row>
        <table:table-row>
          <table:table-cell table:style-name="Table152.A1" office:value-type="string">
            <text:p text:style-name="P10">12</text:p>
          </table:table-cell>
          <table:table-cell table:style-name="Table152.A1" office:value-type="string">
            <text:p text:style-name="P8">Сладок сон работящего, поел ли мало он или много, <text:line-break/>А сытость богача не даст ему сном забыться: </text:p>
          </table:table-cell>
        </table:table-row>
        <table:table-row>
          <table:table-cell table:style-name="Table152.A1" office:value-type="string">
            <text:p text:style-name="P10">13</text:p>
          </table:table-cell>
          <table:table-cell table:style-name="Table152.A1" office:value-type="string">
            <text:p text:style-name="P8">Есть злой недуг, — видал я под солнцем, — <text:line-break/>Богатство, хранимое на беду владельцу! </text:p>
          </table:table-cell>
        </table:table-row>
        <table:table-row>
          <table:table-cell table:style-name="Table152.A1" office:value-type="string">
            <text:p text:style-name="P10">14</text:p>
          </table:table-cell>
          <table:table-cell table:style-name="Table152.A1" office:value-type="string">
            <text:p text:style-name="P8">А пропадет то богатство среди тяжкой заботы, — <text:line-break/>Породивши сына, он тому ничего не оставит, </text:p>
          </table:table-cell>
        </table:table-row>
        <table:table-row>
          <table:table-cell table:style-name="Table152.A1" office:value-type="string">
            <text:p text:style-name="P10">15</text:p>
          </table:table-cell>
          <table:table-cell table:style-name="Table152.A1" office:value-type="string">
            <text:p text:style-name="P8">Ибо как вышел он наг из утробы материнской, <text:line-break/>Так вернется, чтоб уйти, как пришел, </text:p>
          </table:table-cell>
        </table:table-row>
        <table:table-row>
          <table:table-cell table:style-name="Table152.A2" office:value-type="string">
            <text:p text:style-name="P7"/>
          </table:table-cell>
          <table:table-cell table:style-name="Table152.A2" office:value-type="string">
            <text:p text:style-name="P8">И за труд свой в руке унести ничего не сможет. </text:p>
          </table:table-cell>
        </table:table-row>
        <table:table-row>
          <table:table-cell table:style-name="Table152.A1" office:value-type="string">
            <text:p text:style-name="P10">16</text:p>
          </table:table-cell>
          <table:table-cell table:style-name="Table152.A1" office:value-type="string">
            <text:p text:style-name="P8">И это тоже — злой недуг: </text:p>
          </table:table-cell>
        </table:table-row>
        <table:table-row>
          <table:table-cell table:style-name="Table152.A2" office:value-type="string">
            <text:p text:style-name="P7"/>
          </table:table-cell>
          <table:table-cell table:style-name="Table152.A2" office:value-type="string">
            <text:p text:style-name="P8">Одинаково всякий как приходит, так уходит, <text:line-break/>И что пользы ему, что трудился на ветер? </text:p>
          </table:table-cell>
        </table:table-row>
        <table:table-row>
          <table:table-cell table:style-name="Table152.A1" office:value-type="string">
            <text:p text:style-name="P10">17</text:p>
          </table:table-cell>
          <table:table-cell table:style-name="Table152.A1" office:value-type="string">
            <text:p text:style-name="P8">И все-то дни свои он ест во тьме, </text:p>
          </table:table-cell>
        </table:table-row>
        <table:table-row>
          <table:table-cell table:style-name="Table152.A2" office:value-type="string">
            <text:p text:style-name="P7"/>
          </table:table-cell>
          <table:table-cell table:style-name="Table152.A2" office:value-type="string">
            <text:p text:style-name="P8">И много скорбей, и болезни у него, и злобы! </text:p>
          </table:table-cell>
        </table:table-row>
        <table:table-row>
          <table:table-cell table:style-name="Table152.A1" office:value-type="string">
            <text:p text:style-name="P10">18</text:p>
          </table:table-cell>
          <table:table-cell table:style-name="Table152.A1" office:value-type="string">
            <text:p text:style-name="P8">Вот что я увидел благого: </text:p>
          </table:table-cell>
        </table:table-row>
        <table:table-row>
          <table:table-cell table:style-name="Table152.A2" office:value-type="string">
            <text:p text:style-name="P7"/>
          </table:table-cell>
          <table:table-cell table:style-name="Table152.A2" office:value-type="string">
            <text:p text:style-name="P8">Что прекрасно есть, и пить, и видеть благо в своих трудах — </text:p>
          </table:table-cell>
        </table:table-row>
        <table:table-row>
          <table:table-cell table:style-name="Table152.A2" office:value-type="string">
            <text:p text:style-name="P7"/>
          </table:table-cell>
          <table:table-cell table:style-name="Table152.A2" office:value-type="string">
            <text:p text:style-name="P8">Над чем кто трудится под солнцем </text:p>
          </table:table-cell>
        </table:table-row>
        <table:table-row>
          <table:table-cell table:style-name="Table152.A2" office:value-type="string">
            <text:p text:style-name="P7"/>
          </table:table-cell>
          <table:table-cell table:style-name="Table152.A2" office:value-type="string">
            <text:p text:style-name="P8">В считанные дни своей жизни, что дал ему бог, — </text:p>
          </table:table-cell>
        </table:table-row>
        <table:table-row>
          <table:table-cell table:style-name="Table152.A2" office:value-type="string">
            <text:p text:style-name="P7"/>
          </table:table-cell>
          <table:table-cell table:style-name="Table152.A2" office:value-type="string">
            <text:p text:style-name="P8">Ибо то его доля. </text:p>
          </table:table-cell>
        </table:table-row>
        <table:table-row>
          <table:table-cell table:style-name="Table152.A1" office:value-type="string">
            <text:p text:style-name="P10">19</text:p>
          </table:table-cell>
          <table:table-cell table:style-name="Table152.A1" office:value-type="string">
            <text:p text:style-name="P8">Так и всяк человек — кому дал бог добра и богатства, <text:line-break/>И дал ему власть воспользоваться ими, </text:p>
          </table:table-cell>
        </table:table-row>
        <table:table-row>
          <table:table-cell table:style-name="Table152.A2" office:value-type="string">
            <text:p text:style-name="P7"/>
          </table:table-cell>
          <table:table-cell table:style-name="Table152.A2" office:value-type="string">
            <text:p text:style-name="P8">И брать свою долю, и радоваться своим трудам, — <text:line-break/>То это есть божий дар: </text:p>
          </table:table-cell>
        </table:table-row>
        <table:table-row>
          <table:table-cell table:style-name="Table152.A1" office:value-type="string">
            <text:p text:style-name="P10">20</text:p>
          </table:table-cell>
          <table:table-cell table:style-name="Table152.A1" office:value-type="string">
            <text:p text:style-name="P8">Ибо нечего ему вспоминать о днях своей жизни, <text:line-break/>Ибо бог посылает ему ответ в его радости сердца. </text:p>
          </table:table-cell>
        </table:table-row>
      </table:table>
      <text:h text:style-name="P19" text:outline-level="4">ГЛАВА 6</text:h>
      <table:table table:name="Table153" table:style-name="Table153">
        <table:table-column table:style-name="Table153.A"/>
        <table:table-column table:style-name="Table153.B"/>
        <table:table-row>
          <table:table-cell table:style-name="Table153.A1" office:value-type="string">
            <text:p text:style-name="P10">1</text:p>
          </table:table-cell>
          <table:table-cell table:style-name="Table153.A1" office:value-type="string">
            <text:p text:style-name="P8">Есть зло, что я увидел под солнцем, велико оно для людей: </text:p>
          </table:table-cell>
        </table:table-row>
        <table:table-row>
          <table:table-cell table:style-name="Table153.A1" office:value-type="string">
            <text:p text:style-name="P10">2</text:p>
          </table:table-cell>
          <table:table-cell table:style-name="Table153.A1" office:value-type="string">
            <text:p text:style-name="P8">Человек, кому бог дал добра, и богатства, и почета, <text:soft-page-break/></text:p>
          </table:table-cell>
        </table:table-row>
        <table:table-row>
          <table:table-cell table:style-name="Table153.A3" office:value-type="string">
            <text:p text:style-name="P7"/>
          </table:table-cell>
          <table:table-cell table:style-name="Table153.A3" office:value-type="string">
            <text:p text:style-name="P8">И все у него есть, чего б душа ни пожелала, — <text:line-break/>Но не дано ему богом власти воспользоваться этим, <text:line-break/>Так что пользуется чужой человек, — <text:line-break/>Это — тщета и злая болезнь. </text:p>
          </table:table-cell>
        </table:table-row>
        <table:table-row>
          <table:table-cell table:style-name="Table153.A1" office:value-type="string">
            <text:p text:style-name="P10">3</text:p>
          </table:table-cell>
          <table:table-cell table:style-name="Table153.A1" office:value-type="string">
            <text:p text:style-name="P8">Если сотню сынов породит и многие годы пребудет, </text:p>
          </table:table-cell>
        </table:table-row>
        <table:table-row>
          <table:table-cell table:style-name="Table153.A3" office:value-type="string">
            <text:p text:style-name="P7"/>
          </table:table-cell>
          <table:table-cell table:style-name="Table153.A3" office:value-type="string">
            <text:p text:style-name="P8">То сколько бы лет ни прожил, <text:line-break/>Но коль душа не насытилась благом </text:p>
          </table:table-cell>
        </table:table-row>
      </table:table>
      <text:p text:style-name="P3">644 </text:p>
      <text:p text:style-name="Horizontal_20_Line"/>
      <text:p text:style-name="P15"><text:bookmark text:name="s645"/></text:p>
      <table:table table:name="Table154" table:style-name="Table154">
        <table:table-column table:style-name="Table154.A"/>
        <table:table-column table:style-name="Table154.B"/>
        <table:table-row>
          <table:table-cell table:style-name="Table154.A1" office:value-type="string">
            <text:p text:style-name="P7"/>
          </table:table-cell>
          <table:table-cell table:style-name="Table154.A1" office:value-type="string">
            <text:p text:style-name="P8">ли если не было ему погребенья, — <text:line-break/>Я подумал: лучше выкидышу, чем ему. </text:p>
          </table:table-cell>
        </table:table-row>
        <table:table-row>
          <table:table-cell table:style-name="Table154.A2" office:value-type="string">
            <text:p text:style-name="P10">4</text:p>
          </table:table-cell>
          <table:table-cell table:style-name="Table154.B2" office:value-type="string">
            <text:p text:style-name="P8">Ибо в тщете тот пришел и во тьму уйдет, <text:line-break/>И тьмою его имя сокрыто, </text:p>
          </table:table-cell>
        </table:table-row>
        <table:table-row>
          <table:table-cell table:style-name="Table154.A3" office:value-type="string">
            <text:p text:style-name="P10">5</text:p>
          </table:table-cell>
          <table:table-cell table:style-name="Table154.B3" office:value-type="string">
            <text:p text:style-name="P8">Даже солнца не знал и не ведал — <text:line-break/>Но тому покойней, чем ему: </text:p>
          </table:table-cell>
        </table:table-row>
        <table:table-row>
          <table:table-cell table:style-name="Table154.A4" office:value-type="string">
            <text:p text:style-name="P10">6</text:p>
          </table:table-cell>
          <table:table-cell table:style-name="Table154.B4" office:value-type="string">
            <text:p text:style-name="P8">Если б даже дважды две тысячи лет он прожил, <text:line-break/>А блага не видел — </text:p>
          </table:table-cell>
        </table:table-row>
        <table:table-row>
          <table:table-cell table:style-name="Table154.A1" office:value-type="string">
            <text:p text:style-name="P7"/>
          </table:table-cell>
          <table:table-cell table:style-name="Table154.A1" office:value-type="string">
            <text:p text:style-name="P8">То разве всё не туда же уходит? </text:p>
          </table:table-cell>
        </table:table-row>
        <table:table-row>
          <table:table-cell table:style-name="Table154.A6" office:value-type="string">
            <text:p text:style-name="P10">7</text:p>
          </table:table-cell>
          <table:table-cell table:style-name="Table154.B6" office:value-type="string">
            <text:p text:style-name="P8">Трудится человек для рта, а сам недоволен: </text:p>
          </table:table-cell>
        </table:table-row>
        <table:table-row>
          <table:table-cell table:style-name="Table154.A7" office:value-type="string">
            <text:p text:style-name="P10">8</text:p>
          </table:table-cell>
          <table:table-cell table:style-name="Table154.B7" office:value-type="string">
            <text:p text:style-name="P8">Ибо чем превосходит мудрый глупца, </text:p>
          </table:table-cell>
        </table:table-row>
        <table:table-row>
          <table:table-cell table:style-name="Table154.A1" office:value-type="string">
            <text:p text:style-name="P7"/>
          </table:table-cell>
          <table:table-cell table:style-name="Table154.A1" office:value-type="string">
            <text:p text:style-name="P8">Чем — бедный, кто умеет лицом к лицу быть с жизнью? </text:p>
          </table:table-cell>
        </table:table-row>
        <table:table-row>
          <table:table-cell table:style-name="Table154.A9" office:value-type="string">
            <text:p text:style-name="P10">9</text:p>
          </table:table-cell>
          <table:table-cell table:style-name="Table154.B9" office:value-type="string">
            <text:p text:style-name="P8">Лучше зримое очами, чем то, к чему тянется душа, <text:line-break/>Это тоже — тщета и ловля ветра, </text:p>
          </table:table-cell>
        </table:table-row>
        <table:table-row>
          <table:table-cell table:style-name="Table154.A10" office:value-type="string">
            <text:p text:style-name="P10">10</text:p>
          </table:table-cell>
          <table:table-cell table:style-name="Table154.B10" office:value-type="string">
            <text:p text:style-name="P8">Все, что было, уже имеет имя, </text:p>
          </table:table-cell>
        </table:table-row>
        <table:table-row>
          <table:table-cell table:style-name="Table154.A1" office:value-type="string">
            <text:p text:style-name="P7"/>
          </table:table-cell>
          <table:table-cell table:style-name="Table154.A1" office:value-type="string">
            <text:p text:style-name="P8">И каково оно — известно: </text:p>
          </table:table-cell>
        </table:table-row>
        <table:table-row>
          <table:table-cell table:style-name="Table154.A1" office:value-type="string">
            <text:p text:style-name="P7"/>
          </table:table-cell>
          <table:table-cell table:style-name="Table154.A1" office:value-type="string">
            <text:p text:style-name="P8">Человек не может тягаться с сильнейшим, чем он, </text:p>
          </table:table-cell>
        </table:table-row>
        <table:table-row>
          <table:table-cell table:style-name="Table154.A13" office:value-type="string">
            <text:p text:style-name="P10">11</text:p>
          </table:table-cell>
          <table:table-cell table:style-name="Table154.B13" office:value-type="string">
            <text:p text:style-name="P8">Ибо много есть слов, что множат тщету, — </text:p>
          </table:table-cell>
        </table:table-row>
        <table:table-row>
          <table:table-cell table:style-name="Table154.A1" office:value-type="string">
            <text:p text:style-name="P7"/>
          </table:table-cell>
          <table:table-cell table:style-name="Table154.A1" office:value-type="string">
            <text:p text:style-name="P8">И чем от них лучше человеку? </text:p>
          </table:table-cell>
        </table:table-row>
        <table:table-row>
          <table:table-cell table:style-name="Table154.A15" office:value-type="string">
            <text:p text:style-name="P10">12</text:p>
          </table:table-cell>
          <table:table-cell table:style-name="Table154.B15" office:value-type="string">
            <text:p text:style-name="P8">Ибо кто знает, что есть благо человеку в жизни </text:p>
          </table:table-cell>
        </table:table-row>
        <table:table-row>
          <table:table-cell table:style-name="Table154.A1" office:value-type="string">
            <text:p text:style-name="P7"/>
          </table:table-cell>
          <table:table-cell table:style-name="Table154.A1" office:value-type="string">
            <text:p text:style-name="P8">В считанные дни его тщетной жизни? <text:line-break/>А ее он сделал себе сенью, <text:line-break/>Потому что — кто же объявит человеку, <text:line-break/>Что будет после него под солнцем? </text:p>
          </table:table-cell>
        </table:table-row>
      </table:table>
      <text:h text:style-name="P19" text:outline-level="4"><text:soft-page-break/>ГЛАВА 7</text:h>
      <table:table table:name="Table155" table:style-name="Table155">
        <table:table-column table:style-name="Table155.A"/>
        <table:table-column table:style-name="Table155.B"/>
        <table:table-row>
          <table:table-cell table:style-name="Table155.A1" office:value-type="string">
            <text:p text:style-name="P10">1</text:p>
          </table:table-cell>
          <table:table-cell table:style-name="Table155.A1" office:value-type="string">
            <text:p text:style-name="P8">Лучше доброе имя, чем добрый елей, <text:line-break/>И день смерти лучше дня рождения. </text:p>
          </table:table-cell>
        </table:table-row>
        <table:table-row>
          <table:table-cell table:style-name="Table155.A1" office:value-type="string">
            <text:p text:style-name="P10">2</text:p>
          </table:table-cell>
          <table:table-cell table:style-name="Table155.A1" office:value-type="string">
            <text:p text:style-name="P8">Лучше пойти в дом плача, чем пойти в дом пира, <text:line-break/>Потому что таков конец для всякого человека, <text:line-break/>И живой это сердцем запомнит. </text:p>
          </table:table-cell>
        </table:table-row>
        <table:table-row>
          <table:table-cell table:style-name="Table155.A1" office:value-type="string">
            <text:p text:style-name="P10">3</text:p>
          </table:table-cell>
          <table:table-cell table:style-name="Table155.A1" office:value-type="string">
            <text:p text:style-name="P8">Лучше скорбь, чем смех, ибо с худым лицом добреет сердце, — </text:p>
          </table:table-cell>
        </table:table-row>
        <table:table-row>
          <table:table-cell table:style-name="Table155.A1" office:value-type="string">
            <text:p text:style-name="P10">4</text:p>
          </table:table-cell>
          <table:table-cell table:style-name="Table155.A1" office:value-type="string">
            <text:p text:style-name="P8">Сердце мудрых в доме плача, а сердце глупых в доме веселья. </text:p>
          </table:table-cell>
        </table:table-row>
        <table:table-row>
          <table:table-cell table:style-name="Table155.A1" office:value-type="string">
            <text:p text:style-name="P10">5</text:p>
          </table:table-cell>
          <table:table-cell table:style-name="Table155.A1" office:value-type="string">
            <text:p text:style-name="P8">Лучше слушать от мудрого порицанье, <text:line-break/>Чем слушать человеку песню глупца, </text:p>
          </table:table-cell>
        </table:table-row>
        <table:table-row>
          <table:table-cell table:style-name="Table155.A1" office:value-type="string">
            <text:p text:style-name="P10">6</text:p>
          </table:table-cell>
          <table:table-cell table:style-name="Table155.A1" office:value-type="string">
            <text:p text:style-name="P8">Ибо как терниев треск на костре под котлом, так и смех глупца: <text:line-break/>И это — тоже тщета. </text:p>
          </table:table-cell>
        </table:table-row>
        <table:table-row>
          <table:table-cell table:style-name="Table155.A1" office:value-type="string">
            <text:p text:style-name="P10">7</text:p>
          </table:table-cell>
          <table:table-cell table:style-name="Table155.A1" office:value-type="string">
            <text:p text:style-name="P8">[Лучше бедность, чем неправедная нажива], <text:line-break/>Ибо лихва превращает мудреца в безумца, <text:line-break/>А подачка разрушает сердце. </text:p>
          </table:table-cell>
        </table:table-row>
        <table:table-row>
          <table:table-cell table:style-name="Table155.A1" office:value-type="string">
            <text:p text:style-name="P10">8</text:p>
          </table:table-cell>
          <table:table-cell table:style-name="Table155.A1" office:value-type="string">
            <text:p text:style-name="P8">Лучше конец дела, чем начало дела, <text:line-break/>Лучше терпение, чем гордыня: </text:p>
          </table:table-cell>
        </table:table-row>
        <table:table-row>
          <table:table-cell table:style-name="Table155.A1" office:value-type="string">
            <text:p text:style-name="P10">9</text:p>
          </table:table-cell>
          <table:table-cell table:style-name="Table155.A1" office:value-type="string">
            <text:p text:style-name="P8">Не спеши скорбеть, ибо скорбь обитает в груди глупцов, </text:p>
          </table:table-cell>
        </table:table-row>
      </table:table>
      <text:p text:style-name="P3">645 </text:p>
      <text:p text:style-name="Horizontal_20_Line"/>
      <text:p text:style-name="P15"><text:bookmark text:name="s646"/></text:p>
      <table:table table:name="Table156" table:style-name="Table156">
        <table:table-column table:style-name="Table156.A"/>
        <table:table-column table:style-name="Table156.B"/>
        <table:table-row>
          <table:table-cell table:style-name="Table156.A1" office:value-type="string">
            <text:p text:style-name="P10">10</text:p>
          </table:table-cell>
          <table:table-cell table:style-name="Table156.A1" office:value-type="string">
            <text:p text:style-name="P8">Не говори: «Как случилось, что прежние дни были лучше этих?». <text:line-break/>Ибо не от мудрости ты спросил об этом. </text:p>
          </table:table-cell>
        </table:table-row>
        <table:table-row>
          <table:table-cell table:style-name="Table156.A1" office:value-type="string">
            <text:p text:style-name="P10">11</text:p>
          </table:table-cell>
          <table:table-cell table:style-name="Table156.A1" office:value-type="string">
            <text:p text:style-name="P8">Наравне с наследием мудрость — благо, <text:line-break/>Даже лучше она для видящего солнце: </text:p>
          </table:table-cell>
        </table:table-row>
        <table:table-row>
          <table:table-cell table:style-name="Table156.A1" office:value-type="string">
            <text:p text:style-name="P10">12</text:p>
          </table:table-cell>
          <table:table-cell table:style-name="Table156.A1" office:value-type="string">
            <text:p text:style-name="P8">Ибо под сенью мудрости — под серебряной сенью, </text:p>
          </table:table-cell>
        </table:table-row>
        <table:table-row>
          <table:table-cell table:style-name="Table156.A4" office:value-type="string">
            <text:p text:style-name="P7"/>
          </table:table-cell>
          <table:table-cell table:style-name="Table156.A4" office:value-type="string">
            <text:p text:style-name="P8">А польза знания: мудрость знающему жизнь продлевает. </text:p>
          </table:table-cell>
        </table:table-row>
        <table:table-row>
          <table:table-cell table:style-name="Table156.A1" office:value-type="string">
            <text:p text:style-name="P10">13</text:p>
          </table:table-cell>
          <table:table-cell table:style-name="Table156.A1" office:value-type="string">
            <text:p text:style-name="P8">Посмотри на деяния бога, </text:p>
          </table:table-cell>
        </table:table-row>
        <table:table-row>
          <table:table-cell table:style-name="Table156.A4" office:value-type="string">
            <text:p text:style-name="P7"/>
          </table:table-cell>
          <table:table-cell table:style-name="Table156.A4" office:value-type="string">
            <text:p text:style-name="P8">Ибо кто может расправить, что он искривил? </text:p>
          </table:table-cell>
        </table:table-row>
        <table:table-row>
          <table:table-cell table:style-name="Table156.A1" office:value-type="string">
            <text:p text:style-name="P10">14</text:p>
          </table:table-cell>
          <table:table-cell table:style-name="Table156.A1" office:value-type="string">
            <text:p text:style-name="P8">В день благой будь блажен, а в день худой — пойми: <text:line-break/>Бог наравне с тем днем и этот создал, </text:p>
          </table:table-cell>
        </table:table-row>
        <table:table-row>
          <table:table-cell table:style-name="Table156.A4" office:value-type="string">
            <text:p text:style-name="P7"/>
          </table:table-cell>
          <table:table-cell table:style-name="Table156.A4" office:value-type="string">
            <text:p text:style-name="P8">Чтобы после себя человек не нашел ничего. </text:p>
          </table:table-cell>
        </table:table-row>
        <table:table-row>
          <table:table-cell table:style-name="Table156.A1" office:value-type="string">
            <text:p text:style-name="P10">15</text:p>
          </table:table-cell>
          <table:table-cell table:style-name="Table156.A1" office:value-type="string">
            <text:p text:style-name="P8">Всякое я видел в мои тщетные дни: </text:p>
          </table:table-cell>
        </table:table-row>
        <table:table-row>
          <table:table-cell table:style-name="Table156.A4" office:value-type="string">
            <text:p text:style-name="P7"/>
          </table:table-cell>
          <table:table-cell table:style-name="Table156.A4" office:value-type="string">
            <text:p text:style-name="P8">Есть праведник, гибнущий в праведности своей, <text:line-break/>И есть нечестивец, долговечный в своем нечестье: </text:p>
          </table:table-cell>
        </table:table-row>
        <table:table-row>
          <table:table-cell table:style-name="Table156.A1" office:value-type="string">
            <text:p text:style-name="P10">16</text:p>
          </table:table-cell>
          <table:table-cell table:style-name="Table156.A1" office:value-type="string">
            <text:p text:style-name="P8">Не очень будь праведным и не слишком мудрым — <text:line-break/><text:soft-page-break/>Зачем тебе ужасаться? </text:p>
          </table:table-cell>
        </table:table-row>
        <table:table-row>
          <table:table-cell table:style-name="Table156.A1" office:value-type="string">
            <text:p text:style-name="P10">17</text:p>
          </table:table-cell>
          <table:table-cell table:style-name="Table156.A1" office:value-type="string">
            <text:p text:style-name="P8">Не очень будь нечестивым и не будь глупцом — <text:line-break/>Зачем тебе умирать до срока? </text:p>
          </table:table-cell>
        </table:table-row>
        <table:table-row>
          <table:table-cell table:style-name="Table156.A1" office:value-type="string">
            <text:p text:style-name="P10">18</text:p>
          </table:table-cell>
          <table:table-cell table:style-name="Table156.A1" office:value-type="string">
            <text:p text:style-name="P8">Благо, если ты придержишься одного <text:line-break/>И от другого не отпустишь руку, — <text:line-break/>Но боящийся бога от всего уйдет. </text:p>
          </table:table-cell>
        </table:table-row>
        <table:table-row>
          <table:table-cell table:style-name="Table156.A1" office:value-type="string">
            <text:p text:style-name="P10">19</text:p>
          </table:table-cell>
          <table:table-cell table:style-name="Table156.A1" office:value-type="string">
            <text:p text:style-name="P8">Мудрость поможет мудрому лучше, <text:line-break/>Чем в городе десять могучих, </text:p>
          </table:table-cell>
        </table:table-row>
        <table:table-row>
          <table:table-cell table:style-name="Table156.A1" office:value-type="string">
            <text:p text:style-name="P10">20</text:p>
          </table:table-cell>
          <table:table-cell table:style-name="Table156.A1" office:value-type="string">
            <text:p text:style-name="P8">Ибо праведника нет на земле такого, <text:line-break/>Чтобы благо творил и не погрешил бы. </text:p>
          </table:table-cell>
        </table:table-row>
        <table:table-row>
          <table:table-cell table:style-name="Table156.A1" office:value-type="string">
            <text:p text:style-name="P10">21</text:p>
          </table:table-cell>
          <table:table-cell table:style-name="Table156.A1" office:value-type="string">
            <text:p text:style-name="P8">И не всё, что говорят, принимай ты к сердцу, <text:line-break/>Чтоб не слышать, как клянет тебя раб твой, — </text:p>
          </table:table-cell>
        </table:table-row>
        <table:table-row>
          <table:table-cell table:style-name="Table156.A1" office:value-type="string">
            <text:p text:style-name="P10">22</text:p>
          </table:table-cell>
          <table:table-cell table:style-name="Table156.A1" office:value-type="string">
            <text:p text:style-name="P8">Ибо сколько раз было — твое сердце знает, <text:line-break/>Что и сам ты тоже клял других. </text:p>
          </table:table-cell>
        </table:table-row>
        <table:table-row>
          <table:table-cell table:style-name="Table156.A1" office:value-type="string">
            <text:p text:style-name="P10">23</text:p>
          </table:table-cell>
          <table:table-cell table:style-name="Table156.A1" office:value-type="string">
            <text:p text:style-name="P8">Мудростью поверял я все это, </text:p>
          </table:table-cell>
        </table:table-row>
        <table:table-row>
          <table:table-cell table:style-name="Table156.A4" office:value-type="string">
            <text:p text:style-name="P7"/>
          </table:table-cell>
          <table:table-cell table:style-name="Table156.A4" office:value-type="string">
            <text:p text:style-name="P8">Думал: «Стану мудрым», — а она от меня далека. </text:p>
          </table:table-cell>
        </table:table-row>
        <table:table-row>
          <table:table-cell table:style-name="Table156.A1" office:value-type="string">
            <text:p text:style-name="P10">24</text:p>
          </table:table-cell>
          <table:table-cell table:style-name="Table156.A1" office:value-type="string">
            <text:p text:style-name="P8">Далеко то, что было, и глубоко, — Глубоко — кто его отыщет? </text:p>
          </table:table-cell>
        </table:table-row>
        <table:table-row>
          <table:table-cell table:style-name="Table156.A1" office:value-type="string">
            <text:p text:style-name="P10">25</text:p>
          </table:table-cell>
          <table:table-cell table:style-name="Table156.A1" office:value-type="string">
            <text:p text:style-name="P8">Старался я и сердце мое </text:p>
          </table:table-cell>
        </table:table-row>
        <table:table-row>
          <table:table-cell table:style-name="Table156.A4" office:value-type="string">
            <text:p text:style-name="P7"/>
          </table:table-cell>
          <table:table-cell table:style-name="Table156.A4" office:value-type="string">
            <text:p text:style-name="P8">Узнавать, и разведывать, и разыскивать замысел и премудрость, — <text:line-break/>Чтоб узнать, что нечестие — глупость, а глупость — безумье. </text:p>
          </table:table-cell>
        </table:table-row>
        <table:table-row>
          <table:table-cell table:style-name="Table156.A1" office:value-type="string">
            <text:p text:style-name="P10">26</text:p>
          </table:table-cell>
          <table:table-cell table:style-name="Table156.A1" office:value-type="string">
            <text:p text:style-name="P8">А горше смерти нахожу я женщину, потому что она — ловушка, <text:line-break/>И сердце ее — тенета, и руки ее — узы: </text:p>
          </table:table-cell>
        </table:table-row>
        <table:table-row>
          <table:table-cell table:style-name="Table156.A4" office:value-type="string">
            <text:p text:style-name="P7"/>
          </table:table-cell>
          <table:table-cell table:style-name="Table156.A4" office:value-type="string">
            <text:p text:style-name="P8">Кто благ для бога, ее избежит, а согрешающий попадется. </text:p>
          </table:table-cell>
        </table:table-row>
        <table:table-row>
          <table:table-cell table:style-name="Table156.A1" office:value-type="string">
            <text:p text:style-name="P10">27</text:p>
          </table:table-cell>
          <table:table-cell table:style-name="Table156.A1" office:value-type="string">
            <text:p text:style-name="P8">Вот это постиг я, — сказал Проповедовавший в собрании, — <text:line-break/>Мало-помалу замысел постигая; </text:p>
          </table:table-cell>
        </table:table-row>
      </table:table>
      <text:p text:style-name="P3">646 </text:p>
      <text:p text:style-name="Horizontal_20_Line"/>
      <text:p text:style-name="P15"><text:bookmark text:name="s647"/></text:p>
      <table:table table:name="Table157" table:style-name="Table157">
        <table:table-column table:style-name="Table157.A"/>
        <table:table-column table:style-name="Table157.B"/>
        <table:table-row>
          <table:table-cell table:style-name="Table157.A1" office:value-type="string">
            <text:p text:style-name="P10">28</text:p>
          </table:table-cell>
          <table:table-cell table:style-name="Table157.A1" office:value-type="string">
            <text:p text:style-name="P8">Что еще искала душа моя, чего не нашел я? <text:line-break/>Мужа — одного из тысячи нашел я, </text:p>
          </table:table-cell>
        </table:table-row>
        <table:table-row>
          <table:table-cell table:style-name="Table157.A2" office:value-type="string">
            <text:p text:style-name="P7"/>
          </table:table-cell>
          <table:table-cell table:style-name="Table157.A2" office:value-type="string">
            <text:p text:style-name="P8">А женщины — ни одной из всех их не нашел я. </text:p>
          </table:table-cell>
        </table:table-row>
        <table:table-row>
          <table:table-cell table:style-name="Table157.A1" office:value-type="string">
            <text:p text:style-name="P10">29</text:p>
          </table:table-cell>
          <table:table-cell table:style-name="Table157.A1" office:value-type="string">
            <text:p text:style-name="P8">Только вот это я нашел: что сделал бог человека прямым, <text:line-break/>Они же ищут многих ухищрений. </text:p>
          </table:table-cell>
        </table:table-row>
      </table:table>
      <text:h text:style-name="P19" text:outline-level="4">ГЛАВА 8</text:h>
      <table:table table:name="Table158" table:style-name="Table158">
        <table:table-column table:style-name="Table158.A"/>
        <table:table-column table:style-name="Table158.B"/>
        <table:table-row>
          <table:table-cell table:style-name="Table158.A1" office:value-type="string">
            <text:p text:style-name="P10">1</text:p>
          </table:table-cell>
          <table:table-cell table:style-name="Table158.A1" office:value-type="string">
            <text:p text:style-name="P8">Кто подобен мудрецу, кто знает толкование слова: <text:line-break/>«Мудрость человека просветлит его лик, <text:line-break/><text:soft-page-break/>И переменится дерзость его лика»? </text:p>
          </table:table-cell>
        </table:table-row>
        <table:table-row>
          <table:table-cell table:style-name="Table158.A1" office:value-type="string">
            <text:p text:style-name="P10">2</text:p>
          </table:table-cell>
          <table:table-cell table:style-name="Table158.A1" office:value-type="string">
            <text:p text:style-name="P8">По мне — приказ царя соблюдай, </text:p>
          </table:table-cell>
        </table:table-row>
        <table:table-row>
          <table:table-cell table:style-name="Table158.A3" office:value-type="string">
            <text:p text:style-name="P7"/>
          </table:table-cell>
          <table:table-cell table:style-name="Table158.A3" office:value-type="string">
            <text:p text:style-name="P8">Но только ради клятвы перед богом; </text:p>
          </table:table-cell>
        </table:table-row>
        <table:table-row>
          <table:table-cell table:style-name="Table158.A1" office:value-type="string">
            <text:p text:style-name="P10">3</text:p>
          </table:table-cell>
          <table:table-cell table:style-name="Table158.A1" office:value-type="string">
            <text:p text:style-name="P8">Не спеши от него идти, при деле злом не присутствуй, <text:line-break/>Ибо все, что желает, творит он, </text:p>
          </table:table-cell>
        </table:table-row>
        <table:table-row>
          <table:table-cell table:style-name="Table158.A1" office:value-type="string">
            <text:p text:style-name="P10">4</text:p>
          </table:table-cell>
          <table:table-cell table:style-name="Table158.A1" office:value-type="string">
            <text:p text:style-name="P8">Потому что царское слово властно, </text:p>
          </table:table-cell>
        </table:table-row>
        <table:table-row>
          <table:table-cell table:style-name="Table158.A3" office:value-type="string">
            <text:p text:style-name="P7"/>
          </table:table-cell>
          <table:table-cell table:style-name="Table158.A3" office:value-type="string">
            <text:p text:style-name="P8">И кто ему скажет: «Что творишь ты?», </text:p>
          </table:table-cell>
        </table:table-row>
        <table:table-row>
          <table:table-cell table:style-name="Table158.A1" office:value-type="string">
            <text:p text:style-name="P10">5</text:p>
          </table:table-cell>
          <table:table-cell table:style-name="Table158.A1" office:value-type="string">
            <text:p text:style-name="P8">Соблюдающий заповедь злого дела не познает, <text:line-break/>А срок и приговор узнает сердце мудреца. <text:line-break/>Ибо всякой вещи есть свой срок и приговор, </text:p>
          </table:table-cell>
        </table:table-row>
        <table:table-row>
          <table:table-cell table:style-name="Table158.A1" office:value-type="string">
            <text:p text:style-name="P10">6</text:p>
          </table:table-cell>
          <table:table-cell table:style-name="Table158.A1" office:value-type="string">
            <text:p text:style-name="P8">Ибо зло на совершившего тяжко ляжет; </text:p>
          </table:table-cell>
        </table:table-row>
        <table:table-row>
          <table:table-cell table:style-name="Table158.A1" office:value-type="string">
            <text:p text:style-name="P10">7</text:p>
          </table:table-cell>
          <table:table-cell table:style-name="Table158.A1" office:value-type="string">
            <text:p text:style-name="P8">Ибо никто не знает, что еще будет, <text:line-break/>Ибо о том, что будет, кто ему объявит? </text:p>
          </table:table-cell>
        </table:table-row>
        <table:table-row>
          <table:table-cell table:style-name="Table158.A1" office:value-type="string">
            <text:p text:style-name="P10">8</text:p>
          </table:table-cell>
          <table:table-cell table:style-name="Table158.A1" office:value-type="string">
            <text:p text:style-name="P8">Нет человека, властного над ветром, — </text:p>
          </table:table-cell>
        </table:table-row>
        <table:table-row>
          <table:table-cell table:style-name="Table158.A3" office:value-type="string">
            <text:p text:style-name="P7"/>
          </table:table-cell>
          <table:table-cell table:style-name="Table158.A3" office:value-type="string">
            <text:p text:style-name="P8">Удержать умеющего ветер, — <text:line-break/>И над смертным часом нет власти, <text:line-break/>И отпуска нет на войне, <text:line-break/>И не выручит нечестие нечестивца, </text:p>
          </table:table-cell>
        </table:table-row>
        <table:table-row>
          <table:table-cell table:style-name="Table158.A1" office:value-type="string">
            <text:p text:style-name="P10">9</text:p>
          </table:table-cell>
          <table:table-cell table:style-name="Table158.A1" office:value-type="string">
            <text:p text:style-name="P8">Все это видал я, принимая к сердцу </text:p>
          </table:table-cell>
        </table:table-row>
        <table:table-row>
          <table:table-cell table:style-name="Table158.A3" office:value-type="string">
            <text:p text:style-name="P7"/>
          </table:table-cell>
          <table:table-cell table:style-name="Table158.A3" office:value-type="string">
            <text:p text:style-name="P8">Все дела, что делаются под солнцем </text:p>
          </table:table-cell>
        </table:table-row>
        <table:table-row>
          <table:table-cell table:style-name="Table158.A3" office:value-type="string">
            <text:p text:style-name="P7"/>
          </table:table-cell>
          <table:table-cell table:style-name="Table158.A3" office:value-type="string">
            <text:p text:style-name="P8">В срок, когда властвует человек над человеком, ему на беду. </text:p>
          </table:table-cell>
        </table:table-row>
        <table:table-row>
          <table:table-cell table:style-name="Table158.A1" office:value-type="string">
            <text:p text:style-name="P10">10</text:p>
          </table:table-cell>
          <table:table-cell table:style-name="Table158.A1" office:value-type="string">
            <text:p text:style-name="P8">А потом видал я нечестивцев, несомых в могилу, </text:p>
          </table:table-cell>
        </table:table-row>
        <table:table-row>
          <table:table-cell table:style-name="Table158.A3" office:value-type="string">
            <text:p text:style-name="P7"/>
          </table:table-cell>
          <table:table-cell table:style-name="Table158.A3" office:value-type="string">
            <text:p text:style-name="P8">Пришли они в святое место, но уйдут </text:p>
          </table:table-cell>
        </table:table-row>
        <table:table-row>
          <table:table-cell table:style-name="Table158.A3" office:value-type="string">
            <text:p text:style-name="P7"/>
          </table:table-cell>
          <table:table-cell table:style-name="Table158.A3" office:value-type="string">
            <text:p text:style-name="P8">И будут забыты в городе, где так они поступали} </text:p>
          </table:table-cell>
        </table:table-row>
        <table:table-row>
          <table:table-cell table:style-name="Table158.A3" office:value-type="string">
            <text:p text:style-name="P7"/>
          </table:table-cell>
          <table:table-cell table:style-name="Table158.A3" office:value-type="string">
            <text:p text:style-name="P8">Это тоже тщета, </text:p>
          </table:table-cell>
        </table:table-row>
        <table:table-row>
          <table:table-cell table:style-name="Table158.A1" office:value-type="string">
            <text:p text:style-name="P10">11</text:p>
          </table:table-cell>
          <table:table-cell table:style-name="Table158.A1" office:value-type="string">
            <text:p text:style-name="P8">Оттого лишь, что указ о сделавшем злое исполняется не быстро, </text:p>
          </table:table-cell>
        </table:table-row>
        <table:table-row>
          <table:table-cell table:style-name="Table158.A3" office:value-type="string">
            <text:p text:style-name="P7"/>
          </table:table-cell>
          <table:table-cell table:style-name="Table158.A3" office:value-type="string">
            <text:p text:style-name="P8">И осмеливаются люди делать зло </text:p>
          </table:table-cell>
        </table:table-row>
        <table:table-row>
          <table:table-cell table:style-name="Table158.A1" office:value-type="string">
            <text:p text:style-name="P10">12</text:p>
          </table:table-cell>
          <table:table-cell table:style-name="Table158.A1" office:value-type="string">
            <text:p text:style-name="P8">(Оттого-то грешник делает сотню зол, и ему дается время); <text:line-break/>Однако знаю я и то, </text:p>
          </table:table-cell>
        </table:table-row>
        <table:table-row>
          <table:table-cell table:style-name="Table158.A3" office:value-type="string">
            <text:p text:style-name="P7"/>
          </table:table-cell>
          <table:table-cell table:style-name="Table158.A3" office:value-type="string">
            <text:p text:style-name="P8">Что благо — бояться бога и тем, кто его боится, </text:p>
          </table:table-cell>
        </table:table-row>
        <table:table-row>
          <table:table-cell table:style-name="Table158.A1" office:value-type="string">
            <text:p text:style-name="P10">13</text:p>
          </table:table-cell>
          <table:table-cell table:style-name="Table158.A1" office:value-type="string">
            <text:p text:style-name="P8">А блага нет нечестивцу, не удлинятся дни его, подобно тени, <text:line-break/>Потому что бога он не боялся. </text:p>
          </table:table-cell>
        </table:table-row>
      </table:table>
      <text:p text:style-name="P3">647 </text:p>
      <text:p text:style-name="Horizontal_20_Line"><text:soft-page-break/></text:p>
      <text:p text:style-name="P15"><text:bookmark text:name="s648"/></text:p>
      <table:table table:name="Table159" table:style-name="Table159">
        <table:table-column table:style-name="Table159.A"/>
        <table:table-column table:style-name="Table159.B"/>
        <table:table-row>
          <table:table-cell table:style-name="Table159.A1" office:value-type="string">
            <text:p text:style-name="P10">14</text:p>
          </table:table-cell>
          <table:table-cell table:style-name="Table159.A1" office:value-type="string">
            <text:p text:style-name="P8">Бывает на земле и такая тщета: </text:p>
          </table:table-cell>
        </table:table-row>
        <table:table-row>
          <table:table-cell table:style-name="Table159.A2" office:value-type="string">
            <text:p text:style-name="P7"/>
          </table:table-cell>
          <table:table-cell table:style-name="Table159.A2" office:value-type="string">
            <text:p text:style-name="P8">Есть праведники, а дана им участь в меру деяния нечестивцев, <text:line-break/>И есть нечестивцы, а дана им участь в меру деяния добрых, — <text:line-break/>Я подумал, что это тоже — тщета; </text:p>
          </table:table-cell>
        </table:table-row>
        <table:table-row>
          <table:table-cell table:style-name="Table159.A1" office:value-type="string">
            <text:p text:style-name="P10">15</text:p>
          </table:table-cell>
          <table:table-cell table:style-name="Table159.A1" office:value-type="string">
            <text:p text:style-name="P8">И восхвалил я радость, потому что блага нет человеку под солнцем, <text:line-break/>Кроме как есть, и пить, и веселиться, <text:line-break/>И да последует это за трудами дней его жизни, <text:line-break/>Которые дал ему бог под солнцем. </text:p>
          </table:table-cell>
        </table:table-row>
        <table:table-row>
          <table:table-cell table:style-name="Table159.A1" office:value-type="string">
            <text:p text:style-name="P10">16</text:p>
          </table:table-cell>
          <table:table-cell table:style-name="Table159.A1" office:value-type="string">
            <text:p text:style-name="P8">Когда склонил я сердце мудрость познать <text:line-break/>И увидеть заботу, что создана под солнцем <text:line-break/>(Ибо ни днем, ни ночью сна не знают очи), </text:p>
          </table:table-cell>
        </table:table-row>
        <table:table-row>
          <table:table-cell table:style-name="Table159.A1" office:value-type="string">
            <text:p text:style-name="P10">17</text:p>
          </table:table-cell>
          <table:table-cell table:style-name="Table159.A1" office:value-type="string">
            <text:p text:style-name="P8">То увидел я все дело бога: </text:p>
          </table:table-cell>
        </table:table-row>
        <table:table-row>
          <table:table-cell table:style-name="Table159.A2" office:value-type="string">
            <text:p text:style-name="P7"/>
          </table:table-cell>
          <table:table-cell table:style-name="Table159.A2" office:value-type="string">
            <text:p text:style-name="P8">Что не может человек найти суть дела, что делается под солнцем, — <text:line-break/>Сколько б ни трудился искать человек — не найдет; <text:line-break/>И если даже скажет мудрец, что сумеет, — не найдет. </text:p>
          </table:table-cell>
        </table:table-row>
      </table:table>
      <text:h text:style-name="P19" text:outline-level="4">ГЛАВА 9</text:h>
      <table:table table:name="Table160" table:style-name="Table160">
        <table:table-column table:style-name="Table160.A"/>
        <table:table-column table:style-name="Table160.B"/>
        <table:table-row>
          <table:table-cell table:style-name="Table160.A1" office:value-type="string">
            <text:p text:style-name="P10">1</text:p>
          </table:table-cell>
          <table:table-cell table:style-name="Table160.A1" office:value-type="string">
            <text:p text:style-name="P8">Ибо это все я запомнил в сердце, </text:p>
          </table:table-cell>
        </table:table-row>
        <table:table-row>
          <table:table-cell table:style-name="Table160.A2" office:value-type="string">
            <text:p text:style-name="P7"/>
          </table:table-cell>
          <table:table-cell table:style-name="Table160.A2" office:value-type="string">
            <text:p text:style-name="P8">Дабы это все объяснить, — <text:line-break/>Что праведные и мудрые и дела их — в руке у бога: <text:line-break/>Человек не знает, что предстоит — <text:line-break/>Любовь или ненависть? Все возможно; </text:p>
          </table:table-cell>
        </table:table-row>
        <table:table-row>
          <table:table-cell table:style-name="Table160.A1" office:value-type="string">
            <text:p text:style-name="P10">2</text:p>
          </table:table-cell>
          <table:table-cell table:style-name="Table160.A1" office:value-type="string">
            <text:p text:style-name="P8">Всё, как всем: одна участь праведному и нечестивцу, <text:line-break/>Благому и чистому — и нечистому; </text:p>
          </table:table-cell>
        </table:table-row>
        <table:table-row>
          <table:table-cell table:style-name="Table160.A2" office:value-type="string">
            <text:p text:style-name="P7"/>
          </table:table-cell>
          <table:table-cell table:style-name="Table160.A2" office:value-type="string">
            <text:p text:style-name="P8">Приносящему жертвы — и тому, кто не приносит жертвы, </text:p>
          </table:table-cell>
        </table:table-row>
        <table:table-row>
          <table:table-cell table:style-name="Table160.A2" office:value-type="string">
            <text:p text:style-name="P7"/>
          </table:table-cell>
          <table:table-cell table:style-name="Table160.A2" office:value-type="string">
            <text:p text:style-name="P8">Как благому — так и грешному, </text:p>
          </table:table-cell>
        </table:table-row>
        <table:table-row>
          <table:table-cell table:style-name="Table160.A2" office:value-type="string">
            <text:p text:style-name="P7"/>
          </table:table-cell>
          <table:table-cell table:style-name="Table160.A2" office:value-type="string">
            <text:p text:style-name="P8">Как клянущемуся всуе — так и боящемуся клятвы; </text:p>
          </table:table-cell>
        </table:table-row>
        <table:table-row>
          <table:table-cell table:style-name="Table160.A1" office:value-type="string">
            <text:p text:style-name="P10">3</text:p>
          </table:table-cell>
          <table:table-cell table:style-name="Table160.A1" office:value-type="string">
            <text:p text:style-name="P8">Это — беда во всем, что делается под солнцем, <text:line-break/>Ибо участь для всех одна; </text:p>
          </table:table-cell>
        </table:table-row>
        <table:table-row>
          <table:table-cell table:style-name="Table160.A2" office:value-type="string">
            <text:p text:style-name="P7"/>
          </table:table-cell>
          <table:table-cell table:style-name="Table160.A2" office:value-type="string">
            <text:p text:style-name="P8">Потому-то осмеливаются люди на зло, </text:p>
          </table:table-cell>
        </table:table-row>
        <table:table-row>
          <table:table-cell table:style-name="Table160.A2" office:value-type="string">
            <text:p text:style-name="P7"/>
          </table:table-cell>
          <table:table-cell table:style-name="Table160.A2" office:value-type="string">
            <text:p text:style-name="P8">И пока они живы, в их сердцах — безумье, — </text:p>
          </table:table-cell>
        </table:table-row>
        <table:table-row>
          <table:table-cell table:style-name="Table160.A2" office:value-type="string">
            <text:p text:style-name="P7"/>
          </table:table-cell>
          <table:table-cell table:style-name="Table160.A2" office:value-type="string">
            <text:p text:style-name="P8">А после этого — к мертвым. </text:p>
          </table:table-cell>
        </table:table-row>
        <table:table-row>
          <table:table-cell table:style-name="Table160.A1" office:value-type="string">
            <text:p text:style-name="P10">4</text:p>
          </table:table-cell>
          <table:table-cell table:style-name="Table160.A1" office:value-type="string">
            <text:p text:style-name="P8">Ибо тому, кто сопричислен ко всему живому, есть надежда, <text:line-break/>Ибо живой собаке лучше, чем мертвому льву; </text:p>
          </table:table-cell>
        </table:table-row>
        <table:table-row>
          <table:table-cell table:style-name="Table160.A1" office:value-type="string">
            <text:p text:style-name="P10">5</text:p>
          </table:table-cell>
          <table:table-cell table:style-name="Table160.A1" office:value-type="string">
            <text:p text:style-name="P8">Ибо живые знают, что умрут, но мертвые ничего не знают, <text:line-break/>И нет им более платы, ибо память о них исчезла, </text:p>
          </table:table-cell>
        </table:table-row>
        <text:soft-page-break/>
        <table:table-row>
          <table:table-cell table:style-name="Table160.A1" office:value-type="string">
            <text:p text:style-name="P10">6</text:p>
          </table:table-cell>
          <table:table-cell table:style-name="Table160.A1" office:value-type="string">
            <text:p text:style-name="P8">А любовь их, и ненависть их, и зависть — это сгинуло давно, </text:p>
          </table:table-cell>
        </table:table-row>
        <table:table-row>
          <table:table-cell table:style-name="Table160.A2" office:value-type="string">
            <text:p text:style-name="P7"/>
          </table:table-cell>
          <table:table-cell table:style-name="Table160.A2" office:value-type="string">
            <text:p text:style-name="P8">И доли нет им более в мире, <text:line-break/>Во всем, что делается под солнцем. </text:p>
          </table:table-cell>
        </table:table-row>
        <table:table-row>
          <table:table-cell table:style-name="Table160.A1" office:value-type="string">
            <text:p text:style-name="P10">7</text:p>
          </table:table-cell>
          <table:table-cell table:style-name="Table160.A1" office:value-type="string">
            <text:p text:style-name="P8">Так ешь же в радости хлеб твой и с легким сердцем пей вино, <text:line-break/>Ибо бог уже давно предрешил твои деянья. </text:p>
          </table:table-cell>
        </table:table-row>
      </table:table>
      <text:p text:style-name="P3">648 </text:p>
      <text:p text:style-name="Horizontal_20_Line"/>
      <text:p text:style-name="P15"><text:bookmark text:name="s649"/></text:p>
      <table:table table:name="Table161" table:style-name="Table161">
        <table:table-column table:style-name="Table161.A"/>
        <table:table-column table:style-name="Table161.B"/>
        <table:table-row>
          <table:table-cell table:style-name="Table161.A1" office:value-type="string">
            <text:p text:style-name="P10">8</text:p>
          </table:table-cell>
          <table:table-cell table:style-name="Table161.A1" office:value-type="string">
            <text:p text:style-name="P8">Во всякое время да будут белы твои одежды, </text:p>
          </table:table-cell>
        </table:table-row>
        <table:table-row>
          <table:table-cell table:style-name="Table161.A2" office:value-type="string">
            <text:p text:style-name="P7"/>
          </table:table-cell>
          <table:table-cell table:style-name="Table161.A2" office:value-type="string">
            <text:p text:style-name="P8">И пусть не оскудевает на голове твоей умащенье; </text:p>
          </table:table-cell>
        </table:table-row>
        <table:table-row>
          <table:table-cell table:style-name="Table161.A1" office:value-type="string">
            <text:p text:style-name="P10">9</text:p>
          </table:table-cell>
          <table:table-cell table:style-name="Table161.A1" office:value-type="string">
            <text:p text:style-name="P8">Наслаждайся жизнью с женщиной, которую любишь, <text:line-break/>Все дни твоей тщетной жизни, <text:line-break/>Потому что дал тебе он под солнцем <text:line-break/>Все твои тщетные дни, <text:line-break/>Ибо это — твоя доля в жизни и в твоих трудах, <text:line-break/>Над которыми сам ты трудишься под солнцем, </text:p>
          </table:table-cell>
        </table:table-row>
        <table:table-row>
          <table:table-cell table:style-name="Table161.A1" office:value-type="string">
            <text:p text:style-name="P10">10</text:p>
          </table:table-cell>
          <table:table-cell table:style-name="Table161.A1" office:value-type="string">
            <text:p text:style-name="P8">Все, что готова рука твоя делать, — в меру сил твоих делай, <text:line-break/>Ибо нет ни дела, ни замысла, ни мудрости, ни знанья <text:line-break/>В преисподней, куда ты уходишь. </text:p>
          </table:table-cell>
        </table:table-row>
        <table:table-row>
          <table:table-cell table:style-name="Table161.A1" office:value-type="string">
            <text:p text:style-name="P10">11</text:p>
          </table:table-cell>
          <table:table-cell table:style-name="Table161.A1" office:value-type="string">
            <text:p text:style-name="P8">И еще довелось мне увидеть под солнцем, </text:p>
          </table:table-cell>
        </table:table-row>
        <table:table-row>
          <table:table-cell table:style-name="Table161.A2" office:value-type="string">
            <text:p text:style-name="P7"/>
          </table:table-cell>
          <table:table-cell table:style-name="Table161.A2" office:value-type="string">
            <text:p text:style-name="P8">Что не быстрым удача в беге, не храбрым — в битве <text:line-break/>И не мудрым — хлеб, не разумным — богатство <text:line-break/>И не сведущим благословенье, <text:line-break/>Но срок и случай постигает их всех; </text:p>
          </table:table-cell>
        </table:table-row>
        <table:table-row>
          <table:table-cell table:style-name="Table161.A1" office:value-type="string">
            <text:p text:style-name="P10">12</text:p>
          </table:table-cell>
          <table:table-cell table:style-name="Table161.A1" office:value-type="string">
            <text:p text:style-name="P8">Ибо так и человек не знает срока, <text:line-break/>Как рыбы, захваченные злою сетью, <text:line-break/>И как птицы, попавшие в силок, — </text:p>
          </table:table-cell>
        </table:table-row>
        <table:table-row>
          <table:table-cell table:style-name="Table161.A2" office:value-type="string">
            <text:p text:style-name="P7"/>
          </table:table-cell>
          <table:table-cell table:style-name="Table161.A2" office:value-type="string">
            <text:p text:style-name="P8">Как они, в злой час уловляются сыны человеков, <text:line-break/>Когда он внезапно их настигнет. </text:p>
          </table:table-cell>
        </table:table-row>
        <table:table-row>
          <table:table-cell table:style-name="Table161.A1" office:value-type="string">
            <text:p text:style-name="P10">13</text:p>
          </table:table-cell>
          <table:table-cell table:style-name="Table161.A1" office:value-type="string">
            <text:p text:style-name="P8">Также ту я видел мудрость под солнцем, <text:line-break/>И велика она мне показалась: </text:p>
          </table:table-cell>
        </table:table-row>
        <table:table-row>
          <table:table-cell table:style-name="Table161.A1" office:value-type="string">
            <text:p text:style-name="P10">14</text:p>
          </table:table-cell>
          <table:table-cell table:style-name="Table161.A1" office:value-type="string">
            <text:p text:style-name="P8">Небольшой городок, и людей в нем мало, <text:line-break/>А вышел против него великий царь, </text:p>
          </table:table-cell>
        </table:table-row>
        <table:table-row>
          <table:table-cell table:style-name="Table161.A2" office:value-type="string">
            <text:p text:style-name="P7"/>
          </table:table-cell>
          <table:table-cell table:style-name="Table161.A2" office:value-type="string">
            <text:p text:style-name="P8">И осадил его, и воздвиг великие осадные валы, — </text:p>
          </table:table-cell>
        </table:table-row>
        <table:table-row>
          <table:table-cell table:style-name="Table161.A1" office:value-type="string">
            <text:p text:style-name="P10">15</text:p>
          </table:table-cell>
          <table:table-cell table:style-name="Table161.A1" office:value-type="string">
            <text:p text:style-name="P8">Но нашелся в нем мудрый бедный человек, <text:line-break/>И он умел избавить город мудростью своею, — <text:line-break/>Но никто не вспомнил того бедного человека. </text:p>
          </table:table-cell>
        </table:table-row>
        <table:table-row>
          <table:table-cell table:style-name="Table161.A1" office:value-type="string">
            <text:p text:style-name="P10">16</text:p>
          </table:table-cell>
          <table:table-cell table:style-name="Table161.A1" office:value-type="string">
            <text:p text:style-name="P8">И я подумал: лучше мудрость, чем храбрость, </text:p>
          </table:table-cell>
        </table:table-row>
        <table:table-row>
          <table:table-cell table:style-name="Table161.A2" office:value-type="string">
            <text:p text:style-name="P7"/>
          </table:table-cell>
          <table:table-cell table:style-name="Table161.A2" office:value-type="string">
            <text:p text:style-name="P8">Но мудрость бедного презирают и не слушают его речей: </text:p>
          </table:table-cell>
        </table:table-row>
        <text:soft-page-break/>
        <table:table-row>
          <table:table-cell table:style-name="Table161.A1" office:value-type="string">
            <text:p text:style-name="P10">17</text:p>
          </table:table-cell>
          <table:table-cell table:style-name="Table161.A1" office:value-type="string">
            <text:p text:style-name="P8">Речи мудрого в спокойствии слышнее, <text:line-break/>Нежели крик начальника глупцов; </text:p>
          </table:table-cell>
        </table:table-row>
        <table:table-row>
          <table:table-cell table:style-name="Table161.A1" office:value-type="string">
            <text:p text:style-name="P10">18</text:p>
          </table:table-cell>
          <table:table-cell table:style-name="Table161.A1" office:value-type="string">
            <text:p text:style-name="P8">Блага в мудрости больше, чем в орудиях войны, — <text:line-break/>Но один согрешающий погубит много блага. </text:p>
          </table:table-cell>
        </table:table-row>
      </table:table>
      <text:h text:style-name="P19" text:outline-level="4">ГЛАВА 10</text:h>
      <table:table table:name="Table162" table:style-name="Table162">
        <table:table-column table:style-name="Table162.A"/>
        <table:table-column table:style-name="Table162.B"/>
        <table:table-row>
          <table:table-cell table:style-name="Table162.A1" office:value-type="string">
            <text:p text:style-name="P10">1</text:p>
          </table:table-cell>
          <table:table-cell table:style-name="Table162.A1" office:value-type="string">
            <text:p text:style-name="P8">От подыхающих мух смердит и бродит елей умащенья, <text:line-break/>Немного глупости перевесит почет и мудрость. </text:p>
          </table:table-cell>
        </table:table-row>
        <table:table-row>
          <table:table-cell table:style-name="Table162.A1" office:value-type="string">
            <text:p text:style-name="P10">2</text:p>
          </table:table-cell>
          <table:table-cell table:style-name="Table162.A1" office:value-type="string">
            <text:p text:style-name="P8">Думы мудрого дельны, а думы глупого бездельны, </text:p>
          </table:table-cell>
        </table:table-row>
        <table:table-row>
          <table:table-cell table:style-name="Table162.A1" office:value-type="string">
            <text:p text:style-name="P10">3</text:p>
          </table:table-cell>
          <table:table-cell table:style-name="Table162.A1" office:value-type="string">
            <text:p text:style-name="P8">И даже на пути, которым глупец идет, ему не хватает смысла, <text:line-break/>А он говорит о каждом: «Вот глупец!» </text:p>
          </table:table-cell>
        </table:table-row>
      </table:table>
      <text:p text:style-name="P3">649 </text:p>
      <text:p text:style-name="Horizontal_20_Line"/>
      <text:p text:style-name="P15"><text:bookmark text:name="s650"/></text:p>
      <table:table table:name="Table163" table:style-name="Table163">
        <table:table-column table:style-name="Table163.A"/>
        <table:table-column table:style-name="Table163.B"/>
        <table:table-row>
          <table:table-cell table:style-name="Table163.A1" office:value-type="string">
            <text:p text:style-name="P10">4</text:p>
          </table:table-cell>
          <table:table-cell table:style-name="Table163.A1" office:value-type="string">
            <text:p text:style-name="P8">Если прогневится на тебя начальник — не покидай своего места, <text:line-break/>Ибо уступчивость прекращает большие грехи, </text:p>
          </table:table-cell>
        </table:table-row>
        <table:table-row>
          <table:table-cell table:style-name="Table163.A1" office:value-type="string">
            <text:p text:style-name="P10">5</text:p>
          </table:table-cell>
          <table:table-cell table:style-name="Table163.A1" office:value-type="string">
            <text:p text:style-name="P8">Есть зло, — видал я под солнцем, — </text:p>
          </table:table-cell>
        </table:table-row>
        <table:table-row>
          <table:table-cell table:style-name="Table163.A3" office:value-type="string">
            <text:p text:style-name="P7"/>
          </table:table-cell>
          <table:table-cell table:style-name="Table163.A3" office:value-type="string">
            <text:p text:style-name="P8">Что от имеющего власть исходит заблужденье: </text:p>
          </table:table-cell>
        </table:table-row>
        <table:table-row>
          <table:table-cell table:style-name="Table163.A1" office:value-type="string">
            <text:p text:style-name="P10">6</text:p>
          </table:table-cell>
          <table:table-cell table:style-name="Table163.A1" office:value-type="string">
            <text:p text:style-name="P8">Поставлена глупость на высокие посты, <text:line-break/>А достойные внизу пребывают. </text:p>
          </table:table-cell>
        </table:table-row>
        <table:table-row>
          <table:table-cell table:style-name="Table163.A1" office:value-type="string">
            <text:p text:style-name="P10">7</text:p>
          </table:table-cell>
          <table:table-cell table:style-name="Table163.A1" office:value-type="string">
            <text:p text:style-name="P8">Видел я рабов на конях </text:p>
          </table:table-cell>
        </table:table-row>
        <table:table-row>
          <table:table-cell table:style-name="Table163.A3" office:value-type="string">
            <text:p text:style-name="P7"/>
          </table:table-cell>
          <table:table-cell table:style-name="Table163.A3" office:value-type="string">
            <text:p text:style-name="P8">И князей, шагавших пешком, как рабы! </text:p>
          </table:table-cell>
        </table:table-row>
        <table:table-row>
          <table:table-cell table:style-name="Table163.A1" office:value-type="string">
            <text:p text:style-name="P10">8</text:p>
          </table:table-cell>
          <table:table-cell table:style-name="Table163.A1" office:value-type="string">
            <text:p text:style-name="P8">Копающий яму в нее упадет, </text:p>
          </table:table-cell>
        </table:table-row>
        <table:table-row>
          <table:table-cell table:style-name="Table163.A3" office:value-type="string">
            <text:p text:style-name="P7"/>
          </table:table-cell>
          <table:table-cell table:style-name="Table163.A3" office:value-type="string">
            <text:p text:style-name="P8">И сносящего стенку укусит змея. </text:p>
          </table:table-cell>
        </table:table-row>
        <table:table-row>
          <table:table-cell table:style-name="Table163.A1" office:value-type="string">
            <text:p text:style-name="P10">9</text:p>
          </table:table-cell>
          <table:table-cell table:style-name="Table163.A1" office:value-type="string">
            <text:p text:style-name="P8">Разбивающий камни о них ушибется, <text:line-break/>И колющему дрова от них угроза. </text:p>
          </table:table-cell>
        </table:table-row>
        <table:table-row>
          <table:table-cell table:style-name="Table163.A1" office:value-type="string">
            <text:p text:style-name="P10">10</text:p>
          </table:table-cell>
          <table:table-cell table:style-name="Table163.A1" office:value-type="string">
            <text:p text:style-name="P8">Если затупело железо, — не заточив лезвие, только силы </text:p>
          </table:table-cell>
        </table:table-row>
        <table:table-row>
          <table:table-cell table:style-name="Table163.A3" office:value-type="string">
            <text:p text:style-name="P7"/>
          </table:table-cell>
          <table:table-cell table:style-name="Table163.A3" office:value-type="string">
            <text:p text:style-name="P8">потратишь: Польза мудростью преуспеет! </text:p>
          </table:table-cell>
        </table:table-row>
        <table:table-row>
          <table:table-cell table:style-name="Table163.A1" office:value-type="string">
            <text:p text:style-name="P10">11</text:p>
          </table:table-cell>
          <table:table-cell table:style-name="Table163.A1" office:value-type="string">
            <text:p text:style-name="P8">Если прежде заклинания змея укусит, то в болтунах уже <text:line-break/>пользы нет, </text:p>
          </table:table-cell>
        </table:table-row>
        <table:table-row>
          <table:table-cell table:style-name="Table163.A1" office:value-type="string">
            <text:p text:style-name="P10">12</text:p>
          </table:table-cell>
          <table:table-cell table:style-name="Table163.A1" office:value-type="string">
            <text:p text:style-name="P8">Речи мудрого — благостыня, а уста глупца его же и поглотят: </text:p>
          </table:table-cell>
        </table:table-row>
        <table:table-row>
          <table:table-cell table:style-name="Table163.A1" office:value-type="string">
            <text:p text:style-name="P10">13</text:p>
          </table:table-cell>
          <table:table-cell table:style-name="Table163.A1" office:value-type="string">
            <text:p text:style-name="P8">Начало речей его — глупость, </text:p>
          </table:table-cell>
        </table:table-row>
        <table:table-row>
          <table:table-cell table:style-name="Table163.A3" office:value-type="string">
            <text:p text:style-name="P7"/>
          </table:table-cell>
          <table:table-cell table:style-name="Table163.A3" office:value-type="string">
            <text:p text:style-name="P8">И конец речей его — злое безумье, — </text:p>
          </table:table-cell>
        </table:table-row>
        <table:table-row>
          <table:table-cell table:style-name="Table163.A1" office:value-type="string">
            <text:p text:style-name="P10">14</text:p>
          </table:table-cell>
          <table:table-cell table:style-name="Table163.A1" office:value-type="string">
            <text:p text:style-name="P8">А глупец все множит слова. <text:line-break/>Не знает человек, что будет, </text:p>
          </table:table-cell>
        </table:table-row>
        <text:soft-page-break/>
        <table:table-row>
          <table:table-cell table:style-name="Table163.A3" office:value-type="string">
            <text:p text:style-name="P7"/>
          </table:table-cell>
          <table:table-cell table:style-name="Table163.A3" office:value-type="string">
            <text:p text:style-name="P8">И о том, что случится после, кто ему объявит? </text:p>
          </table:table-cell>
        </table:table-row>
        <table:table-row>
          <table:table-cell table:style-name="Table163.A1" office:value-type="string">
            <text:p text:style-name="P10">15</text:p>
          </table:table-cell>
          <table:table-cell table:style-name="Table163.A1" office:value-type="string">
            <text:p text:style-name="P8">Труды глупца его утомят, </text:p>
          </table:table-cell>
        </table:table-row>
        <table:table-row>
          <table:table-cell table:style-name="Table163.A3" office:value-type="string">
            <text:p text:style-name="P7"/>
          </table:table-cell>
          <table:table-cell table:style-name="Table163.A3" office:value-type="string">
            <text:p text:style-name="P8">Потому что не знает он дороги в город! </text:p>
          </table:table-cell>
        </table:table-row>
        <table:table-row>
          <table:table-cell table:style-name="Table163.A1" office:value-type="string">
            <text:p text:style-name="P10">16</text:p>
          </table:table-cell>
          <table:table-cell table:style-name="Table163.A1" office:value-type="string">
            <text:p text:style-name="P8">Горе тебе, страна, чей царь — невольник <text:line-break/>И чьи князья пируют спозаранку, </text:p>
          </table:table-cell>
        </table:table-row>
        <table:table-row>
          <table:table-cell table:style-name="Table163.A1" office:value-type="string">
            <text:p text:style-name="P10">17</text:p>
          </table:table-cell>
          <table:table-cell table:style-name="Table163.A1" office:value-type="string">
            <text:p text:style-name="P8">Блаженна ты, страна, чей царь — свободный <text:line-break/>И чьи князья едят в положенное время, </text:p>
          </table:table-cell>
        </table:table-row>
        <table:table-row>
          <table:table-cell table:style-name="Table163.A3" office:value-type="string">
            <text:p text:style-name="P7"/>
          </table:table-cell>
          <table:table-cell table:style-name="Table163.A3" office:value-type="string">
            <text:p text:style-name="P8">Для укрепления мужества, а не для пьянства. </text:p>
          </table:table-cell>
        </table:table-row>
        <table:table-row>
          <table:table-cell table:style-name="Table163.A1" office:value-type="string">
            <text:p text:style-name="P10">18</text:p>
          </table:table-cell>
          <table:table-cell table:style-name="Table163.A1" office:value-type="string">
            <text:p text:style-name="P8">От ленивых рук обрушится остов дома, </text:p>
          </table:table-cell>
        </table:table-row>
        <table:table-row>
          <table:table-cell table:style-name="Table163.A3" office:value-type="string">
            <text:p text:style-name="P7"/>
          </table:table-cell>
          <table:table-cell table:style-name="Table163.A3" office:value-type="string">
            <text:p text:style-name="P8">И кто опускает руки, у того протекает крыша; </text:p>
          </table:table-cell>
        </table:table-row>
        <table:table-row>
          <table:table-cell table:style-name="Table163.A1" office:value-type="string">
            <text:p text:style-name="P10">19</text:p>
          </table:table-cell>
          <table:table-cell table:style-name="Table163.A1" office:value-type="string">
            <text:p text:style-name="P8">Для того чтоб смеяться, ставят хлеб на столы, <text:line-break/>И увеселяет жизнь вино; <text:line-break/>А деньги все разрешают. </text:p>
          </table:table-cell>
        </table:table-row>
        <table:table-row>
          <table:table-cell table:style-name="Table163.A1" office:value-type="string">
            <text:p text:style-name="P10">20</text:p>
          </table:table-cell>
          <table:table-cell table:style-name="Table163.A1" office:value-type="string">
            <text:p text:style-name="P8">Даже в мыслях не кляни царя, </text:p>
          </table:table-cell>
        </table:table-row>
        <table:table-row>
          <table:table-cell table:style-name="Table163.A3" office:value-type="string">
            <text:p text:style-name="P7"/>
          </table:table-cell>
          <table:table-cell table:style-name="Table163.A3" office:value-type="string">
            <text:p text:style-name="P8">И в спальном покое не кляни богатых, <text:line-break/>Ибо птицы небесные перенесут твою речь, <text:line-break/>И пернатые объявят дело. </text:p>
          </table:table-cell>
        </table:table-row>
      </table:table>
      <text:p text:style-name="P3">650 </text:p>
      <text:p text:style-name="Horizontal_20_Line"/>
      <text:h text:style-name="P19" text:outline-level="4"><text:bookmark text:name="s651"/>ГЛАВА 11</text:h>
      <table:table table:name="Table164" table:style-name="Table164">
        <table:table-column table:style-name="Table164.A"/>
        <table:table-column table:style-name="Table164.B"/>
        <table:table-row>
          <table:table-cell table:style-name="Table164.A1" office:value-type="string">
            <text:p text:style-name="P10">1</text:p>
          </table:table-cell>
          <table:table-cell table:style-name="Table164.A1" office:value-type="string">
            <text:p text:style-name="P8">Посылай свой хлеб по водам, </text:p>
          </table:table-cell>
        </table:table-row>
        <table:table-row>
          <table:table-cell table:style-name="Table164.A2" office:value-type="string">
            <text:p text:style-name="P7"/>
          </table:table-cell>
          <table:table-cell table:style-name="Table164.A2" office:value-type="string">
            <text:p text:style-name="P8">Ибо спустя много дней ты его найдешь, </text:p>
          </table:table-cell>
        </table:table-row>
        <table:table-row>
          <table:table-cell table:style-name="Table164.A1" office:value-type="string">
            <text:p text:style-name="P10">2</text:p>
          </table:table-cell>
          <table:table-cell table:style-name="Table164.A1" office:value-type="string">
            <text:p text:style-name="P8">Давай долю семи и даже восьми, </text:p>
          </table:table-cell>
        </table:table-row>
        <table:table-row>
          <table:table-cell table:style-name="Table164.A2" office:value-type="string">
            <text:p text:style-name="P7"/>
          </table:table-cell>
          <table:table-cell table:style-name="Table164.A2" office:value-type="string">
            <text:p text:style-name="P8">Ибо ты не знаешь, какая беда на земле может статься: </text:p>
          </table:table-cell>
        </table:table-row>
        <table:table-row>
          <table:table-cell table:style-name="Table164.A1" office:value-type="string">
            <text:p text:style-name="P10">3</text:p>
          </table:table-cell>
          <table:table-cell table:style-name="Table164.A1" office:value-type="string">
            <text:p text:style-name="P8">Если наполнятся тучи, то на землю дождь они проливают, </text:p>
          </table:table-cell>
        </table:table-row>
        <table:table-row>
          <table:table-cell table:style-name="Table164.A2" office:value-type="string">
            <text:p text:style-name="P7"/>
          </table:table-cell>
          <table:table-cell table:style-name="Table164.A2" office:value-type="string">
            <text:p text:style-name="P8">И если упало дерево, — на юг ли, на север, — </text:p>
          </table:table-cell>
        </table:table-row>
        <table:table-row>
          <table:table-cell table:style-name="Table164.A2" office:value-type="string">
            <text:p text:style-name="P7"/>
          </table:table-cell>
          <table:table-cell table:style-name="Table164.A2" office:value-type="string">
            <text:p text:style-name="P8">То дерево — там, куда оно упало. </text:p>
          </table:table-cell>
        </table:table-row>
        <table:table-row>
          <table:table-cell table:style-name="Table164.A1" office:value-type="string">
            <text:p text:style-name="P10">4</text:p>
          </table:table-cell>
          <table:table-cell table:style-name="Table164.A1" office:value-type="string">
            <text:p text:style-name="P8">Следящий за ветром не будет сеять, </text:p>
          </table:table-cell>
        </table:table-row>
        <table:table-row>
          <table:table-cell table:style-name="Table164.A2" office:value-type="string">
            <text:p text:style-name="P7"/>
          </table:table-cell>
          <table:table-cell table:style-name="Table164.A2" office:value-type="string">
            <text:p text:style-name="P8">И глядящий на тучи не будет жать: </text:p>
          </table:table-cell>
        </table:table-row>
        <table:table-row>
          <table:table-cell table:style-name="Table164.A1" office:value-type="string">
            <text:p text:style-name="P10">5</text:p>
          </table:table-cell>
          <table:table-cell table:style-name="Table164.A1" office:value-type="string">
            <text:p text:style-name="P8">Точно так, как не знаешь ты, откуда стало дыханье <text:line-break/>И кости откуда в беременной утробе, </text:p>
          </table:table-cell>
        </table:table-row>
        <table:table-row>
          <table:table-cell table:style-name="Table164.A2" office:value-type="string">
            <text:p text:style-name="P7"/>
          </table:table-cell>
          <table:table-cell table:style-name="Table164.A2" office:value-type="string">
            <text:p text:style-name="P8">Так не знаешь ты дел бога, создающего все. </text:p>
          </table:table-cell>
        </table:table-row>
        <text:soft-page-break/>
        <table:table-row>
          <table:table-cell table:style-name="Table164.A1" office:value-type="string">
            <text:p text:style-name="P10">6</text:p>
          </table:table-cell>
          <table:table-cell table:style-name="Table164.A1" office:value-type="string">
            <text:p text:style-name="P8">Сей семена с утра и руке до вечера не давай отдохнуть, <text:line-break/>Ибо ты не знаешь, что удастся — то или это, </text:p>
          </table:table-cell>
        </table:table-row>
        <table:table-row>
          <table:table-cell table:style-name="Table164.A2" office:value-type="string">
            <text:p text:style-name="P7"/>
          </table:table-cell>
          <table:table-cell table:style-name="Table164.A2" office:value-type="string">
            <text:p text:style-name="P8">Или то и другое равно хорошо. </text:p>
          </table:table-cell>
        </table:table-row>
        <table:table-row>
          <table:table-cell table:style-name="Table164.A1" office:value-type="string">
            <text:p text:style-name="P10">7</text:p>
          </table:table-cell>
          <table:table-cell table:style-name="Table164.A1" office:value-type="string">
            <text:p text:style-name="P8">И сладок свет, и благо очам — видеть солнце, </text:p>
          </table:table-cell>
        </table:table-row>
        <table:table-row>
          <table:table-cell table:style-name="Table164.A1" office:value-type="string">
            <text:p text:style-name="P10">8</text:p>
          </table:table-cell>
          <table:table-cell table:style-name="Table164.A1" office:value-type="string">
            <text:p text:style-name="P8">Ибо если много дней человек проживет, <text:line-break/>То да радуется каждому из них — </text:p>
          </table:table-cell>
        </table:table-row>
        <table:table-row>
          <table:table-cell table:style-name="Table164.A2" office:value-type="string">
            <text:p text:style-name="P7"/>
          </table:table-cell>
          <table:table-cell table:style-name="Table164.A2" office:value-type="string">
            <text:p text:style-name="P8">И помнит о днях темноты, ибо тех будет больше: </text:p>
          </table:table-cell>
        </table:table-row>
        <table:table-row>
          <table:table-cell table:style-name="Table164.A2" office:value-type="string">
            <text:p text:style-name="P7"/>
          </table:table-cell>
          <table:table-cell table:style-name="Table164.A2" office:value-type="string">
            <text:p text:style-name="P8">Все, что наступит, — тщета, </text:p>
          </table:table-cell>
        </table:table-row>
        <table:table-row>
          <table:table-cell table:style-name="Table164.A1" office:value-type="string">
            <text:p text:style-name="P10">9</text:p>
          </table:table-cell>
          <table:table-cell table:style-name="Table164.A1" office:value-type="string">
            <text:p text:style-name="P8">Радуйся, юноша, молодости своей, </text:p>
          </table:table-cell>
        </table:table-row>
        <table:table-row>
          <table:table-cell table:style-name="Table164.A2" office:value-type="string">
            <text:p text:style-name="P7"/>
          </table:table-cell>
          <table:table-cell table:style-name="Table164.A2" office:value-type="string">
            <text:p text:style-name="P8">И в дни юности твоей да будет сердцу благо; <text:line-break/>И ходи по путям, куда влечет тебя сердце, <text:line-break/>И по зримым твоими очами, <text:line-break/>И знай, что за все это бог призовет тебя к суду} </text:p>
          </table:table-cell>
        </table:table-row>
        <table:table-row>
          <table:table-cell table:style-name="Table164.A1" office:value-type="string">
            <text:p text:style-name="P10">10</text:p>
          </table:table-cell>
          <table:table-cell table:style-name="Table164.A1" office:value-type="string">
            <text:p text:style-name="P8">Но скорбь отвергни от сердца </text:p>
          </table:table-cell>
        </table:table-row>
        <table:table-row>
          <table:table-cell table:style-name="Table164.A2" office:value-type="string">
            <text:p text:style-name="P7"/>
          </table:table-cell>
          <table:table-cell table:style-name="Table164.A2" office:value-type="string">
            <text:p text:style-name="P8">И худое отведи от плоти, <text:line-break/>Ибо молодость и черные волосы — тщета. </text:p>
          </table:table-cell>
        </table:table-row>
      </table:table>
      <text:h text:style-name="P19" text:outline-level="4">ГЛАВА 12</text:h>
      <table:table table:name="Table165" table:style-name="Table165">
        <table:table-column table:style-name="Table165.A"/>
        <table:table-column table:style-name="Table165.B"/>
        <table:table-row>
          <table:table-cell table:style-name="Table165.A1" office:value-type="string">
            <text:p text:style-name="P10">1</text:p>
          </table:table-cell>
          <table:table-cell table:style-name="Table165.A1" office:value-type="string">
            <text:p text:style-name="P8">И о своем создателе помни с юных дней, <text:line-break/>Еще до поры, как настанут дни худые, <text:line-break/>И приблизятся годы, о которых ты скажешь: «Я их не хочу», — </text:p>
          </table:table-cell>
        </table:table-row>
        <table:table-row>
          <table:table-cell table:style-name="Table165.A1" office:value-type="string">
            <text:p text:style-name="P10">2</text:p>
          </table:table-cell>
          <table:table-cell table:style-name="Table165.A1" office:value-type="string">
            <text:p text:style-name="P8">До поры, как затмится солнце, <text:line-break/>И свет, и луна, и звезды, <text:line-break/>И после дождя будут снова тучи, — </text:p>
          </table:table-cell>
        </table:table-row>
        <table:table-row>
          <table:table-cell table:style-name="Table165.A1" office:value-type="string">
            <text:p text:style-name="P10">3</text:p>
          </table:table-cell>
          <table:table-cell table:style-name="Table165.A1" office:value-type="string">
            <text:p text:style-name="P8">В день, когда трясущимися станут обходящие дом, <text:line-break/>И скрючатся твои бойцы, </text:p>
          </table:table-cell>
        </table:table-row>
        <table:table-row>
          <table:table-cell table:style-name="Table165.A4" office:value-type="string">
            <text:p text:style-name="P7"/>
          </table:table-cell>
          <table:table-cell table:style-name="Table165.A4" office:value-type="string">
            <text:p text:style-name="P8">И будут мельничихи праздны, ибо станет их мало, <text:line-break/>И потускнеют глядящие в окошки, </text:p>
          </table:table-cell>
        </table:table-row>
      </table:table>
      <text:p text:style-name="P3">651 </text:p>
      <text:p text:style-name="Horizontal_20_Line"/>
      <text:p text:style-name="P15"><text:bookmark text:name="s652"/></text:p>
      <table:table table:name="Table166" table:style-name="Table166">
        <table:table-column table:style-name="Table166.A"/>
        <table:table-column table:style-name="Table166.B"/>
        <table:table-row>
          <table:table-cell table:style-name="Table166.A1" office:value-type="string">
            <text:p text:style-name="P10">4</text:p>
          </table:table-cell>
          <table:table-cell table:style-name="Table166.A1" office:value-type="string">
            <text:p text:style-name="P8">И запрутся на улицу двери, </text:p>
          </table:table-cell>
        </table:table-row>
        <table:table-row>
          <table:table-cell table:style-name="Table166.A2" office:value-type="string">
            <text:p text:style-name="P7"/>
          </table:table-cell>
          <table:table-cell table:style-name="Table166.A2" office:value-type="string">
            <text:p text:style-name="P8">Как затихнет голос зернотерок, <text:line-break/>И еле слышен станет голос птиц, <text:line-break/>И поющие девушки притихнут; </text:p>
          </table:table-cell>
        </table:table-row>
        <table:table-row>
          <table:table-cell table:style-name="Table166.A1" office:value-type="string">
            <text:p text:style-name="P10">5</text:p>
          </table:table-cell>
          <table:table-cell table:style-name="Table166.A1" office:value-type="string">
            <text:p text:style-name="P8">Малого холмика станешь бояться, </text:p>
          </table:table-cell>
        </table:table-row>
        <table:table-row>
          <table:table-cell table:style-name="Table166.A2" office:value-type="string">
            <text:p text:style-name="P7"/>
          </table:table-cell>
          <table:table-cell table:style-name="Table166.A2" office:value-type="string">
            <text:p text:style-name="P8">й препоны будут на дороге, <text:line-break/>И цветы миндаля опадут, <text:line-break/>И наестся саранча, <text:line-break/><text:soft-page-break/>И осыплется каперс желанья — <text:line-break/>Ибо уходит человек в свой вечный дом, <text:line-break/>И наемные плакальщики на улице кружат; </text:p>
          </table:table-cell>
        </table:table-row>
        <table:table-row>
          <table:table-cell table:style-name="Table166.A1" office:value-type="string">
            <text:p text:style-name="P10">6</text:p>
          </table:table-cell>
          <table:table-cell table:style-name="Table166.A1" office:value-type="string">
            <text:p text:style-name="P8">До поры, как порвется серебряный шнур, </text:p>
          </table:table-cell>
        </table:table-row>
        <table:table-row>
          <table:table-cell table:style-name="Table166.A2" office:value-type="string">
            <text:p text:style-name="P7"/>
          </table:table-cell>
          <table:table-cell table:style-name="Table166.A2" office:value-type="string">
            <text:p text:style-name="P8">И расколется золотая чаша, <text:line-break/>И разобьется кувшин у ключа, <text:line-break/>И сломается ворот у колодца. </text:p>
          </table:table-cell>
        </table:table-row>
        <table:table-row>
          <table:table-cell table:style-name="Table166.A1" office:value-type="string">
            <text:p text:style-name="P10">7</text:p>
          </table:table-cell>
          <table:table-cell table:style-name="Table166.A1" office:value-type="string">
            <text:p text:style-name="P8">И прах возвратится в землю, которою он был, </text:p>
          </table:table-cell>
        </table:table-row>
        <table:table-row>
          <table:table-cell table:style-name="Table166.A2" office:value-type="string">
            <text:p text:style-name="P7"/>
          </table:table-cell>
          <table:table-cell table:style-name="Table166.A2" office:value-type="string">
            <text:p text:style-name="P8">И возвратится дыхание к богу, который его дал. </text:p>
          </table:table-cell>
        </table:table-row>
        <table:table-row>
          <table:table-cell table:style-name="Table166.A1" office:value-type="string">
            <text:p text:style-name="P10">8</text:p>
          </table:table-cell>
          <table:table-cell table:style-name="Table166.A1" office:value-type="string">
            <text:p text:style-name="P8">Суета сует, — сказал Проповедовавший в собрании, — все суета. </text:p>
          </table:table-cell>
        </table:table-row>
      </table:table>
      <text:p text:style-name="Text_20_Body.nrm">9 А сверх того, что был мудрым Проповедующий, он еще учил народ знанию, и взвешивал, и исследовал, и складывал многие притчи. <text:span text:style-name="T6">10</text:span> Искал Проповедующий, как найти слова дельные и написанные верно, слова истины. </text:p>
      <table:table table:name="Table167" table:style-name="Table167">
        <table:table-column table:style-name="Table167.A"/>
        <table:table-column table:style-name="Table167.B"/>
        <table:table-row>
          <table:table-cell table:style-name="Table167.A1" office:value-type="string">
            <text:p text:style-name="P10">11</text:p>
          </table:table-cell>
          <table:table-cell table:style-name="Table167.A1" office:value-type="string">
            <text:p text:style-name="P8">Слова у мудрых — как стрекало погонщика, <text:line-break/>И как вбитые гвозди — у собирателей пословиц: <text:line-break/>От единого пастыря даны. <text:line-break/>А кроме них, мой сын, остерегись: </text:p>
          </table:table-cell>
        </table:table-row>
        <table:table-row>
          <table:table-cell table:style-name="Table167.A1" office:value-type="string">
            <text:p text:style-name="P10">12</text:p>
          </table:table-cell>
          <table:table-cell table:style-name="Table167.A1" office:value-type="string">
            <text:p text:style-name="P12">Много книг составлять — конца не будет, </text:p>
            <text:p text:style-name="Text_20_Body.nrm">И много читать — утомительно для плоти. </text:p>
          </table:table-cell>
        </table:table-row>
        <table:table-row>
          <table:table-cell table:style-name="Table167.A1" office:value-type="string">
            <text:p text:style-name="P10">13</text:p>
          </table:table-cell>
          <table:table-cell table:style-name="Table167.A1" office:value-type="string">
            <text:p text:style-name="P8">Послушаем всему заключенье: <text:line-break/>Бога бойся, храни его заветы, <text:line-break/>Ибо это каждому подобает, </text:p>
          </table:table-cell>
        </table:table-row>
        <table:table-row>
          <table:table-cell table:style-name="Table167.A1" office:value-type="string">
            <text:p text:style-name="P10">14</text:p>
          </table:table-cell>
          <table:table-cell table:style-name="Table167.A1" office:value-type="string">
            <text:p text:style-name="P8">Ибо всякое дело бог призовет к суду <text:line-break/>Над всем сокрытым в тайне — худым и хорошим. </text:p>
          </table:table-cell>
        </table:table-row>
      </table:table>
      <text:h text:style-name="P1" text:outline-level="3"><text:bookmark text:name="s713"/>ДРЕВНЕЕВРЕЙСКАЯ ЛИТЕРАТУРА</text:h>
      <text:p text:style-name="P3">ИЗ «КНИГИ БЫТИЯ» (ГЛАВЫ 6—8) [ПОТОП] </text:p>
      <text:p text:style-name="Text_20_Body.nrm">Принято считать, что этот библейский рассказ — как и другие часта Пятикнижия — представляет собой результат соединения двух разных письменных источников, в одном из которых, как правило, бог израильских племен назван Яхве (в традиционном переводе — «Господь»), а в другом — Эло-хйм, буквально: «боги» (так называемое «множественное величества»); в традиционном переводе — «бог». Оба источника библейского рассказа о потопе в конечном счете восходят к месопотамским легендам. Ср. здесь эпос «О все видавшем», табл. XI в разделе «Литература Шумера и Вавилонии». </text:p>
      <text:p text:style-name="Text_20_Body.nrm">Стр. 551. <text:span text:style-name="T5">...сыновья Бога...</text:span>— Упоминание сыновей бога внутри монотеистического в принципе текста издавна смущало комментаторов. По позднейшему толкованию, это ангелы; первоначально, вероятно, имелись в виду младшие божества, почитавшиеся израильскими племенами наряду с Яхве («Господом»). </text:p>
      <text:p text:style-name="Text_20_Body.nrm"><text:soft-page-break/>Стр. 552. <text:span text:style-name="T5">...отворились все колодцы...</text:span>— Как и у древних жителей Месопотамии, земля предполагалась плавающей на великом пресноводном Океане; источники и ключи — это вода, выступающая из бездны под землей. Над землей мыслился металлический небесный свод, а в нем — окна с решетками и ставнями (в старинном переводе — «хлябями»). </text:p>
      <text:p text:style-name="Text_20_Body.nrm">Стр. 553. <text:span text:style-name="T5">...на горах Араратских.</text:span>— В одной из рукописей Мертвого моря II—I вв. до н. э. — «Ураратских». Имеется в виду государство Урарту с центром у озера Ван, ныне в Турции. <text:span text:style-name="T5">В клюве его свежая ветка маслины...</text:span>— Голубь с ветвью маслины — символ мира. </text:p>
      <text:p text:style-name="P4"><text:span text:style-name="T5">И. Дьяконов</text:span> </text:p>
      <text:p text:style-name="P3">КНИГА ИОНЫ </text:p>
      <text:p text:style-name="Text_20_Body.nrm">В отличие от «Книги Бытия», эта более поздняя книга употребляет слова «Господь» (Яхве) и «Бог» (Элохим) безразлично и вперемежку. </text:p>
      <text:p text:style-name="P14">Стр. 554. <text:span text:style-name="T5">Иона,</text:span> сын Амиттая, член «пророческой» корпорации, упомянут в исторических книгах Библии («IV Царств» («II Царей»), 14, 25) как живший в конце IX в. до н. э. в Северном Израильском царстве. Однако <text:span text:style-name="T5">Ниневия,</text:span> о которой идет речь в «Книге Ионы», стала большим городом и столицей Ассирии лишь на сто лет позже. <text:span text:style-name="T5">Таршиш</text:span> — царство Тартесс в Испании, упоминается в ассирийской надписи начала VII в. до н. э. Иона исходит из старинного воззрения, согласно которому каждый бог имеет власть только над своей территорией, своей общиной, народом, племенем и т. п. <text:span text:style-name="T5">Яфо</text:span> (древнееврейск. — по-арабски Яффа, греч. Иоппа) — ныне пригород Тель-Авива. <text:span text:style-name="T5">...вдруг Бог выручит нас.</text:span> — Здесь и ниже вместо «Бог»— в оригинале Элохим, одно из имен бога Яхве (а не вообще любого бога). </text:p>
      <text:p text:style-name="P3">713 </text:p>
      <text:p text:style-name="Horizontal_20_Line"/>
      <text:p text:style-name="Text_20_Body.nrm"><text:bookmark text:name="s714"/>Стр. 555. <text:span text:style-name="T5">Господи, не дай нам погибнуть..,</text:span>— Смысл молитвы моряков в том, чтобы Господь спас Иону, если буря возникла все-таки не из-за него. <text:span text:style-name="T5">...проглотила большая рыба.</text:span>— По христианской традиции, слово «даг» (означающее любую крупную рыбу) переводится как «кит». </text:p>
      <text:p text:style-name="Text_20_Body.nrm">Стр. 556. <text:span text:style-name="T5">А Ниневия была у Бога великим городом...</text:span>— Размеры Ниневии, конечно, нрезвычайно преувеличены. </text:p>
      <text:p text:style-name="Text_20_Body.nrm">Стр. 557. <text:span text:style-name="T5">...восточнее города...</text:span>— Восточнее Ниневии — холмы, а затем горы; отсюда открывается вид на город. <text:span text:style-name="T5">...что выросла тыква...</text:span>— Древне-еврейск. кикайбн — либо клещевина (касторовый куст), либо вид быстрорастущей тыквы с вьющимся стеблем, Cucurbita pepo; в греческом переводе — тыква. <text:span text:style-name="T5">Восточный ветерв</text:span> Палестине дует из пустыни; но в Ниневии из пустыни на самом деле дует западный ветер. </text:p>
      <text:p text:style-name="P4"><text:span text:style-name="T5">И. Дьяконов</text:span> </text:p>
      <text:p text:style-name="P3">КНИГА РУФЬ </text:p>
      <text:p text:style-name="Text_20_Body.nrm"><text:soft-page-break/>Время, о котором повествуется в «Книге Руфь», относится к периоду, предшествовавшему созданию Царства, когда всеми делами племен вершили их вожди — <text:span text:style-name="T5">Судьи.</text:span> Это дает основание для сопоставления «Книги Руфь» с книгой «Судей» (не случайно в христианском каноне обе книги расположены рядом: «Судьи», затем «Руфь»). В «Руфи» «предание старины глубокой» сохранило в основном точку зрения рассказчика — современника этой старины. В книге же «Судьи» старинные предания освещаются с позиций монархическо-теократической идеологии более позднего времени, видимо, периода кодификации Библии. Эта идеология и превратила «Судьи» в книгу ненависти и ксенофобии, розни и коварства, освященных сделкой-«союзом» («берит») с господом богом. Отношения с другими племенами мыслятся либо как их завоевание и уничтожение, либо как их подчинение и выплата им дани. Сближение с этими племенами сурово осуяедается как измена «своему» богу, браки с иноплеменниками — как блуд, моавитяне, в частности, как исконные враги, заслуживающие лишь одного —- покорения, угнетения и уничтожения. Совершенно иной, прямо противоположной идеологией пронизана книга «Руфь». Эта книга о любви, о супружеской верности навеки, доходящей до самозабвенной преданности и стремления увековечить память о любимом человеке, муже, сохранить его имя восстановлением его потомства, его семени, пусть и от другого человека, на основе древнего обычая — «левирата». В каноне «Книга Руфь» расположена рядом с другой книгой любви — любви юной пары — «Песнь песней». Вся история первоначального переселения семьи мужа Руфи в Моав, смешанный брак древних евреев с моавитянками, возвращение Нооми с Руфью домой — все изображено с совершенно другой точки зрения на взаимоотношения племен, нем в книге «Судей», — с позиций дружбы между разными племенами. </text:p>
      <text:p text:style-name="P5"><text:span text:style-name="T5">И. Брагинский</text:span> </text:p>
      <text:p text:style-name="P3">714 </text:p>
      <text:p text:style-name="Horizontal_20_Line"/>
      <text:p text:style-name="Text_20_Body.nrm"><text:bookmark text:name="s715"/>Стр. 557. <text:span text:style-name="T5">Вифлеем</text:span> (древнесврейск, Бет-Лехем) — в то время находился на территории племени Иехуда (Иуда). <text:span text:style-name="T5">Моав</text:span> — государство в Заиорданье. Моавитский язык был еще близко родствен древнееврейскому, поэтому моавитяне и евреи легко могли понимать друг друга. <text:span text:style-name="T5">Эфратийцы.</text:span>— от Эфрата, другого, более древнего названия Вифлеема. </text:p>
      <text:p text:style-name="Text_20_Body.nrm">Стр. 558. Обращение Ноомй к невесткам «дочери мои» выражает признание их участия в ее семейной общине в качестве младших по отношению к ней самой. <text:span text:style-name="T5">Да совершит Господь по воле своей — II И сверх того/</text:span> — условная формула, передающая клятву; в подлинной клятве полагалось произнести, что именно сделает клянущемуся бог в случае нарушения обещания, но рассказчик никогда не повторял точных слов клятвы в форме прямой речи, чтобы не навлечь проклятие на самого себя. <text:span text:style-name="T5">...твои боги — мои боги\</text:span> — Как уже упоминалось, одним из имен израильского бога Яхве было Элохим, букв.: «боги». Но моавитяне поклонялись разным богам, так что Руфь как бы говорит: «твой Элохим — мои боги», или «твой Элохим — мой Элохим». И </text:p>
      <text:p text:style-name="Text_20_Body.nrm">Стр. 559. <text:span text:style-name="T5">Крепкий</text:span> — традиционный перевод: «всемогущий» (см. прим. к стр. 571). <text:span text:style-name="T5">Отрок</text:span> и <text:span text:style-name="T5">молодка</text:span> (точнее: девушка) — бытовые обозначения для «раба» и «рабыни». К возрасту это обозначение не имеет отношения. </text:p>
      <text:p text:style-name="Text_20_Body.nrm"><text:soft-page-break/>Стр. 560. <text:span text:style-name="T5">...ячменя около меры.</text:span>— В подлиннике «около эфы». Эфа обычно составляла около 30 л., однако в данном случае, вероятно, имеется в виду меньшая мера. <text:span text:style-name="T5">Этот человек — нам кровный и близкий.</text:span>— За мужчинами — ближайшими родичами умерших, сохранялось право и обязанность выкупить у семьи покойного его землю (и другое имущество), если семья не может ее обрабатывать сама. В то же время ближайший родич (обыкновенно — брат) был обязан взять под свою патриархальную власть бездетную жену умершего и сделать ей ребенка; ребенок считался продолжающим род покойного и получал в наследство долю его в семейной общине. Но такой родич не обязан делать жену покойного своей полноправной женой. На этом положении древнего ближневосточного обычного права построен сюжет повести; по-видимому, ко времени ее написания этот обычай частично уже перестал действовать. </text:p>
      <text:p text:style-name="Text_20_Body.nrm">Стр. 561. <text:span text:style-name="T5">Этот твой добрый поступок еще добрее прежнего...</text:span>— Первый поступок — что она не бросила старуху свекровь; второй — что прибегла под патриархальное покровительство пожилого <text:span text:style-name="T5">Боаза</text:span> (р у сек. Вооза). ...у <text:span text:style-name="T5">ворот моего народа.,.</text:span>— Городские ворота были местом заключения правовых сделок и заседаний суда, а также совета старейшин города и его народного собрания. Имеется в виду: известно всем свободным и полноправным членам городского народного собрания. Под «народом» здесь имеется в виду только община эф-ратийцев. <text:span text:style-name="T5">Сказал ей Боаз...</text:span>— В подлиннике текст здесь испорчен. Совсем иначе — и более понятно — в древнем сирийском переводе: «И она сказала: пусть не будет известно, что приходила я к тебе». </text:p>
      <text:p text:style-name="P14">Стр. 562. <text:span text:style-name="T5">Плат</text:span> — большой платок, закрывавший женщину на улице с головы до пят. <text:span text:style-name="T5">...шесть мер...</text:span>— Каких именно мер Боаз отмерил шесть — в подлиннике не сказано. Вряд ли шесть эф, так как это было бы около ста восьмидесяти литров (см. выше). <text:span text:style-name="T5">Кто ты, дочь моя?</text:span> — Нооми удивлена, ви- </text:p>
      <text:p text:style-name="P3">715 </text:p>
      <text:p text:style-name="Horizontal_20_Line"/>
      <text:p text:style-name="Text_20_Body.nrp"><text:bookmark text:name="s716"/>дя Руфь без покрывала: так ходили только рабыни и блудницы. <text:span text:style-name="T5">...призвал десятерых мужей...</text:span>— Десять свидетелей считались по обычному праву необходимыми для действительности любой правовой сделки. <text:span text:style-name="T5">...оставшейся после умершего...</text:span> (точнее: жены умершего). — Вдовой считалась только женщина, не имевшая над собой патриархальной власти ни мужа, ни кого-либо из его ближайших родичей; поэтому Руфь все еще остается «женой умершего», а не «вдовой», причем под «умершим» не имеется в виду покойный Элимелех, о поле которого идет речь; «жена умершего» — это просто социально-семейное положение Руфи. <text:span text:style-name="T5">...ведь так и мое наследие расстроится.</text:span>— У этого родича нет еще своих сыновей, и он опасается, что его наследие перейдет к сыну Руфи, который будет наследовать не только покойному мужу Руфи, но и ему самому. Между тем этот сын будет считаться сыном не его, а умершего. </text:p>
      <text:p text:style-name="Text_20_Body.nrm">Стр. 563. <text:span text:style-name="T5">Перец</text:span> — легендарный сын <text:span text:style-name="T5">Иехуды,</text:span> родоначальника племени иудеев. По преданию, <text:span text:style-name="T5">Тамар</text:span> (Фамарь), жена другого сына Иехуды, Эра, рано умершего, вынудила своего свекра Иехуду сделать ей ребенка для «восстановления имени» ее мужа Эра, так как братья Эры были малолетними. Отсюда упоминание здесь Переца, которого родила Тамар от Иехуды. <text:span text:style-name="T5">...приложила его к своей груди.</text:span>— Символический жест признания кровного (молочного) родства. Отсюда реплика соседок: «Сын родился у Нооми»—ребенок стал считаться ее родным внуком. <text:span text:style-name="T5">Обэд.</text:span>— Имя это означает «работающий» или «служащий» (кому-либо) — в данном случае, видимо, заупокойному культу сына Нооми и ей самой? <text:span text:style-name="T5">Амминадаб</text:span> — знаменитый воин (см. прим. к «Песни песней», VI, 12). <text:span text:style-name="T5">Давид</text:span>— царь, основатель Йудейско-Израильского царства. </text:p>
      <text:p text:style-name="P4"><text:span text:style-name="T5">И. Дьяконов</text:span> </text:p>
      <text:p text:style-name="P3"><text:soft-page-break/>КНИГА ИОВА </text:p>
      <text:p text:style-name="Text_20_Body.nrm">Время возникновения «Книги Иова» может быть определено только гипотетически. Острота нувства и отчетливость мысли, характеризующие этот шедевр древнееврейской литературы, бескомпромиссность, с которой в нем поставлен «проклятый вопрос» о разладе между умственной доктриной и жизненной реальностью, заставляют думать о «послепленной» эпохе, скорее всего о IV в. до н. э. Этим не исключено присутствие в составе книги более раннего материала (может быть, проза в начале и конце) и более поздних вставок (вероятно, речи Элиу, возможно, песнь о мудрости в 28 главе, описания Левиафана и Бегемота в 40 и 41 главах и т. д.). </text:p>
      <text:p text:style-name="P14">Имя героя книги засвидетельствовано уже для II тыс. до н. э.; оно жило в народном воображении как имя вошедшего в поговорку праведника сказочной древности. Когда пророк грозит божьей карой, постигающей грешную страну, он может сказать так: «Если бы среди нее были такие три человека, как Ной, Даниил и Иов, то они бы и спасли жизнь свою праведностью своею; ...даже эти три человека не спасли бы ни сынов, ни дочерей, и только сами бы спаслись, а земля стала бы пустыней» («Книга пророка Иезекииля», гл. </text:p>
      <text:p text:style-name="P3">716 </text:p>
      <text:p text:style-name="Horizontal_20_Line"/>
      <text:p text:style-name="Text_20_Body.nrm"><text:bookmark text:name="s717"/>14, ст. 14 и 16). Приводимая Иезекиилем присказка о трех великих праведниках соединяет имя «Иов» (Ийбв) с именем Ноя (из легенды о потопе) и с именем пророка Даниила (присутствующим уже в угаритском эпосе); это заставляет думать об очень глубоких пластах общесемитских традиций. Итак, время действия — легендарная старина. Место действия несколько загадочно: имя «Уц» фигурирует в библейском родословии потомков Сима, но с чем следует отождествлять <text:span text:style-name="T5">землю Уц</text:span> — с арамейскими областями на севере За-иорданья, или с Хаураном, лежащим южнее и еще восточнее, или с Эдомом, расположенным к югу от Мертвого моря, — до сих пор не ясно. Скажем так: Иов ровно настолько близок по крови и географическому местожительству к иудейско-израильской сфере, чтобы входить (вместе с тремя своими друзьями в с Элиу) в круг почитателей единого бога; и он ровно настолько далек от этой сферы, чтобы являть собою столь нужный для философской притчи тип «человека вообще», пример «открытого» религиозного опыта, образец как бы «естественной» праведности, не прикрепленной к какому-либо моменту истории древнееврейского народа (потому что иначе читательский интерес был бы перенесен с личного на общенародно-политическое). Иов верит в того же бога и постольку стоит перед теми же проблемами, что любой иудей, но все-таки он не иудей, и поэтому его устами можно было спрашивать об этом боге и об этих проблемах свободнее, чем устами иудейского персонажа. </text:p>
      <text:p text:style-name="Text_20_Body.nrm">Для того чтобы увидеть своих героев сквозь некий «магический кристалл» временной и пространственной дистанции, автор «Книги Иова» идет на тонкую и продуманную стилизацию: божественное имя «Яхве», по библейскому преданию, открытое специально Моисею и через него рождающемуся еврейскому народу, тщательно избегается в речах Иова и его друзей, хотя обильно присутствует в авторской речи. Иов принадлежит к иной эре, иному порядку вещей — он живет еще до Моисея. Его опыт первозданен, как опыт «праотца» Авраама. Поэтому он называет бога теми же именами, которыми, по Библии, называл бога Авраам: «Шаддай», «Эльон», «Эл», «Элохим». </text:p>
      <text:p text:style-name="P14"><text:soft-page-break/>Язык «Книги Иова» очень необычен; он изобилует дерзкими, неожиданными, порой загадочными сравнениями и метафорами, а также иноязычными словами арамейского или, по некоторым гипотезам, эдомитского происхождения. В нем довольно много речений, которые больше ни разу не встречаются в сохранившихся древнееврейских текстах и смысл которых приходится угадывать из контекста. В некоторых случаях значение слова было, вероятно, проблемой уже для истолкователей времен «Септуагинты» (III—I вв. до н. э.) и Талмуда (первая половина I тыс. н. э.). Для порчи текста тоже было достаточно много возможностей (хотя и далеко не так много, как это виделось науке несколько десятилетий назад). В настоящее время начинается новая эпоха текстологической работы над «Книгой Иова» благодаря наконец-то воспоследовавшей публикации одной из кумранских находок — арамейского таргума (переложения) этой книги. К сожалению, переводчик не успел воспользоваться новыми данными, которые еще долго будут осваиваться гебраистикой. Автор перевода и комментариев приносит сердечную благодарность Михаилу </text:p>
      <text:p text:style-name="P3">717 </text:p>
      <text:p text:style-name="Horizontal_20_Line"/>
      <text:p text:style-name="Text_20_Body.nrm"><text:bookmark text:name="s718"/>Иосифовичу Рижскому, любезно предоставившему возможность ознакомиться с его неопубликованной работой о «Книге Иова», Возможности оговаривать в примечаниях все места, перевод которых более или менее гадателей, не было. Оговорены только особые случаи. </text:p>
      <text:p text:style-name="Text_20_Body.nrm">Стр. 563. <text:span text:style-name="T5">...и человек этот был прост...</text:span>— В подлиннике: «tarn» — непереводимое древнееврейское слово, которое означает отсутствие внутренней ущербности, полновесную доброкачественность и завершенное взаимное соответствие всех помыслов, дел и слов. Перед нами возникает образ искренней, чистосердечной, благообразной истовости богатого патриархального «шейха», неуклонно блюдущего себя от греха и во всем поступающего как положено. Иов — хороший, и ему хорошо, и с ним хорошо; кажется, злу неоткуда войти в его жизнь. Тем более поразительно, ято зло входит в его жизнь. <text:span text:style-name="T5">И родилось у него семеро сыновей»..</text:span>— Сакральные числа 7, 3, 5 соответствуют древней числовой эстетике и выражают идею совершенства, законосообразности, гармонической стабильности. Если человек отовсюду окружен такими числовыми структурами, это значит, нто все его дела идут правильно! по порядку, « по чину». </text:p>
      <text:p text:style-name="Text_20_Body.nrm">Стр. 564. <text:span text:style-name="T5">Сыны Божьи.</text:span>— Описательное обозначение ангелов. <text:span text:style-name="T5">Господь</text:span> —-в подлиннике здесь и далее имя «Яхве». <text:span text:style-name="T5">Противоречащий</text:span>— в подлиннике: слово «сатан», означающее также «обвинитель» или «клеветник» (в суде), «враг» или «супостат» (на войне), «искуситель» или «подстрекатель» (при раздоре), «препятствуюпщй» (на пути), вообще «соперник», «противник», «проти-воборник». Это древнееврейское имя нарицательное живет в современных языках как имя собственное — «Сатана». Однако в «Книге Иова» это скорее кличка и прозвание безымянного и тем более жуткого сверхчеловеческого прокурора вселенной, чем его установившееся собственное имя. Но разница не только в этом. О Сатане в свете позднейшей теологии заведомо известно, что он противник бога. О Противоречащем из «Книги Иова» известно пока что одно: что он — противник человека. Его отношения с богом остаются загадкой и открытым вопросом. <text:span text:style-name="T5">Но протяни-ка руку твою...</text:span>— Сатана «искушает» бога, и формула этого искушения символически соответствует формуле искушения человека в библейском рассказе о грехопадении Адама и Евы. Там Змий внушил яеловеку протянуть руку и коснуться запретного плода, чтобы познать, что есть добро и зло; здесь Противоречапщй внушает богу протянуть руку и коснуться человека, чтобы познать, что есть человек, — добро или зло. </text:p>
      <text:p text:style-name="Text_20_Body.nrm">Стр. 566. <text:span text:style-name="T5">«Кожа за кожу/»</text:span> — По-видимому, поговорка, возникшая из практики меновой торговли бедуинов. </text:p>
      <text:p text:style-name="P14"><text:soft-page-break/>Стр. 567. <text:span text:style-name="T5">...злыми язвами...</text:span> — Имеется в виду проказа. Для древнего еврея это не только неисцелимая болезнь, перспектива медленной и мучительной смерти, но и скверна, знак божьей немилости, позорная утрата телесного благообразия. Прокаженный «нечист» в ритуальном смысле и потому отлучен от общинного культа. <text:span text:style-name="T5">...Э лиф аз из Темана, и Билдад из Шуаха, и Цофар из Наамы... — В</text:span> этом перечне названы земли к востоку от Палестины, славившиеся мудростью своих обитателей. Друзья Иова — это, так сказать, </text:p>
      <text:p text:style-name="P3">718 </text:p>
      <text:p text:style-name="Horizontal_20_Line"/>
      <text:p text:style-name="Text_20_Body.nrp"><text:bookmark text:name="s719"/>мудрецы из страны мудрецов, умники и спорщики по праву рождения. <text:span text:style-name="T5">...и проклял день свой.</text:span>— День своего рождения проклинает я пророк Иеремия (гл. 20, ст. 14 и ел.). <text:span text:style-name="T5">«Да сгинет день,.л</text:span> — Все это проклятие по своему глубинному смыслу представляет собой как бы попытку оспорить и взять назад слова бога при сотворении мира: «Да будет свет!» Бог есть собственник дня, поскольку некогда вызвал свет из мрака, небытия и хаоса; но если он, как выражается Иов, «не взыщет» свою собственность, последняя снова достанется прежним владельцам — мраку, небытию, хаосу. Символ хаоса, в космогонической борьбе с которым создан мир, — чудище Левиафан (о котором еще будет идти речь в гл. 40—41); поэтому проклятие дню рождения и ночи зачатая должно быть заклинанием и окликанием Левиафана. </text:p>
      <text:p text:style-name="Text_20_Body.nrm">Стр. 568. <text:span text:style-name="T5">Смертная тень да емлет его...</text:span>— Перевод сделан по исправлению текста, предложенному немецким гебраистом Г. Форером. </text:p>
      <text:p text:style-name="Text_20_Body.nrm">Стр. 570. <text:span text:style-name="T5">...Как искры — возлетать ввысь.</text:span> —В подлиннике «сыны Рэшэфа». Рэшэф— древнее ханаанейское олицетворение огня, пламени, жара, а потому и того «жара», который бывает у больного неловека, и постольку — вообще мора и поветрия. В нашем переводе принято истолкование древних таргу-мов и Ибн-Эзры: «сыны Рэшэфа», то есть сыны огня — метафора понятия «искры». Другая интерпретация, отразившаяся в «Септуагинте», требует переводить «птицы». </text:p>
      <text:p text:style-name="Text_20_Body.nrm">Стр. 571. <text:span text:style-name="T5">...от Крепкого...</text:span>— Здесь и ниже старославянским эпитетом «Крепкий» (в приложении к богу и в значении «сильный» — ср. «Святый Боже, Святый Крепкий.-.») передано характерное для «Книги Иова» очень древнее и очень загадочное имя бога «Шаддай», по-видимому, этимологически связанное с идеей всесокрушающей мощи. Традиционный перевод «Всемогущий» предполагает абстрактно-догматический уровень мышления о боге, чуждый ветхозаветной архаике. </text:p>
      <text:p text:style-name="Text_20_Body.nrm">Стр. 574. <text:span text:style-name="T5">."Разве я пучина, и разве я Змий!..</text:span>—Морская пучина и морское яудище («таннип») выступают в Библии как символы побежденного богом, но не укрощенного хаоса. Поэтому бог и должен к ним «приставлять дозор», чтобы они не вышли из повиновения. <text:span text:style-name="T5">Что есть человек, что Ты отличил его?..</text:span> — Проникнутое трагической иронией воспоминание о псалме 8, который славит место человека в божьем мире: </text:p>
      <table:table table:name="Table168" table:style-name="Table168">
        <table:table-column table:style-name="Table168.A"/>
        <table:table-row>
          <table:table-cell table:style-name="Table168.A1" office:value-type="string">
            <text:p text:style-name="P8">«...Что есть человек, что Ты помнишь о нем, <text:line-break/>или сын человека, что Ты печешься о нем? <text:line-break/>Ты сделал его немного меньшим богов, <text:line-break/>Славой и достоинством его увенчал, <text:line-break/>дал власть над творениями рук Твоих, <text:line-break/>и все положил к ногам его!..» </text:p>
          </table:table-cell>
        </table:table-row>
      </table:table>
      <text:p text:style-name="Text_20_Body.nrm">Оба древнееврейских поэта согласны в том, что человеку уделено в планах бога неимоверно важное место. Но если в псалме это причина для ликования, то в «Книге Иова» —- причина для ужаса. </text:p>
      <text:p text:style-name="P14"><text:soft-page-break/>Стр. 576. <text:span text:style-name="T5">Кесиль</text:span> — созвездие Ориона. <text:span text:style-name="T5">Рахав</text:span> —- одно из олицетворений хаоса. </text:p>
      <text:p text:style-name="P3">719 </text:p>
      <text:p text:style-name="Horizontal_20_Line"/>
      <text:p text:style-name="Text_20_Body.nrm"><text:bookmark text:name="s720"/>Стр. 587. <text:span text:style-name="T5">Рог</text:span> — обычный для древней поэзии Ближнего Востока символ славы, силы, гордости. </text:p>
      <text:p text:style-name="Text_20_Body.nrm">Стр. 591. <text:span text:style-name="T5">...лишаясь плоти, я Бога узрю\..</text:span>— Для автора и для героя «Книги Иова» еще не существует доктрины о загробной жизни и о воскресении мертвых. Сказанное здесь можно понять как философско-поэтический парадокс: да, я должен увидеть это — хотя бы за пределами себя самого, за пределами моего существования, уже кончившись! Впрочем, это место отли-нается грамматической неясностью и допускает разные интерпретации. </text:p>
      <text:p text:style-name="Text_20_Body.nrm">Стр. 596. <text:span text:style-name="T5">Офир</text:span> — местность (в Аравии? в Индии?), откуда при царе Соломоне вывозили золото. </text:p>
      <text:p text:style-name="Text_20_Body.nrm">Стр. 599. <text:span text:style-name="T5">Рефаимы</text:span> — «призраки», «мороки», «нежить», олицетворения и обитатели непроницаемой загробной мглы. <text:span text:style-name="T5">Аввадон</text:span> — «погибель», «бездна» (ср. русское слово «пропасть», обозначающее «бездну» как место, где все «пропадает»): преисподняя и олицетворение преисподней. </text:p>
      <text:p text:style-name="Text_20_Body.nrm">Стр. 600. <text:span text:style-name="T5">...и Змия сражает Его рука\</text:span> — Еще один образ космогонической битвы бога с первочудищем хаоса. </text:p>
      <text:p text:style-name="Text_20_Body.nrm">Стр. 603. ...» <text:span text:style-name="T5">воротам градским...</text:span>— В древней Палестине место, где восседали и творили суд старейшины. <text:span text:style-name="T5">...словно птица Феникс, прожив жизнь...</text:span>— Текст истолкован в соответствии с цитатой в талмудическом трактате «Санхедрин». По масоретскому тексту надо было бы перевести: «как песок, умножатся мои дни». </text:p>
      <text:p text:style-name="Text_20_Body.nrm">Стр. 606. Содержание главы 31 составляет «очистительная присяга» Иова. Он хотел бы вести юридически правильный судебный процесс и теперь делает шаг в этом направлении, по всем правилам древнего судопроизводства заявляя о своей невиновности по всем возможным пунктам. </text:p>
      <text:p text:style-name="Text_20_Body.nrm">Стр. 609. Глава 33. — Основная идея, принесенная с собой Элиу на затянувшийся диспут, примерно такова: страдание надо рассматривать не столько как возмездие в юридическом смысле слова, сколько как целительное и очищающее средство, при помощи которого бог врачует тайные недуги яелове-неского духа и обостряет внутреннюю чуткость человека, его «слух» (ср.гл. 36: «и в утеснении отверзает людям слух...»). </text:p>
      <text:p text:style-name="Text_20_Body.nrm">Стр. 619. <text:span text:style-name="T5">Кто премудрость...</text:span>— Перевод по конъектуре Ф. Штира. Темное место допускает самые различные прочтения. </text:p>
      <text:p text:style-name="Text_20_Body.nrm">Стр. 624. Стихи снова сменились прозой; этим подчеркнуто, что книга кончается так, как она началась, — идиллией. Поразительно, что автор после картин предельной патетики с высокой поэтической дерзостью решается кончить повесть в тонах сказочного юмора (чего стоят хотя бы «говорящие» имена трех дочерей!). </text:p>
      <text:p text:style-name="P4"><text:span text:style-name="T5">С. Аверинцев</text:span> </text:p>
      <text:p text:style-name="P3">ПЕСНЬ ПЕСНЕЙ </text:p>
      <text:p text:style-name="P14"><text:soft-page-break/>Вошедшие в сборник «Песни песней» отдельные лирические произведения были созданы между IX и III вв. до н. э. и записаны не ранее III в. до н. э. Лирика на Древнем Востоке никогда не была просто стихами. Это всегда был </text:p>
      <text:p text:style-name="P3">720 </text:p>
      <text:p text:style-name="Horizontal_20_Line"/>
      <text:p text:style-name="P6"><text:bookmark text:name="s721"/>текст хороводного обрядового действа, свадебная или погребальная песня или же молитва. «Песнь песней» — это, по-видимому, сборник песен, исполнявшихся на свадьбах, а не единое произведение, поэма или драматическое действо, как нередко ее пытались и теперь еще пытаются толковать. Среди вошедших в сборник отдельных песен есть более древние и более поздние. Например, в песни VI, 4—7 красота возлюбленной сравнивается с красотой города <text:span text:style-name="T5">Тирцы</text:span> — столицы Северного Израильского царства во второй половине X в. до н. э.; с IX в. до н. э. Тирца более не упоминается в источниках, поэтому данная песнь должна быть очень древнего происхождения. «Песнь песней» не принадлежит царю Соломону, как утверждала позднейшая легенда. Исторический Соломон правил в начале X в. до н. э., когда Тирца еще не имела никакого значения. Подобно тому как у нас в старину жених назывался «князем», а невеста «княгиней», как и по сей день в православном свадебном обряде над головами жениха и невесты держат венцы, подражающие царским, так и в древней «Песни песней» жених называется «царем» или «царем Соломоном». Вероятно, такое величание брачущихся — это результат переноса в свадебную обрядность особенностей древнего ритуального «священного брака» между вождем или царем и богиней, которую олицетворяла жрица. Обряд «священного брака» был связан с возрождением плодоносящих сил природы весной; вероятно, существовал он и в Палестине в древнейшие, «языческие» времена. Так или иначе, следы весенней обрядности явственно замечаются в «Песни песней», — так, яблоня символизирует жениха, а зацветающий виноградник, сад с «запечатанным источником» или финиковая пальма — невесту. Свадебное происхождение песен сборника видно и из того, как в них обозначаются возлюбленный и возлюбленная. То, что в нашем переводе передано как «милая» и «милый», первоначально значило «моя подруга» и «мой дядя со стороны матери» или «мой двоюродный брат со стороны матери»; возлюбленная называется также (как и в древнеегипетской поэзии) «моя сестра» или «сестра моя, невеста» — пережиток первобытного обязательного брака между двоюродными. На всех старинных свадьбах дружки и подружки, гости, а иной раз и сами жених и невеста не отличались особой скромностью языка, и свадебные песни содержат немало намеков на земную любовь во всех ее проявлениях, в том числе и на вовсе не освященную узами брака; любовные песни, по своему происхождению совсем не свадебного характера, вполне бывали уместны на старинной свадьбе, нередко длившейся целую неделю. Особенно много их в первых главах сборника, до начала собственно свадебного обряда. Насколько мы можем судить (в подлиннике нет никаких ремарок), сами песни мыслятся как исполняемые четырьмя партиями — сольными партиями девушки и юноши и хоровыми партиями дружек и подруг. Иногда вся песня ведется одной партией, иногда сольная партия сменяется репликd® другой стороны или хора. В переводе хоровые партии выделены курсивом. «Песнь песней» была включена в канон Библии к I в. в Палестине. Впоследствии, когда евреи с I—II вв. были вынуждены жить в других странах, в условиях, отличных от прежних, смысл этих обрядовых песен был ими уте- </text:p>
      <text:p text:style-name="P3">721 </text:p>
      <text:p text:style-name="Horizontal_20_Line"/>
      <text:p text:style-name="Text_20_Body.nrp"><text:bookmark text:name="s722"/><text:soft-page-break/>рян. С утерей знания многих реалий потерялось непосредственное восприятие образов, а вместе с тем и конкретность содержания песен. В предлагаемом читателю переводе «Песни песней» мы пытались воссоздать возможно ближе первоначальный характер любовных песен древнего народа. Не менее важным нам казалось передать ритмику оригинала, чем и вызвано большинство расхождений с буквальным переводом древнееврейского текста. Иной раз приходилось опустить то или иное слово, например, некоторые случаи употребления союза, обильно повторяющегося в любом древнееврейском тексте *, или местоимений «мой», «твой», «его», следующих по-древнееврейски почти за каждым существительным, что совершенно чуждо духу русского языка. Стихосложение народов древнего Ближнего Востока было тоническим, основанным на счете ударений. В сборнике «Песнь песней» стихи различной длины (с разным числом стоп) могут с большей или меньшей регулярностьючередоваться в пределах каждой песни, хотя встречаются и песни с единообразным числом стоп в стихе и с постоянным местом цезуры. Пожалуй, наиболее распространены пятистопные размеры с цезурой после третьей, реже после второй стопы. Для русского языка тоническое стихосложение является вполне естественным, поэтому ритм подлинника в переводе можно было сохранить. </text:p>
      <text:p text:style-name="Text_20_Body.nrm">Следует заметить, что древнейшие переводы, особенно греческие (прежде всего — «Септуагинта», III—I вв. до н. э.) и латинский («Вульгата», IV в. н. э.), исходили, по-видимому, из текста, несколько отличающегося от канонического (масоретского), который дошел до нас, и потому дают много расхождений в деталях. Наш перевод, как правило, их не учитывает, а исходит из масоретского текста. </text:p>
      <text:p text:style-name="Text_20_Body.nrm">I, 5. <text:span text:style-name="T5">Кедар</text:span> — бедуинское племя к востоку от Палестины. Имеются в виду черные бедуинские шатры. </text:p>
      <text:p text:style-name="Text_20_Body.nrm">I, 7. На дорогах, где перегоняли скот, бродили под покрывалом продажные женщины (см. «Бытие», XXVIII, 14—26). </text:p>
      <text:p text:style-name="Text_20_Body.nrm">I, 14. <text:span text:style-name="T5">Эп-геди</text:span> — местность недалеко от Мертвого моря. </text:p>
      <text:p text:style-name="Text_20_Body.nrm">II, 4. Дословно: «Он ввел меня в дом вина, и значок его надо мной — любовь». Знамен в собственном смысле слова в древности не было — здесь и ниже имеются в виду металлические значки со священными эмблемами, которые носили впереди воинских частей. </text:p>
      <text:p text:style-name="Text_20_Body.nrm">II, 15, Здесь, по-видимому, хор подруг намеренно перебивает сольную песню, поэтому их реплику можно было бы отнести и к предыдущей песни. </text:p>
      <text:p text:style-name="P14">Песнь III, 6—8. По-видимому, отсюда начинаются песни, сопровождающие собственно свадебный обряд. <text:span text:style-name="T5">...привозным воскурением.</text:span>— Имеются в виду размельченные душистые смолы, привозившиеся в Палестину южно- </text:p>
      <text:p text:style-name="Horizontal_20_Line"/>
      <text:p text:style-name="P14"><text:span text:style-name="T3">1</text:span> Этот Союз в зависимости от контекста приходится переводить «и», «а», «также», «и тогда» и пр. Особый случай представляет употребление союза, означающего лишь изменение грамматического вида следующей за ним глагольной формы; по-русски он вовсе не должен бы переводиться; перевод его как «и» как раз и создает столь характерный для библейского стиля оборот; «И встал он, и пошел... И сказал бог», и т. и. </text:p>
      <text:p text:style-name="P3">722 </text:p>
      <text:p text:style-name="Horizontal_20_Line"/>
      <text:p text:style-name="Text_20_Body.nrp"><text:bookmark text:name="s723"/><text:soft-page-break/>аравийскими купцами и применявшиеся для благовонных курений во время богослужения и т. п. </text:p>
      <text:p text:style-name="Text_20_Body.nrm">Песнь IV, 8. <text:span text:style-name="T5">Амана,</text:span> или Аман — горы в Северной Сирии; <text:span text:style-name="T5">Ливан</text:span> — горы в Финикии; <text:span text:style-name="T5">Сенир и Хер мои</text:span> — горный массив в Южной Сирии. </text:p>
      <text:p text:style-name="Text_20_Body.nrm">Этот отрывок включен в обряд христианского бракосочетания. </text:p>
      <text:p text:style-name="Text_20_Body.nrm">IV, 13. <text:span text:style-name="T5">...заросли</text:span> — дословно: «побеги», «ростки», в более поздние периоды развития древнееврейского языка также «орошаемая, покрытая растительностью земля»; здесь употреблено как метафора. Слово «пардес» (в переводе: «роща») заимствовано не ранее VI—V вв. до н. э. из иранского (м п-д и й с к. «парадайза»—«парк»; ср. также греч. «парадейсос»—«парк, парадиз»); тем самым, во всяком случае, данная редакция этой песни не может быть датирована более ранним временем. </text:p>
      <text:p text:style-name="Text_20_Body.nrm">Песнь V, 1 — вероятно, является ответом жениха на заключительную реплику невесты в песни IV, 12—16 и поэтому в переводе соединена с ней. Под «друзьями» разумеются гости со стороны жениха, под «родичами», собственно, «двоюродными со стороны матери» — гости со стороны невесты. </text:p>
      <text:p text:style-name="Text_20_Body.nrm">V, 13. <text:span text:style-name="T5">Щеки его...</text:span> — Речь, конечно, идет о бороде, обрамляющей лицо. <text:span text:style-name="T5">Губы его — красные лилии.</text:span>— В подлиннике слова «красные» нет, однако перевести «губы его — лилии», было, очевидно невозможно, так как лилии в нашем представлении, как правило, белые. </text:p>
      <text:p text:style-name="Text_20_Body.nrm">V, 15. Дословно: «Отборен (отличен, избран), как кедры». Комментаторы предлагают ряд значительных поправок и перестановок </text:p>
      <text:p text:style-name="Text_20_Body.nrm">в этой песни, но мы, как и в большинстве подобных случаев, не сочли возможным учитывать эти предложения. </text:p>
      <text:p text:style-name="Text_20_Body.nrm">VI, 4. <text:span text:style-name="T5">...как столица.</text:span>— Дословно: «Как ТирпД». Как мы полагаем, имеется в виду древняя столица северного Израильского царства (см. выше). <text:span text:style-name="T5">...как полк знамённый!</text:span> — Последнее слово, более нигде, кроме «Песни песней», не встречающееся, по-видимому, означает «отмеченные, снабженные значком воинским, то есть знаменем», то есть — «полки»? </text:p>
      <text:p text:style-name="Text_20_Body.nrm">Песнь VI, 11; VII, 1. Один из самых трудных отрывков «Песнп песней»— текст здесь, несомненно, испорчен. Неясность по поводу этого места ощущалась еще в древности. В греческой и славянской Библии стих VII, 1 отнесен к главе VI (VI, 13), и мы последовали этому. </text:p>
      <text:p text:style-name="Text_20_Body.nrm">VI, 12. Ввиду большой неясности текста в подлиннике мы решили дать условный перевод, близкий к переводу «Вульгаты» («Я не знал: душа моя смутила меня из-за колесниц Амминадаба»); предполагается, что красавица победительница сравнивается с проезжающим мимо колесничным отрядом знаменитого воина, как выше она сравнивается с полком под знаменами. </text:p>
      <text:p text:style-name="P14">(VII, 1) а. Дословно: «Вернись, вернись, «хаш-шуламмит», вернись, вернись, и мы посмотрим на тебя». Старинные переводы обычно воспринимали слово «хаш-шуламмит» как имя собственное «Суламифь», что, однако, грамматически невозможно из-за артикля, указывающего на то, что перед нами имя нарицательное, а именно: относительное прилагательное женского рода, обозначающее «жительницу селения Шулем или Шунем (так и пере- </text:p>
      <text:p text:style-name="P3">723 </text:p>
      <text:p text:style-name="Horizontal_20_Line"/>
      <text:p text:style-name="Text_20_Body.nrp"><text:bookmark text:name="s724"/><text:soft-page-break/>ведено в части греческих рукописей). Жительницы Шунема, упоминаемые и в других книгах Библии, по-видимому, славились красотой, и имя их стало нарицательным для красавицы. </text:p>
      <text:p text:style-name="Text_20_Body.nrm">VII, 5а. <text:span text:style-name="T5">Хешбон,</text:span> — город в Заиорданье. </text:p>
      <text:p text:style-name="Text_20_Body.nrm">VII, 56. Дословно: «Нос твой как башня (гор) Ливана, дозирающая перед Дамаском». </text:p>
      <text:p text:style-name="Text_20_Body.nrm">VII, 6а. <text:span text:style-name="T5">Гора Кармел</text:span> — хребет в Северной Палестине, выходящий горным мысом к Средиземному морю и покрытый в древности густым лесом. </text:p>
      <text:p text:style-name="Text_20_Body.nrm">Песнь VII, 7—10. Эта песнь трудна для перевода, и многое в ней сейчас на самом деле неясно. </text:p>
      <text:p text:style-name="Text_20_Body.nrm">VIII, 5. Смысл этих стихов неясен, может быть, текст неисправен. </text:p>
      <text:p text:style-name="Text_20_Body.nrm">Песнь VIII, 6—7. Текст песни чрезвычайно труден и, возможно, испорчен. </text:p>
      <text:p text:style-name="Text_20_Body.nrm">VIII, 13. Многими комментаторами текст считается испорченным. </text:p>
      <text:p text:style-name="P3">КНИГА ЭККЛЕСИАСТ </text:p>
      <text:p text:style-name="Text_20_Body.nrm">«Книга Экклесиаст» — одна из самых поздних, если не самая поздняя книга, вошедшая в канон Библии. Даже помимо того, что в ней встречаются слова, относящиеся к административной практике, введенной впервые персидской династией Ахеменидов (VI—IV вв. до н. э.), само употребление слов в иных значениях, чем в других частях Библии, или вовсе в них не известных, обилие арамейских оборотов, связанных с тем, что арамейский успел стать вторым разговорным языком в Палестине, делают «Книгу Экклесиаст» более близкой по языку к первым комментариям к Библии («Мишна», II в. н. э.), нем к древнееврейскому эпохи двух независимых царств (X—VI вв. до н. э.). По всей видимости, книга была написана в первой половине III в. до н. э., когда Палестина входила в состав Птолемеевского Египта, хотя Иерусалим имел свое полудуховное, полусветское самоуправление. «Книга Экклесиаст» вошла в древнейший греческий перевод Ветхого завета — «Септуагинту» (II в. до н. э.), и, как мы теперь знаем по находкам рукописей Мертвого моря, читалась и переписывалась и в Палестине наравне с другими каноническими книгами уже во II—I вв. до н. э.; она была, несомненно, известна уже и Иисусу, сыну Сирахову, чья «Премудрость» довольно надежно датируется между 190 и 180 гг. до н. э. </text:p>
      <text:p text:style-name="P14">К моменту составления канона Ветхого завета (конец I в. н. э.) никто не сомневался в том, что автором этой книги, называемым в ней «Проповедующим в собрании, сыном Давидовым, царем в Иерусалиме», был некто иной, как древний царь Соломон, которому давняя легенда приписывала исключительную мудрость; весьма вероятно, что авторство Соломона признавалось за «Книгой Экклесиаст» уже гораздо раньше. Однако исторический Соломон жил в первой половине X в. до н. э., и возможность его авторства в действительности совершенно исключена. Да и сам автор не отождествляет себя с Сола моном. Правда, он называет себя (или редактор называет его) «сыном Да- </text:p>
      <text:p text:style-name="P3">724 </text:p>
      <text:p text:style-name="Horizontal_20_Line"/>
      <text:p text:style-name="Text_20_Body.nrp"><text:bookmark text:name="s725"/><text:soft-page-break/>вида», но это может значить и только то, что он причислял себя к потомкам царя Давида, — а претендентов на родство с домом Давида всегда было много. Современники автора не могли, конечно, обмануться и тем, что он называл себя «царем в Иерусалиме» (кстати говоря, исторический Соломон такого титула не носил): им было прекрасно известно, что в Палестине с VI в. до н. э. не было царей (они опять появились ненадолго только в конце II—I вв. до н. э.), поэтому это выражение надо было понимать в переносном смысле, как указание на то, что автор занимал весьма выдающееся общественное положение в родном городе. Какое? Он называет свою должность «кохёлет» (в женском роде, как нередко случается с названиями должностей, ср. русское «судьям арабское «халифа»—халиф и т. п.), что означает «собирающий собрание или совет», или, может быть, «говорящий», или «председательствующий в собрании». Это звание не известно нам из других памятников, но оно соответствует тому, что мы знаем о теократически-республиканском устройстве иерусалимской общины этого времени. Греческое слово «экклесиастэс» является точным переводом этого термина. Мы условно перевели «Проповедующий в собрании», или просто «Проповедующий». </text:p>
      <text:p text:style-name="Text_20_Body.nrm">Такая полуанонимность автора имела многообразное значение. Во-первых, в условиях, когда древность любого сочинения казалась всем гарантией его мудрости и истинности его учения, такая анонимность позволяла, не выдавая себя прямо за древнего мудреца, позволить читателю самому строить догадки о том, сколь древен был сочинитель. Мы уже знаем, что отождествление автора с Соломоном, — что обеспечило «Книге Экклесиаст» особую авторитетность, — произошло уже через немного поколений после ее написания, может быть,- почти сразу. Во-вторых, в условиях иноземного владычества анонимному автору было легче высказывать горькие истины о царской власти в ее окружении — из него, между прочим, ясно видно, что, при всей своей знатности и богатстве, автор «Экклесиаста» отнюдь не был царем. Наконец, эта анонимность вполне соответствовала традиционным восточным представлениям о мудрецах и их премудрости: помимо морального или житейского поучения, премудрость должна была содержать и элемент головоломки. Отсюда — помимо странного самообозначения автора — и многие метафорические, двусмысленные и просто темные его высказывания. Игру слов, намеренно вводимую им, в переводе чаще всего не удалось передать в достаточной мере, но переводчик к этому и не очень стремился, стараясь, напротив, каждый раз донести до современного читателя основную мысль древнего мудреца, а не сбивать читателя с толку. Однако возможное другое понимание подобного темного места, как правило, указывается в примечании. </text:p>
      <text:p text:style-name="P14">Несмотря на то, что уже во II в. до н. э. «Книга Экклесиаст» читалась в изучилась наряду с другими библейскими книгами, а к концу I в. н. э. вошла в окончательный библейский канон, все же и после этого в иудейской среде раздавались голоса сомнения в боговдохновенности этой книги. Причиной этому был не ее скептицизм по отношению к вере в загробную жизнь и воздаяние, так поражавший позднейших читателей, возросших в христианской тра- </text:p>
      <text:p text:style-name="P3">725 </text:p>
      <text:p text:style-name="Horizontal_20_Line"/>
      <text:p text:style-name="Text_20_Body.nrp"><text:bookmark text:name="s726"/><text:soft-page-break/>диции, — вера в загробную жизнь в первоначальной иудейской религии не играла роли, — и не сомнения в ее авторстве, — их не было, — а ее мнимая противоречивость, — впечатление, складывавшееся из-за темноты и двусмысленности многих выражений. На этом основании некоторые богословы считали, что «Книга Экклесиаст» выражает мнение только самого Соломона, а не бога. В действительности Кохелет не отрицает бытия бога — притом единого бога, — но это бог грозный, страшный, безразличный к человеческим страданиям и действующий по непонятным человеку, собственным, далеким от мира людей побуждениям. Его надо бояться, на его милость можно надеяться, но нельзя рассчитывать на его награду за какие бы то ни было дела или помыслы: если человеку следует быть мудрым и благочестивым, то не потому, что это повлечет награду от бога, а потому лишь, нто разумное обращение с силами общества и природы — и в том числе и с главной силой — божеством, — скорее предохранит от бедствий, чем неразумное; однако удача, благополучие, счастье — это произвольный дар божества, которое может его и не даровать, несмотря на мудрость и благочестие человека. Поэтому надо, пока возможно, радоваться жизни и своему повседневному делу, предоставив божеству, как року, решать остальное. </text:p>
      <text:p text:style-name="Text_20_Body.nrm">«Книга Экклесиаст» вобрала большую традицию древневосточного мудрствования: на это указывают почти дословные совпадения с «Эпосом о Гильгамеше» и рядом египетских поучений; вероятно, это — не результат прямого знакомства с вавилонскими и египетскими поучениями, а результат их восприятия общей для всего Ближнего Востока традицией. Неразвитость философской и вообще абстрактной терминологии в литературе древневосточных мудрецов (например, неразличение понятий «хороший», «добрый», «приятный», «счастливый» и многих других) делает перевод «Экклесиаста» на современные языки делом весьма трудным и никогда не свободным от субъективности. </text:p>
      <text:p text:style-name="Text_20_Body.nrm">Как и другие произведения ораторского искусства Древнего Востока, «Книга Экклесиаст» написана для ритмизованного произнесения; текст делится на стихи<text:span text:style-name="T3">1</text:span> — или из двух-трех стоп с двумя-тремя логическими ударениями, или из четырех стоп с цезурой после второй стопы, либо из пяти нли шести стоп (с двумя цезурами или с одной). Короткие стихи обычно стоят в паузе. </text:p>
      <text:p text:style-name="Text_20_Body.nrm">I, 2. Переводчик не счел возможным изменить эту знаменитую фразу, вошедшую в пословицу, однако в остальных случаях он переводил слово «хэбэл» не «суета», а «тщета», «тщетный», так как «суета» и «суетный» в современном русском языке слишком ассоциируется с понятиями «суетиться» и «суетный» в смысле «тщеславный». </text:p>
      <text:p text:style-name="P14">I, 14а. Эта фраза стала крылатой в другом переводе: «И вот — все это суета и томление духа». Надо учесть многозначность слова «руах» — «ветер», «дух», «побуждение», «душа» и др. Значение характерного для «Книги Эк- </text:p>
      <text:p text:style-name="Horizontal_20_Line"/>
      <text:p text:style-name="P14"><text:span text:style-name="T3">1</text:span> Они не совпадают с делением на библейские «стихи», обозначенные нумерацией и восходящие к гораздо более поздней рукописной традиции (ср. у нас нумерацию на полях). </text:p>
      <text:p text:style-name="P3">726 </text:p>
      <text:p text:style-name="Horizontal_20_Line"/>
      <text:p text:style-name="Text_20_Body.nrp"><text:bookmark text:name="s727"/><text:soft-page-break/>клесиаст» слова «рэ*ут» неясно: оно может происходить либо от «ра'а» — «стремиться к чему-либо, стараться о чем-либо» (может быть, арамеизм: в арамейском этот глагол соответствует древнееврейск. «рада», «желать, хотеть; интересоваться нем-либо, удовлетворяться»), либо от глагола «ра а» — «пасти; погонять». Читатель может при желании здесь и далее при употреблении этого оборота подставить и такой перевод. Однако в тексте библейской «Книги Осии» так сказано о Северном Израильском царстве, пытавшемся политически опереться на расположенную севернее его великую державу —. Ассирию: оно «ра'й руах цафбн» — «гонится за северным ветром». Отсюда следует, нто при глаголе «ра'а» и его производных «руах» означает не «дух», а «ветер», а «рэ'ут руах» означает: «стремление гнаться за ветром, погоня за ветром». Из переводчиков нового времени так это место переводил Мартин Лютер, а вслед за ним некоторые новейшие немецкие исследователи. </text:p>
      <text:p text:style-name="Text_20_Body.nrm">II, 7. Дословно: «Сыновья дома». Это может означать как родичей, работавших на главу семьи, так и рабов, «рожденных в доме», особо ценившихся рабовладельцами. </text:p>
      <text:p text:style-name="Text_20_Body.nrm">II, 86. Перевод условный: последние слова этого стиха в дошедшем до нас древнееврейском тексте непонятны. </text:p>
      <text:p text:style-name="Text_20_Body.nrm">V. В каноническом (масоретском) тексте Библии и в большинстве переводов глава V начинается там, где у нас стих IV, 16. Соответственно, нумерация всех стихов V главы меняется на одну единицу. </text:p>
      <text:p text:style-name="Text_20_Body.nrm">V, 66. Речь идет о посланце, приходящем от храма за обещанным даром. </text:p>
      <text:p text:style-name="Text_20_Body.nrm">VII, 7. Фрагмент «Книги Экклесиаст», найденный среди рукописей Мертвого моря, показывает, что в каноническом тексте здесь пропущена строка. Текст ее восполнен переводчиком по смыслу. </text:p>
      <text:p text:style-name="Text_20_Body.nrm">VII, 12. Дословно: «Под сенью серебра (денег)». Смысл тот, что мудрость защищает человека не хуже богатства. </text:p>
      <text:p text:style-name="Text_20_Body.nrm">VIII, 3. В подлиннике — двусмысленно: можно понять и иначе: «не страшись от него уйти». </text:p>
      <text:p text:style-name="Text_20_Body.nrm">IX, 8—9. Почти точная цитата из «Эпоса о Гильгамеше» (IV, VI, 6). </text:p>
      <text:p text:style-name="Text_20_Body.nrm">X, 16. Дословно: «отрок» (в смысле «раб»), однако большинство переводов нового времени поняли это слово буквально, и в некоторых языках это изречение вошло в пословицу в этом неправильном толковании («Горе стране, где царь — ребенок»). Ср. стих X, 17. </text:p>
      <text:p text:style-name="Text_20_Body.nrm">XI, 1. Новейшие комментаторы, — как нам кажется, ошибочно, — относили этот отрывок к заморской торговле Палестины и ростовщическим операциям. Более вероятно единодушное мнение комментаторов старинных, понимавших этот отрывок как призыв к благотворительности и ко взаимопомощи людей. </text:p>
      <text:p text:style-name="Text_20_Body.nrm">VII, 8. Ср. прим. к VII, 27. Далее идет прозаическая приписка древнего редактора книги, — может быть, ученика автора, — со стихотворной вставкой. </text:p>
      <text:p text:style-name="P5"><text:span text:style-name="T5">И. Дьяконов</text:span> </text:p>
      <text:p text:style-name="P3">  </text:p>
      <text:p text:style-name="Horizontal_20_Line"/>
      <text:h text:style-name="P1" text:outline-level="3"><text:bookmark text:name="s728"/><text:bookmark text:name="psod"/><text:bookmark text:name="s735"/><text:soft-page-break/>СОДЕРЖАНИЕ</text:h>
      <table:table table:name="Table169" table:style-name="Table169">
        <table:table-column table:style-name="Table169.A"/>
        <table:table-column table:style-name="Table169.B"/>
        <table:table-row>
          <table:table-cell table:style-name="Table169.A1" office:value-type="string">
            <text:p text:style-name="P8"/>
          </table:table-cell>
          <table:table-cell table:style-name="Table169.B1" office:value-type="string">
            <text:p text:style-name="P7"/>
          </table:table-cell>
        </table:table-row>
        <table:table-row>
          <table:table-cell table:style-name="Table169.A1" office:value-type="string">
            <text:p text:style-name="P8"/>
          </table:table-cell>
          <table:table-cell table:style-name="Table169.A1" office:value-type="string">
            <text:p text:style-name="P10"/>
          </table:table-cell>
        </table:table-row>
        <table:table-row>
          <table:table-cell table:style-name="Table169.A1" office:value-type="string">
            <text:p text:style-name="P8"/>
          </table:table-cell>
          <table:table-cell table:style-name="Table169.A1" office:value-type="string">
            <text:p text:style-name="P10"/>
          </table:table-cell>
        </table:table-row>
        <table:table-row>
          <table:table-cell table:style-name="Table169.A1" office:value-type="string">
            <text:p text:style-name="P8"/>
          </table:table-cell>
          <table:table-cell table:style-name="Table169.A1" office:value-type="string">
            <text:p text:style-name="P10"/>
          </table:table-cell>
        </table:table-row>
        <table:table-row>
          <table:table-cell table:style-name="Table169.A1" office:value-type="string">
            <text:p text:style-name="P8"/>
          </table:table-cell>
          <table:table-cell table:style-name="Table169.A1" office:value-type="string">
            <text:p text:style-name="P10"/>
          </table:table-cell>
        </table:table-row>
        <table:table-row>
          <table:table-cell table:style-name="Table169.A1" office:value-type="string">
            <text:p text:style-name="P8"/>
          </table:table-cell>
          <table:table-cell table:style-name="Table169.A1" office:value-type="string">
            <text:p text:style-name="P10"/>
          </table:table-cell>
        </table:table-row>
        <table:table-row>
          <table:table-cell table:style-name="Table169.A1" office:value-type="string">
            <text:p text:style-name="P8">ДРЕВНЕЕВРЕЙСКАЯ ЛИТЕРАТУРА </text:p>
          </table:table-cell>
          <table:table-cell table:style-name="Table169.B7" office:value-type="string">
            <text:p text:style-name="P7"/>
          </table:table-cell>
        </table:table-row>
        <table:table-row>
          <table:table-cell table:style-name="Table169.A1" office:value-type="string">
            <text:p text:style-name="P8"><text:span text:style-name="T5">И. Дьяконов,</text:span> Древнееврейская литература</text:p>
          </table:table-cell>
          <table:table-cell table:style-name="Table169.A1" office:value-type="string">
            <text:p text:style-name="P10"><text:a xlink:type="simple" xlink:href="http://bse.uaio.ru/333/1.htm#s537" text:style-name="Internet_20_link" text:visited-style-name="Visited_20_Internet_20_Link">537</text:a> </text:p>
          </table:table-cell>
        </table:table-row>
        <table:table-row>
          <table:table-cell table:style-name="Table169.A1" office:value-type="string">
            <text:p text:style-name="P8">Из «Книги Бытия» (главы 6—8) [Потоп]. <text:span text:style-name="T5">Перевод С. Апта</text:span></text:p>
          </table:table-cell>
          <table:table-cell table:style-name="Table169.A1" office:value-type="string">
            <text:p text:style-name="P10"><text:a xlink:type="simple" xlink:href="http://bse.uaio.ru/333/1.htm#s551" text:style-name="Internet_20_link" text:visited-style-name="Visited_20_Internet_20_Link">551</text:a> </text:p>
          </table:table-cell>
        </table:table-row>
        <table:table-row>
          <table:table-cell table:style-name="Table169.A1" office:value-type="string">
            <text:p text:style-name="P8">Книга Ионы. <text:span text:style-name="T5">Перевод С. Апта</text:span></text:p>
          </table:table-cell>
          <table:table-cell table:style-name="Table169.A1" office:value-type="string">
            <text:p text:style-name="P10"><text:a xlink:type="simple" xlink:href="http://bse.uaio.ru/333/1.htm#s554" text:style-name="Internet_20_link" text:visited-style-name="Visited_20_Internet_20_Link">554</text:a> </text:p>
          </table:table-cell>
        </table:table-row>
        <table:table-row>
          <table:table-cell table:style-name="Table169.A1" office:value-type="string">
            <text:p text:style-name="P8">Книга Руфь. <text:span text:style-name="T5">Перевод И. Брагинского</text:span></text:p>
          </table:table-cell>
          <table:table-cell table:style-name="Table169.A1" office:value-type="string">
            <text:p text:style-name="P10"><text:a xlink:type="simple" xlink:href="http://bse.uaio.ru/333/1.htm#s557" text:style-name="Internet_20_link" text:visited-style-name="Visited_20_Internet_20_Link">557</text:a> </text:p>
          </table:table-cell>
        </table:table-row>
        <table:table-row>
          <table:table-cell table:style-name="Table169.A1" office:value-type="string">
            <text:p text:style-name="P8">Книга Иова. <text:span text:style-name="T5">Перевод С. Аверинцева</text:span></text:p>
          </table:table-cell>
          <table:table-cell table:style-name="Table169.A1" office:value-type="string">
            <text:p text:style-name="P10"><text:a xlink:type="simple" xlink:href="http://bse.uaio.ru/333/1.htm#s563" text:style-name="Internet_20_link" text:visited-style-name="Visited_20_Internet_20_Link">563</text:a> </text:p>
          </table:table-cell>
        </table:table-row>
        <table:table-row>
          <table:table-cell table:style-name="Table169.A1" office:value-type="string">
            <text:p text:style-name="P8">Песнь песней. <text:span text:style-name="T5">Перевод И. Дьяконова</text:span></text:p>
          </table:table-cell>
          <table:table-cell table:style-name="Table169.A1" office:value-type="string">
            <text:p text:style-name="P10"><text:a xlink:type="simple" xlink:href="http://bse.uaio.ru/333/1.htm#s625" text:style-name="Internet_20_link" text:visited-style-name="Visited_20_Internet_20_Link">625</text:a> </text:p>
          </table:table-cell>
        </table:table-row>
        <table:table-row>
          <table:table-cell table:style-name="Table169.A1" office:value-type="string">
            <text:p text:style-name="P8">Книга Экклесиаст. <text:span text:style-name="T5">Перевод И. Дьяконова</text:span></text:p>
          </table:table-cell>
          <table:table-cell table:style-name="Table169.A1" office:value-type="string">
            <text:p text:style-name="P10"><text:a xlink:type="simple" xlink:href="http://bse.uaio.ru/333/1.htm#s638" text:style-name="Internet_20_link" text:visited-style-name="Visited_20_Internet_20_Link">638</text:a> </text:p>
          </table:table-cell>
        </table:table-row>
        <table:table-row>
          <table:table-cell table:style-name="Table169.A1" office:value-type="string">
            <text:p text:style-name="P8">Примечания <text:span text:style-name="T5">М. Коростовцева, И. Кацнельсона, В. Афанасьевой, И. Дьяконова, Вяч. Вс. Иванова, Б. Рифтина, Т, Елизаренковой, П. Гринцера, А. Сыркина, В. Топорова, Ю, Алихановой, В. Вертоградовой, И. Брагинского, С. Аверинцева</text:span></text:p>
          </table:table-cell>
          <table:table-cell table:style-name="Table169.A1" office:value-type="string">
            <text:p text:style-name="P10"><text:a xlink:type="simple" xlink:href="http://bse.uaio.ru/333/1.htm#s655" text:style-name="Internet_20_link" text:visited-style-name="Visited_20_Internet_20_Link">655</text:a> </text:p>
          </table:table-cell>
        </table:table-row>
        <table:table-row>
          <table:table-cell table:style-name="Table169.A1" office:value-type="string">
            <text:p text:style-name="Text_20_Body.nrm"><text:span text:style-name="T5">На суперобложке:</text:span> </text:p>
            <text:p text:style-name="Text_20_Body.nrm">Охота на диких птиц в зарослях папируса. Из безымянной могилы в Фивах. Конец XV — начало XIV в. до н.э. </text:p>
            <text:p text:style-name="Text_20_Body.nrm">Дерево Боддхи. Фрагмент ограды ступы в Санчи. I в. н. э. </text:p>
          </table:table-cell>
          <table:table-cell table:style-name="Table169.B16" office:value-type="string">
            <text:p text:style-name="P7"/>
          </table:table-cell>
        </table:table-row>
      </table:table>
      <text:p text:style-name="P3">  </text:p>
      <text:p text:style-name="Horizontal_20_Line"/>
      <text:p text:style-name="P3"><text:bookmark text:name="s736"/>БИБЛИОТЕКА ВСЕМИРНОЙ ЛИТЕРАТУРЫ <text:line-break/>СЕРИЯ ПЕРВАЯ <text:line-break/>Том 1 </text:p>
      <text:p text:style-name="P3">ПОЭЗИЯ И ПРОЗА <text:line-break/>ДРЕВНЕГО ВОСТОКА </text:p>
      <text:p text:style-name="P3">* </text:p>
      <table:table table:name="Table170" table:style-name="Table170">
        <table:table-column table:style-name="Table170.A"/>
        <table:table-row>
          <table:table-cell table:style-name="Table170.A1" office:value-type="string">
            <text:p text:style-name="P13">Редактор В. Санович </text:p>
            <text:p text:style-name="P13">Оформление «Библиотеки» <text:line-break/>Д. Бисти </text:p>
            <text:p text:style-name="P13"><text:soft-page-break/>Художественный редактор <text:line-break/>Ю. Коннов </text:p>
            <text:p text:style-name="P13">Технический редактор <text:line-break/>Л. Платонова </text:p>
            <text:p text:style-name="P13">Корректор <text:line-break/>Д. Эткина </text:p>
            <text:p text:style-name="P13">* </text:p>
            <text:p text:style-name="Text_20_Body.nrm">Сдано в набор 10/IV 1973 г. Подписано к печати 6/IX 1973 г. Бумага типогр. № 1. Формат 60 Ч 84<text:span text:style-name="T3">1</text:span>/<text:span text:style-name="T6">16</text:span>. 46 печ. л. 42,92 усл. печ. л. 43,07 уч.-изд. л.+ 8 накидок=43,85. Тираж 303 000 экз. Заказ № 284. Цена 2 р. 38 к. </text:p>
            <text:p text:style-name="P13">Издательство <text:line-break/>«Художественная литература» </text:p>
            <text:p text:style-name="P13">Москва, Б-78, Ново-Басманная, 19 </text:p>
            <text:p text:style-name="P13">* </text:p>
            <text:p text:style-name="P9">Ордена Трудового Красного Знамени Первая Образцовая типография имени А. А. Жданова Союзполиграфпрома при Государственном комитете Совета Министров СССР по делам издательств, полиграфии и книжной торговли. Москва, М-54, Валовая, 28 </text:p>
          </table:table-cell>
        </table:table-row>
      </table:table>
      <text:p text:style-name="Horizontal_20_Line"/>
      <text:p text:style-name="P3"><text:bookmark text:name="s737"/>—<text:span text:style-name="T2">—————</text:span>— <text:line-break/>ЇЇЇЇЇ <text:line-break/> <text:line-break/> <text:line-brea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Times New Roman', Helvetica"/>
    <style:font-face style:name="EB Garamond" svg:font-family="'EB Garamond'"/>
    <style:font-face style:name="Lato Black" svg:font-family="'Lato Black'"/>
    <style:font-face style:name="Times New Roman" svg:font-family="'Times New Roman', Times, serif"/>
    <style:font-face style:name="FreeSans" svg:font-family="FreeSans" style:font-family-generic="swiss"/>
    <style:font-face style:name="Noto Sans CJK SC Regular" svg:font-family="'Noto Sans CJK SC Regular'" style:font-family-generic="swiss"/>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be" fo:country="BY" style:letter-kerning="true" style:font-name-asian="Noto Sans CJK SC Regular" style:font-size-asian="12pt" style:language-asian="zh" style:country-asian="CN" style:font-name-complex="FreeSans"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be" fo:country="BY" style:font-name-asian="Noto Sans CJK SC Regular" style:font-size-asian="12pt" style:language-asian="zh" style:country-asian="CN" style:font-name-complex="Free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ato Black" fo:font-family="'Lato Black'" fo:font-size="14pt" style:font-name-asian="Noto Sans CJK SC Regular" style:font-family-asian="'Noto Sans CJK SC Regular'" style:font-family-generic-asian="swiss" style:font-size-asian="14pt" style:font-name-complex="FreeSans" style:font-family-complex="FreeSans" style:font-family-generic-complex="swiss" style:font-size-complex="14pt"/>
    </style:style>
    <style:style style:name="Text_20_body" style:display-name="Text body" style:family="paragraph" style:parent-style-name="Standard" style:class="text">
      <style:paragraph-properties fo:margin-top="0in" fo:margin-bottom="0.1in" loext:contextual-spacing="false" fo:line-height="115%" fo:orphans="-46"/>
      <style:text-properties fo:color="#000000" style:font-name="Arial" fo:font-family="Arial, 'Times New Roman', Helvetica" style:font-name-asian="Arial" style:font-family-asian="Arial, 'Times New Roman', Helvetica" style:font-name-complex="Arial" style:font-family-complex="Arial, 'Times New Roman', Helvetica"/>
    </style:style>
    <style:style style:name="List" style:family="paragraph" style:parent-style-name="Text_20_body" style:class="list">
      <style:text-properties style:font-name="EB Garamond" fo:font-family="'EB Garamond'" style:font-name-asian="Noto Sans CJK SC Regular" style:font-family-asian="'Noto Sans CJK SC Regular'" style:font-family-generic-asian="swis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name-asian="Noto Sans CJK SC Regular" style:font-family-asian="'Noto Sans CJK SC Regular'" style:font-family-generic-asian="swiss"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sian="Noto Sans CJK SC Regular" style:font-family-asian="'Noto Sans CJK SC Regular'" style:font-family-generic-asian="swis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fo:orphans="-46"/>
      <style:text-properties fo:color="#000000" style:font-name="Times New Roman" fo:font-family="'Times New Roman', Times, serif" fo:font-size="24pt" fo:font-weight="normal" style:font-name-asian="Times New Roman" style:font-family-asian="'Times New Roman', Times, serif" style:font-size-asian="24pt" style:font-weight-asian="normal" style:font-name-complex="Times New Roman" style:font-family-complex="'Times New Roman', Times, serif" style:font-size-complex="24pt" style:font-weight-complex="normal"/>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fo:orphans="-46"/>
      <style:text-properties fo:color="#000000" style:font-name="Times New Roman" fo:font-family="'Times New Roman', Times, serif" fo:font-size="18pt" fo:font-weight="normal" style:font-name-asian="Times New Roman" style:font-family-asian="'Times New Roman', Times, serif" style:font-size-asian="18pt" style:font-weight-asian="normal" style:font-name-complex="Times New Roman" style:font-family-complex="'Times New Roman', Times, serif" style:font-size-complex="18pt" style:font-weight-complex="normal"/>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fo:orphans="-46"/>
      <style:text-properties fo:color="#000000" style:font-name="Times New Roman" fo:font-family="'Times New Roman', Times, serif" fo:font-size="14pt" fo:font-weight="normal" style:font-name-asian="Times New Roman" style:font-family-asian="'Times New Roman', Times, serif" style:font-size-asian="14pt" style:font-weight-asian="normal" style:font-name-complex="Times New Roman" style:font-family-complex="'Times New Roman', Times, serif" style:font-size-complex="14pt" style:font-weight-complex="normal"/>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fo:orphans="-46"/>
      <style:text-properties fo:color="#000000" style:font-name="Times New Roman" fo:font-family="'Times New Roman', Times, serif" fo:font-size="12pt" fo:font-weight="bold" style:font-name-asian="Times New Roman" style:font-family-asian="'Times New Roman', Times, serif" style:font-size-asian="12pt" style:font-weight-asian="bold" style:font-name-complex="Times New Roman" style:font-family-complex="'Times New Roman', Times, serif" style:font-size-complex="12pt" style:font-weight-complex="bold"/>
    </style:style>
    <style:style style:name="Text_20_Body.sma" style:display-name="Text Body.sma" style:family="paragraph" style:parent-style-name="Text_20_body"/>
    <style:style style:name="Text_20_Body.nrm" style:display-name="Text Body.nrm" style:family="paragraph" style:parent-style-name="Text_20_body">
      <style:paragraph-properties fo:text-align="justify" style:justify-single-word="false"/>
    </style:style>
    <style:style style:name="Text_20_Body.nrp" style:display-name="Text Body.nrp" style:family="paragraph" style:parent-style-name="Text_20_body">
      <style:paragraph-properties fo:text-align="justify" style:justify-single-word="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text-properties fo:color="#000000" style:font-name="Arial" fo:font-family="Arial, 'Times New Roman', Helvetica" style:font-name-asian="Arial" style:font-family-asian="Arial, 'Times New Roman', Helvetica" style:font-name-complex="Arial" style:font-family-complex="Arial, 'Times New Roman', Helvetica"/>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fo:background-color="#ffffff" style:writing-mode="lr-tb"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БВЛ № 1. Поэзия и проза Древнего Востока</dc:title>
    <dc:creator>Žāle Mottahedin</dc:creator>
    <dc:date>2020-09-06T23:03:11.095157878</dc:date>
    <meta:document-statistic meta:table-count="170" meta:image-count="6" meta:object-count="0" meta:page-count="135" meta:paragraph-count="2083" meta:word-count="35162" meta:character-count="218597" meta:non-whitespace-character-count="180567"/>
    <meta:generator>LibreOffice/6.2.8.2$Linux_X86_64 LibreOffice_project/20$Build-2</meta:generator>
  </office:meta>
</office:document-meta>
</file>